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8" style:family="table-column">
      <style:table-column-properties fo:break-before="auto" style:column-width="1.062cm"/>
    </style:style>
    <style:style style:name="co9" style:family="table-column">
      <style:table-column-properties fo:break-before="auto" style:column-width="6.08cm"/>
    </style:style>
    <style:style style:name="co10" style:family="table-column">
      <style:table-column-properties fo:break-before="auto" style:column-width="1.258cm"/>
    </style:style>
    <style:style style:name="co11" style:family="table-column">
      <style:table-column-properties fo:break-before="auto" style:column-width="12.353cm"/>
    </style:style>
    <style:style style:name="co1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9.608cm"/>
    </style:style>
    <style:style style:name="co7" style:family="table-column">
      <style:table-column-properties fo:break-before="auto" style:column-width="1.035cm"/>
    </style:style>
    <style:style style:name="co12" style:family="table-column">
      <style:table-column-properties fo:break-before="auto" style:column-width="25.998cm"/>
    </style:style>
    <style:style style:name="co13" style:family="table-column">
      <style:table-column-properties fo:break-before="auto" style:column-width="18.861cm"/>
    </style:style>
    <style:style style:name="co14" style:family="table-column">
      <style:table-column-properties fo:break-before="auto" style:column-width="3.413cm"/>
    </style:style>
    <style:style style:name="co15" style:family="table-column">
      <style:table-column-properties fo:break-before="auto" style:column-width="3.6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10003" number:language="fr" number:country="FR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style:text-align-source="value-type" style:repeat-content="false"/>
      <style:paragraph-properties fo:margin-left="0cm"/>
      <style:text-properties fo:color="#bf819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4000"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  <style:text-properties fo:color="#bf819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color="#bf819e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4000" fo:font-weight="bold" style:font-weight-asian="bold" style:font-weight-complex="bold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 style:data-style-name="N10003">
      <style:table-cell-properties style:text-align-source="value-type" style:repeat-content="false"/>
      <style:paragraph-properties fo:margin-left="0cm"/>
      <style:text-properties fo:color="#bf819e" fo:font-weight="bold" style:font-weight-asian="bold" style:font-weight-complex="bold"/>
    </style:style>
    <style:style style:name="ce18" style:family="table-cell" style:parent-style-name="Default" style:data-style-name="N10003"/>
    <style:style style:name="ce9" style:family="table-cell" style:parent-style-name="Default">
      <style:text-properties fo:color="#bf819e" fo:font-weight="bold" style:font-weight-asian="bold" style:font-weight-complex="bold"/>
    </style:style>
    <style:style style:name="ce10" style:family="table-cell" style:parent-style-name="Default">
      <style:text-properties fo:color="#ff4000" fo:font-weight="bold" style:font-weight-asian="bold" style:font-weight-complex="bold"/>
    </style:style>
    <style:style style:name="ce11" style:family="table-cell" style:parent-style-name="Default">
      <style:text-properties fo:color="#bf819e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bold" style:font-name-complex="Ari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ff4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bold" style:font-name-complex="Ari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lm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4"/>
        <table:table-column table:style-name="co6" table:default-cell-style-name="ce8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ce16"/>
        <table:table-column table:style-name="co1" table:number-columns-repeated="6" table:default-cell-style-name="Default"/>
        <table:table-column table:style-name="co1" table:default-cell-style-name="ce18"/>
        <table:table-column table:style-name="co12" table:default-cell-style-name="Default"/>
        <table:table-column table:style-name="co13" table:default-cell-style-name="Default"/>
        <table:table-column table:style-name="co1" table:number-columns-repeated="1007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12" office:value-type="string" calcext:value-type="string">
            <text:p>Emplacement</text:p>
          </table:table-cell>
          <table:table-cell table:style-name="ce4" office:value-type="string" calcext:value-type="string">
            <text:p>Titre</text:p>
          </table:table-cell>
          <table:table-cell table:style-name="ce4" office:value-type="string" calcext:value-type="string">
            <text:p>Réalisateur</text:p>
          </table:table-cell>
          <table:table-cell table:style-name="ce4" office:value-type="string" calcext:value-type="string">
            <text:p>Langue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Durée</text:p>
          </table:table-cell>
          <table:table-cell table:style-name="ce4" office:value-type="string" calcext:value-type="string">
            <text:p>Colorisation</text:p>
          </table:table-cell>
          <table:table-cell table:style-name="ce4" office:value-type="string" calcext:value-type="string">
            <text:p>Voix</text:p>
          </table:table-cell>
          <table:table-cell table:style-name="ce4" office:value-type="string" calcext:value-type="string">
            <text:p>Disqu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Vu Gisele</text:p>
          </table:table-cell>
          <table:table-cell table:style-name="ce4" office:value-type="string" calcext:value-type="string">
            <text:p>Vu Adele</text:p>
          </table:table-cell>
          <table:table-cell table:style-name="ce17" office:value-type="string" calcext:value-type="string">
            <text:p>Vu Juliette</text:p>
          </table:table-cell>
          <table:table-cell table:style-name="ce4" office:value-type="string" calcext:value-type="string">
            <text:p>Acteurs</text:p>
          </table:table-cell>
          <table:table-cell table:style-name="ce4" office:value-type="string" calcext:value-type="string">
            <text:p>Liens</text:p>
          </table:table-cell>
          <table:table-cell table:style-name="ce4"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GM</text:p>
          </table:table-cell>
          <table:table-cell office:value-type="string" calcext:value-type="string">
            <text:p>30 courts métrages</text:p>
          </table:table-cell>
          <table:table-cell office:value-type="string" calcext:value-type="string">
            <text:p>Georges Méliès</text:p>
          </table:table-cell>
          <table:table-cell office:value-type="string" calcext:value-type="string">
            <text:p>Français</text:p>
          </table:table-cell>
          <table:table-cell office:value-type="float" office:value="1896" calcext:value-type="float">
            <text:p>189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ue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Court Métr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.wikipedia.org/wiki/Filmographie_de_Georges_Méliès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GM</text:p>
          </table:table-cell>
          <table:table-cell office:value-type="string" calcext:value-type="string">
            <text:p>18 courts métrages</text:p>
          </table:table-cell>
          <table:table-cell office:value-type="string" calcext:value-type="string">
            <text:p>Georges Méliès</text:p>
          </table:table-cell>
          <table:table-cell office:value-type="string" calcext:value-type="string">
            <text:p>Français</text:p>
          </table:table-cell>
          <table:table-cell office:value-type="float" office:value="1896" calcext:value-type="float">
            <text:p>189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ue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Court Métr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.wikipedia.org/wiki/Filmographie_de_Georges_Méliès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-CML</text:p>
          </table:table-cell>
          <table:table-cell office:value-type="string" calcext:value-type="string">
            <text:p>10 court métrages</text:p>
          </table:table-cell>
          <table:table-cell office:value-type="string" calcext:value-type="string">
            <text:p>Max Linder</text:p>
          </table:table-cell>
          <table:table-cell office:value-type="string" calcext:value-type="string">
            <text:p>Français</text:p>
          </table:table-cell>
          <table:table-cell office:value-type="float" office:value="1910" calcext:value-type="float">
            <text:p>191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ue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Court Métr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fr.wikipedia.org/wiki/Max_Linder#Filmographie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CML</text:p>
          </table:table-cell>
          <table:table-cell office:value-type="string" calcext:value-type="string">
            <text:p>En compagnie de Max Linder</text:p>
          </table:table-cell>
          <table:table-cell office:value-type="string" calcext:value-type="string">
            <text:p>Maud Linder</text:p>
          </table:table-cell>
          <table:table-cell office:value-type="string" calcext:value-type="string">
            <text:p>Français</text:p>
          </table:table-cell>
          <table:table-cell office:value-type="float" office:value="1921" calcext:value-type="float">
            <text:p>192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ue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fr.wikipedia.org/wiki/En_compagnie_de_Max_Linder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-CML</text:p>
          </table:table-cell>
          <table:table-cell office:value-type="string" calcext:value-type="string">
            <text:p>L'Homme au chapeau de soie</text:p>
          </table:table-cell>
          <table:table-cell office:value-type="string" calcext:value-type="string">
            <text:p>Maud Linder</text:p>
          </table:table-cell>
          <table:table-cell office:value-type="string" calcext:value-type="string">
            <text:p>Français</text:p>
          </table:table-cell>
          <table:table-cell office:value-type="float" office:value="1983" calcext:value-type="float">
            <text:p>198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ouleur / 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fr.wikipedia.org/wiki/L%27Homme_au_chapeau_de_soie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herine ou Une vie sans joie</text:p>
          </table:table-cell>
          <table:table-cell office:value-type="string" calcext:value-type="string">
            <text:p>Jean Renoir</text:p>
          </table:table-cell>
          <table:table-cell office:value-type="string" calcext:value-type="string">
            <text:p>Français</text:p>
          </table:table-cell>
          <table:table-cell office:value-type="float" office:value="1924" calcext:value-type="float">
            <text:p>192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therine Hessling,Albert Dieudonné</text:p>
          </table:table-cell>
          <table:table-cell office:value-type="string" calcext:value-type="string">
            <text:p>https://fr.wikipedia.org/wiki/Catherine_ou_Une_vie_sans_joie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-JR1</text:p>
          </table:table-cell>
          <table:table-cell office:value-type="string" calcext:value-type="string">
            <text:p>La Fille de l'eau</text:p>
          </table:table-cell>
          <table:table-cell office:value-type="string" calcext:value-type="string">
            <text:p>Jean Renoir</text:p>
          </table:table-cell>
          <table:table-cell office:value-type="string" calcext:value-type="string">
            <text:p>Français</text:p>
          </table:table-cell>
          <table:table-cell office:value-type="float" office:value="1924" calcext:value-type="float">
            <text:p>192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ue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therine Hessling,Pierre Phillipe,Marc Rosaërt</text:p>
          </table:table-cell>
          <table:table-cell office:value-type="string" calcext:value-type="string">
            <text:p>https://fr.wikipedia.org/wiki/La_Fille_de_l%27eau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-JR1</text:p>
          </table:table-cell>
          <table:table-cell office:value-type="string" calcext:value-type="string">
            <text:p>Sur un air de charleston</text:p>
          </table:table-cell>
          <table:table-cell office:value-type="string" calcext:value-type="string">
            <text:p>Jean Renoir</text:p>
          </table:table-cell>
          <table:table-cell office:value-type="string" calcext:value-type="string">
            <text:p>Français</text:p>
          </table:table-cell>
          <table:table-cell office:value-type="float" office:value="1927" calcext:value-type="float">
            <text:p>19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ue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therine Hessling,Johnny Huggins</text:p>
          </table:table-cell>
          <table:table-cell office:value-type="string" calcext:value-type="string">
            <text:p>https://fr.wikipedia.org/wiki/Sur_un_air_de_charleston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-JR1</text:p>
          </table:table-cell>
          <table:table-cell office:value-type="string" calcext:value-type="string">
            <text:p>La Petite Marchande d'allumettes</text:p>
          </table:table-cell>
          <table:table-cell office:value-type="string" calcext:value-type="string">
            <text:p>Jean Renoir</text:p>
          </table:table-cell>
          <table:table-cell office:value-type="string" calcext:value-type="string">
            <text:p>Français</text:p>
          </table:table-cell>
          <table:table-cell office:value-type="float" office:value="1928" calcext:value-type="float">
            <text:p>19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therine Hessling,Jean Strom,Manuel Raaby</text:p>
          </table:table-cell>
          <table:table-cell office:value-type="string" calcext:value-type="string">
            <text:p>https://fr.wikipedia.org/wiki/La_Petite_Marchande_d%27allumettes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Grande Illusion</text:p>
          </table:table-cell>
          <table:table-cell office:value-type="string" calcext:value-type="string">
            <text:p>Jean Renoir</text:p>
          </table:table-cell>
          <table:table-cell office:value-type="string" calcext:value-type="string">
            <text:p>Français</text:p>
          </table:table-cell>
          <table:table-cell office:value-type="float" office:value="1937" calcext:value-type="float">
            <text:p>193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an Gabin,Erich Von Stroheim,Pierre Fresnay</text:p>
          </table:table-cell>
          <table:table-cell office:value-type="string" calcext:value-type="string">
            <text:p>https://fr.wikipedia.org/wiki/La_Grande_Illusion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-JR2</text:p>
          </table:table-cell>
          <table:table-cell office:value-type="string" calcext:value-type="string">
            <text:p>La Marseillaise</text:p>
          </table:table-cell>
          <table:table-cell office:value-type="string" calcext:value-type="string">
            <text:p>Jean Renoir</text:p>
          </table:table-cell>
          <table:table-cell office:value-type="string" calcext:value-type="string">
            <text:p>Français</text:p>
          </table:table-cell>
          <table:table-cell office:value-type="float" office:value="1938" calcext:value-type="float">
            <text:p>193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uis Jouvet,Lise Delamare,Pierre Renoir,Carette</text:p>
          </table:table-cell>
          <table:table-cell office:value-type="string" calcext:value-type="string">
            <text:p>https://fr.wikipedia.org/wiki/La_Marseillaise_(film,_1938)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-JR2</text:p>
          </table:table-cell>
          <table:table-cell office:value-type="string" calcext:value-type="string">
            <text:p>Le Caporal épinglé</text:p>
          </table:table-cell>
          <table:table-cell office:value-type="string" calcext:value-type="string">
            <text:p>Jean Renoir</text:p>
          </table:table-cell>
          <table:table-cell office:value-type="string" calcext:value-type="string">
            <text:p>Français</text:p>
          </table:table-cell>
          <table:table-cell office:value-type="float" office:value="1962" calcext:value-type="float">
            <text:p>196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an-Pierre Cassel,Claude Brasseur,O.E. Hasse</text:p>
          </table:table-cell>
          <table:table-cell office:value-type="string" calcext:value-type="string">
            <text:p>https://fr.wikipedia.org/wiki/Le_Caporal_épinglé</text:p>
          </table:table-cell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 Testament du docteur Cordelier</text:p>
          </table:table-cell>
          <table:table-cell office:value-type="string" calcext:value-type="string">
            <text:p>Jean Renoir</text:p>
          </table:table-cell>
          <table:table-cell office:value-type="string" calcext:value-type="string">
            <text:p>Français</text:p>
          </table:table-cell>
          <table:table-cell office:value-type="float" office:value="1959" calcext:value-type="float">
            <text:p>195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an-Louis Barrault,Teddy Billis,Jean Topart</text:p>
          </table:table-cell>
          <table:table-cell office:value-type="string" calcext:value-type="string">
            <text:p>https://fr.wikipedia.org/wiki/Le_Testament_du_docteur_Cordelier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du sauvé des eaux</text:p>
          </table:table-cell>
          <table:table-cell office:value-type="string" calcext:value-type="string">
            <text:p>Jean Renoir</text:p>
          </table:table-cell>
          <table:table-cell office:value-type="string" calcext:value-type="string">
            <text:p>Français</text:p>
          </table:table-cell>
          <table:table-cell office:value-type="float" office:value="1932" calcext:value-type="float">
            <text:p>193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el Simon,Charles Granval</text:p>
          </table:table-cell>
          <table:table-cell office:value-type="string" calcext:value-type="string">
            <text:p>https://fr.wikipedia.org/wiki/Boudu_sauvé_des_eaux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'Homme du sud</text:p>
          </table:table-cell>
          <table:table-cell office:value-type="string" calcext:value-type="string">
            <text:p>Jean Renoir</text:p>
          </table:table-cell>
          <table:table-cell office:value-type="string" calcext:value-type="string">
            <text:p>Anglais</text:p>
          </table:table-cell>
          <table:table-cell office:value-type="float" office:value="1945" calcext:value-type="float">
            <text:p>194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chary Scott,Betty Field,J. Carrol Naish</text:p>
          </table:table-cell>
          <table:table-cell office:value-type="string" calcext:value-type="string">
            <text:p>https://fr.wikipedia.org/wiki/L%27Homme_du_sud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 Fleuve</text:p>
          </table:table-cell>
          <table:table-cell office:value-type="string" calcext:value-type="string">
            <text:p>Jean Renoir</text:p>
          </table:table-cell>
          <table:table-cell office:value-type="string" calcext:value-type="string">
            <text:p>Anglais</text:p>
          </table:table-cell>
          <table:table-cell office:value-type="float" office:value="1951" calcext:value-type="float">
            <text:p>195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a Swinburne,Esmond Knight,Adrienne Corri</text:p>
          </table:table-cell>
          <table:table-cell office:value-type="string" calcext:value-type="string">
            <text:p>https://fr.wikipedia.org/wiki/Le_Fleuve_%28film,_1951%29</text:p>
          </table:table-cell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 Carrosse d'or</text:p>
          </table:table-cell>
          <table:table-cell office:value-type="string" calcext:value-type="string">
            <text:p>Jean Renoir</text:p>
          </table:table-cell>
          <table:table-cell office:value-type="string" calcext:value-type="string">
            <text:p>Français</text:p>
          </table:table-cell>
          <table:table-cell office:value-type="float" office:value="1952" calcext:value-type="float">
            <text:p>195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na Magnani</text:p>
          </table:table-cell>
          <table:table-cell office:value-type="string" calcext:value-type="string">
            <text:p>https://fr.wikipedia.org/wiki/Le_Carrosse_d%27or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l de Carotte</text:p>
          </table:table-cell>
          <table:table-cell office:value-type="string" calcext:value-type="string">
            <text:p>Julien Duvivier</text:p>
          </table:table-cell>
          <table:table-cell office:value-type="string" calcext:value-type="string">
            <text:p>Français</text:p>
          </table:table-cell>
          <table:table-cell office:value-type="float" office:value="1932" calcext:value-type="float">
            <text:p>193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y Baur,Robert Lynen,Christiane Dor,Catherine Fonteney</text:p>
          </table:table-cell>
          <table:table-cell office:value-type="string" calcext:value-type="string">
            <text:p>https://fr.wikipedia.org/wiki/Poil_de_Carotte_(film,_1932)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Kermesse héroïque</text:p>
          </table:table-cell>
          <table:table-cell office:value-type="string" calcext:value-type="string">
            <text:p>Jacques Feyder</text:p>
          </table:table-cell>
          <table:table-cell office:value-type="string" calcext:value-type="string">
            <text:p>Français</text:p>
          </table:table-cell>
          <table:table-cell office:value-type="float" office:value="1935" calcext:value-type="float">
            <text:p>193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uis Jouvet,Françoise Rosay,Jean Murat,Alerme</text:p>
          </table:table-cell>
          <table:table-cell office:value-type="string" calcext:value-type="string">
            <text:p>https://fr.wikipedia.org/wiki/La_Kermesse_héroïque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ôle de drame</text:p>
          </table:table-cell>
          <table:table-cell office:value-type="string" calcext:value-type="string">
            <text:p>Marcel Carné</text:p>
          </table:table-cell>
          <table:table-cell office:value-type="string" calcext:value-type="string">
            <text:p>Français</text:p>
          </table:table-cell>
          <table:table-cell office:value-type="float" office:value="1937" calcext:value-type="float">
            <text:p>193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uis Jouvet,Françoise Rosay,Michel Simon</text:p>
          </table:table-cell>
          <table:table-cell office:value-type="string" calcext:value-type="string">
            <text:p>https://fr.wikipedia.org/wiki/Drôle_de_drame</text:p>
          </table:table-cell>
          <table:table-cell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ôtel du Nord</text:p>
          </table:table-cell>
          <table:table-cell office:value-type="string" calcext:value-type="string">
            <text:p>Marcel Carné</text:p>
          </table:table-cell>
          <table:table-cell office:value-type="string" calcext:value-type="string">
            <text:p>Français</text:p>
          </table:table-cell>
          <table:table-cell office:value-type="float" office:value="1938" calcext:value-type="float">
            <text:p>193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letty,Louis Jouvet,Bernard Blier</text:p>
          </table:table-cell>
          <table:table-cell office:value-type="string" calcext:value-type="string">
            <text:p>https://fr.wikipedia.org/wiki/Hôtel_du_Nord</text:p>
          </table:table-cell>
          <table:table-cell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Enfants du paradis</text:p>
          </table:table-cell>
          <table:table-cell office:value-type="string" calcext:value-type="string">
            <text:p>Marcel Carné</text:p>
          </table:table-cell>
          <table:table-cell office:value-type="string" calcext:value-type="string">
            <text:p>Français</text:p>
          </table:table-cell>
          <table:table-cell office:value-type="float" office:value="1945" calcext:value-type="float">
            <text:p>194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an-Louis Barrault,Arletty,Pierre Brasseur</text:p>
          </table:table-cell>
          <table:table-cell office:value-type="string" calcext:value-type="string">
            <text:p>https://fr.wikipedia.org/wiki/Les_Enfants_du_paradis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pone</text:p>
          </table:table-cell>
          <table:table-cell office:value-type="string" calcext:value-type="string">
            <text:p>Maurice Tourneur</text:p>
          </table:table-cell>
          <table:table-cell office:value-type="string" calcext:value-type="string">
            <text:p>Français</text:p>
          </table:table-cell>
          <table:table-cell office:value-type="float" office:value="1941" calcext:value-type="float">
            <text:p>194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uis Jouvet,Harry Baur,Fernand Ledoux</text:p>
          </table:table-cell>
          <table:table-cell office:value-type="string" calcext:value-type="string">
            <text:p>https://fr.wikipedia.org/wiki/Volpone_(film)</text:p>
          </table:table-cell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-CJT</text:p>
          </table:table-cell>
          <table:table-cell office:value-type="string" calcext:value-type="string">
            <text:p>Courts métrages</text:p>
          </table:table-cell>
          <table:table-cell office:value-type="string" calcext:value-type="string">
            <text:p>Jacques Tati</text:p>
          </table:table-cell>
          <table:table-cell office:value-type="string" calcext:value-type="string">
            <text:p>Français</text:p>
          </table:table-cell>
          <table:table-cell office:value-type="float" office:value="1934" calcext:value-type="float">
            <text:p>19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uleur / 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Court Métr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fr.wikipedia.org/wiki/Courts_métrages</text:p>
          </table:table-cell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-CJT</text:p>
          </table:table-cell>
          <table:table-cell office:value-type="string" calcext:value-type="string">
            <text:p>Jour de fête</text:p>
          </table:table-cell>
          <table:table-cell office:value-type="string" calcext:value-type="string">
            <text:p>Jacques Tati</text:p>
          </table:table-cell>
          <table:table-cell office:value-type="string" calcext:value-type="string">
            <text:p>Français</text:p>
          </table:table-cell>
          <table:table-cell office:value-type="float" office:value="1949" calcext:value-type="float">
            <text:p>194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fr.wikipedia.org/wiki/Jour_de_fête_(film)</text:p>
          </table:table-cell>
          <table:table-cell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-CJT</text:p>
          </table:table-cell>
          <table:table-cell office:value-type="string" calcext:value-type="string">
            <text:p>Les Vacances de monsieur Hulot</text:p>
          </table:table-cell>
          <table:table-cell office:value-type="string" calcext:value-type="string">
            <text:p>Jacques Tati</text:p>
          </table:table-cell>
          <table:table-cell office:value-type="string" calcext:value-type="string">
            <text:p>Français</text:p>
          </table:table-cell>
          <table:table-cell office:value-type="float" office:value="1953" calcext:value-type="float">
            <text:p>195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fr.wikipedia.org/wiki/Les_Vacances_de_monsieur_Hulot</text:p>
          </table:table-cell>
          <table:table-cell table:number-columns-repeated="100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-CJT</text:p>
          </table:table-cell>
          <table:table-cell office:value-type="string" calcext:value-type="string">
            <text:p>Mon oncle</text:p>
          </table:table-cell>
          <table:table-cell office:value-type="string" calcext:value-type="string">
            <text:p>Jacques Tati</text:p>
          </table:table-cell>
          <table:table-cell office:value-type="string" calcext:value-type="string">
            <text:p>Français</text:p>
          </table:table-cell>
          <table:table-cell office:value-type="float" office:value="1958" calcext:value-type="float">
            <text:p>195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.wikipedia.org/wiki/Mon_oncle</text:p>
          </table:table-cell>
          <table:table-cell table:number-columns-repeated="100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-CJT</text:p>
          </table:table-cell>
          <table:table-cell office:value-type="string" calcext:value-type="string">
            <text:p>Playtime</text:p>
          </table:table-cell>
          <table:table-cell office:value-type="string" calcext:value-type="string">
            <text:p>Jacques Tati</text:p>
          </table:table-cell>
          <table:table-cell office:value-type="string" calcext:value-type="string">
            <text:p>Français</text:p>
          </table:table-cell>
          <table:table-cell office:value-type="float" office:value="1967" calcext:value-type="float">
            <text:p>196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fr.wikipedia.org/wiki/Playtime_(film)</text:p>
          </table:table-cell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-CJT</text:p>
          </table:table-cell>
          <table:table-cell office:value-type="string" calcext:value-type="string">
            <text:p>Trafic</text:p>
          </table:table-cell>
          <table:table-cell office:value-type="string" calcext:value-type="string">
            <text:p>Jacques Tati</text:p>
          </table:table-cell>
          <table:table-cell office:value-type="string" calcext:value-type="string">
            <text:p>Français</text:p>
          </table:table-cell>
          <table:table-cell office:value-type="float" office:value="1971" calcext:value-type="float">
            <text:p>197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fr.wikipedia.org/wiki/Trafic_(film)</text:p>
          </table:table-cell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-CJT</text:p>
          </table:table-cell>
          <table:table-cell office:value-type="string" calcext:value-type="string">
            <text:p>Parade</text:p>
          </table:table-cell>
          <table:table-cell office:value-type="string" calcext:value-type="string">
            <text:p>Jacques Tati</text:p>
          </table:table-cell>
          <table:table-cell office:value-type="string" calcext:value-type="string">
            <text:p>Français</text:p>
          </table:table-cell>
          <table:table-cell office:value-type="float" office:value="1973" calcext:value-type="float">
            <text:p>197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fr.wikipedia.org/wiki/Parade_(film,_1974)</text:p>
          </table:table-cell>
          <table:table-cell table:number-columns-repeated="100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tre d'une inconnue</text:p>
          </table:table-cell>
          <table:table-cell office:value-type="string" calcext:value-type="string">
            <text:p>Max Ophuls</text:p>
          </table:table-cell>
          <table:table-cell office:value-type="string" calcext:value-type="string">
            <text:p>Anglais</text:p>
          </table:table-cell>
          <table:table-cell office:value-type="float" office:value="1948" calcext:value-type="float">
            <text:p>194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an Fontaine,Louis Jourdan</text:p>
          </table:table-cell>
          <table:table-cell office:value-type="string" calcext:value-type="string">
            <text:p>https://fr.wikipedia.org/wiki/Lettre_d%27une_inconnue_(film)</text:p>
          </table:table-cell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-CMO</text:p>
          </table:table-cell>
          <table:table-cell office:value-type="string" calcext:value-type="string">
            <text:p>La Ronde</text:p>
          </table:table-cell>
          <table:table-cell office:value-type="string" calcext:value-type="string">
            <text:p>Max Ophuls</text:p>
          </table:table-cell>
          <table:table-cell office:value-type="string" calcext:value-type="string">
            <text:p>Français</text:p>
          </table:table-cell>
          <table:table-cell office:value-type="float" office:value="1950" calcext:value-type="float">
            <text:p>195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an-Louis Barrault,Danielle Darrieux,Gérard Philipe,Simone Signoret,Simone Simon</text:p>
          </table:table-cell>
          <table:table-cell office:value-type="string" calcext:value-type="string">
            <text:p>https://fr.wikipedia.org/wiki/La_Ronde_%28film,_1950%29</text:p>
          </table:table-cell>
          <table:table-cell table:number-columns-repeated="100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-CMO</text:p>
          </table:table-cell>
          <table:table-cell office:value-type="string" calcext:value-type="string">
            <text:p>Le Plaisir</text:p>
          </table:table-cell>
          <table:table-cell office:value-type="string" calcext:value-type="string">
            <text:p>Max Ophuls</text:p>
          </table:table-cell>
          <table:table-cell office:value-type="string" calcext:value-type="string">
            <text:p>Français</text:p>
          </table:table-cell>
          <table:table-cell office:value-type="float" office:value="1952" calcext:value-type="float">
            <text:p>195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 Dauphin,Gaby Morlay,Danielle Darrieux,Pierre Brasseur,Paulette Dubost,Simone Simon</text:p>
          </table:table-cell>
          <table:table-cell office:value-type="string" calcext:value-type="string">
            <text:p>https://fr.wikipedia.org/wiki/Le_Plaisir</text:p>
          </table:table-cell>
          <table:table-cell table:number-columns-repeated="100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-CMO</text:p>
          </table:table-cell>
          <table:table-cell office:value-type="string" calcext:value-type="string">
            <text:p>Madame de</text:p>
          </table:table-cell>
          <table:table-cell office:value-type="string" calcext:value-type="string">
            <text:p>Max Ophuls</text:p>
          </table:table-cell>
          <table:table-cell office:value-type="string" calcext:value-type="string">
            <text:p>Français</text:p>
          </table:table-cell>
          <table:table-cell office:value-type="float" office:value="1953" calcext:value-type="float">
            <text:p>195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ice Luchini,Daniel Berlioux,Marc Bermann,Jean-Pierre Darroussin,Karin Viard</text:p>
          </table:table-cell>
          <table:table-cell office:value-type="string" calcext:value-type="string">
            <text:p>https://fr.wikipedia.org/wiki/Madame_de_(film)</text:p>
          </table:table-cell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-CMO</text:p>
          </table:table-cell>
          <table:table-cell office:value-type="string" calcext:value-type="string">
            <text:p>Lola Montès</text:p>
          </table:table-cell>
          <table:table-cell office:value-type="string" calcext:value-type="string">
            <text:p>Max Ophuls</text:p>
          </table:table-cell>
          <table:table-cell office:value-type="string" calcext:value-type="string">
            <text:p>Français</text:p>
          </table:table-cell>
          <table:table-cell office:value-type="float" office:value="1955" calcext:value-type="float">
            <text:p>195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nri Guisol,Lise Delamare,Paulette Dubost,Oskar Werner</text:p>
          </table:table-cell>
          <table:table-cell office:value-type="string" calcext:value-type="string">
            <text:p>https://fr.wikipedia.org/wiki/Lola_Montès_(film)</text:p>
          </table:table-cell>
          <table:table-cell table:number-columns-repeated="100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uit... quai de Bercy</text:p>
          </table:table-cell>
          <table:table-cell office:value-type="string" calcext:value-type="string">
            <text:p>Christian Stengel</text:p>
          </table:table-cell>
          <table:table-cell office:value-type="string" calcext:value-type="string">
            <text:p>Français</text:p>
          </table:table-cell>
          <table:table-cell office:value-type="float" office:value="1953" calcext:value-type="float">
            <text:p>195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eleine Robinson,Erich Von Stroheim,Philippe Lemaire,Francis Blanche,Jean Carmet</text:p>
          </table:table-cell>
          <table:table-cell office:value-type="string" calcext:value-type="string">
            <text:p>https://fr.wikipedia.org/wiki/Minuit_quai_de_Bercy</text:p>
          </table:table-cell>
          <table:table-cell table:number-columns-repeated="100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e des Lilas</text:p>
          </table:table-cell>
          <table:table-cell office:value-type="string" calcext:value-type="string">
            <text:p>René Clair</text:p>
          </table:table-cell>
          <table:table-cell office:value-type="string" calcext:value-type="string">
            <text:p>Français</text:p>
          </table:table-cell>
          <table:table-cell office:value-type="float" office:value="1957" calcext:value-type="float">
            <text:p>195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erre Brasseur,Georges Brassens,Henri Vidal,Dany Carrel</text:p>
          </table:table-cell>
          <table:table-cell office:value-type="string" calcext:value-type="string">
            <text:p>https://fr.wikipedia.org/wiki/Porte_des_Lilas_(film)</text:p>
          </table:table-cell>
          <table:table-cell table:number-columns-repeated="100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trois font la paire</text:p>
          </table:table-cell>
          <table:table-cell office:value-type="string" calcext:value-type="string">
            <text:p>Sacha Guitry</text:p>
          </table:table-cell>
          <table:table-cell office:value-type="string" calcext:value-type="string">
            <text:p>Français</text:p>
          </table:table-cell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hel Simon,Sophie Desmarets</text:p>
          </table:table-cell>
          <table:table-cell office:value-type="string" calcext:value-type="string">
            <text:p>https://fr.wikipedia.org/wiki/Les_trois_font_la_paire</text:p>
          </table:table-cell>
          <table:table-cell table:number-columns-repeated="100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Bonne Tisane</text:p>
          </table:table-cell>
          <table:table-cell office:value-type="string" calcext:value-type="string">
            <text:p>Hervé Bromberger</text:p>
          </table:table-cell>
          <table:table-cell office:value-type="string" calcext:value-type="string">
            <text:p>Français</text:p>
          </table:table-cell>
          <table:table-cell office:value-type="float" office:value="1958" calcext:value-type="float">
            <text:p>195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nard Blier,Raymond Pellegrin,Madeleine Robinson</text:p>
          </table:table-cell>
          <table:table-cell office:value-type="string" calcext:value-type="string">
            <text:p>https://fr.wikipedia.org/wiki/La_Bonne_Tisane</text:p>
          </table:table-cell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-CMD1</text:p>
          </table:table-cell>
          <table:table-cell office:value-type="string" calcext:value-type="string">
            <text:p>Ce soir ou jamais</text:p>
          </table:table-cell>
          <table:table-cell office:value-type="string" calcext:value-type="string">
            <text:p>Michel Deville</text:p>
          </table:table-cell>
          <table:table-cell office:value-type="string" calcext:value-type="string">
            <text:p>Français</text:p>
          </table:table-cell>
          <table:table-cell office:value-type="float" office:value="1960" calcext:value-type="float">
            <text:p>196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a Karina,Claude Rich,Georges Descrières,Françoise Dorléac,Michel de Ré,Guy Bedos</text:p>
          </table:table-cell>
          <table:table-cell office:value-type="string" calcext:value-type="string">
            <text:p>https://fr.wikipedia.org/wiki/Ce_soir_ou_jamais_(film,_1961)</text:p>
          </table:table-cell>
          <table:table-cell table:number-columns-repeated="100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-CMD1</text:p>
          </table:table-cell>
          <table:table-cell office:value-type="string" calcext:value-type="string">
            <text:p>Adorable Menteuse</text:p>
          </table:table-cell>
          <table:table-cell office:value-type="string" calcext:value-type="string">
            <text:p>Michel Deville</text:p>
          </table:table-cell>
          <table:table-cell office:value-type="string" calcext:value-type="string">
            <text:p>Français</text:p>
          </table:table-cell>
          <table:table-cell office:value-type="float" office:value="1961" calcext:value-type="float">
            <text:p>196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a Vlady,Macha Méril</text:p>
          </table:table-cell>
          <table:table-cell office:value-type="string" calcext:value-type="string">
            <text:p>https://fr.wikipedia.org/wiki/Adorable_Menteuse</text:p>
          </table:table-cell>
          <table:table-cell table:number-columns-repeated="100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-CMD1</text:p>
          </table:table-cell>
          <table:table-cell office:value-type="string" calcext:value-type="string">
            <text:p>À cause, à cause d'une femme</text:p>
          </table:table-cell>
          <table:table-cell office:value-type="string" calcext:value-type="string">
            <text:p>Michel Deville</text:p>
          </table:table-cell>
          <table:table-cell office:value-type="string" calcext:value-type="string">
            <text:p>Français</text:p>
          </table:table-cell>
          <table:table-cell office:value-type="float" office:value="1962" calcext:value-type="float">
            <text:p>196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cques Charrier,Mylène Demongeot,Jill Haworth,Marie Laforêt,Juliette Mayniel,Odile Versois</text:p>
          </table:table-cell>
          <table:table-cell office:value-type="string" calcext:value-type="string">
            <text:p>https://fr.wikipedia.org/wiki/À_cause,_à_cause_d%27une_femme</text:p>
          </table:table-cell>
          <table:table-cell table:number-columns-repeated="100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-CMD1</text:p>
          </table:table-cell>
          <table:table-cell office:value-type="string" calcext:value-type="string">
            <text:p>L'Appartement des filles</text:p>
          </table:table-cell>
          <table:table-cell office:value-type="string" calcext:value-type="string">
            <text:p>Michel Deville</text:p>
          </table:table-cell>
          <table:table-cell office:value-type="string" calcext:value-type="string">
            <text:p>Français</text:p>
          </table:table-cell>
          <table:table-cell office:value-type="float" office:value="1963" calcext:value-type="float">
            <text:p>196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i Frey,Mylène Demongeot,Sylva Koscina,Renate Ewert,Jean-François Calvé,Daniel Ceccaldi</text:p>
          </table:table-cell>
          <table:table-cell office:value-type="string" calcext:value-type="string">
            <text:p>https://fr.wikipedia.org/wiki/L%27Appartement_des_filles</text:p>
          </table:table-cell>
          <table:table-cell table:number-columns-repeated="100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-CMD1</text:p>
          </table:table-cell>
          <table:table-cell office:value-type="string" calcext:value-type="string">
            <text:p>Lucky Jo</text:p>
          </table:table-cell>
          <table:table-cell office:value-type="string" calcext:value-type="string">
            <text:p>Michel Deville</text:p>
          </table:table-cell>
          <table:table-cell office:value-type="string" calcext:value-type="string">
            <text:p>Français</text:p>
          </table:table-cell>
          <table:table-cell office:value-type="float" office:value="1964" calcext:value-type="float">
            <text:p>19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die Constantine,Françoise Arnoul,Pierre Brasseur,Claude Brasseur,Georges Wilson,Christiane Minazzoli</text:p>
          </table:table-cell>
          <table:table-cell office:value-type="string" calcext:value-type="string">
            <text:p>https://fr.wikipedia.org/wiki/Lucky_Jo</text:p>
          </table:table-cell>
          <table:table-cell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-CMD2</text:p>
          </table:table-cell>
          <table:table-cell office:value-type="string" calcext:value-type="string">
            <text:p>L'Ours et la Poupée</text:p>
          </table:table-cell>
          <table:table-cell office:value-type="string" calcext:value-type="string">
            <text:p>Michel Deville</text:p>
          </table:table-cell>
          <table:table-cell office:value-type="string" calcext:value-type="string">
            <text:p>Français</text:p>
          </table:table-cell>
          <table:table-cell office:value-type="float" office:value="1969" calcext:value-type="float">
            <text:p>196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gitte Bardot,Jean-Pierre Cassel</text:p>
          </table:table-cell>
          <table:table-cell office:value-type="string" calcext:value-type="string">
            <text:p>https://fr.wikipedia.org/wiki/L%27Ours_et_la_Poupée</text:p>
          </table:table-cell>
          <table:table-cell table:number-columns-repeated="100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-CMD2</text:p>
          </table:table-cell>
          <table:table-cell office:value-type="string" calcext:value-type="string">
            <text:p>Le Dossier 51</text:p>
          </table:table-cell>
          <table:table-cell office:value-type="string" calcext:value-type="string">
            <text:p>Michel Deville</text:p>
          </table:table-cell>
          <table:table-cell office:value-type="string" calcext:value-type="string">
            <text:p>Français</text:p>
          </table:table-cell>
          <table:table-cell office:value-type="float" office:value="1978" calcext:value-type="float">
            <text:p>19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çois Marthouret,Roger Planchon,Anna Prucnal,Patrick Chesnais,Didier Sauvegrain,Daniel Mesguich</text:p>
          </table:table-cell>
          <table:table-cell office:value-type="string" calcext:value-type="string">
            <text:p>https://fr.wikipedia.org/wiki/Le_Dossier_51_(film)</text:p>
          </table:table-cell>
          <table:table-cell table:number-columns-repeated="100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-CMD2</text:p>
          </table:table-cell>
          <table:table-cell office:value-type="string" calcext:value-type="string">
            <text:p>Le Voyage en douce</text:p>
          </table:table-cell>
          <table:table-cell office:value-type="string" calcext:value-type="string">
            <text:p>Michel Deville</text:p>
          </table:table-cell>
          <table:table-cell office:value-type="string" calcext:value-type="string">
            <text:p>Français</text:p>
          </table:table-cell>
          <table:table-cell office:value-type="float" office:value="1979" calcext:value-type="float">
            <text:p>197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minique Sanda,Geraldine Chaplin</text:p>
          </table:table-cell>
          <table:table-cell office:value-type="string" calcext:value-type="string">
            <text:p>https://fr.wikipedia.org/wiki/Le_Voyage_en_douce</text:p>
          </table:table-cell>
          <table:table-cell table:number-columns-repeated="100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-CMD2</text:p>
          </table:table-cell>
          <table:table-cell office:value-type="string" calcext:value-type="string">
            <text:p>Eaux profondes</text:p>
          </table:table-cell>
          <table:table-cell office:value-type="string" calcext:value-type="string">
            <text:p>Michel Deville</text:p>
          </table:table-cell>
          <table:table-cell office:value-type="string" calcext:value-type="string">
            <text:p>Français</text:p>
          </table:table-cell>
          <table:table-cell office:value-type="float" office:value="1981" calcext:value-type="float">
            <text:p>198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abelle Huppert,Jean-Louis Trintignant</text:p>
          </table:table-cell>
          <table:table-cell office:value-type="string" calcext:value-type="string">
            <text:p>https://fr.wikipedia.org/wiki/Eaux_profondes_(film)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-CMD2</text:p>
          </table:table-cell>
          <table:table-cell office:value-type="string" calcext:value-type="string">
            <text:p>Péril en la demeure</text:p>
          </table:table-cell>
          <table:table-cell office:value-type="string" calcext:value-type="string">
            <text:p>Michel Deville</text:p>
          </table:table-cell>
          <table:table-cell office:value-type="string" calcext:value-type="string">
            <text:p>Français</text:p>
          </table:table-cell>
          <table:table-cell office:value-type="float" office:value="1984" calcext:value-type="float">
            <text:p>198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le Garcia,Christophe Malavoy,Michel Piccoli,Anémone,Richard Bohringer,Anaïs Jeanneret</text:p>
          </table:table-cell>
          <table:table-cell office:value-type="string" calcext:value-type="string">
            <text:p>https://fr.wikipedia.org/wiki/Péril_en_la_demeure_(film)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-CMD2</text:p>
          </table:table-cell>
          <table:table-cell office:value-type="string" calcext:value-type="string">
            <text:p>La Maladie de Sachs</text:p>
          </table:table-cell>
          <table:table-cell office:value-type="string" calcext:value-type="string">
            <text:p>Michel Deville</text:p>
          </table:table-cell>
          <table:table-cell office:value-type="string" calcext:value-type="string">
            <text:p>Français</text:p>
          </table:table-cell>
          <table:table-cell office:value-type="float" office:value="1999" calcext:value-type="float">
            <text:p>19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bert Dupontel</text:p>
          </table:table-cell>
          <table:table-cell office:value-type="string" calcext:value-type="string">
            <text:p>https://fr.wikipedia.org/wiki/La_Maladie_de_Sachs_(film)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-CMD3</text:p>
          </table:table-cell>
          <table:table-cell office:value-type="string" calcext:value-type="string">
            <text:p>Raphaël ou le Débauché</text:p>
          </table:table-cell>
          <table:table-cell office:value-type="string" calcext:value-type="string">
            <text:p>Michel Deville</text:p>
          </table:table-cell>
          <table:table-cell office:value-type="string" calcext:value-type="string">
            <text:p>Français</text:p>
          </table:table-cell>
          <table:table-cell office:value-type="float" office:value="1971" calcext:value-type="float">
            <text:p>19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urice Ronet,Françoise Fabian,Jean Vilar,Brigitte Fossey,Anne Wiazemsky</text:p>
          </table:table-cell>
          <table:table-cell office:value-type="string" calcext:value-type="string">
            <text:p>https://fr.wikipedia.org/wiki/Raphaël_ou_le_Débauché</text:p>
          </table:table-cell>
          <table:table-cell table:number-columns-repeated="100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-CMD3</text:p>
          </table:table-cell>
          <table:table-cell office:value-type="string" calcext:value-type="string">
            <text:p>La Femme en bleu</text:p>
          </table:table-cell>
          <table:table-cell office:value-type="string" calcext:value-type="string">
            <text:p>Michel Deville</text:p>
          </table:table-cell>
          <table:table-cell office:value-type="string" calcext:value-type="string">
            <text:p>Français</text:p>
          </table:table-cell>
          <table:table-cell office:value-type="float" office:value="1973" calcext:value-type="float">
            <text:p>197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éa Massari,Michel Piccoli</text:p>
          </table:table-cell>
          <table:table-cell office:value-type="string" calcext:value-type="string">
            <text:p>https://fr.wikipedia.org/wiki/La_Femme_en_bleu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-CMD3</text:p>
          </table:table-cell>
          <table:table-cell office:value-type="string" calcext:value-type="string">
            <text:p>La Petite Bande</text:p>
          </table:table-cell>
          <table:table-cell office:value-type="string" calcext:value-type="string">
            <text:p>Michel Deville</text:p>
          </table:table-cell>
          <table:table-cell office:value-type="string" calcext:value-type="string">
            <text:p>Français</text:p>
          </table:table-cell>
          <table:table-cell office:value-type="float" office:value="1983" calcext:value-type="float">
            <text:p>198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fr.wikipedia.org/wiki/La_Petite_Bande_%28film%29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-CMD3</text:p>
          </table:table-cell>
          <table:table-cell office:value-type="string" calcext:value-type="string">
            <text:p>La Lectrice</text:p>
          </table:table-cell>
          <table:table-cell office:value-type="string" calcext:value-type="string">
            <text:p>Michel Deville</text:p>
          </table:table-cell>
          <table:table-cell office:value-type="string" calcext:value-type="string">
            <text:p>Français</text:p>
          </table:table-cell>
          <table:table-cell office:value-type="float" office:value="1988" calcext:value-type="float">
            <text:p>198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ou-Miou,Patrick Chesnais</text:p>
          </table:table-cell>
          <table:table-cell office:value-type="string" calcext:value-type="string">
            <text:p>https://fr.wikipedia.org/wiki/La_Lectrice</text:p>
          </table:table-cell>
          <table:table-cell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-CMD3</text:p>
          </table:table-cell>
          <table:table-cell office:value-type="string" calcext:value-type="string">
            <text:p>Nuit d'été en ville</text:p>
          </table:table-cell>
          <table:table-cell office:value-type="string" calcext:value-type="string">
            <text:p>Michel Deville</text:p>
          </table:table-cell>
          <table:table-cell office:value-type="string" calcext:value-type="string">
            <text:p>Français</text:p>
          </table:table-cell>
          <table:table-cell office:value-type="float" office:value="1990" calcext:value-type="float">
            <text:p>199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e Trintignant,Jean-Hugues Anglade</text:p>
          </table:table-cell>
          <table:table-cell office:value-type="string" calcext:value-type="string">
            <text:p>https://fr.wikipedia.org/wiki/Nuit_d%27été_en_ville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-CMD3</text:p>
          </table:table-cell>
          <table:table-cell office:value-type="string" calcext:value-type="string">
            <text:p>La Divine Poursuite</text:p>
          </table:table-cell>
          <table:table-cell office:value-type="string" calcext:value-type="string">
            <text:p>Michel Deville</text:p>
          </table:table-cell>
          <table:table-cell office:value-type="string" calcext:value-type="string">
            <text:p>Français</text:p>
          </table:table-cell>
          <table:table-cell office:value-type="float" office:value="1997" calcext:value-type="float">
            <text:p>199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toine de Caunes,Emmanuelle Seigner,Élodie Bouchez,Denis Podalydès,Roschdy Zem,Hélène de Fougerolles</text:p>
          </table:table-cell>
          <table:table-cell office:value-type="string" calcext:value-type="string">
            <text:p>https://fr.wikipedia.org/wiki/La_Divine_Poursuite</text:p>
          </table:table-cell>
          <table:table-cell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-CMD4</text:p>
          </table:table-cell>
          <table:table-cell office:value-type="string" calcext:value-type="string">
            <text:p>Benjamin ou les Mémoires d'un puceau</text:p>
          </table:table-cell>
          <table:table-cell office:value-type="string" calcext:value-type="string">
            <text:p>Michel Deville</text:p>
          </table:table-cell>
          <table:table-cell office:value-type="string" calcext:value-type="string">
            <text:p>Français</text:p>
          </table:table-cell>
          <table:table-cell office:value-type="float" office:value="1968" calcext:value-type="float">
            <text:p>196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erre Clémenti,Catherine Deneuve,Michel Piccoli,Michèle Morgan,Francine Bergé,Jacques Dufilho</text:p>
          </table:table-cell>
          <table:table-cell office:value-type="string" calcext:value-type="string">
            <text:p>https://fr.wikipedia.org/wiki/Benjamin_ou_les_Mémoires_d%27un_puceau</text:p>
          </table:table-cell>
          <table:table-cell table:number-columns-repeated="100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-CMD4</text:p>
          </table:table-cell>
          <table:table-cell office:value-type="string" calcext:value-type="string">
            <text:p>Le Mouton enragé</text:p>
          </table:table-cell>
          <table:table-cell office:value-type="string" calcext:value-type="string">
            <text:p>Michel Deville</text:p>
          </table:table-cell>
          <table:table-cell office:value-type="string" calcext:value-type="string">
            <text:p>Français</text:p>
          </table:table-cell>
          <table:table-cell office:value-type="float" office:value="1974" calcext:value-type="float">
            <text:p>197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an-Louis Trintignant,Jane Birkin,Romy Schneider,Jean-Pierre Cassel,Florinda Bolkan,Georges Wilson</text:p>
          </table:table-cell>
          <table:table-cell office:value-type="string" calcext:value-type="string">
            <text:p>https://fr.wikipedia.org/wiki/Le_Mouton_enragé</text:p>
          </table:table-cell>
          <table:table-cell table:number-columns-repeated="100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-CMD4</text:p>
          </table:table-cell>
          <table:table-cell office:value-type="string" calcext:value-type="string">
            <text:p>L'Apprenti salaud</text:p>
          </table:table-cell>
          <table:table-cell office:value-type="string" calcext:value-type="string">
            <text:p>Michel Deville</text:p>
          </table:table-cell>
          <table:table-cell office:value-type="string" calcext:value-type="string">
            <text:p>Français</text:p>
          </table:table-cell>
          <table:table-cell office:value-type="float" office:value="1977" calcext:value-type="float">
            <text:p>197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ert Lamoureux,Christine Dejoux,Georges Wilson,Claude Piéplu,Jean-Pierre Kalfon</text:p>
          </table:table-cell>
          <table:table-cell office:value-type="string" calcext:value-type="string">
            <text:p>https://fr.wikipedia.org/wiki/L%27Apprenti_salaud</text:p>
          </table:table-cell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-CMD4</text:p>
          </table:table-cell>
          <table:table-cell office:value-type="string" calcext:value-type="string">
            <text:p>Le Paltoquet</text:p>
          </table:table-cell>
          <table:table-cell office:value-type="string" calcext:value-type="string">
            <text:p>Michel Deville</text:p>
          </table:table-cell>
          <table:table-cell office:value-type="string" calcext:value-type="string">
            <text:p>Français</text:p>
          </table:table-cell>
          <table:table-cell office:value-type="float" office:value="1986" calcext:value-type="float">
            <text:p>19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hel Piccoli,Jeanne Moreau,Fanny Ardant,Jean Yanne,Daniel Auteuil,Richard Bohringer,Philippe Léotard,Claude Piéplu</text:p>
          </table:table-cell>
          <table:table-cell office:value-type="string" calcext:value-type="string">
            <text:p>https://fr.wikipedia.org/wiki/Le_Paltoquet</text:p>
          </table:table-cell>
          <table:table-cell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-CMD4</text:p>
          </table:table-cell>
          <table:table-cell office:value-type="string" calcext:value-type="string">
            <text:p>Toutes peines confondues</text:p>
          </table:table-cell>
          <table:table-cell office:value-type="string" calcext:value-type="string">
            <text:p>Michel Deville</text:p>
          </table:table-cell>
          <table:table-cell office:value-type="string" calcext:value-type="string">
            <text:p>Français</text:p>
          </table:table-cell>
          <table:table-cell office:value-type="float" office:value="1992" calcext:value-type="float">
            <text:p>199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cques Dutronc,Patrick Bruel,Mathilda May,Bruce Myers,Sophie Broustal</text:p>
          </table:table-cell>
          <table:table-cell office:value-type="string" calcext:value-type="string">
            <text:p>https://fr.wikipedia.org/wiki/Toutes_peines_confondues_(film)</text:p>
          </table:table-cell>
          <table:table-cell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-CMD4</text:p>
          </table:table-cell>
          <table:table-cell office:value-type="string" calcext:value-type="string">
            <text:p>Aux petits bonheurs</text:p>
          </table:table-cell>
          <table:table-cell office:value-type="string" calcext:value-type="string">
            <text:p>Michel Deville</text:p>
          </table:table-cell>
          <table:table-cell office:value-type="string" calcext:value-type="string">
            <text:p>Français</text:p>
          </table:table-cell>
          <table:table-cell office:value-type="float" office:value="1994" calcext:value-type="float">
            <text:p>199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émone,Nicole Garcia,Michèle Laroque,Hanna Schygulla,André Dussolier,François Marthouret,Xavier Beauvois,Patrick Chesnais</text:p>
          </table:table-cell>
          <table:table-cell office:value-type="string" calcext:value-type="string">
            <text:p>https://fr.wikipedia.org/wiki/Aux_petits_bonheurs</text:p>
          </table:table-cell>
          <table:table-cell table:number-columns-repeated="100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 Corniaud</text:p>
          </table:table-cell>
          <table:table-cell office:value-type="string" calcext:value-type="string">
            <text:p>Gérard Oury</text:p>
          </table:table-cell>
          <table:table-cell office:value-type="string" calcext:value-type="string">
            <text:p>Français</text:p>
          </table:table-cell>
          <table:table-cell office:value-type="float" office:value="1965" calcext:value-type="float">
            <text:p>19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uis de Funès,Bourvil,Venantino Venantini</text:p>
          </table:table-cell>
          <table:table-cell office:value-type="string" calcext:value-type="string">
            <text:p>https://fr.wikipedia.org/wiki/Le_Corniaud</text:p>
          </table:table-cell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Grande Vadrouille</text:p>
          </table:table-cell>
          <table:table-cell office:value-type="string" calcext:value-type="string">
            <text:p>Gérard Oury</text:p>
          </table:table-cell>
          <table:table-cell office:value-type="string" calcext:value-type="string">
            <text:p>Français</text:p>
          </table:table-cell>
          <table:table-cell office:value-type="float" office:value="1966" calcext:value-type="float">
            <text:p>196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uis de Funès,Bourvil,Terry-Thomas,Marie Dubois,Claudio Brook,Paul Préboist</text:p>
          </table:table-cell>
          <table:table-cell office:value-type="string" calcext:value-type="string">
            <text:p>https://fr.wikipedia.org/wiki/La_Grande_Vadrouille</text:p>
          </table:table-cell>
          <table:table-cell table:number-columns-repeated="100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 Petit Baigneur</text:p>
          </table:table-cell>
          <table:table-cell office:value-type="string" calcext:value-type="string">
            <text:p>Robert Dhéry</text:p>
          </table:table-cell>
          <table:table-cell office:value-type="string" calcext:value-type="string">
            <text:p>Français</text:p>
          </table:table-cell>
          <table:table-cell office:value-type="float" office:value="1968" calcext:value-type="float">
            <text:p>196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uis de Funès,Robert Dhéry,Colette Brosset,Michel Galabru,Pierre Tornade</text:p>
          </table:table-cell>
          <table:table-cell office:value-type="string" calcext:value-type="string">
            <text:p>https://fr.wikipedia.org/wiki/Le_Petit_Baigneur</text:p>
          </table:table-cell>
          <table:table-cell table:number-columns-repeated="100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 Tatoué</text:p>
          </table:table-cell>
          <table:table-cell office:value-type="string" calcext:value-type="string">
            <text:p>Pascal Jardin</text:p>
          </table:table-cell>
          <table:table-cell office:value-type="string" calcext:value-type="string">
            <text:p>Français</text:p>
          </table:table-cell>
          <table:table-cell office:value-type="float" office:value="1968" calcext:value-type="float">
            <text:p>19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uis de Funès,Jean Gabin</text:p>
          </table:table-cell>
          <table:table-cell office:value-type="string" calcext:value-type="string">
            <text:p>https://fr.wikipedia.org/wiki/Le_Tatoué</text:p>
          </table:table-cell>
          <table:table-cell table:number-columns-repeated="100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'Aile ou la Cuisse</text:p>
          </table:table-cell>
          <table:table-cell office:value-type="string" calcext:value-type="string">
            <text:p>Claude Zidi</text:p>
          </table:table-cell>
          <table:table-cell office:value-type="string" calcext:value-type="string">
            <text:p>Français</text:p>
          </table:table-cell>
          <table:table-cell office:value-type="float" office:value="1976" calcext:value-type="float">
            <text:p>197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uis de Funès,Coluche,Julien Guiomar,Claude Gensac</text:p>
          </table:table-cell>
          <table:table-cell office:value-type="string" calcext:value-type="string">
            <text:p>https://fr.wikipedia.org/wiki/L%27Aile_ou_la_Cuisse</text:p>
          </table:table-cell>
          <table:table-cell table:number-columns-repeated="100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Zizanie</text:p>
          </table:table-cell>
          <table:table-cell office:value-type="string" calcext:value-type="string">
            <text:p>Claude Zidi</text:p>
          </table:table-cell>
          <table:table-cell office:value-type="string" calcext:value-type="string">
            <text:p>Français</text:p>
          </table:table-cell>
          <table:table-cell office:value-type="float" office:value="1978" calcext:value-type="float">
            <text:p>197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uis de Funès,Annie Girardot,Maurice Risch,Julien Guiomar</text:p>
          </table:table-cell>
          <table:table-cell office:value-type="string" calcext:value-type="string">
            <text:p>https://fr.wikipedia.org/wiki/La_Zizanie_(film)</text:p>
          </table:table-cell>
          <table:table-cell table:number-columns-repeated="100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'Avare</text:p>
          </table:table-cell>
          <table:table-cell office:value-type="string" calcext:value-type="string">
            <text:p>Jean Girault</text:p>
          </table:table-cell>
          <table:table-cell office:value-type="string" calcext:value-type="string">
            <text:p>Français</text:p>
          </table:table-cell>
          <table:table-cell office:value-type="float" office:value="1980" calcext:value-type="float">
            <text:p>198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uis de Funès,Michel Galabru,Claude Gensac,Frank David</text:p>
          </table:table-cell>
          <table:table-cell office:value-type="string" calcext:value-type="string">
            <text:p>https://fr.wikipedia.org/wiki/L%27Avare_(film,_1980)</text:p>
          </table:table-cell>
          <table:table-cell table:number-columns-repeated="100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Soupe aux choux</text:p>
          </table:table-cell>
          <table:table-cell office:value-type="string" calcext:value-type="string">
            <text:p>Jean Girault</text:p>
          </table:table-cell>
          <table:table-cell office:value-type="string" calcext:value-type="string">
            <text:p>Français</text:p>
          </table:table-cell>
          <table:table-cell office:value-type="float" office:value="1981" calcext:value-type="float">
            <text:p>198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uis de Funès,Jean Carmet,Jacques Villeret,Claude Gensac</text:p>
          </table:table-cell>
          <table:table-cell office:value-type="string" calcext:value-type="string">
            <text:p>https://fr.wikipedia.org/wiki/La_Soupe_aux_choux_%28film%29</text:p>
          </table:table-cell>
          <table:table-cell table:number-columns-repeated="100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-JLG1</text:p>
          </table:table-cell>
          <table:table-cell office:value-type="string" calcext:value-type="string">
            <text:p>À bout de souffle</text:p>
          </table:table-cell>
          <table:table-cell office:value-type="string" calcext:value-type="string">
            <text:p>Jean-Luc Godard</text:p>
          </table:table-cell>
          <table:table-cell office:value-type="string" calcext:value-type="string">
            <text:p>Français</text:p>
          </table:table-cell>
          <table:table-cell office:value-type="float" office:value="1960" calcext:value-type="float">
            <text:p>196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an-Paul Belmondo,Jean Seberg</text:p>
          </table:table-cell>
          <table:table-cell office:value-type="string" calcext:value-type="string">
            <text:p>https://fr.wikipedia.org/wiki/À_bout_de_souffle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-JLG1</text:p>
          </table:table-cell>
          <table:table-cell office:value-type="string" calcext:value-type="string">
            <text:p>Le Petit Soldat</text:p>
          </table:table-cell>
          <table:table-cell office:value-type="string" calcext:value-type="string">
            <text:p>Jean-Luc Godard</text:p>
          </table:table-cell>
          <table:table-cell office:value-type="string" calcext:value-type="string">
            <text:p>Français</text:p>
          </table:table-cell>
          <table:table-cell office:value-type="float" office:value="1963" calcext:value-type="float">
            <text:p>196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a Karina,Michel Subor</text:p>
          </table:table-cell>
          <table:table-cell office:value-type="string" calcext:value-type="string">
            <text:p>https://fr.wikipedia.org/wiki/Le_Petit_Soldat</text:p>
          </table:table-cell>
          <table:table-cell table:number-columns-repeated="100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-JLG2</text:p>
          </table:table-cell>
          <table:table-cell office:value-type="string" calcext:value-type="string">
            <text:p>Le Mépris</text:p>
          </table:table-cell>
          <table:table-cell office:value-type="string" calcext:value-type="string">
            <text:p>Jean-Luc Godard</text:p>
          </table:table-cell>
          <table:table-cell office:value-type="string" calcext:value-type="string">
            <text:p>Français</text:p>
          </table:table-cell>
          <table:table-cell office:value-type="float" office:value="1963" calcext:value-type="float">
            <text:p>196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gitte Bardot,Michel Piccoli</text:p>
          </table:table-cell>
          <table:table-cell office:value-type="string" calcext:value-type="string">
            <text:p>https://fr.wikipedia.org/wiki/Le_Mépris_(film)</text:p>
          </table:table-cell>
          <table:table-cell table:number-columns-repeated="100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-JLG2</text:p>
          </table:table-cell>
          <table:table-cell office:value-type="string" calcext:value-type="string">
            <text:p>Les Carabiniers</text:p>
          </table:table-cell>
          <table:table-cell office:value-type="string" calcext:value-type="string">
            <text:p>Jean-Luc Godard</text:p>
          </table:table-cell>
          <table:table-cell office:value-type="string" calcext:value-type="string">
            <text:p>Français</text:p>
          </table:table-cell>
          <table:table-cell office:value-type="float" office:value="1963" calcext:value-type="float">
            <text:p>196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o Masè,Albert Juross,Geneviève Galéa,Catherine Ribeiro</text:p>
          </table:table-cell>
          <table:table-cell office:value-type="string" calcext:value-type="string">
            <text:p>https://fr.wikipedia.org/wiki/Les_Carabiniers</text:p>
          </table:table-cell>
          <table:table-cell table:number-columns-repeated="100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-JLG3</text:p>
          </table:table-cell>
          <table:table-cell office:value-type="string" calcext:value-type="string">
            <text:p>Pierrot le Fou</text:p>
          </table:table-cell>
          <table:table-cell office:value-type="string" calcext:value-type="string">
            <text:p>Jean-Luc Godard</text:p>
          </table:table-cell>
          <table:table-cell office:value-type="string" calcext:value-type="string">
            <text:p>Français</text:p>
          </table:table-cell>
          <table:table-cell office:value-type="float" office:value="1965" calcext:value-type="float">
            <text:p>196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an-Paul Belmondo,Anna Karina</text:p>
          </table:table-cell>
          <table:table-cell office:value-type="string" calcext:value-type="string">
            <text:p>https://fr.wikipedia.org/wiki/Pierrot_le_Fou</text:p>
          </table:table-cell>
          <table:table-cell table:number-columns-repeated="100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-JLG3</text:p>
          </table:table-cell>
          <table:table-cell office:value-type="string" calcext:value-type="string">
            <text:p>Made in USA</text:p>
          </table:table-cell>
          <table:table-cell office:value-type="string" calcext:value-type="string">
            <text:p>Jean-Luc Godard</text:p>
          </table:table-cell>
          <table:table-cell office:value-type="string" calcext:value-type="string">
            <text:p>Français</text:p>
          </table:table-cell>
          <table:table-cell office:value-type="float" office:value="1967" calcext:value-type="float">
            <text:p>196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an-Pierre Léaud,Anna Karina</text:p>
          </table:table-cell>
          <table:table-cell office:value-type="string" calcext:value-type="string">
            <text:p>https://fr.wikipedia.org/wiki/Made_in_USA_(film,_1966)</text:p>
          </table:table-cell>
          <table:table-cell table:number-columns-repeated="100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 Magnifique</text:p>
          </table:table-cell>
          <table:table-cell office:value-type="string" calcext:value-type="string">
            <text:p>Philippe de Broca</text:p>
          </table:table-cell>
          <table:table-cell office:value-type="string" calcext:value-type="string">
            <text:p>Français</text:p>
          </table:table-cell>
          <table:table-cell office:value-type="float" office:value="1973" calcext:value-type="float">
            <text:p>197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an-Paul Belmondo,Jacqueline Bisset,Vittorio Caprioli,Jean Lefebvre</text:p>
          </table:table-cell>
          <table:table-cell office:value-type="string" calcext:value-type="string">
            <text:p>https://fr.wikipedia.org/wiki/Le_Magnifique_%28film,_1973%29</text:p>
          </table:table-cell>
          <table:table-cell table:number-columns-repeated="100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Vérité</text:p>
          </table:table-cell>
          <table:table-cell office:value-type="string" calcext:value-type="string">
            <text:p>Henri G.Clouzot</text:p>
          </table:table-cell>
          <table:table-cell office:value-type="string" calcext:value-type="string">
            <text:p>Français</text:p>
          </table:table-cell>
          <table:table-cell office:value-type="float" office:value="1960" calcext:value-type="float">
            <text:p>19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gitte Bardot,Paul Meurisse,Charles Vanel,Sami Frey</text:p>
          </table:table-cell>
          <table:table-cell office:value-type="string" calcext:value-type="string">
            <text:p>https://fr.wikipedia.org/wiki/La_Vérité_(film,_1960)</text:p>
          </table:table-cell>
          <table:table-cell table:number-columns-repeated="100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 Capitaine Fracasse</text:p>
          </table:table-cell>
          <table:table-cell office:value-type="string" calcext:value-type="string">
            <text:p>Pierre Gaspard-Huit</text:p>
          </table:table-cell>
          <table:table-cell office:value-type="string" calcext:value-type="string">
            <text:p>Français</text:p>
          </table:table-cell>
          <table:table-cell office:value-type="float" office:value="1961" calcext:value-type="float">
            <text:p>196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an Marais,Louis de Funès,Jean Rochefort,Philippe Noiret,Geneviève Grad</text:p>
          </table:table-cell>
          <table:table-cell office:value-type="string" calcext:value-type="string">
            <text:p>https://fr.wikipedia.org/wiki/Le_Capitaine_Fracasse_(film,_1961)</text:p>
          </table:table-cell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Folie des grandeurs</text:p>
          </table:table-cell>
          <table:table-cell office:value-type="string" calcext:value-type="string">
            <text:p>Gérard Oury</text:p>
          </table:table-cell>
          <table:table-cell office:value-type="string" calcext:value-type="string">
            <text:p>Français</text:p>
          </table:table-cell>
          <table:table-cell office:value-type="float" office:value="1969" calcext:value-type="float">
            <text:p>196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uis de Funès,Yves Montand,Karin Schubert,Paul Préboist</text:p>
          </table:table-cell>
          <table:table-cell office:value-type="string" calcext:value-type="string">
            <text:p>https://fr.wikipedia.org/wiki/La_Folie_des_grandeurs</text:p>
          </table:table-cell>
          <table:table-cell table:number-columns-repeated="100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 Mur de l'Atlantique</text:p>
          </table:table-cell>
          <table:table-cell office:value-type="string" calcext:value-type="string">
            <text:p>Marcel Camus</text:p>
          </table:table-cell>
          <table:table-cell office:value-type="string" calcext:value-type="string">
            <text:p>Français</text:p>
          </table:table-cell>
          <table:table-cell office:value-type="float" office:value="1970" calcext:value-type="float">
            <text:p>19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rvil,Peter McEnery,Terry-Thomas,Sophie Desmarets,Jean Poiret</text:p>
          </table:table-cell>
          <table:table-cell office:value-type="string" calcext:value-type="string">
            <text:p>https://fr.wikipedia.org/wiki/Le_Mur_de_l%27Atlantique</text:p>
          </table:table-cell>
          <table:table-cell table:number-columns-repeated="100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 Deux Anglaises et le Continent</text:p>
          </table:table-cell>
          <table:table-cell office:value-type="string" calcext:value-type="string">
            <text:p>François Truffaut</text:p>
          </table:table-cell>
          <table:table-cell office:value-type="string" calcext:value-type="string">
            <text:p>Français</text:p>
          </table:table-cell>
          <table:table-cell office:value-type="float" office:value="1971" calcext:value-type="float">
            <text:p>197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an-Pierre Léaud,Kika Markham,Stacey Tendeter</text:p>
          </table:table-cell>
          <table:table-cell office:value-type="string" calcext:value-type="string">
            <text:p>https://fr.wikipedia.org/wiki/Les_Deux_Anglaises_et_le_Continent</text:p>
          </table:table-cell>
          <table:table-cell table:number-columns-repeated="100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Nuit américaine</text:p>
          </table:table-cell>
          <table:table-cell office:value-type="string" calcext:value-type="string">
            <text:p>François Truffaut</text:p>
          </table:table-cell>
          <table:table-cell office:value-type="string" calcext:value-type="string">
            <text:p>Français</text:p>
          </table:table-cell>
          <table:table-cell office:value-type="float" office:value="1973" calcext:value-type="float">
            <text:p>19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halie Baye,Jacqueline Bisset,Alexandra Stewart,Jean-Pierre Léaud</text:p>
          </table:table-cell>
          <table:table-cell office:value-type="string" calcext:value-type="string">
            <text:p>https://fr.wikipedia.org/wiki/La_Nuit_américaine_%28film%29</text:p>
          </table:table-cell>
          <table:table-cell table:number-columns-repeated="100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hrenheit 451</text:p>
          </table:table-cell>
          <table:table-cell office:value-type="string" calcext:value-type="string">
            <text:p>François Truffaut</text:p>
          </table:table-cell>
          <table:table-cell office:value-type="string" calcext:value-type="string">
            <text:p>Anglais</text:p>
          </table:table-cell>
          <table:table-cell office:value-type="float" office:value="1966" calcext:value-type="float">
            <text:p>196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ie Christie,Oskar Werner,Cyril Cusack</text:p>
          </table:table-cell>
          <table:table-cell office:value-type="string" calcext:value-type="string">
            <text:p>https://fr.wikipedia.org/wiki/Fahrenheit_451_(film,_1966)</text:p>
          </table:table-cell>
          <table:table-cell table:number-columns-repeated="100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-CJM</text:p>
          </table:table-cell>
          <table:table-cell office:value-type="string" calcext:value-type="string">
            <text:p>Le Dos au mur</text:p>
          </table:table-cell>
          <table:table-cell office:value-type="string" calcext:value-type="string">
            <text:p>Édouard Molinaro</text:p>
          </table:table-cell>
          <table:table-cell office:value-type="string" calcext:value-type="string">
            <text:p>Français</text:p>
          </table:table-cell>
          <table:table-cell office:value-type="float" office:value="1958" calcext:value-type="float">
            <text:p>195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anne Moreau,Gérard Oury,Philippe Nicaud</text:p>
          </table:table-cell>
          <table:table-cell office:value-type="string" calcext:value-type="string">
            <text:p>https://fr.wikipedia.org/wiki/Le_Dos_au_mur_%28film,_1958%29</text:p>
          </table:table-cell>
          <table:table-cell table:number-columns-repeated="100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-CJM</text:p>
          </table:table-cell>
          <table:table-cell office:value-type="string" calcext:value-type="string">
            <text:p>Une histoire immortelle</text:p>
          </table:table-cell>
          <table:table-cell office:value-type="string" calcext:value-type="string">
            <text:p>Orson Welles</text:p>
          </table:table-cell>
          <table:table-cell office:value-type="string" calcext:value-type="string">
            <text:p>Français</text:p>
          </table:table-cell>
          <table:table-cell office:value-type="float" office:value="1968" calcext:value-type="float">
            <text:p>196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anne Moreau,Orson Welles,Roger Coggio</text:p>
          </table:table-cell>
          <table:table-cell office:value-type="string" calcext:value-type="string">
            <text:p>https://fr.wikipedia.org/wiki/Une_histoire_immortelle</text:p>
          </table:table-cell>
          <table:table-cell table:number-columns-repeated="100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-CJM</text:p>
          </table:table-cell>
          <table:table-cell office:value-type="string" calcext:value-type="string">
            <text:p>Plein sud</text:p>
          </table:table-cell>
          <table:table-cell office:value-type="string" calcext:value-type="string">
            <text:p>Luc Béraud</text:p>
          </table:table-cell>
          <table:table-cell office:value-type="string" calcext:value-type="string">
            <text:p>Français</text:p>
          </table:table-cell>
          <table:table-cell office:value-type="float" office:value="1981" calcext:value-type="float">
            <text:p>198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anne Moreau,Patrick Dewaere,Clio Goldsmith</text:p>
          </table:table-cell>
          <table:table-cell office:value-type="string" calcext:value-type="string">
            <text:p>https://fr.wikipedia.org/wiki/Plein_sud_(film,_1981)</text:p>
          </table:table-cell>
          <table:table-cell table:number-columns-repeated="100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 Valseuses</text:p>
          </table:table-cell>
          <table:table-cell office:value-type="string" calcext:value-type="string">
            <text:p>Bertrand Blier</text:p>
          </table:table-cell>
          <table:table-cell office:value-type="string" calcext:value-type="string">
            <text:p>Français</text:p>
          </table:table-cell>
          <table:table-cell office:value-type="float" office:value="1973" calcext:value-type="float">
            <text:p>197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érard Depardieu,Miou-Miou,Patrick Dewaere,Isabelle Huppert,Jeanne Moreau</text:p>
          </table:table-cell>
          <table:table-cell office:value-type="string" calcext:value-type="string">
            <text:p>https://fr.wikipedia.org/wiki/Les_Valseuses</text:p>
          </table:table-cell>
          <table:table-cell table:number-columns-repeated="100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yrano de Bergerac</text:p>
          </table:table-cell>
          <table:table-cell office:value-type="string" calcext:value-type="string">
            <text:p>Jean-Paul Rappeneau</text:p>
          </table:table-cell>
          <table:table-cell office:value-type="string" calcext:value-type="string">
            <text:p>Français</text:p>
          </table:table-cell>
          <table:table-cell office:value-type="float" office:value="1990" calcext:value-type="float">
            <text:p>199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érard Depardieu,Anne Brochet,Vincent Pérez,Jacques Weber</text:p>
          </table:table-cell>
          <table:table-cell office:value-type="string" calcext:value-type="string">
            <text:p>https://fr.wikipedia.org/wiki/Cyrano_de_Bergerac_(film,_1990)</text:p>
          </table:table-cell>
          <table:table-cell table:number-columns-repeated="100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Guerre du feu</text:p>
          </table:table-cell>
          <table:table-cell office:value-type="string" calcext:value-type="string">
            <text:p>Jean-Jacques Annaud</text:p>
          </table:table-cell>
          <table:table-cell office:value-type="string" calcext:value-type="string">
            <text:p>Français</text:p>
          </table:table-cell>
          <table:table-cell office:value-type="float" office:value="1981" calcext:value-type="float">
            <text:p>198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rett McGill,Ron Perlman</text:p>
          </table:table-cell>
          <table:table-cell office:value-type="string" calcext:value-type="string">
            <text:p>https://fr.wikipedia.org/wiki/La_Guerre_du_feu_(film,_1981)</text:p>
          </table:table-cell>
          <table:table-cell table:number-columns-repeated="100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 Tontons flingueurs</text:p>
          </table:table-cell>
          <table:table-cell office:value-type="string" calcext:value-type="string">
            <text:p>Georges Lautner</text:p>
          </table:table-cell>
          <table:table-cell office:value-type="string" calcext:value-type="string">
            <text:p>Français</text:p>
          </table:table-cell>
          <table:table-cell office:value-type="float" office:value="1963" calcext:value-type="float">
            <text:p>196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o Ventura,Bernard Blier,Jean Lefebvre,Francis Blanche,Venantino Venantini,Robert Dalban,Sabine Sinjen,Claude Rich</text:p>
          </table:table-cell>
          <table:table-cell office:value-type="string" calcext:value-type="string">
            <text:p>https://fr.wikipedia.org/wiki/Les_Tontons_flingueurs</text:p>
          </table:table-cell>
          <table:table-cell table:number-columns-repeated="100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 Misérables</text:p>
          </table:table-cell>
          <table:table-cell office:value-type="string" calcext:value-type="string">
            <text:p>Robert Hossein</text:p>
          </table:table-cell>
          <table:table-cell office:value-type="string" calcext:value-type="string">
            <text:p>Français</text:p>
          </table:table-cell>
          <table:table-cell office:value-type="float" office:value="1985" calcext:value-type="float">
            <text:p>198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o Ventura,Jean Carmet,Michel Bouquet,Evelyne Bouix,Valentine Bordelet,Emmanuel Curtil,Paul Préboist</text:p>
          </table:table-cell>
          <table:table-cell office:value-type="string" calcext:value-type="string">
            <text:p>https://fr.wikipedia.org/wiki/Les_Misérables_(film,_1982)</text:p>
          </table:table-cell>
          <table:table-cell table:number-columns-repeated="100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vie est un long fleuve tranquille</text:p>
          </table:table-cell>
          <table:table-cell office:value-type="string" calcext:value-type="string">
            <text:p>Etienne Chatiliez</text:p>
          </table:table-cell>
          <table:table-cell office:value-type="string" calcext:value-type="string">
            <text:p>Français</text:p>
          </table:table-cell>
          <table:table-cell office:value-type="float" office:value="1987" calcext:value-type="float">
            <text:p>19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oît Magimel,Catherine Jacob,Daniel Gélin</text:p>
          </table:table-cell>
          <table:table-cell office:value-type="string" calcext:value-type="string">
            <text:p>https://fr.wikipedia.org/wiki/La_vie_est_un_long_fleuve_tranquille</text:p>
          </table:table-cell>
          <table:table-cell table:number-columns-repeated="100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rocosmos : Le Peuple de l'herbe</text:p>
          </table:table-cell>
          <table:table-cell office:value-type="string" calcext:value-type="string">
            <text:p>Claude Nuridsany</text:p>
          </table:table-cell>
          <table:table-cell office:value-type="string" calcext:value-type="string">
            <text:p>Français</text:p>
          </table:table-cell>
          <table:table-cell office:value-type="float" office:value="1996" calcext:value-type="float">
            <text:p>199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ccinelle,Papillon,Chenille,Abeille,Escargot,Fourmis,Guêpe</text:p>
          </table:table-cell>
          <table:table-cell office:value-type="string" calcext:value-type="string">
            <text:p>https://fr.wikipedia.org/wiki/Microcosmos_:_Le_Peuple_de_l%27herbe</text:p>
          </table:table-cell>
          <table:table-cell table:number-columns-repeated="100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-CCK</text:p>
          </table:table-cell>
          <table:table-cell office:value-type="string" calcext:value-type="string">
            <text:p>Riens du tout</text:p>
          </table:table-cell>
          <table:table-cell office:value-type="string" calcext:value-type="string">
            <text:p>Cédric Klapisch</text:p>
          </table:table-cell>
          <table:table-cell office:value-type="string" calcext:value-type="string">
            <text:p>Français</text:p>
          </table:table-cell>
          <table:table-cell office:value-type="float" office:value="1992" calcext:value-type="float">
            <text:p>199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rice Luchini,Daniel Berlioux,Marc Berman,Jean-Pierre Darroussin,Karin Viard</text:p>
          </table:table-cell>
          <table:table-cell office:value-type="string" calcext:value-type="string">
            <text:p>https://fr.wikipedia.org/wiki/Riens_du_tout</text:p>
          </table:table-cell>
          <table:table-cell table:number-columns-repeated="100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-CCK</text:p>
          </table:table-cell>
          <table:table-cell office:value-type="string" calcext:value-type="string">
            <text:p>Le Péril jeune</text:p>
          </table:table-cell>
          <table:table-cell office:value-type="string" calcext:value-type="string">
            <text:p>Cédric Klapisch</text:p>
          </table:table-cell>
          <table:table-cell office:value-type="string" calcext:value-type="string">
            <text:p>Français</text:p>
          </table:table-cell>
          <table:table-cell office:value-type="float" office:value="1994" calcext:value-type="float">
            <text:p>199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main Duris,Julien Lambroschini,Nicolas Koretzky,Vincent Elbaz,Joachim Lombard</text:p>
          </table:table-cell>
          <table:table-cell office:value-type="string" calcext:value-type="string">
            <text:p>https://fr.wikipedia.org/wiki/Le_Péril_jeune</text:p>
          </table:table-cell>
          <table:table-cell table:number-columns-repeated="100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-CCK</text:p>
          </table:table-cell>
          <table:table-cell office:value-type="string" calcext:value-type="string">
            <text:p>Chacun cherche son chat</text:p>
          </table:table-cell>
          <table:table-cell office:value-type="string" calcext:value-type="string">
            <text:p>Cédric Klapisch</text:p>
          </table:table-cell>
          <table:table-cell office:value-type="string" calcext:value-type="string">
            <text:p>Français</text:p>
          </table:table-cell>
          <table:table-cell office:value-type="float" office:value="1996" calcext:value-type="float">
            <text:p>199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ance Clavel,Zinedine Soualem,Renée Le Calm,Olivier Py</text:p>
          </table:table-cell>
          <table:table-cell office:value-type="string" calcext:value-type="string">
            <text:p>https://fr.wikipedia.org/wiki/Chacun_cherche_son_chat</text:p>
          </table:table-cell>
          <table:table-cell table:number-columns-repeated="100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-CCK</text:p>
          </table:table-cell>
          <table:table-cell office:value-type="string" calcext:value-type="string">
            <text:p>Un air de famille</text:p>
          </table:table-cell>
          <table:table-cell office:value-type="string" calcext:value-type="string">
            <text:p>Cédric Klapisch</text:p>
          </table:table-cell>
          <table:table-cell office:value-type="string" calcext:value-type="string">
            <text:p>Français</text:p>
          </table:table-cell>
          <table:table-cell office:value-type="float" office:value="1996" calcext:value-type="float">
            <text:p>199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nès Jaoui,Jean-Pierre Bacri,Jean-Pierre Darroussin,Catherine Frot,Claire Maurier,Wladimir Yordanoff</text:p>
          </table:table-cell>
          <table:table-cell office:value-type="string" calcext:value-type="string">
            <text:p>https://fr.wikipedia.org/wiki/Un_air_de_famille_(film)</text:p>
          </table:table-cell>
          <table:table-cell table:number-columns-repeated="100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-CCK</text:p>
          </table:table-cell>
          <table:table-cell office:value-type="string" calcext:value-type="string">
            <text:p>Peut-être</text:p>
          </table:table-cell>
          <table:table-cell office:value-type="string" calcext:value-type="string">
            <text:p>Cédric Klapisch</text:p>
          </table:table-cell>
          <table:table-cell office:value-type="string" calcext:value-type="string">
            <text:p>Français</text:p>
          </table:table-cell>
          <table:table-cell office:value-type="float" office:value="1999" calcext:value-type="float">
            <text:p>199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an-Paul Belmondo,Romain Duris,Géraldine Pailhas</text:p>
          </table:table-cell>
          <table:table-cell office:value-type="string" calcext:value-type="string">
            <text:p>https://fr.wikipedia.org/wiki/Peut-être</text:p>
          </table:table-cell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-CCK</text:p>
          </table:table-cell>
          <table:table-cell office:value-type="string" calcext:value-type="string">
            <text:p>L'Auberge espagnole</text:p>
          </table:table-cell>
          <table:table-cell office:value-type="string" calcext:value-type="string">
            <text:p>Cédric Klapisch</text:p>
          </table:table-cell>
          <table:table-cell office:value-type="string" calcext:value-type="string">
            <text:p>Français</text:p>
          </table:table-cell>
          <table:table-cell office:value-type="float" office:value="2002" calcext:value-type="float">
            <text:p>200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main Duris,Audrey Tautou,Judith Godrèche,Cécile de France,Kelly Reilly</text:p>
          </table:table-cell>
          <table:table-cell office:value-type="string" calcext:value-type="string">
            <text:p>https://fr.wikipedia.org/wiki/L%27Auberge_espagnole</text:p>
          </table:table-cell>
          <table:table-cell table:number-columns-repeated="100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-CCK</text:p>
          </table:table-cell>
          <table:table-cell office:value-type="string" calcext:value-type="string">
            <text:p>Ni pour ni contre (bien au contraire)</text:p>
          </table:table-cell>
          <table:table-cell office:value-type="string" calcext:value-type="string">
            <text:p>Cédric Klapisch</text:p>
          </table:table-cell>
          <table:table-cell office:value-type="string" calcext:value-type="string">
            <text:p>Français</text:p>
          </table:table-cell>
          <table:table-cell office:value-type="float" office:value="2003" calcext:value-type="float">
            <text:p>200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e Gillain,Vincent Elbaz,Zinedine Soualem,Simon Abkarian,Diane Kruger</text:p>
          </table:table-cell>
          <table:table-cell office:value-type="string" calcext:value-type="string">
            <text:p>https://fr.wikipedia.org/wiki/Ni_pour_ni_contre_(bien_au_contraire)</text:p>
          </table:table-cell>
          <table:table-cell table:number-columns-repeated="100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-CCK</text:p>
          </table:table-cell>
          <table:table-cell office:value-type="string" calcext:value-type="string">
            <text:p>Les Poupées russes</text:p>
          </table:table-cell>
          <table:table-cell office:value-type="string" calcext:value-type="string">
            <text:p>Cédric Klapisch</text:p>
          </table:table-cell>
          <table:table-cell office:value-type="string" calcext:value-type="string">
            <text:p>Français</text:p>
          </table:table-cell>
          <table:table-cell office:value-type="float" office:value="2005" calcext:value-type="float">
            <text:p>200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main Duris,Audrey Tautou,Cécile de France,Kelly Reilly,Kevin Bishop</text:p>
          </table:table-cell>
          <table:table-cell office:value-type="string" calcext:value-type="string">
            <text:p>https://fr.wikipedia.org/wiki/Les_Poupées_russes_(film)</text:p>
          </table:table-cell>
          <table:table-cell table:number-columns-repeated="100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-CCK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Cédric Klapisch</text:p>
          </table:table-cell>
          <table:table-cell office:value-type="string" calcext:value-type="string">
            <text:p>Français</text:p>
          </table:table-cell>
          <table:table-cell office:value-type="float" office:value="2008" calcext:value-type="float">
            <text:p>200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iette Binoche,Romain Duris,Fabrice Luchini,Albert Dupontel,François Cluzet,Karin Viard,Mélanie Laurent,Gilles Lellouche,Zinedine Soualem</text:p>
          </table:table-cell>
          <table:table-cell office:value-type="string" calcext:value-type="string">
            <text:p>https://fr.wikipedia.org/wiki/Paris_(film,_2008)</text:p>
          </table:table-cell>
          <table:table-cell table:number-columns-repeated="100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 Fabuleux Destin d'Amélie Poulain</text:p>
          </table:table-cell>
          <table:table-cell office:value-type="string" calcext:value-type="string">
            <text:p>Jean-Pierre Jeunet</text:p>
          </table:table-cell>
          <table:table-cell office:value-type="string" calcext:value-type="string">
            <text:p>Français</text:p>
          </table:table-cell>
          <table:table-cell office:value-type="float" office:value="2001" calcext:value-type="float">
            <text:p>200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rey Tautou,Mathieu Kassovitz</text:p>
          </table:table-cell>
          <table:table-cell office:value-type="string" calcext:value-type="string">
            <text:p>https://fr.wikipedia.org/wiki/Le_Fabuleux_Destin_d%27Amélie_Poulain</text:p>
          </table:table-cell>
          <table:table-cell table:number-columns-repeated="100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 long dimanche de fiançailles</text:p>
          </table:table-cell>
          <table:table-cell office:value-type="string" calcext:value-type="string">
            <text:p>Jean-Pierre Jeunet</text:p>
          </table:table-cell>
          <table:table-cell office:value-type="string" calcext:value-type="string">
            <text:p>Français</text:p>
          </table:table-cell>
          <table:table-cell office:value-type="float" office:value="2003" calcext:value-type="float">
            <text:p>200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rey Tautou,Gaspard Ulliel,Jean-Pierre Becker,Clovis Cornillac,Marion Cotillard,Jean-Pierre Darroussin,Julie Depardieu,André Dussolier,Tcheky Karyo,Jean-Paul Rouve</text:p>
          </table:table-cell>
          <table:table-cell office:value-type="string" calcext:value-type="string">
            <text:p>https://fr.wikipedia.org/wiki/Un_long_dimanche_de_fiançailles_%28film%29</text:p>
          </table:table-cell>
          <table:table-cell table:number-columns-repeated="100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man's land</text:p>
          </table:table-cell>
          <table:table-cell office:value-type="string" calcext:value-type="string">
            <text:p>Danis Tanovic</text:p>
          </table:table-cell>
          <table:table-cell office:value-type="string" calcext:value-type="string">
            <text:p>Français</text:p>
          </table:table-cell>
          <table:table-cell office:value-type="float" office:value="2001" calcext:value-type="float">
            <text:p>200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nko Đurić,Rene Bitorajac,Filip Šovagović</text:p>
          </table:table-cell>
          <table:table-cell office:value-type="string" calcext:value-type="string">
            <text:p>https://fr.wikipedia.org/wiki/No_man%27s_land</text:p>
          </table:table-cell>
          <table:table-cell table:number-columns-repeated="100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-CGC</text:p>
          </table:table-cell>
          <table:table-cell office:value-type="string" calcext:value-type="string">
            <text:p>Mon idole</text:p>
          </table:table-cell>
          <table:table-cell office:value-type="string" calcext:value-type="string">
            <text:p>Guillaume Canet</text:p>
          </table:table-cell>
          <table:table-cell office:value-type="string" calcext:value-type="string">
            <text:p>Français</text:p>
          </table:table-cell>
          <table:table-cell office:value-type="float" office:value="2002" calcext:value-type="float">
            <text:p>200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çois Berléand,Guillaume Canet,Diane Kruger</text:p>
          </table:table-cell>
          <table:table-cell office:value-type="string" calcext:value-type="string">
            <text:p>https://fr.wikipedia.org/wiki/Mon_idole</text:p>
          </table:table-cell>
          <table:table-cell table:number-columns-repeated="100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-CGC</text:p>
          </table:table-cell>
          <table:table-cell office:value-type="string" calcext:value-type="string">
            <text:p>Ne le dis à personne</text:p>
          </table:table-cell>
          <table:table-cell office:value-type="string" calcext:value-type="string">
            <text:p>Guillaume Canet</text:p>
          </table:table-cell>
          <table:table-cell office:value-type="string" calcext:value-type="string">
            <text:p>Français</text:p>
          </table:table-cell>
          <table:table-cell office:value-type="float" office:value="2007" calcext:value-type="float">
            <text:p>200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çois Cluzet,Marie-Josée Croze,André Dussolier,Nathalie Baye,Jean Rochefort,Guillaume Canet</text:p>
          </table:table-cell>
          <table:table-cell office:value-type="string" calcext:value-type="string">
            <text:p>https://fr.wikipedia.org/wiki/Ne_le_dis_à_personne_%28film%29</text:p>
          </table:table-cell>
          <table:table-cell table:number-columns-repeated="100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-CGC</text:p>
          </table:table-cell>
          <table:table-cell office:value-type="string" calcext:value-type="string">
            <text:p>Les Petits Mouchoirs</text:p>
          </table:table-cell>
          <table:table-cell office:value-type="string" calcext:value-type="string">
            <text:p>Guillaume Canet</text:p>
          </table:table-cell>
          <table:table-cell office:value-type="string" calcext:value-type="string">
            <text:p>Français</text:p>
          </table:table-cell>
          <table:table-cell office:value-type="float" office:value="2010" calcext:value-type="float">
            <text:p>20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çois Cluzet,Marion Cotillard,Gilles Lellouche,Jean Dujardin,Laurent Laffite,Valérie Bonneton,Benoît Magimel,Pascale Arbillot</text:p>
          </table:table-cell>
          <table:table-cell office:value-type="string" calcext:value-type="string">
            <text:p>https://fr.wikipedia.org/wiki/Les_Petits_Mouchoirs</text:p>
          </table:table-cell>
          <table:table-cell table:number-columns-repeated="100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-CPT</text:p>
          </table:table-cell>
          <table:table-cell office:value-type="string" calcext:value-type="string">
            <text:p>Mon petit doigt m'a dit</text:p>
          </table:table-cell>
          <table:table-cell office:value-type="string" calcext:value-type="string">
            <text:p>Pascal Thomas</text:p>
          </table:table-cell>
          <table:table-cell office:value-type="string" calcext:value-type="string">
            <text:p>Français</text:p>
          </table:table-cell>
          <table:table-cell office:value-type="float" office:value="2005" calcext:value-type="float">
            <text:p>20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herine Frot,André Dussolier</text:p>
          </table:table-cell>
          <table:table-cell office:value-type="string" calcext:value-type="string">
            <text:p>https://fr.wikipedia.org/wiki/Mon_petit_doigt_m%27a_dit_%28film%29</text:p>
          </table:table-cell>
          <table:table-cell table:number-columns-repeated="100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-CPT</text:p>
          </table:table-cell>
          <table:table-cell office:value-type="string" calcext:value-type="string">
            <text:p>Le crime est notre affaire</text:p>
          </table:table-cell>
          <table:table-cell office:value-type="string" calcext:value-type="string">
            <text:p>Pascal Thomas</text:p>
          </table:table-cell>
          <table:table-cell office:value-type="string" calcext:value-type="string">
            <text:p>Français</text:p>
          </table:table-cell>
          <table:table-cell office:value-type="float" office:value="2008" calcext:value-type="float">
            <text:p>20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herine Frot,André Dussolier,Claude Rich,Annie Cordy,Chiara Mastroianni</text:p>
          </table:table-cell>
          <table:table-cell office:value-type="string" calcext:value-type="string">
            <text:p>https://fr.wikipedia.org/wiki/Le_crime_est_notre_affaire_%28film%29</text:p>
          </table:table-cell>
          <table:table-cell table:number-columns-repeated="100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-CPT</text:p>
          </table:table-cell>
          <table:table-cell office:value-type="string" calcext:value-type="string">
            <text:p>Associés contre le crime</text:p>
          </table:table-cell>
          <table:table-cell office:value-type="string" calcext:value-type="string">
            <text:p>Pascal Thomas</text:p>
          </table:table-cell>
          <table:table-cell office:value-type="string" calcext:value-type="string">
            <text:p>Français</text:p>
          </table:table-cell>
          <table:table-cell office:value-type="float" office:value="2012" calcext:value-type="float">
            <text:p>201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herine Frot,André Dussolier,Linh-Dan Pham</text:p>
          </table:table-cell>
          <table:table-cell office:value-type="string" calcext:value-type="string">
            <text:p>https://fr.wikipedia.org/wiki/Associés_contre_le_crime_%28film%29</text:p>
          </table:table-cell>
          <table:table-cell table:number-columns-repeated="100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dette Toulemonde</text:p>
          </table:table-cell>
          <table:table-cell office:value-type="string" calcext:value-type="string">
            <text:p>Eric-Emmanuel Schmitt</text:p>
          </table:table-cell>
          <table:table-cell office:value-type="string" calcext:value-type="string">
            <text:p>Français</text:p>
          </table:table-cell>
          <table:table-cell office:value-type="float" office:value="2007" calcext:value-type="float">
            <text:p>200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herine Frot,Albert Dupontel</text:p>
          </table:table-cell>
          <table:table-cell office:value-type="string" calcext:value-type="string">
            <text:p>https://fr.wikipedia.org/wiki/Odette_Toulemonde</text:p>
          </table:table-cell>
          <table:table-cell table:number-columns-repeated="100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 hommes et des dieux</text:p>
          </table:table-cell>
          <table:table-cell office:value-type="string" calcext:value-type="string">
            <text:p>Xavier Beauvois</text:p>
          </table:table-cell>
          <table:table-cell office:value-type="string" calcext:value-type="string">
            <text:p>Français</text:p>
          </table:table-cell>
          <table:table-cell office:value-type="float" office:value="2010" calcext:value-type="float">
            <text:p>20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mbert Wilson,Michael Lonsdale,Olivier Rabourdin,Philippe Laudenbach</text:p>
          </table:table-cell>
          <table:table-cell office:value-type="string" calcext:value-type="string">
            <text:p>https://fr.wikipedia.org/wiki/Des_hommes_et_des_dieux</text:p>
          </table:table-cell>
          <table:table-cell table:number-columns-repeated="100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 Femmes du 6e étage</text:p>
          </table:table-cell>
          <table:table-cell office:value-type="string" calcext:value-type="string">
            <text:p>Philippe Le Guay</text:p>
          </table:table-cell>
          <table:table-cell office:value-type="string" calcext:value-type="string">
            <text:p>Français</text:p>
          </table:table-cell>
          <table:table-cell office:value-type="float" office:value="2011" calcext:value-type="float">
            <text:p>201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brice Luchini,Sandrine Kiberlain,Natalia Verbeke,Carmen Maura</text:p>
          </table:table-cell>
          <table:table-cell office:value-type="string" calcext:value-type="string">
            <text:p>https://fr.wikipedia.org/wiki/Les_Femmes_du_6e_étage</text:p>
          </table:table-cell>
          <table:table-cell table:number-columns-repeated="100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e vie meilleure</text:p>
          </table:table-cell>
          <table:table-cell office:value-type="string" calcext:value-type="string">
            <text:p>Cédric Kahn</text:p>
          </table:table-cell>
          <table:table-cell office:value-type="string" calcext:value-type="string">
            <text:p>Français</text:p>
          </table:table-cell>
          <table:table-cell office:value-type="float" office:value="2012" calcext:value-type="float">
            <text:p>201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ïla Bekhti,Guillaume Canet</text:p>
          </table:table-cell>
          <table:table-cell office:value-type="string" calcext:value-type="string">
            <text:p>https://fr.wikipedia.org/wiki/Une_vie_meilleure</text:p>
          </table:table-cell>
          <table:table-cell table:number-columns-repeated="100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 rouille et d'os</text:p>
          </table:table-cell>
          <table:table-cell office:value-type="string" calcext:value-type="string">
            <text:p>Jacques Audiard</text:p>
          </table:table-cell>
          <table:table-cell office:value-type="string" calcext:value-type="string">
            <text:p>Français</text:p>
          </table:table-cell>
          <table:table-cell office:value-type="float" office:value="2012" calcext:value-type="float">
            <text:p>20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on Cotillard,Matthias Schoenaerts</text:p>
          </table:table-cell>
          <table:table-cell office:value-type="string" calcext:value-type="string">
            <text:p>https://fr.wikipedia.org/wiki/De_rouille_et_d%27os</text:p>
          </table:table-cell>
          <table:table-cell table:number-columns-repeated="100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ille redouble</text:p>
          </table:table-cell>
          <table:table-cell office:value-type="string" calcext:value-type="string">
            <text:p>Noémie Lvovsky</text:p>
          </table:table-cell>
          <table:table-cell office:value-type="string" calcext:value-type="string">
            <text:p>Français</text:p>
          </table:table-cell>
          <table:table-cell office:value-type="float" office:value="2012" calcext:value-type="float">
            <text:p>201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émie Lvovsky,Samir Guesmi,Judith Chemla,India Hair,Yolande Moreau,Michel Vuillermoz,Denis Podalydès,Vincent Lacoste</text:p>
          </table:table-cell>
          <table:table-cell office:value-type="string" calcext:value-type="string">
            <text:p>https://fr.wikipedia.org/wiki/Camille_redouble</text:p>
          </table:table-cell>
          <table:table-cell table:number-columns-repeated="100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 bout du conte</text:p>
          </table:table-cell>
          <table:table-cell office:value-type="string" calcext:value-type="string">
            <text:p>Agnès Jaoui</text:p>
          </table:table-cell>
          <table:table-cell office:value-type="string" calcext:value-type="string">
            <text:p>Français</text:p>
          </table:table-cell>
          <table:table-cell office:value-type="float" office:value="2012" calcext:value-type="float">
            <text:p>201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nès Jaoui,Jean-Pierre Bacri,Benjamin Biolay,Arthur Dupont,Agathe Bonitzer</text:p>
          </table:table-cell>
          <table:table-cell office:value-type="string" calcext:value-type="string">
            <text:p>https://fr.wikipedia.org/wiki/Au_bout_du_conte</text:p>
          </table:table-cell>
          <table:table-cell table:number-columns-repeated="100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ppeloup</text:p>
          </table:table-cell>
          <table:table-cell office:value-type="string" calcext:value-type="string">
            <text:p>Christian Duguay</text:p>
          </table:table-cell>
          <table:table-cell office:value-type="string" calcext:value-type="string">
            <text:p>Français</text:p>
          </table:table-cell>
          <table:table-cell office:value-type="float" office:value="2013" calcext:value-type="float">
            <text:p>201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laume Canet,Marina Hands,Daniel Auteuil,Lou de Laâge,Tcheky Karyo,Jacques Higelin</text:p>
          </table:table-cell>
          <table:table-cell office:value-type="string" calcext:value-type="string">
            <text:p>https://fr.wikipedia.org/wiki/Jappeloup_(film)</text:p>
          </table:table-cell>
          <table:table-cell table:number-columns-repeated="100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 héros</text:p>
          </table:table-cell>
          <table:table-cell office:value-type="string" calcext:value-type="string">
            <text:p>Éric Besnard</text:p>
          </table:table-cell>
          <table:table-cell office:value-type="string" calcext:value-type="string">
            <text:p>Français</text:p>
          </table:table-cell>
          <table:table-cell office:value-type="float" office:value="2013" calcext:value-type="float">
            <text:p>20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iane Balasko,Gérard Jugnot,Clovis Cornillac,Pierre Richard</text:p>
          </table:table-cell>
          <table:table-cell office:value-type="string" calcext:value-type="string">
            <text:p>https://fr.wikipedia.org/wiki/Mes_héros</text:p>
          </table:table-cell>
          <table:table-cell table:number-columns-repeated="100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Vie d'Adèle : Chapitres 1 et 2</text:p>
          </table:table-cell>
          <table:table-cell office:value-type="string" calcext:value-type="string">
            <text:p>Abdellatif Kechiche</text:p>
          </table:table-cell>
          <table:table-cell office:value-type="string" calcext:value-type="string">
            <text:p>Français</text:p>
          </table:table-cell>
          <table:table-cell office:value-type="float" office:value="2013" calcext:value-type="float">
            <text:p>2013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èle Exarchopoulos,Léa Seydoux</text:p>
          </table:table-cell>
          <table:table-cell office:value-type="string" calcext:value-type="string">
            <text:p>https://fr.wikipedia.org/wiki/La_Vie_d%27Adèle_:_Chapitres_1_et_2</text:p>
          </table:table-cell>
          <table:table-cell table:number-columns-repeated="100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lle et Sébastien</text:p>
          </table:table-cell>
          <table:table-cell office:value-type="string" calcext:value-type="string">
            <text:p>Nicolas Vanier</text:p>
          </table:table-cell>
          <table:table-cell office:value-type="string" calcext:value-type="string">
            <text:p>Français</text:p>
          </table:table-cell>
          <table:table-cell office:value-type="float" office:value="2013" calcext:value-type="float">
            <text:p>201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élix Bossuet,Tcheky Karyo,Margaux Chatelier</text:p>
          </table:table-cell>
          <table:table-cell office:value-type="string" calcext:value-type="string">
            <text:p>https://fr.wikipedia.org/wiki/Belle_et_Sébastien_(film)</text:p>
          </table:table-cell>
          <table:table-cell table:number-columns-repeated="100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sferatu le vampire</text:p>
          </table:table-cell>
          <table:table-cell office:value-type="string" calcext:value-type="string">
            <text:p>Friedrich Wilhelm Murnau</text:p>
          </table:table-cell>
          <table:table-cell office:value-type="string" calcext:value-type="string">
            <text:p>Allemand</text:p>
          </table:table-cell>
          <table:table-cell office:value-type="float" office:value="1922" calcext:value-type="float">
            <text:p>192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ue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Schreck,Gustav von Wangenheim,Alexander Granach,Greta Schröder</text:p>
          </table:table-cell>
          <table:table-cell office:value-type="string" calcext:value-type="string">
            <text:p>https://fr.wikipedia.org/wiki/Nosferatu_le_vampire</text:p>
          </table:table-cell>
          <table:table-cell table:number-columns-repeated="100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 Dernier des hommes</text:p>
          </table:table-cell>
          <table:table-cell office:value-type="string" calcext:value-type="string">
            <text:p>Friedrich Wilhelm Murnau</text:p>
          </table:table-cell>
          <table:table-cell office:value-type="string" calcext:value-type="string">
            <text:p>Allemand</text:p>
          </table:table-cell>
          <table:table-cell office:value-type="float" office:value="1924" calcext:value-type="float">
            <text:p>192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ue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il Jannings,Maly Delschaft,Max Hiller</text:p>
          </table:table-cell>
          <table:table-cell office:value-type="string" calcext:value-type="string">
            <text:p>https://fr.wikipedia.org/wiki/Le_Dernier_des_hommes</text:p>
          </table:table-cell>
          <table:table-cell table:number-columns-repeated="100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'Aurore</text:p>
          </table:table-cell>
          <table:table-cell office:value-type="string" calcext:value-type="string">
            <text:p>Friedrich Wilhelm Murnau</text:p>
          </table:table-cell>
          <table:table-cell office:value-type="string" calcext:value-type="string">
            <text:p>Anglais</text:p>
          </table:table-cell>
          <table:table-cell office:value-type="float" office:value="1927" calcext:value-type="float">
            <text:p>192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ue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net Gaynor,George O'Brien,Margaret Livingston</text:p>
          </table:table-cell>
          <table:table-cell office:value-type="string" calcext:value-type="string">
            <text:p>https://fr.wikipedia.org/wiki/L%27Aurore_(film,_1927)</text:p>
          </table:table-cell>
          <table:table-cell table:number-columns-repeated="100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ropolis</text:p>
          </table:table-cell>
          <table:table-cell office:value-type="string" calcext:value-type="string">
            <text:p>Fritz Lang</text:p>
          </table:table-cell>
          <table:table-cell office:value-type="string" calcext:value-type="string">
            <text:p>Allemand</text:p>
          </table:table-cell>
          <table:table-cell office:value-type="float" office:value="1926" calcext:value-type="float">
            <text:p>19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ue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fred Abel,Brigitte Helm,Gustav Fröhlich,Rudolf Klein-Rogge</text:p>
          </table:table-cell>
          <table:table-cell office:value-type="string" calcext:value-type="string">
            <text:p>https://fr.wikipedia.org/wiki/Metropolis_(film,_1927)</text:p>
          </table:table-cell>
          <table:table-cell table:number-columns-repeated="100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lou</text:p>
          </table:table-cell>
          <table:table-cell office:value-type="string" calcext:value-type="string">
            <text:p>G. W. Pabst</text:p>
          </table:table-cell>
          <table:table-cell office:value-type="string" calcext:value-type="string">
            <text:p>Allemand</text:p>
          </table:table-cell>
          <table:table-cell office:value-type="float" office:value="1929" calcext:value-type="float">
            <text:p>192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ue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uise Brooks,Francis Lederer,Carl Goetz,Alice Roberts</text:p>
          </table:table-cell>
          <table:table-cell office:value-type="string" calcext:value-type="string">
            <text:p>https://fr.wikipedia.org/wiki/Loulou_(film,_1929)</text:p>
          </table:table-cell>
          <table:table-cell table:number-columns-repeated="100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-IB1</text:p>
          </table:table-cell>
          <table:table-cell office:value-type="string" calcext:value-type="string">
            <text:p>Le Septième Sceau</text:p>
          </table:table-cell>
          <table:table-cell office:value-type="string" calcext:value-type="string">
            <text:p>Ingmar Bergman</text:p>
          </table:table-cell>
          <table:table-cell office:value-type="string" calcext:value-type="string">
            <text:p>Suèdois</text:p>
          </table:table-cell>
          <table:table-cell office:value-type="float" office:value="1957" calcext:value-type="float">
            <text:p>195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 Von Sydow,Gunnar Björnstrand,Gunnel Lindblom</text:p>
          </table:table-cell>
          <table:table-cell office:value-type="string" calcext:value-type="string">
            <text:p>https://fr.wikipedia.org/wiki/Le_Septième_Sceau</text:p>
          </table:table-cell>
          <table:table-cell table:number-columns-repeated="100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-IB1</text:p>
          </table:table-cell>
          <table:table-cell office:value-type="string" calcext:value-type="string">
            <text:p>Ville portuaire</text:p>
          </table:table-cell>
          <table:table-cell office:value-type="string" calcext:value-type="string">
            <text:p>Ingmar Bergman</text:p>
          </table:table-cell>
          <table:table-cell office:value-type="string" calcext:value-type="string">
            <text:p>Suèdois</text:p>
          </table:table-cell>
          <table:table-cell office:value-type="float" office:value="1948" calcext:value-type="float">
            <text:p>19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ne-Christine Jönsson,Bengt Eklund</text:p>
          </table:table-cell>
          <table:table-cell office:value-type="string" calcext:value-type="string">
            <text:p>https://fr.wikipedia.org/wiki/Ville_portuaire</text:p>
          </table:table-cell>
          <table:table-cell table:number-columns-repeated="100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-IB2</text:p>
          </table:table-cell>
          <table:table-cell office:value-type="string" calcext:value-type="string">
            <text:p>Les Fraises sauvages</text:p>
          </table:table-cell>
          <table:table-cell office:value-type="string" calcext:value-type="string">
            <text:p>Ingmar Bergman</text:p>
          </table:table-cell>
          <table:table-cell office:value-type="string" calcext:value-type="string">
            <text:p>Suèdois</text:p>
          </table:table-cell>
          <table:table-cell office:value-type="float" office:value="1957" calcext:value-type="float">
            <text:p>195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 Sjöström,Bibi Andersson,Ingrid Thulin,Gunnar Björnstrand</text:p>
          </table:table-cell>
          <table:table-cell office:value-type="string" calcext:value-type="string">
            <text:p>https://fr.wikipedia.org/wiki/Les_Fraises_sauvages</text:p>
          </table:table-cell>
          <table:table-cell table:number-columns-repeated="100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-IB2</text:p>
          </table:table-cell>
          <table:table-cell office:value-type="string" calcext:value-type="string">
            <text:p>L'Attente des femmes</text:p>
          </table:table-cell>
          <table:table-cell office:value-type="string" calcext:value-type="string">
            <text:p>Ingmar Bergman</text:p>
          </table:table-cell>
          <table:table-cell office:value-type="string" calcext:value-type="string">
            <text:p>Suèdois</text:p>
          </table:table-cell>
          <table:table-cell office:value-type="float" office:value="1952" calcext:value-type="float">
            <text:p>195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ta Björk,Eva Dahlbeck,Maj-Britt Nilsson,Birger Malmsten,Gunnar Björnstrand</text:p>
          </table:table-cell>
          <table:table-cell office:value-type="string" calcext:value-type="string">
            <text:p>https://fr.wikipedia.org/wiki/L%27Attente_des_femmes</text:p>
          </table:table-cell>
          <table:table-cell table:number-columns-repeated="100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-IB3</text:p>
          </table:table-cell>
          <table:table-cell office:value-type="string" calcext:value-type="string">
            <text:p>Sourires d'une nuit d'été</text:p>
          </table:table-cell>
          <table:table-cell office:value-type="string" calcext:value-type="string">
            <text:p>Ingmar Bergman</text:p>
          </table:table-cell>
          <table:table-cell office:value-type="string" calcext:value-type="string">
            <text:p>Suèdois</text:p>
          </table:table-cell>
          <table:table-cell office:value-type="float" office:value="1955" calcext:value-type="float">
            <text:p>195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lla Jacobsson,Gunnar Björnstrand,Eva Dahlbeck</text:p>
          </table:table-cell>
          <table:table-cell office:value-type="string" calcext:value-type="string">
            <text:p>https://fr.wikipedia.org/wiki/Sourires_d%27une_nuit_d%27été</text:p>
          </table:table-cell>
          <table:table-cell table:number-columns-repeated="100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-IB3</text:p>
          </table:table-cell>
          <table:table-cell office:value-type="string" calcext:value-type="string">
            <text:p>L'Œil du diable</text:p>
          </table:table-cell>
          <table:table-cell office:value-type="string" calcext:value-type="string">
            <text:p>Ingmar Bergman</text:p>
          </table:table-cell>
          <table:table-cell office:value-type="string" calcext:value-type="string">
            <text:p>Suèdois</text:p>
          </table:table-cell>
          <table:table-cell office:value-type="float" office:value="1960" calcext:value-type="float">
            <text:p>196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rl Kulle,Bibi Andersson,Stig Jarrel</text:p>
          </table:table-cell>
          <table:table-cell office:value-type="string" calcext:value-type="string">
            <text:p>https://fr.wikipedia.org/wiki/L%27Œil_du_diable</text:p>
          </table:table-cell>
          <table:table-cell table:number-columns-repeated="100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its blanches</text:p>
          </table:table-cell>
          <table:table-cell office:value-type="string" calcext:value-type="string">
            <text:p>Luchino Visconti</text:p>
          </table:table-cell>
          <table:table-cell office:value-type="string" calcext:value-type="string">
            <text:p>Italien</text:p>
          </table:table-cell>
          <table:table-cell office:value-type="float" office:value="1957" calcext:value-type="float">
            <text:p>195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a Schell,Marcello Mastroianni,Jean Marais</text:p>
          </table:table-cell>
          <table:table-cell office:value-type="string" calcext:value-type="string">
            <text:p>https://fr.wikipedia.org/wiki/Nuits_blanches_(film,_1957)</text:p>
          </table:table-cell>
          <table:table-cell table:number-columns-repeated="100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 Guépard</text:p>
          </table:table-cell>
          <table:table-cell office:value-type="string" calcext:value-type="string">
            <text:p>Luchino Visconti</text:p>
          </table:table-cell>
          <table:table-cell office:value-type="string" calcext:value-type="string">
            <text:p>Italien</text:p>
          </table:table-cell>
          <table:table-cell office:value-type="float" office:value="1963" calcext:value-type="float">
            <text:p>196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rt Lancaster,Alain Delon,Claudia Cardinale</text:p>
          </table:table-cell>
          <table:table-cell office:value-type="string" calcext:value-type="string">
            <text:p>https://fr.wikipedia.org/wiki/Le_Guépard_(film)</text:p>
          </table:table-cell>
          <table:table-cell table:number-columns-repeated="100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strada</text:p>
          </table:table-cell>
          <table:table-cell office:value-type="string" calcext:value-type="string">
            <text:p>Frederico Fellini</text:p>
          </table:table-cell>
          <table:table-cell office:value-type="string" calcext:value-type="string">
            <text:p>Italien</text:p>
          </table:table-cell>
          <table:table-cell office:value-type="float" office:value="1955" calcext:value-type="float">
            <text:p>19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thony Quinn,Giulietta Masina</text:p>
          </table:table-cell>
          <table:table-cell office:value-type="string" calcext:value-type="string">
            <text:p>https://fr.wikipedia.org/wiki/La_strada</text:p>
          </table:table-cell>
          <table:table-cell table:number-columns-repeated="100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Fleur de mon secret</text:p>
          </table:table-cell>
          <table:table-cell office:value-type="string" calcext:value-type="string">
            <text:p>Pedro Almodóvar</text:p>
          </table:table-cell>
          <table:table-cell office:value-type="string" calcext:value-type="string">
            <text:p>Espagnol</text:p>
          </table:table-cell>
          <table:table-cell office:value-type="float" office:value="1995" calcext:value-type="float">
            <text:p>199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sa Paredes,Imanol Arias,Juan Echanove,Carme Elías</text:p>
          </table:table-cell>
          <table:table-cell office:value-type="string" calcext:value-type="string">
            <text:p>https://fr.wikipedia.org/wiki/La_Fleur_de_mon_secret</text:p>
          </table:table-cell>
          <table:table-cell table:number-columns-repeated="100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t sur ma mère</text:p>
          </table:table-cell>
          <table:table-cell office:value-type="string" calcext:value-type="string">
            <text:p>Pedro Almodóvar</text:p>
          </table:table-cell>
          <table:table-cell office:value-type="string" calcext:value-type="string">
            <text:p>Espagnol</text:p>
          </table:table-cell>
          <table:table-cell office:value-type="float" office:value="1999" calcext:value-type="float">
            <text:p>19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cilia Roth,Marisa Paredes,Penelope Cruz,Candela Peña,Antonia San Juan</text:p>
          </table:table-cell>
          <table:table-cell office:value-type="string" calcext:value-type="string">
            <text:p>https://fr.wikipedia.org/wiki/Tout_sur_ma_mère</text:p>
          </table:table-cell>
          <table:table-cell table:number-columns-repeated="100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3-CYO</text:p>
          </table:table-cell>
          <table:table-cell office:value-type="string" calcext:value-type="string">
            <text:p>Gosses de Tokyo</text:p>
          </table:table-cell>
          <table:table-cell office:value-type="string" calcext:value-type="string">
            <text:p>Yasujiro Ozu</text:p>
          </table:table-cell>
          <table:table-cell office:value-type="string" calcext:value-type="string">
            <text:p>Japonais</text:p>
          </table:table-cell>
          <table:table-cell office:value-type="float" office:value="1932" calcext:value-type="float">
            <text:p>193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edo Sugawara,Tokkan Kozo,Tatsuo Saito,Mitsuko Yoshikawa</text:p>
          </table:table-cell>
          <table:table-cell office:value-type="string" calcext:value-type="string">
            <text:p>https://fr.wikipedia.org/wiki/Gosses_de_Tokyo</text:p>
          </table:table-cell>
          <table:table-cell table:number-columns-repeated="100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3-CYO</text:p>
          </table:table-cell>
          <table:table-cell office:value-type="string" calcext:value-type="string">
            <text:p>Fleurs d'équinoxe</text:p>
          </table:table-cell>
          <table:table-cell office:value-type="string" calcext:value-type="string">
            <text:p>Yasujiro Ozu</text:p>
          </table:table-cell>
          <table:table-cell office:value-type="string" calcext:value-type="string">
            <text:p>Japonais</text:p>
          </table:table-cell>
          <table:table-cell office:value-type="float" office:value="1958" calcext:value-type="float">
            <text:p>195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n Saburi,Kinuyo Tanaka,Ineko Arima,Fujiko Yamamoto</text:p>
          </table:table-cell>
          <table:table-cell office:value-type="string" calcext:value-type="string">
            <text:p>https://fr.wikipedia.org/wiki/Fleurs_d%27équinoxe</text:p>
          </table:table-cell>
          <table:table-cell table:number-columns-repeated="100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3-CYO</text:p>
          </table:table-cell>
          <table:table-cell office:value-type="string" calcext:value-type="string">
            <text:p>Bonjour</text:p>
          </table:table-cell>
          <table:table-cell office:value-type="string" calcext:value-type="string">
            <text:p>Yasujiro Ozu</text:p>
          </table:table-cell>
          <table:table-cell office:value-type="string" calcext:value-type="string">
            <text:p>Japonais</text:p>
          </table:table-cell>
          <table:table-cell office:value-type="float" office:value="1959" calcext:value-type="float">
            <text:p>195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niko Miyake,Chishu Ryu,Yoshiko Kuga</text:p>
          </table:table-cell>
          <table:table-cell office:value-type="string" calcext:value-type="string">
            <text:p>https://fr.wikipedia.org/wiki/Bonjour_(film,_1959)</text:p>
          </table:table-cell>
          <table:table-cell table:number-columns-repeated="100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3-CYO</text:p>
          </table:table-cell>
          <table:table-cell office:value-type="string" calcext:value-type="string">
            <text:p>Fin d'automne</text:p>
          </table:table-cell>
          <table:table-cell office:value-type="string" calcext:value-type="string">
            <text:p>Yasujiro Ozu</text:p>
          </table:table-cell>
          <table:table-cell office:value-type="string" calcext:value-type="string">
            <text:p>Japonais</text:p>
          </table:table-cell>
          <table:table-cell office:value-type="float" office:value="1960" calcext:value-type="float">
            <text:p>196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suko Hara,Yōko Tsukasa,Mariko Okada</text:p>
          </table:table-cell>
          <table:table-cell office:value-type="string" calcext:value-type="string">
            <text:p>https://fr.wikipedia.org/wiki/Fin_d%27automne</text:p>
          </table:table-cell>
          <table:table-cell table:number-columns-repeated="100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3-CYO</text:p>
          </table:table-cell>
          <table:table-cell office:value-type="string" calcext:value-type="string">
            <text:p>Dernier Caprice</text:p>
          </table:table-cell>
          <table:table-cell office:value-type="string" calcext:value-type="string">
            <text:p>Yasujiro Ozu</text:p>
          </table:table-cell>
          <table:table-cell office:value-type="string" calcext:value-type="string">
            <text:p>Japonais</text:p>
          </table:table-cell>
          <table:table-cell office:value-type="float" office:value="1961" calcext:value-type="float">
            <text:p>196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njiro Nakamura,Setsuko Hara,Yōko Tsukasa</text:p>
          </table:table-cell>
          <table:table-cell office:value-type="string" calcext:value-type="string">
            <text:p>https://fr.wikipedia.org/wiki/Dernier_Caprice</text:p>
          </table:table-cell>
          <table:table-cell table:number-columns-repeated="100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3-CYO</text:p>
          </table:table-cell>
          <table:table-cell office:value-type="string" calcext:value-type="string">
            <text:p>Le Goût du saké</text:p>
          </table:table-cell>
          <table:table-cell office:value-type="string" calcext:value-type="string">
            <text:p>Yasujiro Ozu</text:p>
          </table:table-cell>
          <table:table-cell office:value-type="string" calcext:value-type="string">
            <text:p>Japonais</text:p>
          </table:table-cell>
          <table:table-cell office:value-type="float" office:value="1962" calcext:value-type="float">
            <text:p>196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hu Ryu,Shima Iwashita,Keiji Sada</text:p>
          </table:table-cell>
          <table:table-cell office:value-type="string" calcext:value-type="string">
            <text:p>https://fr.wikipedia.org/wiki/Le_Goût_du_saké</text:p>
          </table:table-cell>
          <table:table-cell table:number-columns-repeated="100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3-CAK</text:p>
          </table:table-cell>
          <table:table-cell office:value-type="string" calcext:value-type="string">
            <text:p>La Légende du grand judo</text:p>
          </table:table-cell>
          <table:table-cell office:value-type="string" calcext:value-type="string">
            <text:p>Akira Kurosawa</text:p>
          </table:table-cell>
          <table:table-cell office:value-type="string" calcext:value-type="string">
            <text:p>Japonais</text:p>
          </table:table-cell>
          <table:table-cell office:value-type="float" office:value="1943" calcext:value-type="float">
            <text:p>194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jiro Okochi,Susumu Fujita,Yukiko Todoroki,Takashi Shimura</text:p>
          </table:table-cell>
          <table:table-cell office:value-type="string" calcext:value-type="string">
            <text:p>https://fr.wikipedia.org/wiki/La_Légende_du_grand_judo</text:p>
          </table:table-cell>
          <table:table-cell table:number-columns-repeated="100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3-CAK</text:p>
          </table:table-cell>
          <table:table-cell office:value-type="string" calcext:value-type="string">
            <text:p>Le Château de l'araignée</text:p>
          </table:table-cell>
          <table:table-cell office:value-type="string" calcext:value-type="string">
            <text:p>Akira Kurosawa</text:p>
          </table:table-cell>
          <table:table-cell office:value-type="string" calcext:value-type="string">
            <text:p>Japonais</text:p>
          </table:table-cell>
          <table:table-cell office:value-type="float" office:value="1957" calcext:value-type="float">
            <text:p>195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shiro Mifune,Isuzu Yamada,Takashi Shimura</text:p>
          </table:table-cell>
          <table:table-cell office:value-type="string" calcext:value-type="string">
            <text:p>https://fr.wikipedia.org/wiki/Le_Château_de_l%27araignée</text:p>
          </table:table-cell>
          <table:table-cell table:number-columns-repeated="100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3-CAK</text:p>
          </table:table-cell>
          <table:table-cell office:value-type="string" calcext:value-type="string">
            <text:p>La Forteresse cachée</text:p>
          </table:table-cell>
          <table:table-cell office:value-type="string" calcext:value-type="string">
            <text:p>Akira Kurosawa</text:p>
          </table:table-cell>
          <table:table-cell office:value-type="string" calcext:value-type="string">
            <text:p>Japonais</text:p>
          </table:table-cell>
          <table:table-cell office:value-type="float" office:value="1958" calcext:value-type="float">
            <text:p>195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shiro Mifune,Misa Uehara,Minoru Chiaki</text:p>
          </table:table-cell>
          <table:table-cell office:value-type="string" calcext:value-type="string">
            <text:p>https://fr.wikipedia.org/wiki/La_Forteresse_cachée</text:p>
          </table:table-cell>
          <table:table-cell table:number-columns-repeated="100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3-CAK</text:p>
          </table:table-cell>
          <table:table-cell office:value-type="string" calcext:value-type="string">
            <text:p>Sanjuro</text:p>
          </table:table-cell>
          <table:table-cell office:value-type="string" calcext:value-type="string">
            <text:p>Akira Kurosawa</text:p>
          </table:table-cell>
          <table:table-cell office:value-type="string" calcext:value-type="string">
            <text:p>Japonais</text:p>
          </table:table-cell>
          <table:table-cell office:value-type="float" office:value="1962" calcext:value-type="float">
            <text:p>196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shiro Mifune,Tatsuya Nakadai,Keiju Kobayashi,Yuzo Kayama</text:p>
          </table:table-cell>
          <table:table-cell office:value-type="string" calcext:value-type="string">
            <text:p>https://fr.wikipedia.org/wiki/Sanjuro</text:p>
          </table:table-cell>
          <table:table-cell table:number-columns-repeated="100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3-CAK</text:p>
          </table:table-cell>
          <table:table-cell office:value-type="string" calcext:value-type="string">
            <text:p>Barberousse</text:p>
          </table:table-cell>
          <table:table-cell office:value-type="string" calcext:value-type="string">
            <text:p>Akira Kurosawa</text:p>
          </table:table-cell>
          <table:table-cell office:value-type="string" calcext:value-type="string">
            <text:p>Japonais</text:p>
          </table:table-cell>
          <table:table-cell office:value-type="float" office:value="1965" calcext:value-type="float">
            <text:p>196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shiro Mifune,Yuzo Kayama</text:p>
          </table:table-cell>
          <table:table-cell office:value-type="string" calcext:value-type="string">
            <text:p>https://fr.wikipedia.org/wiki/Barberousse_(film,_1965)</text:p>
          </table:table-cell>
          <table:table-cell table:number-columns-repeated="100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3-CAK</text:p>
          </table:table-cell>
          <table:table-cell office:value-type="string" calcext:value-type="string">
            <text:p>Dodes'kaden</text:p>
          </table:table-cell>
          <table:table-cell office:value-type="string" calcext:value-type="string">
            <text:p>Akira Kurosawa</text:p>
          </table:table-cell>
          <table:table-cell office:value-type="string" calcext:value-type="string">
            <text:p>Japonais</text:p>
          </table:table-cell>
          <table:table-cell office:value-type="float" office:value="1970" calcext:value-type="float">
            <text:p>197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shitaka Zushi,Kin Sugai</text:p>
          </table:table-cell>
          <table:table-cell office:value-type="string" calcext:value-type="string">
            <text:p>https://fr.wikipedia.org/wiki/Dodes%27kaden</text:p>
          </table:table-cell>
          <table:table-cell table:number-columns-repeated="100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Akira Kurosawa</text:p>
          </table:table-cell>
          <table:table-cell office:value-type="string" calcext:value-type="string">
            <text:p>Japonais</text:p>
          </table:table-cell>
          <table:table-cell office:value-type="float" office:value="1952" calcext:value-type="float">
            <text:p>195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ashi Shimura</text:p>
          </table:table-cell>
          <table:table-cell office:value-type="string" calcext:value-type="string">
            <text:p>https://fr.wikipedia.org/wiki/Vivre_(film,_1952)</text:p>
          </table:table-cell>
          <table:table-cell table:number-columns-repeated="100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'Ange ivre</text:p>
          </table:table-cell>
          <table:table-cell office:value-type="string" calcext:value-type="string">
            <text:p>Akira Kurosawa</text:p>
          </table:table-cell>
          <table:table-cell office:value-type="string" calcext:value-type="string">
            <text:p>Japonais</text:p>
          </table:table-cell>
          <table:table-cell office:value-type="float" office:value="1948" calcext:value-type="float">
            <text:p>194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ashi Shimura,Toshiro Mifune</text:p>
          </table:table-cell>
          <table:table-cell office:value-type="string" calcext:value-type="string">
            <text:p>https://fr.wikipedia.org/wiki/L%27Ange_ivre</text:p>
          </table:table-cell>
          <table:table-cell table:number-columns-repeated="100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en enragé</text:p>
          </table:table-cell>
          <table:table-cell office:value-type="string" calcext:value-type="string">
            <text:p>Akira Kurosawa</text:p>
          </table:table-cell>
          <table:table-cell office:value-type="string" calcext:value-type="string">
            <text:p>Japonais</text:p>
          </table:table-cell>
          <table:table-cell office:value-type="float" office:value="1949" calcext:value-type="float">
            <text:p>194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shiro Mifune,Takashi Shimura</text:p>
          </table:table-cell>
          <table:table-cell office:value-type="string" calcext:value-type="string">
            <text:p>https://fr.wikipedia.org/wiki/Chien_enragé</text:p>
          </table:table-cell>
          <table:table-cell table:number-columns-repeated="100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s Sept Samouraïs</text:p>
          </table:table-cell>
          <table:table-cell office:value-type="string" calcext:value-type="string">
            <text:p>Akira Kurosawa</text:p>
          </table:table-cell>
          <table:table-cell office:value-type="string" calcext:value-type="string">
            <text:p>Japonais</text:p>
          </table:table-cell>
          <table:table-cell office:value-type="float" office:value="1954" calcext:value-type="float">
            <text:p>195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ashi Shimura,Toshiro Mifune,Seiji Miyaguchi</text:p>
          </table:table-cell>
          <table:table-cell office:value-type="string" calcext:value-type="string">
            <text:p>https://fr.wikipedia.org/wiki/Les_Sept_Samouraïs</text:p>
          </table:table-cell>
          <table:table-cell table:number-columns-repeated="100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tre le ciel et l'enfer</text:p>
          </table:table-cell>
          <table:table-cell office:value-type="string" calcext:value-type="string">
            <text:p>Akira Kurosawa</text:p>
          </table:table-cell>
          <table:table-cell office:value-type="string" calcext:value-type="string">
            <text:p>Japonais</text:p>
          </table:table-cell>
          <table:table-cell office:value-type="float" office:value="1963" calcext:value-type="float">
            <text:p>196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shiro Mifune,Tatsuya Nakadai</text:p>
          </table:table-cell>
          <table:table-cell office:value-type="string" calcext:value-type="string">
            <text:p>https://fr.wikipedia.org/wiki/Entre_le_ciel_et_l%27enfer</text:p>
          </table:table-cell>
          <table:table-cell table:number-columns-repeated="100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</text:p>
          </table:table-cell>
          <table:table-cell office:value-type="string" calcext:value-type="string">
            <text:p>Akira Kurosawa</text:p>
          </table:table-cell>
          <table:table-cell office:value-type="string" calcext:value-type="string">
            <text:p>Japonais</text:p>
          </table:table-cell>
          <table:table-cell office:value-type="float" office:value="1985" calcext:value-type="float">
            <text:p>198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tsuya Nakadai,Mieko Harada</text:p>
          </table:table-cell>
          <table:table-cell office:value-type="string" calcext:value-type="string">
            <text:p>https://fr.wikipedia.org/wiki/Ran_(film,_1985)</text:p>
          </table:table-cell>
          <table:table-cell table:number-columns-repeated="100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3-CKM1</text:p>
          </table:table-cell>
          <table:table-cell office:value-type="string" calcext:value-type="string">
            <text:p>L'Épée Bijomaru</text:p>
          </table:table-cell>
          <table:table-cell office:value-type="string" calcext:value-type="string">
            <text:p>Kenji Mizoguchi</text:p>
          </table:table-cell>
          <table:table-cell office:value-type="string" calcext:value-type="string">
            <text:p>Japonais</text:p>
          </table:table-cell>
          <table:table-cell office:value-type="float" office:value="1945" calcext:value-type="float">
            <text:p>19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taro Hanayagi,Isuzu Yamada</text:p>
          </table:table-cell>
          <table:table-cell office:value-type="string" calcext:value-type="string">
            <text:p>https://fr.wikipedia.org/wiki/L%27Épée_Bijomaru</text:p>
          </table:table-cell>
          <table:table-cell table:number-columns-repeated="100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3-CKM1</text:p>
          </table:table-cell>
          <table:table-cell office:value-type="string" calcext:value-type="string">
            <text:p>Cinq femmes autour d'Utamaro</text:p>
          </table:table-cell>
          <table:table-cell office:value-type="string" calcext:value-type="string">
            <text:p>Kenji Mizoguchi</text:p>
          </table:table-cell>
          <table:table-cell office:value-type="string" calcext:value-type="string">
            <text:p>Japonais</text:p>
          </table:table-cell>
          <table:table-cell office:value-type="float" office:value="1946" calcext:value-type="float">
            <text:p>194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osuke Bando,Kinuyo Tanaka,Kotaro Bando</text:p>
          </table:table-cell>
          <table:table-cell office:value-type="string" calcext:value-type="string">
            <text:p>https://fr.wikipedia.org/wiki/Cinq_femmes_autour_d%27Utamaro</text:p>
          </table:table-cell>
          <table:table-cell table:number-columns-repeated="100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3-CKM1</text:p>
          </table:table-cell>
          <table:table-cell office:value-type="string" calcext:value-type="string">
            <text:p>L'Amour de l'actrice Sumako</text:p>
          </table:table-cell>
          <table:table-cell office:value-type="string" calcext:value-type="string">
            <text:p>Kenji Mizoguchi</text:p>
          </table:table-cell>
          <table:table-cell office:value-type="string" calcext:value-type="string">
            <text:p>Japonais</text:p>
          </table:table-cell>
          <table:table-cell office:value-type="float" office:value="1947" calcext:value-type="float">
            <text:p>194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uyo Tanaka,So Yamamura</text:p>
          </table:table-cell>
          <table:table-cell office:value-type="string" calcext:value-type="string">
            <text:p>https://fr.wikipedia.org/wiki/L%27Amour_de_l%27actrice_Sumako</text:p>
          </table:table-cell>
          <table:table-cell table:number-columns-repeated="100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3-CKM1</text:p>
          </table:table-cell>
          <table:table-cell office:value-type="string" calcext:value-type="string">
            <text:p>Femmes de la nuit</text:p>
          </table:table-cell>
          <table:table-cell office:value-type="string" calcext:value-type="string">
            <text:p>Kenji Mizoguchi</text:p>
          </table:table-cell>
          <table:table-cell office:value-type="string" calcext:value-type="string">
            <text:p>Japonais</text:p>
          </table:table-cell>
          <table:table-cell office:value-type="float" office:value="1948" calcext:value-type="float">
            <text:p>194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uyo Tanaka,Sanae Takasugi</text:p>
          </table:table-cell>
          <table:table-cell office:value-type="string" calcext:value-type="string">
            <text:p>https://fr.wikipedia.org/wiki/Femmes_de_la_nuit</text:p>
          </table:table-cell>
          <table:table-cell table:number-columns-repeated="100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3-CKM1</text:p>
          </table:table-cell>
          <table:table-cell office:value-type="string" calcext:value-type="string">
            <text:p>Flamme de mon amour</text:p>
          </table:table-cell>
          <table:table-cell office:value-type="string" calcext:value-type="string">
            <text:p>Kenji Mizoguchi</text:p>
          </table:table-cell>
          <table:table-cell office:value-type="string" calcext:value-type="string">
            <text:p>Japonais</text:p>
          </table:table-cell>
          <table:table-cell office:value-type="float" office:value="1949" calcext:value-type="float">
            <text:p>194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uyo Tanaka,Mitsuko Mito</text:p>
          </table:table-cell>
          <table:table-cell office:value-type="string" calcext:value-type="string">
            <text:p>https://fr.wikipedia.org/wiki/Flamme_de_mon_amour</text:p>
          </table:table-cell>
          <table:table-cell table:number-columns-repeated="100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3-CKM2</text:p>
          </table:table-cell>
          <table:table-cell office:value-type="string" calcext:value-type="string">
            <text:p>Miss Oyu</text:p>
          </table:table-cell>
          <table:table-cell office:value-type="string" calcext:value-type="string">
            <text:p>Kenji Mizoguchi</text:p>
          </table:table-cell>
          <table:table-cell office:value-type="string" calcext:value-type="string">
            <text:p>Japonais</text:p>
          </table:table-cell>
          <table:table-cell office:value-type="float" office:value="1951" calcext:value-type="float">
            <text:p>195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uyo Tanaka,Nobuko Otowa,Yuji Hori</text:p>
          </table:table-cell>
          <table:table-cell office:value-type="string" calcext:value-type="string">
            <text:p>https://fr.wikipedia.org/wiki/Miss_Oyu</text:p>
          </table:table-cell>
          <table:table-cell table:number-columns-repeated="100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3-CKM2</text:p>
          </table:table-cell>
          <table:table-cell office:value-type="string" calcext:value-type="string">
            <text:p>La Vie d'O'Haru femme galante</text:p>
          </table:table-cell>
          <table:table-cell office:value-type="string" calcext:value-type="string">
            <text:p>Kenji Mizoguchi</text:p>
          </table:table-cell>
          <table:table-cell office:value-type="string" calcext:value-type="string">
            <text:p>Japonais</text:p>
          </table:table-cell>
          <table:table-cell office:value-type="float" office:value="1952" calcext:value-type="float">
            <text:p>195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uyo Tanaka,Toshiro Mifune</text:p>
          </table:table-cell>
          <table:table-cell office:value-type="string" calcext:value-type="string">
            <text:p>https://fr.wikipedia.org/wiki/La_Vie_d%27O%27Haru_femme_galante</text:p>
          </table:table-cell>
          <table:table-cell table:number-columns-repeated="100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3-CKM2</text:p>
          </table:table-cell>
          <table:table-cell office:value-type="string" calcext:value-type="string">
            <text:p>Les Contes de la lune vague après la pluie</text:p>
          </table:table-cell>
          <table:table-cell office:value-type="string" calcext:value-type="string">
            <text:p>Kenji Mizoguchi</text:p>
          </table:table-cell>
          <table:table-cell office:value-type="string" calcext:value-type="string">
            <text:p>Japonais</text:p>
          </table:table-cell>
          <table:table-cell office:value-type="float" office:value="1953" calcext:value-type="float">
            <text:p>195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ayuki Mori,Machiko Kyo,Kinuyo Tanaka</text:p>
          </table:table-cell>
          <table:table-cell office:value-type="string" calcext:value-type="string">
            <text:p>https://fr.wikipedia.org/wiki/Les_Contes_de_la_lune_vague_après_la_pluie</text:p>
          </table:table-cell>
          <table:table-cell table:number-columns-repeated="100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3-CKM2</text:p>
          </table:table-cell>
          <table:table-cell office:value-type="string" calcext:value-type="string">
            <text:p>Les Musiciens de Gion</text:p>
          </table:table-cell>
          <table:table-cell office:value-type="string" calcext:value-type="string">
            <text:p>Kenji Mizoguchi</text:p>
          </table:table-cell>
          <table:table-cell office:value-type="string" calcext:value-type="string">
            <text:p>Japonais</text:p>
          </table:table-cell>
          <table:table-cell office:value-type="float" office:value="1953" calcext:value-type="float">
            <text:p>195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hiyo Kogure,Ayako Wakao</text:p>
          </table:table-cell>
          <table:table-cell office:value-type="string" calcext:value-type="string">
            <text:p>https://fr.wikipedia.org/wiki/Les_Musiciens_de_Gion</text:p>
          </table:table-cell>
          <table:table-cell table:number-columns-repeated="100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3-CKM2</text:p>
          </table:table-cell>
          <table:table-cell office:value-type="string" calcext:value-type="string">
            <text:p>La Rue de la honte</text:p>
          </table:table-cell>
          <table:table-cell office:value-type="string" calcext:value-type="string">
            <text:p>Kenji Mizoguchi</text:p>
          </table:table-cell>
          <table:table-cell office:value-type="string" calcext:value-type="string">
            <text:p>Japonais</text:p>
          </table:table-cell>
          <table:table-cell office:value-type="float" office:value="1956" calcext:value-type="float">
            <text:p>195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hiko Kyo,Aiko Mimasu,Ayako Wakao</text:p>
          </table:table-cell>
          <table:table-cell office:value-type="string" calcext:value-type="string">
            <text:p>https://fr.wikipedia.org/wiki/La_Rue_de_la_honte</text:p>
          </table:table-cell>
          <table:table-cell table:number-columns-repeated="100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3-CKM3</text:p>
          </table:table-cell>
          <table:table-cell office:value-type="string" calcext:value-type="string">
            <text:p>Les Amants crucifiés</text:p>
          </table:table-cell>
          <table:table-cell office:value-type="string" calcext:value-type="string">
            <text:p>Kenji Mizoguchi</text:p>
          </table:table-cell>
          <table:table-cell office:value-type="string" calcext:value-type="string">
            <text:p>Japonais</text:p>
          </table:table-cell>
          <table:table-cell office:value-type="float" office:value="1954" calcext:value-type="float">
            <text:p>195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zuo Hasegawa,Kyoko Kagawa,Yōko Minamida</text:p>
          </table:table-cell>
          <table:table-cell office:value-type="string" calcext:value-type="string">
            <text:p>https://fr.wikipedia.org/wiki/Les_Amants_crucifiés</text:p>
          </table:table-cell>
          <table:table-cell table:number-columns-repeated="100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3-CKM3</text:p>
          </table:table-cell>
          <table:table-cell office:value-type="string" calcext:value-type="string">
            <text:p>L'Intendant Sansho</text:p>
          </table:table-cell>
          <table:table-cell office:value-type="string" calcext:value-type="string">
            <text:p>Kenji Mizoguchi</text:p>
          </table:table-cell>
          <table:table-cell office:value-type="string" calcext:value-type="string">
            <text:p>Japonais</text:p>
          </table:table-cell>
          <table:table-cell office:value-type="float" office:value="1954" calcext:value-type="float">
            <text:p>195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uyo Tanaka,Yoshiaki Hanayagi,Kyoko Kagawa</text:p>
          </table:table-cell>
          <table:table-cell office:value-type="string" calcext:value-type="string">
            <text:p>https://fr.wikipedia.org/wiki/L%27Intendant_Sansho</text:p>
          </table:table-cell>
          <table:table-cell table:number-columns-repeated="100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3-CKM3</text:p>
          </table:table-cell>
          <table:table-cell office:value-type="string" calcext:value-type="string">
            <text:p>L'Impératrice Yang Kwei-Fei</text:p>
          </table:table-cell>
          <table:table-cell office:value-type="string" calcext:value-type="string">
            <text:p>Kenji Mizoguchi</text:p>
          </table:table-cell>
          <table:table-cell office:value-type="string" calcext:value-type="string">
            <text:p>Japonais</text:p>
          </table:table-cell>
          <table:table-cell office:value-type="float" office:value="1955" calcext:value-type="float">
            <text:p>195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hiko Kyo,Masayuki Mori,So Yamamura</text:p>
          </table:table-cell>
          <table:table-cell office:value-type="string" calcext:value-type="string">
            <text:p>https://fr.wikipedia.org/wiki/L%27Impératrice_Yang_Kwei-Fei</text:p>
          </table:table-cell>
          <table:table-cell table:number-columns-repeated="100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3-CKM3</text:p>
          </table:table-cell>
          <table:table-cell office:value-type="string" calcext:value-type="string">
            <text:p>Le Héros sacrilège</text:p>
          </table:table-cell>
          <table:table-cell office:value-type="string" calcext:value-type="string">
            <text:p>Kenji Mizoguchi</text:p>
          </table:table-cell>
          <table:table-cell office:value-type="string" calcext:value-type="string">
            <text:p>Japonais</text:p>
          </table:table-cell>
          <table:table-cell office:value-type="float" office:value="1955" calcext:value-type="float">
            <text:p>195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rutoshi Hayashi,Raizo Ichikawa</text:p>
          </table:table-cell>
          <table:table-cell office:value-type="string" calcext:value-type="string">
            <text:p>https://fr.wikipedia.org/wiki/Le_Héros_sacrilège</text:p>
          </table:table-cell>
          <table:table-cell table:number-columns-repeated="100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 Détroit de la faim</text:p>
          </table:table-cell>
          <table:table-cell office:value-type="string" calcext:value-type="string">
            <text:p>Tomu Uchida</text:p>
          </table:table-cell>
          <table:table-cell office:value-type="string" calcext:value-type="string">
            <text:p>Japonais</text:p>
          </table:table-cell>
          <table:table-cell office:value-type="float" office:value="1965" calcext:value-type="float">
            <text:p>196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ntaro Mikuni,Sachiko Hidari</text:p>
          </table:table-cell>
          <table:table-cell office:value-type="string" calcext:value-type="string">
            <text:p>https://fr.wikipedia.org/wiki/Le_Détroit_de_la_faim</text:p>
          </table:table-cell>
          <table:table-cell table:number-columns-repeated="100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'Empire des sens</text:p>
          </table:table-cell>
          <table:table-cell office:value-type="string" calcext:value-type="string">
            <text:p>Nagisa Oshima</text:p>
          </table:table-cell>
          <table:table-cell office:value-type="string" calcext:value-type="string">
            <text:p>Japonais</text:p>
          </table:table-cell>
          <table:table-cell office:value-type="float" office:value="1976" calcext:value-type="float">
            <text:p>197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iko Matsuda,Tatsuya Fuji,Aoi Nakajima,Yasuko Matsui</text:p>
          </table:table-cell>
          <table:table-cell office:value-type="string" calcext:value-type="string">
            <text:p>https://fr.wikipedia.org/wiki/L%27Empire_des_sens</text:p>
          </table:table-cell>
          <table:table-cell table:number-columns-repeated="100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ryo</text:p>
          </table:table-cell>
          <table:table-cell office:value-type="string" calcext:value-type="string">
            <text:p>Nagisa Oshima</text:p>
          </table:table-cell>
          <table:table-cell office:value-type="string" calcext:value-type="string">
            <text:p>Japonais</text:p>
          </table:table-cell>
          <table:table-cell office:value-type="float" office:value="1983" calcext:value-type="float">
            <text:p>198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d Bowie,Tom Conti,Ryuichi Sakamoto,Takeshi Kitano</text:p>
          </table:table-cell>
          <table:table-cell office:value-type="string" calcext:value-type="string">
            <text:p>https://fr.wikipedia.org/wiki/Furyo</text:p>
          </table:table-cell>
          <table:table-cell table:number-columns-repeated="100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ssance d'une nation</text:p>
          </table:table-cell>
          <table:table-cell office:value-type="string" calcext:value-type="string">
            <text:p>D. W. Griffith</text:p>
          </table:table-cell>
          <table:table-cell office:value-type="string" calcext:value-type="string">
            <text:p>Anglais</text:p>
          </table:table-cell>
          <table:table-cell office:value-type="float" office:value="1915" calcext:value-type="float">
            <text:p>191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ue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llian Gish,Mae Marsh,Henry Walthall,Miriam Cooper</text:p>
          </table:table-cell>
          <table:table-cell office:value-type="string" calcext:value-type="string">
            <text:p>https://fr.wikipedia.org/wiki/Naissance_d%27une_nation</text:p>
          </table:table-cell>
          <table:table-cell table:number-columns-repeated="100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olérance</text:p>
          </table:table-cell>
          <table:table-cell office:value-type="string" calcext:value-type="string">
            <text:p>D. W. Griffith</text:p>
          </table:table-cell>
          <table:table-cell office:value-type="string" calcext:value-type="string">
            <text:p>Anglais</text:p>
          </table:table-cell>
          <table:table-cell office:value-type="float" office:value="1916" calcext:value-type="float">
            <text:p>191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ue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e Marsh,Constance Talmadge,Lillian Gish</text:p>
          </table:table-cell>
          <table:table-cell office:value-type="string" calcext:value-type="string">
            <text:p>https://fr.wikipedia.org/wiki/Intolérance_(film,_1916)</text:p>
          </table:table-cell>
          <table:table-cell table:number-columns-repeated="100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3-CC1</text:p>
          </table:table-cell>
          <table:table-cell office:value-type="string" calcext:value-type="string">
            <text:p>Le Kid</text:p>
          </table:table-cell>
          <table:table-cell office:value-type="string" calcext:value-type="string">
            <text:p>Charlie Chaplin</text:p>
          </table:table-cell>
          <table:table-cell office:value-type="string" calcext:value-type="string">
            <text:p>Anglais</text:p>
          </table:table-cell>
          <table:table-cell office:value-type="float" office:value="1921" calcext:value-type="float">
            <text:p>19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ue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lie Chaplin,Jackie Coogan,Edna Purviance</text:p>
          </table:table-cell>
          <table:table-cell office:value-type="string" calcext:value-type="string">
            <text:p>https://fr.wikipedia.org/wiki/Le_Kid</text:p>
          </table:table-cell>
          <table:table-cell table:number-columns-repeated="100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3-CC1</text:p>
          </table:table-cell>
          <table:table-cell office:value-type="string" calcext:value-type="string">
            <text:p>Charlot et le Masque de fer</text:p>
          </table:table-cell>
          <table:table-cell office:value-type="string" calcext:value-type="string">
            <text:p>Charlie Chaplin</text:p>
          </table:table-cell>
          <table:table-cell office:value-type="string" calcext:value-type="string">
            <text:p>Anglais</text:p>
          </table:table-cell>
          <table:table-cell office:value-type="float" office:value="1921" calcext:value-type="float">
            <text:p>19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ue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ie Chaplin,Carl Miller,Edna Purviance</text:p>
          </table:table-cell>
          <table:table-cell office:value-type="string" calcext:value-type="string">
            <text:p>https://fr.wikipedia.org/wiki/Charlot_et_le_Masque_de_fer</text:p>
          </table:table-cell>
          <table:table-cell table:number-columns-repeated="100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3-CC1</text:p>
          </table:table-cell>
          <table:table-cell office:value-type="string" calcext:value-type="string">
            <text:p>Charlot fait une cure</text:p>
          </table:table-cell>
          <table:table-cell office:value-type="string" calcext:value-type="string">
            <text:p>Charlie Chaplin</text:p>
          </table:table-cell>
          <table:table-cell office:value-type="string" calcext:value-type="string">
            <text:p>Anglais</text:p>
          </table:table-cell>
          <table:table-cell office:value-type="float" office:value="1917" calcext:value-type="float">
            <text:p>19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ue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ie Chaplin,Edna Purviance</text:p>
          </table:table-cell>
          <table:table-cell office:value-type="string" calcext:value-type="string">
            <text:p>https://fr.wikipedia.org/wiki/Charlot_fait_une_cure</text:p>
          </table:table-cell>
          <table:table-cell table:number-columns-repeated="100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-CC2</text:p>
          </table:table-cell>
          <table:table-cell office:value-type="string" calcext:value-type="string">
            <text:p>L'Opinion publique</text:p>
          </table:table-cell>
          <table:table-cell office:value-type="string" calcext:value-type="string">
            <text:p>Charlie Chaplin</text:p>
          </table:table-cell>
          <table:table-cell office:value-type="string" calcext:value-type="string">
            <text:p>Anglais</text:p>
          </table:table-cell>
          <table:table-cell office:value-type="float" office:value="1923" calcext:value-type="float">
            <text:p>192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ue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na Purviance,Adolphe Menjou,Carl Miller,Lydia Knott</text:p>
          </table:table-cell>
          <table:table-cell office:value-type="string" calcext:value-type="string">
            <text:p>https://fr.wikipedia.org/wiki/L%27Opinion_publique</text:p>
          </table:table-cell>
          <table:table-cell table:number-columns-repeated="100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3-CC2</text:p>
          </table:table-cell>
          <table:table-cell office:value-type="string" calcext:value-type="string">
            <text:p>Une idylle aux champs</text:p>
          </table:table-cell>
          <table:table-cell office:value-type="string" calcext:value-type="string">
            <text:p>Charlie Chaplin</text:p>
          </table:table-cell>
          <table:table-cell office:value-type="string" calcext:value-type="string">
            <text:p>Anglais</text:p>
          </table:table-cell>
          <table:table-cell office:value-type="float" office:value="1919" calcext:value-type="float">
            <text:p>19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ue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ie Chaplin,Edna Purviance</text:p>
          </table:table-cell>
          <table:table-cell office:value-type="string" calcext:value-type="string">
            <text:p>https://fr.wikipedia.org/wiki/Une_idylle_aux_champs</text:p>
          </table:table-cell>
          <table:table-cell table:number-columns-repeated="100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3-CC3</text:p>
          </table:table-cell>
          <table:table-cell office:value-type="string" calcext:value-type="string">
            <text:p>La Ruée vers l'or</text:p>
          </table:table-cell>
          <table:table-cell office:value-type="string" calcext:value-type="string">
            <text:p>Charlie Chaplin</text:p>
          </table:table-cell>
          <table:table-cell office:value-type="string" calcext:value-type="string">
            <text:p>Anglais</text:p>
          </table:table-cell>
          <table:table-cell office:value-type="float" office:value="1925" calcext:value-type="float">
            <text:p>192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ue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lie Chaplin,Mack Swain,Henry Bergman,Georgia Hale</text:p>
          </table:table-cell>
          <table:table-cell office:value-type="string" calcext:value-type="string">
            <text:p>https://fr.wikipedia.org/wiki/La_Ruée_vers_l%27or</text:p>
          </table:table-cell>
          <table:table-cell table:number-columns-repeated="100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3-CC3</text:p>
          </table:table-cell>
          <table:table-cell office:value-type="string" calcext:value-type="string">
            <text:p>L'Émigrant</text:p>
          </table:table-cell>
          <table:table-cell office:value-type="string" calcext:value-type="string">
            <text:p>Charlie Chaplin</text:p>
          </table:table-cell>
          <table:table-cell office:value-type="string" calcext:value-type="string">
            <text:p>Anglais</text:p>
          </table:table-cell>
          <table:table-cell office:value-type="float" office:value="1917" calcext:value-type="float">
            <text:p>19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ue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ie Chaplin,Albert Austin,Edna Purviance</text:p>
          </table:table-cell>
          <table:table-cell office:value-type="string" calcext:value-type="string">
            <text:p>https://fr.wikipedia.org/wiki/L%27Émigrant</text:p>
          </table:table-cell>
          <table:table-cell table:number-columns-repeated="100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3-CC4</text:p>
          </table:table-cell>
          <table:table-cell office:value-type="string" calcext:value-type="string">
            <text:p>Le Cirque</text:p>
          </table:table-cell>
          <table:table-cell office:value-type="string" calcext:value-type="string">
            <text:p>Charlie Chaplin</text:p>
          </table:table-cell>
          <table:table-cell office:value-type="string" calcext:value-type="string">
            <text:p>Anglais</text:p>
          </table:table-cell>
          <table:table-cell office:value-type="float" office:value="1928" calcext:value-type="float">
            <text:p>19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ue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ie Chaplin,Allan Garcia,Merna Kennedy</text:p>
          </table:table-cell>
          <table:table-cell office:value-type="string" calcext:value-type="string">
            <text:p>https://fr.wikipedia.org/wiki/Le_Cirque_(film)</text:p>
          </table:table-cell>
          <table:table-cell table:number-columns-repeated="100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3-CC4</text:p>
          </table:table-cell>
          <table:table-cell office:value-type="string" calcext:value-type="string">
            <text:p>Une journée de plaisir</text:p>
          </table:table-cell>
          <table:table-cell office:value-type="string" calcext:value-type="string">
            <text:p>Charlie Chaplin</text:p>
          </table:table-cell>
          <table:table-cell office:value-type="string" calcext:value-type="string">
            <text:p>Anglais</text:p>
          </table:table-cell>
          <table:table-cell office:value-type="float" office:value="1921" calcext:value-type="float">
            <text:p>19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ue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ie Chaplin,Edna Purviance,Jackie Coogan</text:p>
          </table:table-cell>
          <table:table-cell office:value-type="string" calcext:value-type="string">
            <text:p>https://fr.wikipedia.org/wiki/Une_journée_de_plaisir</text:p>
          </table:table-cell>
          <table:table-cell table:number-columns-repeated="100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3-CC5</text:p>
          </table:table-cell>
          <table:table-cell office:value-type="string" calcext:value-type="string">
            <text:p>Les Lumières de la ville</text:p>
          </table:table-cell>
          <table:table-cell office:value-type="string" calcext:value-type="string">
            <text:p>Charlie Chaplin</text:p>
          </table:table-cell>
          <table:table-cell office:value-type="string" calcext:value-type="string">
            <text:p>Anglais</text:p>
          </table:table-cell>
          <table:table-cell office:value-type="float" office:value="1931" calcext:value-type="float">
            <text:p>193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ue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ie Chaplin,Virginia Cherrill,Harry Myers,Florence Lee</text:p>
          </table:table-cell>
          <table:table-cell office:value-type="string" calcext:value-type="string">
            <text:p>https://fr.wikipedia.org/wiki/Les_Lumières_de_la_ville</text:p>
          </table:table-cell>
          <table:table-cell table:number-columns-repeated="100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3-CC5</text:p>
          </table:table-cell>
          <table:table-cell office:value-type="string" calcext:value-type="string">
            <text:p>Charlot Brocanteur</text:p>
          </table:table-cell>
          <table:table-cell office:value-type="string" calcext:value-type="string">
            <text:p>Charlie Chaplin</text:p>
          </table:table-cell>
          <table:table-cell office:value-type="string" calcext:value-type="string">
            <text:p>Anglais</text:p>
          </table:table-cell>
          <table:table-cell office:value-type="float" office:value="1916" calcext:value-type="float">
            <text:p>19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ue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ie Chaplin,Henry Bergman,Edna Purviance,John Rand</text:p>
          </table:table-cell>
          <table:table-cell office:value-type="string" calcext:value-type="string">
            <text:p>https://fr.wikipedia.org/wiki/Charlot_usurier</text:p>
          </table:table-cell>
          <table:table-cell table:number-columns-repeated="100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3-CC6</text:p>
          </table:table-cell>
          <table:table-cell office:value-type="string" calcext:value-type="string">
            <text:p>Les Temps modernes</text:p>
          </table:table-cell>
          <table:table-cell office:value-type="string" calcext:value-type="string">
            <text:p>Charlie Chaplin</text:p>
          </table:table-cell>
          <table:table-cell office:value-type="string" calcext:value-type="string">
            <text:p>Anglais</text:p>
          </table:table-cell>
          <table:table-cell office:value-type="float" office:value="1936" calcext:value-type="float">
            <text:p>19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ue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lie Chaplin,Paulette Goddard,Henry Bergman,Chester Conklin</text:p>
          </table:table-cell>
          <table:table-cell office:value-type="string" calcext:value-type="string">
            <text:p>https://fr.wikipedia.org/wiki/Les_Temps_modernes_(film)</text:p>
          </table:table-cell>
          <table:table-cell table:number-columns-repeated="100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3-CC6</text:p>
          </table:table-cell>
          <table:table-cell office:value-type="string" calcext:value-type="string">
            <text:p>Charlot chef de rayon</text:p>
          </table:table-cell>
          <table:table-cell office:value-type="string" calcext:value-type="string">
            <text:p>Charlie Chaplin</text:p>
          </table:table-cell>
          <table:table-cell office:value-type="string" calcext:value-type="string">
            <text:p>Anglais</text:p>
          </table:table-cell>
          <table:table-cell office:value-type="float" office:value="1916" calcext:value-type="float">
            <text:p>19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ue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ie Chaplin,Edna Purviance</text:p>
          </table:table-cell>
          <table:table-cell office:value-type="string" calcext:value-type="string">
            <text:p>https://fr.wikipedia.org/wiki/Charlot_chef_de_rayon</text:p>
          </table:table-cell>
          <table:table-cell table:number-columns-repeated="100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3-CC7</text:p>
          </table:table-cell>
          <table:table-cell office:value-type="string" calcext:value-type="string">
            <text:p>Le Dictateur</text:p>
          </table:table-cell>
          <table:table-cell office:value-type="string" calcext:value-type="string">
            <text:p>Charlie Chaplin</text:p>
          </table:table-cell>
          <table:table-cell office:value-type="string" calcext:value-type="string">
            <text:p>Anglais</text:p>
          </table:table-cell>
          <table:table-cell office:value-type="float" office:value="1940" calcext:value-type="float">
            <text:p>194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lie Chaplin,Paulette Goddard,Jack Oakie</text:p>
          </table:table-cell>
          <table:table-cell office:value-type="string" calcext:value-type="string">
            <text:p>https://fr.wikipedia.org/wiki/Le_Dictateur</text:p>
          </table:table-cell>
          <table:table-cell table:number-columns-repeated="100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3-CC7</text:p>
          </table:table-cell>
          <table:table-cell office:value-type="string" calcext:value-type="string">
            <text:p>Charlot policeman</text:p>
          </table:table-cell>
          <table:table-cell office:value-type="string" calcext:value-type="string">
            <text:p>Charlie Chaplin</text:p>
          </table:table-cell>
          <table:table-cell office:value-type="string" calcext:value-type="string">
            <text:p>Anglais</text:p>
          </table:table-cell>
          <table:table-cell office:value-type="float" office:value="1917" calcext:value-type="float">
            <text:p>19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ue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ie Chaplin,Edna Purviance</text:p>
          </table:table-cell>
          <table:table-cell office:value-type="string" calcext:value-type="string">
            <text:p>https://fr.wikipedia.org/wiki/Charlot_policeman</text:p>
          </table:table-cell>
          <table:table-cell table:number-columns-repeated="100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3-CC8</text:p>
          </table:table-cell>
          <table:table-cell office:value-type="string" calcext:value-type="string">
            <text:p>Monsieur Verdoux</text:p>
          </table:table-cell>
          <table:table-cell office:value-type="string" calcext:value-type="string">
            <text:p>Charlie Chaplin</text:p>
          </table:table-cell>
          <table:table-cell office:value-type="string" calcext:value-type="string">
            <text:p>Anglais</text:p>
          </table:table-cell>
          <table:table-cell office:value-type="float" office:value="1947" calcext:value-type="float">
            <text:p>194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ue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ie Chaplin,Mady Correll,Martha Raye,Marilyn Nash</text:p>
          </table:table-cell>
          <table:table-cell office:value-type="string" calcext:value-type="string">
            <text:p>https://fr.wikipedia.org/wiki/Monsieur_Verdoux</text:p>
          </table:table-cell>
          <table:table-cell table:number-columns-repeated="100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3-CC8</text:p>
          </table:table-cell>
          <table:table-cell office:value-type="string" calcext:value-type="string">
            <text:p>Charlot fait du ciné</text:p>
          </table:table-cell>
          <table:table-cell office:value-type="string" calcext:value-type="string">
            <text:p>Charlie Chaplin</text:p>
          </table:table-cell>
          <table:table-cell office:value-type="string" calcext:value-type="string">
            <text:p>Anglais</text:p>
          </table:table-cell>
          <table:table-cell office:value-type="float" office:value="1916" calcext:value-type="float">
            <text:p>19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ue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ie Chaplin,Edna Purviance</text:p>
          </table:table-cell>
          <table:table-cell office:value-type="string" calcext:value-type="string">
            <text:p>https://fr.wikipedia.org/wiki/Charlot_fait_du_ciné</text:p>
          </table:table-cell>
          <table:table-cell table:number-columns-repeated="100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3-CC9</text:p>
          </table:table-cell>
          <table:table-cell office:value-type="string" calcext:value-type="string">
            <text:p>Les Feux de la rampe</text:p>
          </table:table-cell>
          <table:table-cell office:value-type="string" calcext:value-type="string">
            <text:p>Charlie Chaplin</text:p>
          </table:table-cell>
          <table:table-cell office:value-type="string" calcext:value-type="string">
            <text:p>Anglais</text:p>
          </table:table-cell>
          <table:table-cell office:value-type="float" office:value="1952" calcext:value-type="float">
            <text:p>195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ie Chaplin,Claire Bloom,Nigel Bruce,Buster Keaton</text:p>
          </table:table-cell>
          <table:table-cell office:value-type="string" calcext:value-type="string">
            <text:p>https://fr.wikipedia.org/wiki/Les_Feux_de_la_rampe</text:p>
          </table:table-cell>
          <table:table-cell table:number-columns-repeated="100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3-CC9</text:p>
          </table:table-cell>
          <table:table-cell office:value-type="string" calcext:value-type="string">
            <text:p>Charlot à la plage</text:p>
          </table:table-cell>
          <table:table-cell office:value-type="string" calcext:value-type="string">
            <text:p>Charlie Chaplin</text:p>
          </table:table-cell>
          <table:table-cell office:value-type="string" calcext:value-type="string">
            <text:p>Anglais</text:p>
          </table:table-cell>
          <table:table-cell office:value-type="float" office:value="1915" calcext:value-type="float">
            <text:p>19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ue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ie Chaplin,Paddy McGuire,Snub Pollard,Edna Purviance</text:p>
          </table:table-cell>
          <table:table-cell office:value-type="string" calcext:value-type="string">
            <text:p>https://fr.wikipedia.org/wiki/Charlot_à_la_plage</text:p>
          </table:table-cell>
          <table:table-cell table:number-columns-repeated="100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3-CC10</text:p>
          </table:table-cell>
          <table:table-cell office:value-type="string" calcext:value-type="string">
            <text:p>Un roi à New York</text:p>
          </table:table-cell>
          <table:table-cell office:value-type="string" calcext:value-type="string">
            <text:p>Charlie Chaplin</text:p>
          </table:table-cell>
          <table:table-cell office:value-type="string" calcext:value-type="string">
            <text:p>Anglais</text:p>
          </table:table-cell>
          <table:table-cell office:value-type="float" office:value="1957" calcext:value-type="float">
            <text:p>195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ue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ie Chaplin,Dawn Addams,Michael Chaplin,Olivier Johnston</text:p>
          </table:table-cell>
          <table:table-cell office:value-type="string" calcext:value-type="string">
            <text:p>https://fr.wikipedia.org/wiki/Un_roi_à_New_York</text:p>
          </table:table-cell>
          <table:table-cell table:number-columns-repeated="100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3-CC10</text:p>
          </table:table-cell>
          <table:table-cell office:value-type="string" calcext:value-type="string">
            <text:p>Le Vagabond</text:p>
          </table:table-cell>
          <table:table-cell office:value-type="string" calcext:value-type="string">
            <text:p>Charlie Chaplin</text:p>
          </table:table-cell>
          <table:table-cell office:value-type="string" calcext:value-type="string">
            <text:p>Anglais</text:p>
          </table:table-cell>
          <table:table-cell office:value-type="float" office:value="1915" calcext:value-type="float">
            <text:p>19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ue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ie Chaplin,Edna Purviance</text:p>
          </table:table-cell>
          <table:table-cell office:value-type="string" calcext:value-type="string">
            <text:p>https://fr.wikipedia.org/wiki/Le_Vagabond_%28film,_1915%29</text:p>
          </table:table-cell>
          <table:table-cell table:number-columns-repeated="100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aks</text:p>
          </table:table-cell>
          <table:table-cell office:value-type="string" calcext:value-type="string">
            <text:p>Tod Browning</text:p>
          </table:table-cell>
          <table:table-cell office:value-type="string" calcext:value-type="string">
            <text:p>Anglais</text:p>
          </table:table-cell>
          <table:table-cell office:value-type="float" office:value="1932" calcext:value-type="float">
            <text:p>193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lace Ford,Leila Hyams,Olga Baclanova,Roscoe Ates</text:p>
          </table:table-cell>
          <table:table-cell office:value-type="string" calcext:value-type="string">
            <text:p>https://fr.wikipedia.org/wiki/La_Monstrueuse_Parade</text:p>
          </table:table-cell>
          <table:table-cell table:number-columns-repeated="100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3-CMB</text:p>
          </table:table-cell>
          <table:table-cell office:value-type="string" calcext:value-type="string">
            <text:p>Noix de coco</text:p>
          </table:table-cell>
          <table:table-cell office:value-type="string" calcext:value-type="string">
            <text:p>Marx Brothers</text:p>
          </table:table-cell>
          <table:table-cell office:value-type="string" calcext:value-type="string">
            <text:p>Anglais</text:p>
          </table:table-cell>
          <table:table-cell office:value-type="float" office:value="1929" calcext:value-type="float">
            <text:p>192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cho,Harpo,Chico,Zeppo,Margaret Dumont</text:p>
          </table:table-cell>
          <table:table-cell office:value-type="string" calcext:value-type="string">
            <text:p>https://fr.wikipedia.org/wiki/Noix_de_coco_%28film,_1929%29</text:p>
          </table:table-cell>
          <table:table-cell table:number-columns-repeated="100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-CMB</text:p>
          </table:table-cell>
          <table:table-cell office:value-type="string" calcext:value-type="string">
            <text:p>L'Explorateur en folie</text:p>
          </table:table-cell>
          <table:table-cell office:value-type="string" calcext:value-type="string">
            <text:p>Marx Brothers</text:p>
          </table:table-cell>
          <table:table-cell office:value-type="string" calcext:value-type="string">
            <text:p>Anglais</text:p>
          </table:table-cell>
          <table:table-cell office:value-type="float" office:value="1930" calcext:value-type="float">
            <text:p>193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cho,Harpo,Chico,Zeppo,Margaret Dumont</text:p>
          </table:table-cell>
          <table:table-cell office:value-type="string" calcext:value-type="string">
            <text:p>https://fr.wikipedia.org/wiki/L%27Explorateur_en_folie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3-CMB</text:p>
          </table:table-cell>
          <table:table-cell office:value-type="string" calcext:value-type="string">
            <text:p>Monnaie de singe</text:p>
          </table:table-cell>
          <table:table-cell office:value-type="string" calcext:value-type="string">
            <text:p>Marx Brothers</text:p>
          </table:table-cell>
          <table:table-cell office:value-type="string" calcext:value-type="string">
            <text:p>Anglais</text:p>
          </table:table-cell>
          <table:table-cell office:value-type="float" office:value="1931" calcext:value-type="float">
            <text:p>193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cho,Harpo,Chico,Zeppo,Thelma Todd</text:p>
          </table:table-cell>
          <table:table-cell office:value-type="string" calcext:value-type="string">
            <text:p>https://fr.wikipedia.org/wiki/Monnaie_de_singe_(film,_1931)</text:p>
          </table:table-cell>
          <table:table-cell table:number-columns-repeated="100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3-CMB</text:p>
          </table:table-cell>
          <table:table-cell office:value-type="string" calcext:value-type="string">
            <text:p>Plumes de cheval</text:p>
          </table:table-cell>
          <table:table-cell office:value-type="string" calcext:value-type="string">
            <text:p>Marx Brothers</text:p>
          </table:table-cell>
          <table:table-cell office:value-type="string" calcext:value-type="string">
            <text:p>Anglais</text:p>
          </table:table-cell>
          <table:table-cell office:value-type="float" office:value="1932" calcext:value-type="float">
            <text:p>193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cho,Harpo,Chico,Zeppo,Thelma Todd,David Landau</text:p>
          </table:table-cell>
          <table:table-cell office:value-type="string" calcext:value-type="string">
            <text:p>https://fr.wikipedia.org/wiki/Plumes_de_cheval</text:p>
          </table:table-cell>
          <table:table-cell table:number-columns-repeated="100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3-CMB</text:p>
          </table:table-cell>
          <table:table-cell office:value-type="string" calcext:value-type="string">
            <text:p>La Soupe au canard</text:p>
          </table:table-cell>
          <table:table-cell office:value-type="string" calcext:value-type="string">
            <text:p>Marx Brothers</text:p>
          </table:table-cell>
          <table:table-cell office:value-type="string" calcext:value-type="string">
            <text:p>Anglais</text:p>
          </table:table-cell>
          <table:table-cell office:value-type="float" office:value="1933" calcext:value-type="float">
            <text:p>193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cho,Harpo,Chico,Zeppo,Lillian Roth,Margaret Dumont</text:p>
          </table:table-cell>
          <table:table-cell office:value-type="string" calcext:value-type="string">
            <text:p>https://fr.wikipedia.org/wiki/La_Soupe_au_canard</text:p>
          </table:table-cell>
          <table:table-cell table:number-columns-repeated="100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3-CLH</text:p>
          </table:table-cell>
          <table:table-cell office:value-type="string" calcext:value-type="string">
            <text:p>La Bohémienne</text:p>
          </table:table-cell>
          <table:table-cell office:value-type="string" calcext:value-type="string">
            <text:p>James W. Horne</text:p>
          </table:table-cell>
          <table:table-cell office:value-type="string" calcext:value-type="string">
            <text:p>Anglais</text:p>
          </table:table-cell>
          <table:table-cell office:value-type="float" office:value="1936" calcext:value-type="float">
            <text:p>193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n Laurel,Olivier Hardy,Thelma Todd,Mae Busch,Julie Bishop</text:p>
          </table:table-cell>
          <table:table-cell office:value-type="string" calcext:value-type="string">
            <text:p>https://fr.wikipedia.org/wiki/La_Bohémienne_(film)</text:p>
          </table:table-cell>
          <table:table-cell table:number-columns-repeated="100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3-CLH</text:p>
          </table:table-cell>
          <table:table-cell office:value-type="string" calcext:value-type="string">
            <text:p>Les montagnards sont là</text:p>
          </table:table-cell>
          <table:table-cell office:value-type="string" calcext:value-type="string">
            <text:p>John G. Blystone</text:p>
          </table:table-cell>
          <table:table-cell office:value-type="string" calcext:value-type="string">
            <text:p>Anglais</text:p>
          </table:table-cell>
          <table:table-cell office:value-type="float" office:value="1938" calcext:value-type="float">
            <text:p>193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n Laurel,Olivier Hardy</text:p>
          </table:table-cell>
          <table:table-cell office:value-type="string" calcext:value-type="string">
            <text:p>https://fr.wikipedia.org/wiki/Les_montagnards_sont_là</text:p>
          </table:table-cell>
          <table:table-cell table:number-columns-repeated="100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3-CLH</text:p>
          </table:table-cell>
          <table:table-cell office:value-type="string" calcext:value-type="string">
            <text:p>Têtes de pioche</text:p>
          </table:table-cell>
          <table:table-cell office:value-type="string" calcext:value-type="string">
            <text:p>John G. Blystone</text:p>
          </table:table-cell>
          <table:table-cell office:value-type="string" calcext:value-type="string">
            <text:p>Anglais</text:p>
          </table:table-cell>
          <table:table-cell office:value-type="float" office:value="1938" calcext:value-type="float">
            <text:p>193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n Laurel,Olivier Hardy</text:p>
          </table:table-cell>
          <table:table-cell office:value-type="string" calcext:value-type="string">
            <text:p>https://fr.wikipedia.org/wiki/Têtes_de_pioche</text:p>
          </table:table-cell>
          <table:table-cell table:number-columns-repeated="100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3-CLH</text:p>
          </table:table-cell>
          <table:table-cell office:value-type="string" calcext:value-type="string">
            <text:p>Laurel et Hardy en croisière</text:p>
          </table:table-cell>
          <table:table-cell office:value-type="string" calcext:value-type="string">
            <text:p>Gordon Douglas</text:p>
          </table:table-cell>
          <table:table-cell office:value-type="string" calcext:value-type="string">
            <text:p>Anglais</text:p>
          </table:table-cell>
          <table:table-cell office:value-type="float" office:value="1940" calcext:value-type="float">
            <text:p>194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n Laurel,Olivier Hardy</text:p>
          </table:table-cell>
          <table:table-cell office:value-type="string" calcext:value-type="string">
            <text:p>https://fr.wikipedia.org/wiki/En_croisière</text:p>
          </table:table-cell>
          <table:table-cell table:number-columns-repeated="100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'Homme de la rue</text:p>
          </table:table-cell>
          <table:table-cell office:value-type="string" calcext:value-type="string">
            <text:p>Frank Capra</text:p>
          </table:table-cell>
          <table:table-cell office:value-type="string" calcext:value-type="string">
            <text:p>Anglais</text:p>
          </table:table-cell>
          <table:table-cell office:value-type="float" office:value="1941" calcext:value-type="float">
            <text:p>194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ry Cooper,Barbara Stanwyck</text:p>
          </table:table-cell>
          <table:table-cell office:value-type="string" calcext:value-type="string">
            <text:p>https://fr.wikipedia.org/wiki/L%27Homme_de_la_rue</text:p>
          </table:table-cell>
          <table:table-cell table:number-columns-repeated="100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vie est belle</text:p>
          </table:table-cell>
          <table:table-cell office:value-type="string" calcext:value-type="string">
            <text:p>Frank Capra</text:p>
          </table:table-cell>
          <table:table-cell office:value-type="string" calcext:value-type="string">
            <text:p>Anglais</text:p>
          </table:table-cell>
          <table:table-cell office:value-type="float" office:value="1946" calcext:value-type="float">
            <text:p>194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ces Goodrich,Albert Hackett,Frank Capra,Jo Swerling</text:p>
          </table:table-cell>
          <table:table-cell office:value-type="string" calcext:value-type="string">
            <text:p>https://fr.wikipedia.org/wiki/La_vie_est_belle_(film,_1946)</text:p>
          </table:table-cell>
          <table:table-cell table:number-columns-repeated="100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3-CGT</text:p>
          </table:table-cell>
          <table:table-cell office:value-type="string" calcext:value-type="string">
            <text:p>Le ciel peut attendre</text:p>
          </table:table-cell>
          <table:table-cell office:value-type="string" calcext:value-type="string">
            <text:p>Ernst Lubitsch</text:p>
          </table:table-cell>
          <table:table-cell office:value-type="string" calcext:value-type="string">
            <text:p>Anglais</text:p>
          </table:table-cell>
          <table:table-cell office:value-type="float" office:value="1943" calcext:value-type="float">
            <text:p>194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e Tierney,Don Ameche,Charles Coburn</text:p>
          </table:table-cell>
          <table:table-cell office:value-type="string" calcext:value-type="string">
            <text:p>https://fr.wikipedia.org/wiki/Le_ciel_peut_attendre_(film,_1943)</text:p>
          </table:table-cell>
          <table:table-cell table:number-columns-repeated="100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3-CGT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Otto Preminger</text:p>
          </table:table-cell>
          <table:table-cell office:value-type="string" calcext:value-type="string">
            <text:p>Anglais</text:p>
          </table:table-cell>
          <table:table-cell office:value-type="float" office:value="1944" calcext:value-type="float">
            <text:p>194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e Tierney,Dana Andrews,Vincent Price</text:p>
          </table:table-cell>
          <table:table-cell office:value-type="string" calcext:value-type="string">
            <text:p>https://fr.wikipedia.org/wiki/Laura_(film,_1944)</text:p>
          </table:table-cell>
          <table:table-cell table:number-columns-repeated="100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3-CGT</text:p>
          </table:table-cell>
          <table:table-cell office:value-type="string" calcext:value-type="string">
            <text:p>Péché mortel</text:p>
          </table:table-cell>
          <table:table-cell office:value-type="string" calcext:value-type="string">
            <text:p>John M. Stahl</text:p>
          </table:table-cell>
          <table:table-cell office:value-type="string" calcext:value-type="string">
            <text:p>Anglais</text:p>
          </table:table-cell>
          <table:table-cell office:value-type="float" office:value="1946" calcext:value-type="float">
            <text:p>194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e Tierney,Cornel Wilde,Jeanne Crain</text:p>
          </table:table-cell>
          <table:table-cell office:value-type="string" calcext:value-type="string">
            <text:p>https://fr.wikipedia.org/wiki/Péché_mortel_%28film%29</text:p>
          </table:table-cell>
          <table:table-cell table:number-columns-repeated="100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3-CGT</text:p>
          </table:table-cell>
          <table:table-cell office:value-type="string" calcext:value-type="string">
            <text:p>L'Aventure de madame Muir</text:p>
          </table:table-cell>
          <table:table-cell office:value-type="string" calcext:value-type="string">
            <text:p>Joseph L. Mankiewicz</text:p>
          </table:table-cell>
          <table:table-cell office:value-type="string" calcext:value-type="string">
            <text:p>Anglais</text:p>
          </table:table-cell>
          <table:table-cell office:value-type="float" office:value="1947" calcext:value-type="float">
            <text:p>19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 Tierney,Rex Harrison</text:p>
          </table:table-cell>
          <table:table-cell office:value-type="string" calcext:value-type="string">
            <text:p>https://fr.wikipedia.org/wiki/L%27Aventure_de_madame_Muir</text:p>
          </table:table-cell>
          <table:table-cell table:number-columns-repeated="100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 Dame du vendredi</text:p>
          </table:table-cell>
          <table:table-cell office:value-type="string" calcext:value-type="string">
            <text:p>Howard Hawks</text:p>
          </table:table-cell>
          <table:table-cell office:value-type="string" calcext:value-type="string">
            <text:p>Anglais</text:p>
          </table:table-cell>
          <table:table-cell office:value-type="float" office:value="1940" calcext:value-type="float">
            <text:p>194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y Grant,Rosalind Russell</text:p>
          </table:table-cell>
          <table:table-cell office:value-type="string" calcext:value-type="string">
            <text:p>https://fr.wikipedia.org/wiki/La_Dame_du_vendredi</text:p>
          </table:table-cell>
          <table:table-cell table:number-columns-repeated="100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 Be or Not to Be</text:p>
          </table:table-cell>
          <table:table-cell office:value-type="string" calcext:value-type="string">
            <text:p>Ernst Lubitsch</text:p>
          </table:table-cell>
          <table:table-cell office:value-type="string" calcext:value-type="string">
            <text:p>Anglais</text:p>
          </table:table-cell>
          <table:table-cell office:value-type="float" office:value="1942" calcext:value-type="float">
            <text:p>194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e Lombard,Robert Stack</text:p>
          </table:table-cell>
          <table:table-cell office:value-type="string" calcext:value-type="string">
            <text:p>https://fr.wikipedia.org/wiki/Jeux_dangereux</text:p>
          </table:table-cell>
          <table:table-cell table:number-columns-repeated="100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 ciel peut attendre</text:p>
          </table:table-cell>
          <table:table-cell office:value-type="string" calcext:value-type="string">
            <text:p>Ernst Lubitsch</text:p>
          </table:table-cell>
          <table:table-cell office:value-type="string" calcext:value-type="string">
            <text:p>Anglais</text:p>
          </table:table-cell>
          <table:table-cell office:value-type="float" office:value="1943" calcext:value-type="float">
            <text:p>194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e Tierney,Don Ameche,Charles Coburn</text:p>
          </table:table-cell>
          <table:table-cell office:value-type="string" calcext:value-type="string">
            <text:p>https://fr.wikipedia.org/wiki/Le_ciel_peut_attendre_(film,_1943)</text:p>
          </table:table-cell>
          <table:table-cell table:number-columns-repeated="100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pt ans de réflexion</text:p>
          </table:table-cell>
          <table:table-cell office:value-type="string" calcext:value-type="string">
            <text:p>Billy Wilder</text:p>
          </table:table-cell>
          <table:table-cell office:value-type="string" calcext:value-type="string">
            <text:p>Anglais</text:p>
          </table:table-cell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lyn Monroe,Tom Ewell</text:p>
          </table:table-cell>
          <table:table-cell office:value-type="string" calcext:value-type="string">
            <text:p>https://fr.wikipedia.org/wiki/Sept_ans_de_réflexion</text:p>
          </table:table-cell>
          <table:table-cell table:number-columns-repeated="100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vière sans retour</text:p>
          </table:table-cell>
          <table:table-cell office:value-type="string" calcext:value-type="string">
            <text:p>Otto Preminger</text:p>
          </table:table-cell>
          <table:table-cell office:value-type="string" calcext:value-type="string">
            <text:p>Anglais</text:p>
          </table:table-cell>
          <table:table-cell office:value-type="float" office:value="1954" calcext:value-type="float">
            <text:p>195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lyn Monroe,Robert Mitchum</text:p>
          </table:table-cell>
          <table:table-cell office:value-type="string" calcext:value-type="string">
            <text:p>https://fr.wikipedia.org/wiki/Rivière_sans_retour</text:p>
          </table:table-cell>
          <table:table-cell table:number-columns-repeated="100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agara</text:p>
          </table:table-cell>
          <table:table-cell office:value-type="string" calcext:value-type="string">
            <text:p>Henry Hathaway</text:p>
          </table:table-cell>
          <table:table-cell office:value-type="string" calcext:value-type="string">
            <text:p>Anglais</text:p>
          </table:table-cell>
          <table:table-cell office:value-type="float" office:value="1953" calcext:value-type="float">
            <text:p>195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lyn Monroe,Joseph Cotten,Jean Peters</text:p>
          </table:table-cell>
          <table:table-cell office:value-type="string" calcext:value-type="string">
            <text:p>https://fr.wikipedia.org/wiki/Niagara_(film,_1953)</text:p>
          </table:table-cell>
          <table:table-cell table:number-columns-repeated="100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 39 Marches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Anglais</text:p>
          </table:table-cell>
          <table:table-cell office:value-type="float" office:value="1935" calcext:value-type="float">
            <text:p>193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ert Donat,Madeleine Carroll,Lucie Mannheim,Godfrey Tearle</text:p>
          </table:table-cell>
          <table:table-cell office:value-type="string" calcext:value-type="string">
            <text:p>https://fr.wikipedia.org/wiki/Les_39_Marches_(film,_1935)</text:p>
          </table:table-cell>
          <table:table-cell table:number-columns-repeated="100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atre de l'espionnage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Anglais</text:p>
          </table:table-cell>
          <table:table-cell office:value-type="float" office:value="1936" calcext:value-type="float">
            <text:p>193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 Gielgud,Peter Lorre</text:p>
          </table:table-cell>
          <table:table-cell office:value-type="string" calcext:value-type="string">
            <text:p>https://fr.wikipedia.org/wiki/Quatre_de_l%27espionnage</text:p>
          </table:table-cell>
          <table:table-cell table:number-columns-repeated="100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une et Innocent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Anglais</text:p>
          </table:table-cell>
          <table:table-cell office:value-type="float" office:value="1937" calcext:value-type="float">
            <text:p>193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rrick De Marney,Nova Pilbeam</text:p>
          </table:table-cell>
          <table:table-cell office:value-type="string" calcext:value-type="string">
            <text:p>https://fr.wikipedia.org/wiki/Jeune_et_Innocent</text:p>
          </table:table-cell>
          <table:table-cell table:number-columns-repeated="100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e femme disparaît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Anglais</text:p>
          </table:table-cell>
          <table:table-cell office:value-type="float" office:value="1938" calcext:value-type="float">
            <text:p>193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garet Lockwood,Michael Redgrave,Dame May Whitty</text:p>
          </table:table-cell>
          <table:table-cell office:value-type="string" calcext:value-type="string">
            <text:p>https://fr.wikipedia.org/wiki/Une_femme_disparaît</text:p>
          </table:table-cell>
          <table:table-cell table:number-columns-repeated="100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'Ombre d'un doute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Anglais</text:p>
          </table:table-cell>
          <table:table-cell office:value-type="float" office:value="1942" calcext:value-type="float">
            <text:p>194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esa Wright,Joseph Cotten</text:p>
          </table:table-cell>
          <table:table-cell office:value-type="string" calcext:value-type="string">
            <text:p>https://fr.wikipedia.org/wiki/L%27Ombre_d%27un_doute</text:p>
          </table:table-cell>
          <table:table-cell table:number-columns-repeated="100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feboat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Anglais</text:p>
          </table:table-cell>
          <table:table-cell office:value-type="float" office:value="1944" calcext:value-type="float">
            <text:p>194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llulah Bankhead,William Bendix,Walter Slezak,Mary Anderson</text:p>
          </table:table-cell>
          <table:table-cell office:value-type="string" calcext:value-type="string">
            <text:p>https://fr.wikipedia.org/wiki/Lifeboat</text:p>
          </table:table-cell>
          <table:table-cell table:number-columns-repeated="100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 Corde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Anglais</text:p>
          </table:table-cell>
          <table:table-cell office:value-type="float" office:value="1948" calcext:value-type="float">
            <text:p>19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es Stewart,John Dall,Farley Granger</text:p>
          </table:table-cell>
          <table:table-cell office:value-type="string" calcext:value-type="string">
            <text:p>https://fr.wikipedia.org/wiki/La_Corde</text:p>
          </table:table-cell>
          <table:table-cell table:number-columns-repeated="100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nquième Colonne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Anglais</text:p>
          </table:table-cell>
          <table:table-cell office:value-type="float" office:value="1942" calcext:value-type="float">
            <text:p>19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ert Cummings,Priscilla Lane,Otto Kruger</text:p>
          </table:table-cell>
          <table:table-cell office:value-type="string" calcext:value-type="string">
            <text:p>https://fr.wikipedia.org/wiki/Cinquième_Colonne_(film)</text:p>
          </table:table-cell>
          <table:table-cell table:number-columns-repeated="100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 de printemps pour Marnie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Anglais</text:p>
          </table:table-cell>
          <table:table-cell office:value-type="float" office:value="1964" calcext:value-type="float">
            <text:p>19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ppi Hedren,Sean Connery,Diane Baker,Martin Gabel</text:p>
          </table:table-cell>
          <table:table-cell office:value-type="string" calcext:value-type="string">
            <text:p>https://fr.wikipedia.org/wiki/Pas_de_printemps_pour_Marnie</text:p>
          </table:table-cell>
          <table:table-cell table:number-columns-repeated="100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 Oiseaux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Anglais</text:p>
          </table:table-cell>
          <table:table-cell office:value-type="float" office:value="1963" calcext:value-type="float">
            <text:p>196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ppi Hedren,Rod Taylor,Jessica Tandy,Veronica Cartwright</text:p>
          </table:table-cell>
          <table:table-cell office:value-type="string" calcext:value-type="string">
            <text:p>https://fr.wikipedia.org/wiki/Les_Oiseaux_(film)</text:p>
          </table:table-cell>
          <table:table-cell table:number-columns-repeated="100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'Étau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Anglais</text:p>
          </table:table-cell>
          <table:table-cell office:value-type="float" office:value="1969" calcext:value-type="float">
            <text:p>196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derick Stafford,Dany Robin,Claude Jade,Michel Subor,John Forsythe,Michel Piccoli,Philippe Noiret</text:p>
          </table:table-cell>
          <table:table-cell office:value-type="string" calcext:value-type="string">
            <text:p>https://fr.wikipedia.org/wiki/L%27Étau</text:p>
          </table:table-cell>
          <table:table-cell table:number-columns-repeated="100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 Rideau déchiré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Anglais</text:p>
          </table:table-cell>
          <table:table-cell office:value-type="float" office:value="1966" calcext:value-type="float">
            <text:p>196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ul Newman,Julie Andrews,Lila Kedrova</text:p>
          </table:table-cell>
          <table:table-cell office:value-type="string" calcext:value-type="string">
            <text:p>https://fr.wikipedia.org/wiki/Le_Rideau_déchiré</text:p>
          </table:table-cell>
          <table:table-cell table:number-columns-repeated="100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ot de famille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Anglais</text:p>
          </table:table-cell>
          <table:table-cell office:value-type="float" office:value="1976" calcext:value-type="float">
            <text:p>197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bara Harris,Bruce Dern,William Devane,Karen Black</text:p>
          </table:table-cell>
          <table:table-cell office:value-type="string" calcext:value-type="string">
            <text:p>https://fr.wikipedia.org/wiki/Complot_de_famille</text:p>
          </table:table-cell>
          <table:table-cell table:number-columns-repeated="100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nzy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Anglais</text:p>
          </table:table-cell>
          <table:table-cell office:value-type="float" office:value="1972" calcext:value-type="float">
            <text:p>197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n Finch,Barry Foster</text:p>
          </table:table-cell>
          <table:table-cell office:value-type="string" calcext:value-type="string">
            <text:p>https://fr.wikipedia.org/wiki/Frenzy</text:p>
          </table:table-cell>
          <table:table-cell table:number-columns-repeated="100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nêtre sur cour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Anglais</text:p>
          </table:table-cell>
          <table:table-cell office:value-type="float" office:value="1954" calcext:value-type="float">
            <text:p>195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es Stewart,Grace Kelly,Thelma Ritter,Wendell Corey</text:p>
          </table:table-cell>
          <table:table-cell office:value-type="string" calcext:value-type="string">
            <text:p>https://fr.wikipedia.org/wiki/Fenêtre_sur_cour</text:p>
          </table:table-cell>
          <table:table-cell table:number-columns-repeated="100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'Homme qui en savait trop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Anglais</text:p>
          </table:table-cell>
          <table:table-cell office:value-type="float" office:value="1955" calcext:value-type="float">
            <text:p>195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mes Stewart,Doris Day</text:p>
          </table:table-cell>
          <table:table-cell office:value-type="string" calcext:value-type="string">
            <text:p>https://fr.wikipedia.org/wiki/L%27Homme_qui_en_savait_trop_%28film,_1956%29</text:p>
          </table:table-cell>
          <table:table-cell table:number-columns-repeated="100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eurs froides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Anglais</text:p>
          </table:table-cell>
          <table:table-cell office:value-type="float" office:value="1958" calcext:value-type="float">
            <text:p>195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mes Stewart,Kim Novak</text:p>
          </table:table-cell>
          <table:table-cell office:value-type="string" calcext:value-type="string">
            <text:p>https://fr.wikipedia.org/wiki/Sueurs_froides</text:p>
          </table:table-cell>
          <table:table-cell table:number-columns-repeated="100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ychose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Anglais</text:p>
          </table:table-cell>
          <table:table-cell office:value-type="float" office:value="1960" calcext:value-type="float">
            <text:p>196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hony Perkins,Vera Miles,John Gavin,Janet Leigh</text:p>
          </table:table-cell>
          <table:table-cell office:value-type="string" calcext:value-type="string">
            <text:p>https://fr.wikipedia.org/wiki/Psychose_(film)</text:p>
          </table:table-cell>
          <table:table-cell table:number-columns-repeated="100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 Mort aux trousses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Anglais</text:p>
          </table:table-cell>
          <table:table-cell office:value-type="float" office:value="1959" calcext:value-type="float">
            <text:p>195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y Grant,Eva Marie Saint,James Mason,Jessie Royce Landis</text:p>
          </table:table-cell>
          <table:table-cell office:value-type="string" calcext:value-type="string">
            <text:p>https://fr.wikipedia.org/wiki/La_Mort_aux_trousses</text:p>
          </table:table-cell>
          <table:table-cell table:number-columns-repeated="100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 Oiseaux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Anglais</text:p>
          </table:table-cell>
          <table:table-cell office:value-type="float" office:value="1963" calcext:value-type="float">
            <text:p>196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ppi Hedren,Rod Taylor,Jessica Tandy,Veronica Cartwright</text:p>
          </table:table-cell>
          <table:table-cell office:value-type="string" calcext:value-type="string">
            <text:p>https://fr.wikipedia.org/wiki/Les_Oiseaux_(film)</text:p>
          </table:table-cell>
          <table:table-cell table:number-columns-repeated="100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'Ange bleu</text:p>
          </table:table-cell>
          <table:table-cell office:value-type="string" calcext:value-type="string">
            <text:p>Josef Von Sternberg</text:p>
          </table:table-cell>
          <table:table-cell office:value-type="string" calcext:value-type="string">
            <text:p>Allemand</text:p>
          </table:table-cell>
          <table:table-cell office:value-type="float" office:value="1930" calcext:value-type="float">
            <text:p>19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lene Dietrich,Emil Jannings,Hans Albers,Rosa Valetti</text:p>
          </table:table-cell>
          <table:table-cell office:value-type="string" calcext:value-type="string">
            <text:p>https://fr.wikipedia.org/wiki/L%27Ange_bleu_(film,_1930)</text:p>
          </table:table-cell>
          <table:table-cell table:number-columns-repeated="100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nghaï Express</text:p>
          </table:table-cell>
          <table:table-cell office:value-type="string" calcext:value-type="string">
            <text:p>Josef Von Sternberg</text:p>
          </table:table-cell>
          <table:table-cell office:value-type="string" calcext:value-type="string">
            <text:p>Anglais</text:p>
          </table:table-cell>
          <table:table-cell office:value-type="float" office:value="1932" calcext:value-type="float">
            <text:p>193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ene Dietrich,Clive Brook</text:p>
          </table:table-cell>
          <table:table-cell office:value-type="string" calcext:value-type="string">
            <text:p>https://fr.wikipedia.org/wiki/Shanghaï_Express</text:p>
          </table:table-cell>
          <table:table-cell table:number-columns-repeated="100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4-MDi</text:p>
          </table:table-cell>
          <table:table-cell office:value-type="string" calcext:value-type="string">
            <text:p>La Femme et le Pantin</text:p>
          </table:table-cell>
          <table:table-cell office:value-type="string" calcext:value-type="string">
            <text:p>Josef Von Sternberg</text:p>
          </table:table-cell>
          <table:table-cell office:value-type="string" calcext:value-type="string">
            <text:p>Anglais</text:p>
          </table:table-cell>
          <table:table-cell office:value-type="float" office:value="1935" calcext:value-type="float">
            <text:p>193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lene Dietrich,Lionel Atwill</text:p>
          </table:table-cell>
          <table:table-cell office:value-type="string" calcext:value-type="string">
            <text:p>https://fr.wikipedia.org/wiki/La_Femme_et_le_Pantin_(film,_1935)</text:p>
          </table:table-cell>
          <table:table-cell table:number-columns-repeated="100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4-MDi</text:p>
          </table:table-cell>
          <table:table-cell office:value-type="string" calcext:value-type="string">
            <text:p>Les Écumeurs</text:p>
          </table:table-cell>
          <table:table-cell office:value-type="string" calcext:value-type="string">
            <text:p>Ray Enright</text:p>
          </table:table-cell>
          <table:table-cell office:value-type="string" calcext:value-type="string">
            <text:p>Anglais</text:p>
          </table:table-cell>
          <table:table-cell office:value-type="float" office:value="1942" calcext:value-type="float">
            <text:p>194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lene Dietrich,Randolph Scott,John Wayne</text:p>
          </table:table-cell>
          <table:table-cell office:value-type="string" calcext:value-type="string">
            <text:p>https://fr.wikipedia.org/wiki/Les_Écumeurs</text:p>
          </table:table-cell>
          <table:table-cell table:number-columns-repeated="100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4-MDi</text:p>
          </table:table-cell>
          <table:table-cell office:value-type="string" calcext:value-type="string">
            <text:p>Agent X 27</text:p>
          </table:table-cell>
          <table:table-cell office:value-type="string" calcext:value-type="string">
            <text:p>Josef Von Sternberg</text:p>
          </table:table-cell>
          <table:table-cell office:value-type="string" calcext:value-type="string">
            <text:p>Anglais</text:p>
          </table:table-cell>
          <table:table-cell office:value-type="float" office:value="1931" calcext:value-type="float">
            <text:p>193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lene Dietrich,Victor McLaglen,Lew Cody</text:p>
          </table:table-cell>
          <table:table-cell office:value-type="string" calcext:value-type="string">
            <text:p>https://fr.wikipedia.org/wiki/Agent_X_27</text:p>
          </table:table-cell>
          <table:table-cell table:number-columns-repeated="100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4-MDi</text:p>
          </table:table-cell>
          <table:table-cell office:value-type="string" calcext:value-type="string">
            <text:p>Les Anneaux d'or</text:p>
          </table:table-cell>
          <table:table-cell office:value-type="string" calcext:value-type="string">
            <text:p>Mitchell Leisen</text:p>
          </table:table-cell>
          <table:table-cell office:value-type="string" calcext:value-type="string">
            <text:p>Anglais</text:p>
          </table:table-cell>
          <table:table-cell office:value-type="float" office:value="1947" calcext:value-type="float">
            <text:p>194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lene Dietrich,Ray Milland,Murvyn Vye</text:p>
          </table:table-cell>
          <table:table-cell office:value-type="string" calcext:value-type="string">
            <text:p>https://fr.wikipedia.org/wiki/Les_Anneaux_d%27or#Distribution</text:p>
          </table:table-cell>
          <table:table-cell table:number-columns-repeated="100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4-MDi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Lewis Seiler</text:p>
          </table:table-cell>
          <table:table-cell office:value-type="string" calcext:value-type="string">
            <text:p>Anglais</text:p>
          </table:table-cell>
          <table:table-cell office:value-type="float" office:value="1942" calcext:value-type="float">
            <text:p>194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lene Dietrich,Randolph Scott,John Wayne</text:p>
          </table:table-cell>
          <table:table-cell office:value-type="string" calcext:value-type="string">
            <text:p>https://fr.wikipedia.org/wiki/La_Fièvre_de_l%27or_noir</text:p>
          </table:table-cell>
          <table:table-cell table:number-columns-repeated="100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4-MDi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Josef Von Sternberg</text:p>
          </table:table-cell>
          <table:table-cell office:value-type="string" calcext:value-type="string">
            <text:p>Anglais</text:p>
          </table:table-cell>
          <table:table-cell office:value-type="float" office:value="1930" calcext:value-type="float">
            <text:p>193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lene Dietrich,Gary Cooper</text:p>
          </table:table-cell>
          <table:table-cell office:value-type="string" calcext:value-type="string">
            <text:p>https://fr.wikipedia.org/wiki/Cœurs_brûlés</text:p>
          </table:table-cell>
          <table:table-cell table:number-columns-repeated="100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4-MDi</text:p>
          </table:table-cell>
          <table:table-cell office:value-type="string" calcext:value-type="string">
            <text:p>Cantique d'Amour</text:p>
          </table:table-cell>
          <table:table-cell office:value-type="string" calcext:value-type="string">
            <text:p>Rouben Mamoulian</text:p>
          </table:table-cell>
          <table:table-cell office:value-type="string" calcext:value-type="string">
            <text:p>Anglais</text:p>
          </table:table-cell>
          <table:table-cell office:value-type="float" office:value="1933" calcext:value-type="float">
            <text:p>193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lene Dietrich,Brian Aherne,Lionel Atwill</text:p>
          </table:table-cell>
          <table:table-cell office:value-type="string" calcext:value-type="string">
            <text:p>https://fr.wikipedia.org/wiki/Le_Cantique_des_cantiques</text:p>
          </table:table-cell>
          <table:table-cell table:number-columns-repeated="100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4-MDi</text:p>
          </table:table-cell>
          <table:table-cell office:value-type="string" calcext:value-type="string">
            <text:p>Blonde Vénus</text:p>
          </table:table-cell>
          <table:table-cell office:value-type="string" calcext:value-type="string">
            <text:p>Josef Von Sternberg</text:p>
          </table:table-cell>
          <table:table-cell office:value-type="string" calcext:value-type="string">
            <text:p>Anglais</text:p>
          </table:table-cell>
          <table:table-cell office:value-type="float" office:value="1932" calcext:value-type="float">
            <text:p>193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lene Dietrich,Herbert Marshall,Cary Grant</text:p>
          </table:table-cell>
          <table:table-cell office:value-type="string" calcext:value-type="string">
            <text:p>https://fr.wikipedia.org/wiki/Blonde_Vénus</text:p>
          </table:table-cell>
          <table:table-cell table:number-columns-repeated="100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-MDi</text:p>
          </table:table-cell>
          <table:table-cell office:value-type="string" calcext:value-type="string">
            <text:p>La Scandaleuse de Berlin</text:p>
          </table:table-cell>
          <table:table-cell office:value-type="string" calcext:value-type="string">
            <text:p>Billy Wilder</text:p>
          </table:table-cell>
          <table:table-cell office:value-type="string" calcext:value-type="string">
            <text:p>Anglais</text:p>
          </table:table-cell>
          <table:table-cell office:value-type="float" office:value="1948" calcext:value-type="float">
            <text:p>194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ene Dietrich,Jean Arthur,John Lund</text:p>
          </table:table-cell>
          <table:table-cell office:value-type="string" calcext:value-type="string">
            <text:p>https://fr.wikipedia.org/wiki/La_Scandaleuse_de_Berlin</text:p>
          </table:table-cell>
          <table:table-cell table:number-columns-repeated="100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4-MDi</text:p>
          </table:table-cell>
          <table:table-cell office:value-type="string" calcext:value-type="string">
            <text:p>La Belle Ensorceleuse</text:p>
          </table:table-cell>
          <table:table-cell office:value-type="string" calcext:value-type="string">
            <text:p>René Clair</text:p>
          </table:table-cell>
          <table:table-cell office:value-type="string" calcext:value-type="string">
            <text:p>Anglais</text:p>
          </table:table-cell>
          <table:table-cell office:value-type="float" office:value="1941" calcext:value-type="float">
            <text:p>194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lene Dietrich,Bruce Cabot,Roland Young,Theresa Harris</text:p>
          </table:table-cell>
          <table:table-cell office:value-type="string" calcext:value-type="string">
            <text:p>https://fr.wikipedia.org/wiki/La_Belle_Ensorceleuse</text:p>
          </table:table-cell>
          <table:table-cell table:number-columns-repeated="100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4-MDi</text:p>
          </table:table-cell>
          <table:table-cell office:value-type="string" calcext:value-type="string">
            <text:p>L'Impératrice rouge</text:p>
          </table:table-cell>
          <table:table-cell office:value-type="string" calcext:value-type="string">
            <text:p>Josef Von Sternberg</text:p>
          </table:table-cell>
          <table:table-cell office:value-type="string" calcext:value-type="string">
            <text:p>Anglais</text:p>
          </table:table-cell>
          <table:table-cell office:value-type="float" office:value="1934" calcext:value-type="float">
            <text:p>19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lene Dietrich,John Lodge</text:p>
          </table:table-cell>
          <table:table-cell office:value-type="string" calcext:value-type="string">
            <text:p>https://fr.wikipedia.org/wiki/L%27Impératrice_rouge</text:p>
          </table:table-cell>
          <table:table-cell table:number-columns-repeated="100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 Dame de Shanghai</text:p>
          </table:table-cell>
          <table:table-cell office:value-type="string" calcext:value-type="string">
            <text:p>Orson Welles</text:p>
          </table:table-cell>
          <table:table-cell office:value-type="string" calcext:value-type="string">
            <text:p>Anglais</text:p>
          </table:table-cell>
          <table:table-cell office:value-type="float" office:value="1948" calcext:value-type="float">
            <text:p>194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son Welles,Rita Hayworth</text:p>
          </table:table-cell>
          <table:table-cell office:value-type="string" calcext:value-type="string">
            <text:p>https://fr.wikipedia.org/wiki/La_Dame_de_Shanghai</text:p>
          </table:table-cell>
          <table:table-cell table:number-columns-repeated="100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 Soif du mal</text:p>
          </table:table-cell>
          <table:table-cell office:value-type="string" calcext:value-type="string">
            <text:p>Orson Welles</text:p>
          </table:table-cell>
          <table:table-cell office:value-type="string" calcext:value-type="string">
            <text:p>Anglais</text:p>
          </table:table-cell>
          <table:table-cell office:value-type="float" office:value="1958" calcext:value-type="float">
            <text:p>195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son Welles,Charlton Heston,Janet Leigh,Marlene Dietrich</text:p>
          </table:table-cell>
          <table:table-cell office:value-type="string" calcext:value-type="string">
            <text:p>https://fr.wikipedia.org/wiki/La_Soif_du_mal</text:p>
          </table:table-cell>
          <table:table-cell table:number-columns-repeated="100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4-COW</text:p>
          </table:table-cell>
          <table:table-cell office:value-type="string" calcext:value-type="string">
            <text:p>Le Troisième Homme</text:p>
          </table:table-cell>
          <table:table-cell office:value-type="string" calcext:value-type="string">
            <text:p>Carol Reed</text:p>
          </table:table-cell>
          <table:table-cell office:value-type="string" calcext:value-type="string">
            <text:p>Anglais</text:p>
          </table:table-cell>
          <table:table-cell office:value-type="float" office:value="1949" calcext:value-type="float">
            <text:p>194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son Welles,Joseph Cotten</text:p>
          </table:table-cell>
          <table:table-cell office:value-type="string" calcext:value-type="string">
            <text:p>https://fr.wikipedia.org/wiki/Le_Troisième_Homme_(film)</text:p>
          </table:table-cell>
          <table:table-cell table:number-columns-repeated="100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4-COW</text:p>
          </table:table-cell>
          <table:table-cell office:value-type="string" calcext:value-type="string">
            <text:p>Le Procès</text:p>
          </table:table-cell>
          <table:table-cell office:value-type="string" calcext:value-type="string">
            <text:p>Orson Welles</text:p>
          </table:table-cell>
          <table:table-cell office:value-type="string" calcext:value-type="string">
            <text:p>Anglais</text:p>
          </table:table-cell>
          <table:table-cell office:value-type="float" office:value="1962" calcext:value-type="float">
            <text:p>196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thony Perkins,Jeanne Moreau,Romy Schneider,Orson Welles</text:p>
          </table:table-cell>
          <table:table-cell office:value-type="string" calcext:value-type="string">
            <text:p>https://fr.wikipedia.org/wiki/Le_Procès_(film,_1962)</text:p>
          </table:table-cell>
          <table:table-cell table:number-columns-repeated="100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 Contrebandiers de Moonfleet</text:p>
          </table:table-cell>
          <table:table-cell office:value-type="string" calcext:value-type="string">
            <text:p>Fritz Lang</text:p>
          </table:table-cell>
          <table:table-cell office:value-type="string" calcext:value-type="string">
            <text:p>Anglais</text:p>
          </table:table-cell>
          <table:table-cell office:value-type="float" office:value="1955" calcext:value-type="float">
            <text:p>19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wart Granger,George Sanders,Joan Greenwood</text:p>
          </table:table-cell>
          <table:table-cell office:value-type="string" calcext:value-type="string">
            <text:p>https://fr.wikipedia.org/wiki/Les_Contrebandiers_de_Moonfleet</text:p>
          </table:table-cell>
          <table:table-cell table:number-columns-repeated="100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4-AHe</text:p>
          </table:table-cell>
          <table:table-cell office:value-type="string" calcext:value-type="string">
            <text:p>Vacances romaines</text:p>
          </table:table-cell>
          <table:table-cell office:value-type="string" calcext:value-type="string">
            <text:p>William Wyler</text:p>
          </table:table-cell>
          <table:table-cell office:value-type="string" calcext:value-type="string">
            <text:p>Anglais</text:p>
          </table:table-cell>
          <table:table-cell office:value-type="float" office:value="1953" calcext:value-type="float">
            <text:p>195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y Peck,Audrey Hepburn</text:p>
          </table:table-cell>
          <table:table-cell office:value-type="string" calcext:value-type="string">
            <text:p>https://fr.wikipedia.org/wiki/Vacances_romaines</text:p>
          </table:table-cell>
          <table:table-cell table:number-columns-repeated="100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4-AHe</text:p>
          </table:table-cell>
          <table:table-cell office:value-type="string" calcext:value-type="string">
            <text:p>Sabrina</text:p>
          </table:table-cell>
          <table:table-cell office:value-type="string" calcext:value-type="string">
            <text:p>Billy Wilder</text:p>
          </table:table-cell>
          <table:table-cell office:value-type="string" calcext:value-type="string">
            <text:p>Anglais</text:p>
          </table:table-cell>
          <table:table-cell office:value-type="float" office:value="1954" calcext:value-type="float">
            <text:p>195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rey Hepburn,Humphrey Bogart,William Holden</text:p>
          </table:table-cell>
          <table:table-cell office:value-type="string" calcext:value-type="string">
            <text:p>https://fr.wikipedia.org/wiki/Sabrina_(film,_1954)</text:p>
          </table:table-cell>
          <table:table-cell table:number-columns-repeated="100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4-AHe</text:p>
          </table:table-cell>
          <table:table-cell office:value-type="string" calcext:value-type="string">
            <text:p>Guerre et Paix</text:p>
          </table:table-cell>
          <table:table-cell office:value-type="string" calcext:value-type="string">
            <text:p>King Vidor</text:p>
          </table:table-cell>
          <table:table-cell office:value-type="string" calcext:value-type="string">
            <text:p>Anglais</text:p>
          </table:table-cell>
          <table:table-cell office:value-type="float" office:value="1956" calcext:value-type="float">
            <text:p>1956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drey Hepburn,Henry Fonda,Mel Ferrer</text:p>
          </table:table-cell>
          <table:table-cell office:value-type="string" calcext:value-type="string">
            <text:p>https://fr.wikipedia.org/wiki/Guerre_et_Paix_(film,_1956)</text:p>
          </table:table-cell>
          <table:table-cell table:number-columns-repeated="100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4-AHe</text:p>
          </table:table-cell>
          <table:table-cell office:value-type="string" calcext:value-type="string">
            <text:p>Diamants sur canapé</text:p>
          </table:table-cell>
          <table:table-cell office:value-type="string" calcext:value-type="string">
            <text:p>Blake Edwards</text:p>
          </table:table-cell>
          <table:table-cell office:value-type="string" calcext:value-type="string">
            <text:p>Anglais</text:p>
          </table:table-cell>
          <table:table-cell office:value-type="float" office:value="1961" calcext:value-type="float">
            <text:p>196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rey Hepburn,George Axelrod,Patricia Neal,Martin Balsam</text:p>
          </table:table-cell>
          <table:table-cell office:value-type="string" calcext:value-type="string">
            <text:p>https://fr.wikipedia.org/wiki/Diamants_sur_canapé</text:p>
          </table:table-cell>
          <table:table-cell table:number-columns-repeated="100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ule dans la nuit</text:p>
          </table:table-cell>
          <table:table-cell office:value-type="string" calcext:value-type="string">
            <text:p>Terence Young</text:p>
          </table:table-cell>
          <table:table-cell office:value-type="string" calcext:value-type="string">
            <text:p>Anglais</text:p>
          </table:table-cell>
          <table:table-cell office:value-type="float" office:value="1967" calcext:value-type="float">
            <text:p>196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rey Hepburn,Alan Arkin,Richard Crenna</text:p>
          </table:table-cell>
          <table:table-cell office:value-type="string" calcext:value-type="string">
            <text:p>https://fr.wikipedia.org/wiki/Seule_dans_la_nuit</text:p>
          </table:table-cell>
          <table:table-cell table:number-columns-repeated="100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4-CBW</text:p>
          </table:table-cell>
          <table:table-cell office:value-type="string" calcext:value-type="string">
            <text:p>Sept ans de réflexion</text:p>
          </table:table-cell>
          <table:table-cell office:value-type="string" calcext:value-type="string">
            <text:p>Billy Wilder</text:p>
          </table:table-cell>
          <table:table-cell office:value-type="string" calcext:value-type="string">
            <text:p>Anglais</text:p>
          </table:table-cell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lyn Monroe,Tom Ewell</text:p>
          </table:table-cell>
          <table:table-cell office:value-type="string" calcext:value-type="string">
            <text:p>https://fr.wikipedia.org/wiki/Sept_ans_de_réflexion</text:p>
          </table:table-cell>
          <table:table-cell table:number-columns-repeated="100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4-CBW</text:p>
          </table:table-cell>
          <table:table-cell office:value-type="string" calcext:value-type="string">
            <text:p>Témoin à charge</text:p>
          </table:table-cell>
          <table:table-cell office:value-type="string" calcext:value-type="string">
            <text:p>Billy Wilder</text:p>
          </table:table-cell>
          <table:table-cell office:value-type="string" calcext:value-type="string">
            <text:p>Anglais</text:p>
          </table:table-cell>
          <table:table-cell office:value-type="float" office:value="1957" calcext:value-type="float">
            <text:p>195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lene Dietrich,Tyrone Power</text:p>
          </table:table-cell>
          <table:table-cell office:value-type="string" calcext:value-type="string">
            <text:p>https://fr.wikipedia.org/wiki/Témoin_à_charge_(film,_1957)</text:p>
          </table:table-cell>
          <table:table-cell table:number-columns-repeated="100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4-CBW</text:p>
          </table:table-cell>
          <table:table-cell office:value-type="string" calcext:value-type="string">
            <text:p>Certains l'aiment chaud</text:p>
          </table:table-cell>
          <table:table-cell office:value-type="string" calcext:value-type="string">
            <text:p>Billy Wilder</text:p>
          </table:table-cell>
          <table:table-cell office:value-type="string" calcext:value-type="string">
            <text:p>Anglais</text:p>
          </table:table-cell>
          <table:table-cell office:value-type="float" office:value="1959" calcext:value-type="float">
            <text:p>195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lyn Monroe,Tony Curtis,Jack Lemmon</text:p>
          </table:table-cell>
          <table:table-cell office:value-type="string" calcext:value-type="string">
            <text:p>https://fr.wikipedia.org/wiki/Certains_l%27aiment_chaud</text:p>
          </table:table-cell>
          <table:table-cell table:number-columns-repeated="100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4-CBW</text:p>
          </table:table-cell>
          <table:table-cell office:value-type="string" calcext:value-type="string">
            <text:p>La Garçonnière</text:p>
          </table:table-cell>
          <table:table-cell office:value-type="string" calcext:value-type="string">
            <text:p>Billy Wilder</text:p>
          </table:table-cell>
          <table:table-cell office:value-type="string" calcext:value-type="string">
            <text:p>Anglais</text:p>
          </table:table-cell>
          <table:table-cell office:value-type="float" office:value="1960" calcext:value-type="float">
            <text:p>196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 Lemmon,Shirley MacLaine,Fred MacMurray</text:p>
          </table:table-cell>
          <table:table-cell office:value-type="string" calcext:value-type="string">
            <text:p>https://fr.wikipedia.org/wiki/La_Garçonnière_%28film,_1960%29</text:p>
          </table:table-cell>
          <table:table-cell table:number-columns-repeated="100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4-CBW</text:p>
          </table:table-cell>
          <table:table-cell office:value-type="string" calcext:value-type="string">
            <text:p>Un, deux, trois</text:p>
          </table:table-cell>
          <table:table-cell office:value-type="string" calcext:value-type="string">
            <text:p>Billy Wilder</text:p>
          </table:table-cell>
          <table:table-cell office:value-type="string" calcext:value-type="string">
            <text:p>Anglais</text:p>
          </table:table-cell>
          <table:table-cell office:value-type="float" office:value="1961" calcext:value-type="float">
            <text:p>196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mes Cagney,Horst Buchholz,Pamela Tiffin</text:p>
          </table:table-cell>
          <table:table-cell office:value-type="string" calcext:value-type="string">
            <text:p>https://fr.wikipedia.org/wiki/Un,_deux,_trois</text:p>
          </table:table-cell>
          <table:table-cell table:number-columns-repeated="100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4-CBW</text:p>
          </table:table-cell>
          <table:table-cell office:value-type="string" calcext:value-type="string">
            <text:p>Irma la Douce</text:p>
          </table:table-cell>
          <table:table-cell office:value-type="string" calcext:value-type="string">
            <text:p>Billy Wilder</text:p>
          </table:table-cell>
          <table:table-cell office:value-type="string" calcext:value-type="string">
            <text:p>Anglais</text:p>
          </table:table-cell>
          <table:table-cell office:value-type="float" office:value="1963" calcext:value-type="float">
            <text:p>196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 Lemmon,Shirley MacLaine</text:p>
          </table:table-cell>
          <table:table-cell office:value-type="string" calcext:value-type="string">
            <text:p>https://fr.wikipedia.org/wiki/Irma_la_Douce_(film)</text:p>
          </table:table-cell>
          <table:table-cell table:number-columns-repeated="100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4-CBW</text:p>
          </table:table-cell>
          <table:table-cell office:value-type="string" calcext:value-type="string">
            <text:p>Embrasse-moi, idiot</text:p>
          </table:table-cell>
          <table:table-cell office:value-type="string" calcext:value-type="string">
            <text:p>Billy Wilder</text:p>
          </table:table-cell>
          <table:table-cell office:value-type="string" calcext:value-type="string">
            <text:p>Anglais</text:p>
          </table:table-cell>
          <table:table-cell office:value-type="float" office:value="1964" calcext:value-type="float">
            <text:p>196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n Martin,Kim Novak,Ray Walston,Felicia Farr</text:p>
          </table:table-cell>
          <table:table-cell office:value-type="string" calcext:value-type="string">
            <text:p>https://fr.wikipedia.org/wiki/Embrasse-moi,_idiot_%28film,_1964%29</text:p>
          </table:table-cell>
          <table:table-cell table:number-columns-repeated="100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4-CBW</text:p>
          </table:table-cell>
          <table:table-cell office:value-type="string" calcext:value-type="string">
            <text:p>La Grande Combine</text:p>
          </table:table-cell>
          <table:table-cell office:value-type="string" calcext:value-type="string">
            <text:p>Billy Wilder</text:p>
          </table:table-cell>
          <table:table-cell office:value-type="string" calcext:value-type="string">
            <text:p>Anglais</text:p>
          </table:table-cell>
          <table:table-cell office:value-type="float" office:value="1967" calcext:value-type="float">
            <text:p>196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ck Lemmon,Walter Matthau</text:p>
          </table:table-cell>
          <table:table-cell office:value-type="string" calcext:value-type="string">
            <text:p>https://fr.wikipedia.org/wiki/La_Grande_Combine</text:p>
          </table:table-cell>
          <table:table-cell table:number-columns-repeated="100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4-CBW</text:p>
          </table:table-cell>
          <table:table-cell office:value-type="string" calcext:value-type="string">
            <text:p>La Vie privée de Sherlock Holmes</text:p>
          </table:table-cell>
          <table:table-cell office:value-type="string" calcext:value-type="string">
            <text:p>Billy Wilder</text:p>
          </table:table-cell>
          <table:table-cell office:value-type="string" calcext:value-type="string">
            <text:p>Anglais</text:p>
          </table:table-cell>
          <table:table-cell office:value-type="float" office:value="1970" calcext:value-type="float">
            <text:p>197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 Stephens,Colin Blakely,Geneviève Page,Christopher Lee</text:p>
          </table:table-cell>
          <table:table-cell office:value-type="string" calcext:value-type="string">
            <text:p>https://fr.wikipedia.org/wiki/La_Vie_privée_de_Sherlock_Holmes</text:p>
          </table:table-cell>
          <table:table-cell table:number-columns-repeated="100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4-CBW</text:p>
          </table:table-cell>
          <table:table-cell office:value-type="string" calcext:value-type="string">
            <text:p>Avanti!</text:p>
          </table:table-cell>
          <table:table-cell office:value-type="string" calcext:value-type="string">
            <text:p>Billy Wilder</text:p>
          </table:table-cell>
          <table:table-cell office:value-type="string" calcext:value-type="string">
            <text:p>Anglais</text:p>
          </table:table-cell>
          <table:table-cell office:value-type="float" office:value="1972" calcext:value-type="float">
            <text:p>197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ck Lemmon,Juliet Mills,Clive Revill</text:p>
          </table:table-cell>
          <table:table-cell office:value-type="string" calcext:value-type="string">
            <text:p>https://fr.wikipedia.org/wiki/Avanti!_(film)</text:p>
          </table:table-cell>
          <table:table-cell table:number-columns-repeated="100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5-CPS</text:p>
          </table:table-cell>
          <table:table-cell office:value-type="string" calcext:value-type="string">
            <text:p>Penny Points to Paradise</text:p>
          </table:table-cell>
          <table:table-cell office:value-type="string" calcext:value-type="string">
            <text:p>Anthony Young</text:p>
          </table:table-cell>
          <table:table-cell office:value-type="string" calcext:value-type="string">
            <text:p>Anglais</text:p>
          </table:table-cell>
          <table:table-cell office:value-type="float" office:value="1951" calcext:value-type="float">
            <text:p>195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er Sellers,Harry Secombe,Alfred Marks</text:p>
          </table:table-cell>
          <table:table-cell office:value-type="string" calcext:value-type="string">
            <text:p>https://fr.wikipedia.org/wiki/Penny_Points_to_Paradise</text:p>
          </table:table-cell>
          <table:table-cell table:number-columns-repeated="100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5-CPS</text:p>
          </table:table-cell>
          <table:table-cell office:value-type="string" calcext:value-type="string">
            <text:p>Let's Go Crazy</text:p>
          </table:table-cell>
          <table:table-cell office:value-type="string" calcext:value-type="string">
            <text:p>Alan Cullimore</text:p>
          </table:table-cell>
          <table:table-cell office:value-type="string" calcext:value-type="string">
            <text:p>Anglais</text:p>
          </table:table-cell>
          <table:table-cell office:value-type="float" office:value="1951" calcext:value-type="float">
            <text:p>19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er Sellers,Spike Milligan</text:p>
          </table:table-cell>
          <table:table-cell office:value-type="string" calcext:value-type="string">
            <text:p>https://fr.wikipedia.org/wiki/Let%27s_Go_Crazy_(film)</text:p>
          </table:table-cell>
          <table:table-cell table:number-columns-repeated="100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5-CPS</text:p>
          </table:table-cell>
          <table:table-cell office:value-type="string" calcext:value-type="string">
            <text:p>Les Dessous de la millionnaire</text:p>
          </table:table-cell>
          <table:table-cell office:value-type="string" calcext:value-type="string">
            <text:p>Anthony Asquith</text:p>
          </table:table-cell>
          <table:table-cell office:value-type="string" calcext:value-type="string">
            <text:p>Anglais</text:p>
          </table:table-cell>
          <table:table-cell office:value-type="float" office:value="1960" calcext:value-type="float">
            <text:p>196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er Sellers,Sophia Loren</text:p>
          </table:table-cell>
          <table:table-cell office:value-type="string" calcext:value-type="string">
            <text:p>https://fr.wikipedia.org/wiki/Les_Dessous_de_la_millionnaire</text:p>
          </table:table-cell>
          <table:table-cell table:number-columns-repeated="100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5-CPS</text:p>
          </table:table-cell>
          <table:table-cell office:value-type="string" calcext:value-type="string">
            <text:p>The Dock Brief</text:p>
          </table:table-cell>
          <table:table-cell office:value-type="string" calcext:value-type="string">
            <text:p>James Hill</text:p>
          </table:table-cell>
          <table:table-cell office:value-type="string" calcext:value-type="string">
            <text:p>Anglais</text:p>
          </table:table-cell>
          <table:table-cell office:value-type="float" office:value="1962" calcext:value-type="float">
            <text:p>196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er Sellers,Richard Attenborough</text:p>
          </table:table-cell>
          <table:table-cell office:value-type="string" calcext:value-type="string">
            <text:p>https://fr.wikipedia.org/wiki/Le_Défenseur_ingénu</text:p>
          </table:table-cell>
          <table:table-cell table:number-columns-repeated="100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5-CPS</text:p>
          </table:table-cell>
          <table:table-cell office:value-type="string" calcext:value-type="string">
            <text:p>La Panthère rose</text:p>
          </table:table-cell>
          <table:table-cell office:value-type="string" calcext:value-type="string">
            <text:p>Blake Edwards</text:p>
          </table:table-cell>
          <table:table-cell office:value-type="string" calcext:value-type="string">
            <text:p>Anglais</text:p>
          </table:table-cell>
          <table:table-cell office:value-type="float" office:value="1963" calcext:value-type="float">
            <text:p>196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 Sellers,David Niven,Robert Wagner,Claudia Cardinale</text:p>
          </table:table-cell>
          <table:table-cell office:value-type="string" calcext:value-type="string">
            <text:p>https://fr.wikipedia.org/wiki/La_Panthère_rose_(film,_1963)</text:p>
          </table:table-cell>
          <table:table-cell table:number-columns-repeated="100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5-CPS</text:p>
          </table:table-cell>
          <table:table-cell office:value-type="string" calcext:value-type="string">
            <text:p>Quand l'inspecteur s'emmêle</text:p>
          </table:table-cell>
          <table:table-cell office:value-type="string" calcext:value-type="string">
            <text:p>Blake Edwards</text:p>
          </table:table-cell>
          <table:table-cell office:value-type="string" calcext:value-type="string">
            <text:p>Anglais</text:p>
          </table:table-cell>
          <table:table-cell office:value-type="float" office:value="1964" calcext:value-type="float">
            <text:p>196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 Sellers,Elke Sommer,George Sanders</text:p>
          </table:table-cell>
          <table:table-cell office:value-type="string" calcext:value-type="string">
            <text:p>https://fr.wikipedia.org/wiki/Quand_l%27inspecteur_s%27emmêle</text:p>
          </table:table-cell>
          <table:table-cell table:number-columns-repeated="100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5-CPS</text:p>
          </table:table-cell>
          <table:table-cell office:value-type="string" calcext:value-type="string">
            <text:p>Quoi de neuf, Pussycat ?</text:p>
          </table:table-cell>
          <table:table-cell office:value-type="string" calcext:value-type="string">
            <text:p>Clive Donner</text:p>
          </table:table-cell>
          <table:table-cell office:value-type="string" calcext:value-type="string">
            <text:p>Anglais</text:p>
          </table:table-cell>
          <table:table-cell office:value-type="float" office:value="1965" calcext:value-type="float">
            <text:p>19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 Sellers,Peter O’Toole,Romy Schneider,Capucine</text:p>
          </table:table-cell>
          <table:table-cell office:value-type="string" calcext:value-type="string">
            <text:p>https://fr.wikipedia.org/wiki/Quoi_de_neuf,_Pussycat_%3F</text:p>
          </table:table-cell>
          <table:table-cell table:number-columns-repeated="100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5-CPS</text:p>
          </table:table-cell>
          <table:table-cell office:value-type="string" calcext:value-type="string">
            <text:p>The Party</text:p>
          </table:table-cell>
          <table:table-cell office:value-type="string" calcext:value-type="string">
            <text:p>Blake Edwards</text:p>
          </table:table-cell>
          <table:table-cell office:value-type="string" calcext:value-type="string">
            <text:p>Anglais</text:p>
          </table:table-cell>
          <table:table-cell office:value-type="float" office:value="1968" calcext:value-type="float">
            <text:p>19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 Sellers,Claudine Longet,Marge Champion</text:p>
          </table:table-cell>
          <table:table-cell office:value-type="string" calcext:value-type="string">
            <text:p>https://fr.wikipedia.org/wiki/La_Party</text:p>
          </table:table-cell>
          <table:table-cell table:number-columns-repeated="100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pèze</text:p>
          </table:table-cell>
          <table:table-cell office:value-type="string" calcext:value-type="string">
            <text:p>Carol Reed</text:p>
          </table:table-cell>
          <table:table-cell office:value-type="string" calcext:value-type="string">
            <text:p>Anglais</text:p>
          </table:table-cell>
          <table:table-cell office:value-type="float" office:value="1956" calcext:value-type="float">
            <text:p>195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rt Lancaster,Tony Curtis,Gina Lollobrigida</text:p>
          </table:table-cell>
          <table:table-cell office:value-type="string" calcext:value-type="string">
            <text:p>https://fr.wikipedia.org/wiki/Trapèze_(film)</text:p>
          </table:table-cell>
          <table:table-cell table:number-columns-repeated="100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Ève</text:p>
          </table:table-cell>
          <table:table-cell office:value-type="string" calcext:value-type="string">
            <text:p>Joseph L. Mankiewicz</text:p>
          </table:table-cell>
          <table:table-cell office:value-type="string" calcext:value-type="string">
            <text:p>Anglais</text:p>
          </table:table-cell>
          <table:table-cell office:value-type="float" office:value="1950" calcext:value-type="float">
            <text:p>195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te Davis,Anne Baxter,George Sanders,Celeste Holm</text:p>
          </table:table-cell>
          <table:table-cell office:value-type="string" calcext:value-type="string">
            <text:p>https://fr.wikipedia.org/wiki/Ève_(film,_1950)</text:p>
          </table:table-cell>
          <table:table-cell table:number-columns-repeated="100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train sifflera trois fois</text:p>
          </table:table-cell>
          <table:table-cell office:value-type="string" calcext:value-type="string">
            <text:p>Fred Zinnemann</text:p>
          </table:table-cell>
          <table:table-cell office:value-type="string" calcext:value-type="string">
            <text:p>Anglais</text:p>
          </table:table-cell>
          <table:table-cell office:value-type="float" office:value="1952" calcext:value-type="float">
            <text:p>195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y Cooper,Grace Kelly</text:p>
          </table:table-cell>
          <table:table-cell office:value-type="string" calcext:value-type="string">
            <text:p>https://fr.wikipedia.org/wiki/Le_train_sifflera_trois_fois</text:p>
          </table:table-cell>
          <table:table-cell table:number-columns-repeated="100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5-CSK</text:p>
          </table:table-cell>
          <table:table-cell office:value-type="string" calcext:value-type="string">
            <text:p>Le Baiser du tueur</text:p>
          </table:table-cell>
          <table:table-cell office:value-type="string" calcext:value-type="string">
            <text:p>Stanley Kubrick</text:p>
          </table:table-cell>
          <table:table-cell office:value-type="string" calcext:value-type="string">
            <text:p>Anglais</text:p>
          </table:table-cell>
          <table:table-cell office:value-type="float" office:value="1955" calcext:value-type="float">
            <text:p>19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 Silvera,Jamie Smith,Irene Kane</text:p>
          </table:table-cell>
          <table:table-cell office:value-type="string" calcext:value-type="string">
            <text:p>https://fr.wikipedia.org/wiki/Le_Baiser_du_tueur</text:p>
          </table:table-cell>
          <table:table-cell table:number-columns-repeated="100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5-CSK</text:p>
          </table:table-cell>
          <table:table-cell office:value-type="string" calcext:value-type="string">
            <text:p>L'Ultime Razzia</text:p>
          </table:table-cell>
          <table:table-cell office:value-type="string" calcext:value-type="string">
            <text:p>Stanley Kubrick</text:p>
          </table:table-cell>
          <table:table-cell office:value-type="string" calcext:value-type="string">
            <text:p>Anglais</text:p>
          </table:table-cell>
          <table:table-cell office:value-type="float" office:value="1956" calcext:value-type="float">
            <text:p>195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rling Hayden,Coleen Gray,Vince Edwards,Jay C. Flippen</text:p>
          </table:table-cell>
          <table:table-cell office:value-type="string" calcext:value-type="string">
            <text:p>https://fr.wikipedia.org/wiki/L%27Ultime_Razzia</text:p>
          </table:table-cell>
          <table:table-cell table:number-columns-repeated="100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5-CSK</text:p>
          </table:table-cell>
          <table:table-cell office:value-type="string" calcext:value-type="string">
            <text:p>Les Sentiers de la gloire</text:p>
          </table:table-cell>
          <table:table-cell office:value-type="string" calcext:value-type="string">
            <text:p>Stanley Kubrick</text:p>
          </table:table-cell>
          <table:table-cell office:value-type="string" calcext:value-type="string">
            <text:p>Anglais</text:p>
          </table:table-cell>
          <table:table-cell office:value-type="float" office:value="1957" calcext:value-type="float">
            <text:p>195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rk Douglas,Ralph Meeker,Adolphe Menjou,George Macready</text:p>
          </table:table-cell>
          <table:table-cell office:value-type="string" calcext:value-type="string">
            <text:p>https://fr.wikipedia.org/wiki/Les_Sentiers_de_la_gloire</text:p>
          </table:table-cell>
          <table:table-cell table:number-columns-repeated="100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yage au centre de la Terre</text:p>
          </table:table-cell>
          <table:table-cell office:value-type="string" calcext:value-type="string">
            <text:p>Henry Levin</text:p>
          </table:table-cell>
          <table:table-cell office:value-type="string" calcext:value-type="string">
            <text:p>Anglais</text:p>
          </table:table-cell>
          <table:table-cell office:value-type="float" office:value="1959" calcext:value-type="float">
            <text:p>195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mes Mason,Pat Boone,Diane Baker,Arlene Dahl,Thayer David</text:p>
          </table:table-cell>
          <table:table-cell office:value-type="string" calcext:value-type="string">
            <text:p>https://fr.wikipedia.org/wiki/Voyage_au_centre_de_la_Terre</text:p>
          </table:table-cell>
          <table:table-cell table:number-columns-repeated="100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5-CEK</text:p>
          </table:table-cell>
          <table:table-cell office:value-type="string" calcext:value-type="string">
            <text:p>Baby Doll</text:p>
          </table:table-cell>
          <table:table-cell office:value-type="string" calcext:value-type="string">
            <text:p>Elia Kazan</text:p>
          </table:table-cell>
          <table:table-cell office:value-type="string" calcext:value-type="string">
            <text:p>Anglais</text:p>
          </table:table-cell>
          <table:table-cell office:value-type="float" office:value="1956" calcext:value-type="float">
            <text:p>195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l Malden,Carroll Baker,Eli Wallach</text:p>
          </table:table-cell>
          <table:table-cell office:value-type="string" calcext:value-type="string">
            <text:p>https://fr.wikipedia.org/wiki/Baby_Doll_(film)</text:p>
          </table:table-cell>
          <table:table-cell table:number-columns-repeated="100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5-CEK</text:p>
          </table:table-cell>
          <table:table-cell office:value-type="string" calcext:value-type="string">
            <text:p>Un homme dans la foule</text:p>
          </table:table-cell>
          <table:table-cell office:value-type="string" calcext:value-type="string">
            <text:p>Elia Kazan</text:p>
          </table:table-cell>
          <table:table-cell office:value-type="string" calcext:value-type="string">
            <text:p>Anglais</text:p>
          </table:table-cell>
          <table:table-cell office:value-type="float" office:value="1957" calcext:value-type="float">
            <text:p>195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y Griffith,Patricia Neal,Anthony Franciosa</text:p>
          </table:table-cell>
          <table:table-cell office:value-type="string" calcext:value-type="string">
            <text:p>https://fr.wikipedia.org/wiki/Un_homme_dans_la_foule</text:p>
          </table:table-cell>
          <table:table-cell table:number-columns-repeated="100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5-CEK</text:p>
          </table:table-cell>
          <table:table-cell office:value-type="string" calcext:value-type="string">
            <text:p>America, America</text:p>
          </table:table-cell>
          <table:table-cell office:value-type="string" calcext:value-type="string">
            <text:p>Elia Kazan</text:p>
          </table:table-cell>
          <table:table-cell office:value-type="string" calcext:value-type="string">
            <text:p>Anglais</text:p>
          </table:table-cell>
          <table:table-cell office:value-type="float" office:value="1963" calcext:value-type="float">
            <text:p>1963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his Giallelis,Frank Wolff,Harry Davis</text:p>
          </table:table-cell>
          <table:table-cell office:value-type="string" calcext:value-type="string">
            <text:p>https://fr.wikipedia.org/wiki/America,_America_(film)</text:p>
          </table:table-cell>
          <table:table-cell table:number-columns-repeated="100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le et lui</text:p>
          </table:table-cell>
          <table:table-cell office:value-type="string" calcext:value-type="string">
            <text:p>Leo McCarey</text:p>
          </table:table-cell>
          <table:table-cell office:value-type="string" calcext:value-type="string">
            <text:p>Anglais</text:p>
          </table:table-cell>
          <table:table-cell office:value-type="float" office:value="1957" calcext:value-type="float">
            <text:p>195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y Grant,Deborah Kerr</text:p>
          </table:table-cell>
          <table:table-cell office:value-type="string" calcext:value-type="string">
            <text:p>https://fr.wikipedia.org/wiki/Elle_et_lui_(film,_1957)</text:p>
          </table:table-cell>
          <table:table-cell table:number-columns-repeated="100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Blonde explosive</text:p>
          </table:table-cell>
          <table:table-cell office:value-type="string" calcext:value-type="string">
            <text:p>Frank Tashlin</text:p>
          </table:table-cell>
          <table:table-cell office:value-type="string" calcext:value-type="string">
            <text:p>Anglais</text:p>
          </table:table-cell>
          <table:table-cell office:value-type="float" office:value="1957" calcext:value-type="float">
            <text:p>195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ny Randall,Jayne Mansfield</text:p>
          </table:table-cell>
          <table:table-cell office:value-type="string" calcext:value-type="string">
            <text:p>https://fr.wikipedia.org/wiki/La_Blonde_explosive</text:p>
          </table:table-cell>
          <table:table-cell table:number-columns-repeated="100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Bon, la Brute et le Truand</text:p>
          </table:table-cell>
          <table:table-cell office:value-type="string" calcext:value-type="string">
            <text:p>Sergio Leone</text:p>
          </table:table-cell>
          <table:table-cell office:value-type="string" calcext:value-type="string">
            <text:p>Anglais</text:p>
          </table:table-cell>
          <table:table-cell office:value-type="float" office:value="1966" calcext:value-type="float">
            <text:p>196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int Eastwood,Lee Van Cleef,Aldo Giuffré,Mario Brega,Eli Wallach</text:p>
          </table:table-cell>
          <table:table-cell office:value-type="string" calcext:value-type="string">
            <text:p>https://fr.wikipedia.org/wiki/Le_Bon,_la_Brute_et_le_Truand</text:p>
          </table:table-cell>
          <table:table-cell table:number-columns-repeated="100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Lauréat</text:p>
          </table:table-cell>
          <table:table-cell office:value-type="string" calcext:value-type="string">
            <text:p>Mike Nichols</text:p>
          </table:table-cell>
          <table:table-cell office:value-type="string" calcext:value-type="string">
            <text:p>Anglais</text:p>
          </table:table-cell>
          <table:table-cell office:value-type="float" office:value="1967" calcext:value-type="float">
            <text:p>196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stin Hoffman,Katharine Ross,Anne Bancroft,Murray Hamilton,William Daniels</text:p>
          </table:table-cell>
          <table:table-cell office:value-type="string" calcext:value-type="string">
            <text:p>https://fr.wikipedia.org/wiki/Le_Lauréat</text:p>
          </table:table-cell>
          <table:table-cell table:number-columns-repeated="100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remiah Johnson</text:p>
          </table:table-cell>
          <table:table-cell office:value-type="string" calcext:value-type="string">
            <text:p>Sydney Pollack</text:p>
          </table:table-cell>
          <table:table-cell office:value-type="string" calcext:value-type="string">
            <text:p>Anglais</text:p>
          </table:table-cell>
          <table:table-cell office:value-type="float" office:value="1972" calcext:value-type="float">
            <text:p>197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ert Redford</text:p>
          </table:table-cell>
          <table:table-cell office:value-type="string" calcext:value-type="string">
            <text:p>https://fr.wikipedia.org/wiki/Jeremiah_Johnson</text:p>
          </table:table-cell>
          <table:table-cell table:number-columns-repeated="100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 après-midi de chien</text:p>
          </table:table-cell>
          <table:table-cell office:value-type="string" calcext:value-type="string">
            <text:p>Sidney Lumet</text:p>
          </table:table-cell>
          <table:table-cell office:value-type="string" calcext:value-type="string">
            <text:p>Anglais</text:p>
          </table:table-cell>
          <table:table-cell office:value-type="float" office:value="1975" calcext:value-type="float">
            <text:p>197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 Pacino,John Cazale,Charles Durning,James Broderick,Chris Sarandon</text:p>
          </table:table-cell>
          <table:table-cell office:value-type="string" calcext:value-type="string">
            <text:p>https://fr.wikipedia.org/wiki/Un_après-midi_de_chien</text:p>
          </table:table-cell>
          <table:table-cell table:number-columns-repeated="100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ncontres du troisième type</text:p>
          </table:table-cell>
          <table:table-cell office:value-type="string" calcext:value-type="string">
            <text:p>Steven Spielberg</text:p>
          </table:table-cell>
          <table:table-cell office:value-type="string" calcext:value-type="string">
            <text:p>Anglais</text:p>
          </table:table-cell>
          <table:table-cell office:value-type="float" office:value="1977" calcext:value-type="float">
            <text:p>197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hard Dreyfuss,François Truffaut,Teri Garr,Melinda Dillon,Bob Balaban</text:p>
          </table:table-cell>
          <table:table-cell office:value-type="string" calcext:value-type="string">
            <text:p>https://fr.wikipedia.org/wiki/Rencontres_du_troisième_type</text:p>
          </table:table-cell>
          <table:table-cell table:number-columns-repeated="100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ctor Victoria</text:p>
          </table:table-cell>
          <table:table-cell office:value-type="string" calcext:value-type="string">
            <text:p>Blake Edwards</text:p>
          </table:table-cell>
          <table:table-cell office:value-type="string" calcext:value-type="string">
            <text:p>Anglais</text:p>
          </table:table-cell>
          <table:table-cell office:value-type="float" office:value="1982" calcext:value-type="float">
            <text:p>198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ie Andrews,James Garner,Robert Preston</text:p>
          </table:table-cell>
          <table:table-cell office:value-type="string" calcext:value-type="string">
            <text:p>https://fr.wikipedia.org/wiki/Victor_Victoria</text:p>
          </table:table-cell>
          <table:table-cell table:number-columns-repeated="100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mais plus jamais</text:p>
          </table:table-cell>
          <table:table-cell office:value-type="string" calcext:value-type="string">
            <text:p>Irvin Kershner</text:p>
          </table:table-cell>
          <table:table-cell office:value-type="string" calcext:value-type="string">
            <text:p>Anglais</text:p>
          </table:table-cell>
          <table:table-cell office:value-type="float" office:value="1983" calcext:value-type="float">
            <text:p>198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n Connery,Klaus Maria Brandauer,Kim Basinger,Barbara Carrera</text:p>
          </table:table-cell>
          <table:table-cell office:value-type="string" calcext:value-type="string">
            <text:p>https://fr.wikipedia.org/wiki/Jamais_plus_jamais</text:p>
          </table:table-cell>
          <table:table-cell table:number-columns-repeated="100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Maison Russie</text:p>
          </table:table-cell>
          <table:table-cell office:value-type="string" calcext:value-type="string">
            <text:p>Fred Schepisi</text:p>
          </table:table-cell>
          <table:table-cell office:value-type="string" calcext:value-type="string">
            <text:p>Anglais</text:p>
          </table:table-cell>
          <table:table-cell office:value-type="float" office:value="1990" calcext:value-type="float">
            <text:p>199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n Connery,Michelle Pfeiffer,Roy Scheider,James Fox</text:p>
          </table:table-cell>
          <table:table-cell office:value-type="string" calcext:value-type="string">
            <text:p>https://fr.wikipedia.org/wiki/La_Maison_Russie_%28film%29</text:p>
          </table:table-cell>
          <table:table-cell table:number-columns-repeated="100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5-CSW</text:p>
          </table:table-cell>
          <table:table-cell office:value-type="string" calcext:value-type="string">
            <text:p>Star Wars, épisode IV : Un nouvel espoir</text:p>
          </table:table-cell>
          <table:table-cell office:value-type="string" calcext:value-type="string">
            <text:p>George Lucas</text:p>
          </table:table-cell>
          <table:table-cell office:value-type="string" calcext:value-type="string">
            <text:p>Anglais</text:p>
          </table:table-cell>
          <table:table-cell office:value-type="float" office:value="1977" calcext:value-type="float">
            <text:p>197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k Hamill,Harrison Ford,Carrie Fisher,Peter Cushing</text:p>
          </table:table-cell>
          <table:table-cell office:value-type="string" calcext:value-type="string">
            <text:p>https://fr.wikipedia.org/wiki/Star_Wars,_épisode_IV_:_Un_nouvel_espoir</text:p>
          </table:table-cell>
          <table:table-cell table:number-columns-repeated="100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5-CSW</text:p>
          </table:table-cell>
          <table:table-cell office:value-type="string" calcext:value-type="string">
            <text:p>Star Wars, épisode V : L'Empire contre-attaque</text:p>
          </table:table-cell>
          <table:table-cell office:value-type="string" calcext:value-type="string">
            <text:p>George Lucas</text:p>
          </table:table-cell>
          <table:table-cell office:value-type="string" calcext:value-type="string">
            <text:p>Anglais</text:p>
          </table:table-cell>
          <table:table-cell office:value-type="float" office:value="1980" calcext:value-type="float">
            <text:p>198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k Hamill,Harrison Ford,Carrie Fisher,Billy Dee Williams,Anthony Daniels</text:p>
          </table:table-cell>
          <table:table-cell office:value-type="string" calcext:value-type="string">
            <text:p>https://fr.wikipedia.org/wiki/Star_Wars,_épisode_V_:_L%27Empire_contre-attaque</text:p>
          </table:table-cell>
          <table:table-cell table:number-columns-repeated="100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5-CSW</text:p>
          </table:table-cell>
          <table:table-cell office:value-type="string" calcext:value-type="string">
            <text:p>Star Wars, épisode VI : Le Retour du Jedi</text:p>
          </table:table-cell>
          <table:table-cell office:value-type="string" calcext:value-type="string">
            <text:p>George Lucas</text:p>
          </table:table-cell>
          <table:table-cell office:value-type="string" calcext:value-type="string">
            <text:p>Anglais</text:p>
          </table:table-cell>
          <table:table-cell office:value-type="float" office:value="1983" calcext:value-type="float">
            <text:p>198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k Hamill,Harrison Ford,Carrie Fisher,Billy Dee Williams,Anthony Daniels</text:p>
          </table:table-cell>
          <table:table-cell office:value-type="string" calcext:value-type="string">
            <text:p>https://fr.wikipedia.org/wiki/Star_Wars,_épisode_VI_:_Le_Retour_du_Jedi</text:p>
          </table:table-cell>
          <table:table-cell table:number-columns-repeated="100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5-CSW</text:p>
          </table:table-cell>
          <table:table-cell office:value-type="string" calcext:value-type="string">
            <text:p>Star Wars, épisode I : La Menace fantôme</text:p>
          </table:table-cell>
          <table:table-cell office:value-type="string" calcext:value-type="string">
            <text:p>George Lucas</text:p>
          </table:table-cell>
          <table:table-cell office:value-type="string" calcext:value-type="string">
            <text:p>Anglais</text:p>
          </table:table-cell>
          <table:table-cell office:value-type="float" office:value="1999" calcext:value-type="float">
            <text:p>199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am Neeson,Ewan McGregor,Natalie Portman,Jake Lloyd,Ian McDiarmid</text:p>
          </table:table-cell>
          <table:table-cell office:value-type="string" calcext:value-type="string">
            <text:p>https://fr.wikipedia.org/wiki/Star_Wars,_épisode_I_:_La_Menace_fantôme</text:p>
          </table:table-cell>
          <table:table-cell table:number-columns-repeated="100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5-CSW</text:p>
          </table:table-cell>
          <table:table-cell office:value-type="string" calcext:value-type="string">
            <text:p>Star Wars, épisode II : L'Attaque des clones</text:p>
          </table:table-cell>
          <table:table-cell office:value-type="string" calcext:value-type="string">
            <text:p>George Lucas</text:p>
          </table:table-cell>
          <table:table-cell office:value-type="string" calcext:value-type="string">
            <text:p>Anglais</text:p>
          </table:table-cell>
          <table:table-cell office:value-type="float" office:value="2002" calcext:value-type="float">
            <text:p>200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wan McGregor,Natalie Portman,Hayden Christensen,Ian McDiarmid,Samuel L. Jackson,Christopher Lee</text:p>
          </table:table-cell>
          <table:table-cell office:value-type="string" calcext:value-type="string">
            <text:p>https://fr.wikipedia.org/wiki/Star_Wars,_épisode_II_:_L%27Attaque_des_clones</text:p>
          </table:table-cell>
          <table:table-cell table:number-columns-repeated="100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5-CSW</text:p>
          </table:table-cell>
          <table:table-cell office:value-type="string" calcext:value-type="string">
            <text:p>Star Wars, épisode III : La Revanche des Sith</text:p>
          </table:table-cell>
          <table:table-cell office:value-type="string" calcext:value-type="string">
            <text:p>George Lucas</text:p>
          </table:table-cell>
          <table:table-cell office:value-type="string" calcext:value-type="string">
            <text:p>Anglais</text:p>
          </table:table-cell>
          <table:table-cell office:value-type="float" office:value="2005" calcext:value-type="float">
            <text:p>200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wan McGregor,Natalie Portman,Hayden Christensen,Ian McDiarmid,Samuel L. Jackson,Christopher Lee</text:p>
          </table:table-cell>
          <table:table-cell office:value-type="string" calcext:value-type="string">
            <text:p>https://fr.wikipedia.org/wiki/Star_Wars,_épisode_III_:_La_Revanche_des_Sith</text:p>
          </table:table-cell>
          <table:table-cell table:number-columns-repeated="100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adeus</text:p>
          </table:table-cell>
          <table:table-cell office:value-type="string" calcext:value-type="string">
            <text:p>Milos Forman</text:p>
          </table:table-cell>
          <table:table-cell office:value-type="string" calcext:value-type="string">
            <text:p>Anglais</text:p>
          </table:table-cell>
          <table:table-cell office:value-type="float" office:value="1984" calcext:value-type="float">
            <text:p>198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 Hulce,F. Murray Abraham</text:p>
          </table:table-cell>
          <table:table-cell office:value-type="string" calcext:value-type="string">
            <text:p>https://fr.wikipedia.org/wiki/Amadeus_(film)</text:p>
          </table:table-cell>
          <table:table-cell table:number-columns-repeated="100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 Incorruptibles</text:p>
          </table:table-cell>
          <table:table-cell office:value-type="string" calcext:value-type="string">
            <text:p>Brian De Palma</text:p>
          </table:table-cell>
          <table:table-cell office:value-type="string" calcext:value-type="string">
            <text:p>Anglais</text:p>
          </table:table-cell>
          <table:table-cell office:value-type="float" office:value="1987" calcext:value-type="float">
            <text:p>198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vin Costner,Sean Connery,Charles Martin Smith,Andy Garcia,Robert de Niro</text:p>
          </table:table-cell>
          <table:table-cell office:value-type="string" calcext:value-type="string">
            <text:p>https://fr.wikipedia.org/wiki/Les_Incorruptibles_(film)</text:p>
          </table:table-cell>
          <table:table-cell table:number-columns-repeated="100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'Insoutenable Légèreté de l'être</text:p>
          </table:table-cell>
          <table:table-cell office:value-type="string" calcext:value-type="string">
            <text:p>Philip Kaufman</text:p>
          </table:table-cell>
          <table:table-cell office:value-type="string" calcext:value-type="string">
            <text:p>Anglais</text:p>
          </table:table-cell>
          <table:table-cell office:value-type="float" office:value="1988" calcext:value-type="float">
            <text:p>198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iel Day-Lewis,Juliette Binoche,Lena Olin,Derek de Lint</text:p>
          </table:table-cell>
          <table:table-cell office:value-type="string" calcext:value-type="string">
            <text:p>https://fr.wikipedia.org/wiki/L%27Insoutenable_Légèreté_de_l%27être_%28film%29</text:p>
          </table:table-cell>
          <table:table-cell table:number-columns-repeated="100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dward aux mains d'argent</text:p>
          </table:table-cell>
          <table:table-cell office:value-type="string" calcext:value-type="string">
            <text:p>Tim Burton</text:p>
          </table:table-cell>
          <table:table-cell office:value-type="string" calcext:value-type="string">
            <text:p>Anglais</text:p>
          </table:table-cell>
          <table:table-cell office:value-type="float" office:value="1990" calcext:value-type="float">
            <text:p>199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ny Depp,Winona Ryder,Dianne Wiest</text:p>
          </table:table-cell>
          <table:table-cell office:value-type="string" calcext:value-type="string">
            <text:p>https://fr.wikipedia.org/wiki/Edward_aux_mains_d%27argent</text:p>
          </table:table-cell>
          <table:table-cell table:number-columns-repeated="100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lie et la Chocolaterie</text:p>
          </table:table-cell>
          <table:table-cell office:value-type="string" calcext:value-type="string">
            <text:p>Tim Burton</text:p>
          </table:table-cell>
          <table:table-cell office:value-type="string" calcext:value-type="string">
            <text:p>Anglais</text:p>
          </table:table-cell>
          <table:table-cell office:value-type="float" office:value="2005" calcext:value-type="float">
            <text:p>200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ny Depp,Freddie Highmore,David Kelly,Deep Roy</text:p>
          </table:table-cell>
          <table:table-cell office:value-type="string" calcext:value-type="string">
            <text:p>https://fr.wikipedia.org/wiki/Charlie_et_la_Chocolaterie_(film,_2005)</text:p>
          </table:table-cell>
          <table:table-cell table:number-columns-repeated="100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ice au pays des merveilles</text:p>
          </table:table-cell>
          <table:table-cell office:value-type="string" calcext:value-type="string">
            <text:p>Tim Burton</text:p>
          </table:table-cell>
          <table:table-cell office:value-type="string" calcext:value-type="string">
            <text:p>Anglais</text:p>
          </table:table-cell>
          <table:table-cell office:value-type="float" office:value="2010" calcext:value-type="float">
            <text:p>201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ny Depp,Mia Wasikowska,Helena Bonham Carter,Anne Hathaway</text:p>
          </table:table-cell>
          <table:table-cell office:value-type="string" calcext:value-type="string">
            <text:p>https://fr.wikipedia.org/wiki/Alice_au_pays_des_merveilles_(film,_2010)</text:p>
          </table:table-cell>
          <table:table-cell table:number-columns-repeated="100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'Étrange Noël de monsieur Jack</text:p>
          </table:table-cell>
          <table:table-cell office:value-type="string" calcext:value-type="string">
            <text:p>Tim Burton</text:p>
          </table:table-cell>
          <table:table-cell office:value-type="string" calcext:value-type="string">
            <text:p>Anglais</text:p>
          </table:table-cell>
          <table:table-cell office:value-type="float" office:value="1993" calcext:value-type="float">
            <text:p>199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essin Anim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.wikipedia.org/wiki/L%27Étrange_Noël_de_monsieur_Jack</text:p>
          </table:table-cell>
          <table:table-cell table:number-columns-repeated="100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nets de tomates vertes</text:p>
          </table:table-cell>
          <table:table-cell office:value-type="string" calcext:value-type="string">
            <text:p>Jon Avnet</text:p>
          </table:table-cell>
          <table:table-cell office:value-type="string" calcext:value-type="string">
            <text:p>Anglais</text:p>
          </table:table-cell>
          <table:table-cell office:value-type="float" office:value="1991" calcext:value-type="float">
            <text:p>199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hy Bates,Mary Stuart Masterson,Mary-Louise Parker,Jessica Tandy</text:p>
          </table:table-cell>
          <table:table-cell office:value-type="string" calcext:value-type="string">
            <text:p>https://fr.wikipedia.org/wiki/Beignets_de_tomates_vertes</text:p>
          </table:table-cell>
          <table:table-cell table:number-columns-repeated="100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nis la Malice</text:p>
          </table:table-cell>
          <table:table-cell office:value-type="string" calcext:value-type="string">
            <text:p>Nick Castle</text:p>
          </table:table-cell>
          <table:table-cell office:value-type="string" calcext:value-type="string">
            <text:p>Anglais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on Gamble,Walter Matthau,Joan Plowright,Lea Thompson</text:p>
          </table:table-cell>
          <table:table-cell office:value-type="string" calcext:value-type="string">
            <text:p>https://fr.wikipedia.org/wiki/Denis_la_Malice_(film)</text:p>
          </table:table-cell>
          <table:table-cell table:number-columns-repeated="100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Ligne verte</text:p>
          </table:table-cell>
          <table:table-cell office:value-type="string" calcext:value-type="string">
            <text:p>Frank Darabont</text:p>
          </table:table-cell>
          <table:table-cell office:value-type="string" calcext:value-type="string">
            <text:p>Anglais</text:p>
          </table:table-cell>
          <table:table-cell office:value-type="float" office:value="1999" calcext:value-type="float">
            <text:p>1999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m Hanks,Michael Clarke Duncan,David Morse</text:p>
          </table:table-cell>
          <table:table-cell office:value-type="string" calcext:value-type="string">
            <text:p>https://fr.wikipedia.org/wiki/La_Ligne_verte_(film)</text:p>
          </table:table-cell>
          <table:table-cell table:number-columns-repeated="100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rest Gump</text:p>
          </table:table-cell>
          <table:table-cell office:value-type="string" calcext:value-type="string">
            <text:p>Robert Zemeckis</text:p>
          </table:table-cell>
          <table:table-cell office:value-type="string" calcext:value-type="string">
            <text:p>Anglais</text:p>
          </table:table-cell>
          <table:table-cell office:value-type="float" office:value="1994" calcext:value-type="float">
            <text:p>199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m Hanks,Robin Wright,Gary Sinise,Mykelti Williamson</text:p>
          </table:table-cell>
          <table:table-cell office:value-type="string" calcext:value-type="string">
            <text:p>https://fr.wikipedia.org/wiki/Forrest_Gump</text:p>
          </table:table-cell>
          <table:table-cell table:number-columns-repeated="100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e bouteille à la mer</text:p>
          </table:table-cell>
          <table:table-cell office:value-type="string" calcext:value-type="string">
            <text:p>Luis Mandoki</text:p>
          </table:table-cell>
          <table:table-cell office:value-type="string" calcext:value-type="string">
            <text:p>Anglais</text:p>
          </table:table-cell>
          <table:table-cell office:value-type="float" office:value="1999" calcext:value-type="float">
            <text:p>199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vin Costner,Robin Wright,Paul Newman</text:p>
          </table:table-cell>
          <table:table-cell office:value-type="string" calcext:value-type="string">
            <text:p>https://fr.wikipedia.org/wiki/Une_bouteille_à_la_mer_(film,_1999)</text:p>
          </table:table-cell>
          <table:table-cell table:number-columns-repeated="100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5-CPDC</text:p>
          </table:table-cell>
          <table:table-cell office:value-type="string" calcext:value-type="string">
            <text:p>Pirates des Caraïbes : La Malédiction du Black Pearl</text:p>
          </table:table-cell>
          <table:table-cell office:value-type="string" calcext:value-type="string">
            <text:p>Gore Verbinski</text:p>
          </table:table-cell>
          <table:table-cell office:value-type="string" calcext:value-type="string">
            <text:p>Anglais</text:p>
          </table:table-cell>
          <table:table-cell office:value-type="float" office:value="2003" calcext:value-type="float">
            <text:p>200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ny Depp,Orlando Bloom,Keira Knightley,Geoffrey Rush,Jack Davenport</text:p>
          </table:table-cell>
          <table:table-cell office:value-type="string" calcext:value-type="string">
            <text:p>https://fr.wikipedia.org/wiki/Pirates_des_Caraïbes_:_La_Malédiction_du_Black_Pearl</text:p>
          </table:table-cell>
          <table:table-cell table:number-columns-repeated="100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5-CPDC</text:p>
          </table:table-cell>
          <table:table-cell office:value-type="string" calcext:value-type="string">
            <text:p>Pirates des Caraïbes : Le Secret du coffre maudit</text:p>
          </table:table-cell>
          <table:table-cell office:value-type="string" calcext:value-type="string">
            <text:p>Gore Verbinski</text:p>
          </table:table-cell>
          <table:table-cell office:value-type="string" calcext:value-type="string">
            <text:p>Anglais</text:p>
          </table:table-cell>
          <table:table-cell office:value-type="float" office:value="2006" calcext:value-type="float">
            <text:p>200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ny Depp,Orlando Bloom,Keira Knightley,Bill Nighy</text:p>
          </table:table-cell>
          <table:table-cell office:value-type="string" calcext:value-type="string">
            <text:p>https://fr.wikipedia.org/wiki/Pirates_des_Caraïbes_:_Le_Secret_du_coffre_maudit</text:p>
          </table:table-cell>
          <table:table-cell table:number-columns-repeated="100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5-CPDC</text:p>
          </table:table-cell>
          <table:table-cell office:value-type="string" calcext:value-type="string">
            <text:p>Pirates des Caraïbes : Jusqu'au bout du monde</text:p>
          </table:table-cell>
          <table:table-cell office:value-type="string" calcext:value-type="string">
            <text:p>Gore Verbinski</text:p>
          </table:table-cell>
          <table:table-cell office:value-type="string" calcext:value-type="string">
            <text:p>Anglais</text:p>
          </table:table-cell>
          <table:table-cell office:value-type="float" office:value="2007" calcext:value-type="float">
            <text:p>200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ny Depp,Orlando Bloom,Keira Knightley,Geoffrey Rush</text:p>
          </table:table-cell>
          <table:table-cell office:value-type="string" calcext:value-type="string">
            <text:p>https://fr.wikipedia.org/wiki/Pirates_des_Caraïbes_:_Jusqu%27au_bout_du_monde</text:p>
          </table:table-cell>
          <table:table-cell table:number-columns-repeated="100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 Tour du monde en quatre-vingts jours</text:p>
          </table:table-cell>
          <table:table-cell office:value-type="string" calcext:value-type="string">
            <text:p>Frank Coraci</text:p>
          </table:table-cell>
          <table:table-cell office:value-type="string" calcext:value-type="string">
            <text:p>Anglais</text:p>
          </table:table-cell>
          <table:table-cell office:value-type="float" office:value="2004" calcext:value-type="float">
            <text:p>20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ckie Chan,Steve Coogan,Cécile de France,Ewen Bremner,Macy Gray,Michaël Youn</text:p>
          </table:table-cell>
          <table:table-cell office:value-type="string" calcext:value-type="string">
            <text:p>https://fr.wikipedia.org/wiki/Le_Tour_du_monde_en_quatre-vingts_jours_(film,_2004)</text:p>
          </table:table-cell>
          <table:table-cell table:number-columns-repeated="100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cky Cristina Barcelona</text:p>
          </table:table-cell>
          <table:table-cell office:value-type="string" calcext:value-type="string">
            <text:p>Woody Allen</text:p>
          </table:table-cell>
          <table:table-cell office:value-type="string" calcext:value-type="string">
            <text:p>Anglais</text:p>
          </table:table-cell>
          <table:table-cell office:value-type="float" office:value="2008" calcext:value-type="float">
            <text:p>200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élope Cruz,Scarlett Johansson,Javier Bardem</text:p>
          </table:table-cell>
          <table:table-cell office:value-type="string" calcext:value-type="string">
            <text:p>https://fr.wikipedia.org/wiki/Vicky_Cristina_Barcelona</text:p>
          </table:table-cell>
          <table:table-cell table:number-columns-repeated="100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e Jasmine</text:p>
          </table:table-cell>
          <table:table-cell office:value-type="string" calcext:value-type="string">
            <text:p>Woody Allen</text:p>
          </table:table-cell>
          <table:table-cell office:value-type="string" calcext:value-type="string">
            <text:p>Anglais</text:p>
          </table:table-cell>
          <table:table-cell office:value-type="float" office:value="2013" calcext:value-type="float">
            <text:p>201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c Baldwin,Cate Blanchett,Louis C. K.,Bobby Cannavale</text:p>
          </table:table-cell>
          <table:table-cell office:value-type="string" calcext:value-type="string">
            <text:p>https://fr.wikipedia.org/wiki/Blue_Jasmine</text:p>
          </table:table-cell>
          <table:table-cell table:number-columns-repeated="100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Todd Haynes</text:p>
          </table:table-cell>
          <table:table-cell office:value-type="string" calcext:value-type="string">
            <text:p>Anglais</text:p>
          </table:table-cell>
          <table:table-cell office:value-type="float" office:value="2015" calcext:value-type="float">
            <text:p>20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e Blanchett,Rooney Mara,Sarah Paulson,Kyle Chandler</text:p>
          </table:table-cell>
          <table:table-cell office:value-type="string" calcext:value-type="string">
            <text:p>https://fr.wikipedia.org/wiki/Carol_(film)</text:p>
          </table:table-cell>
          <table:table-cell table:number-columns-repeated="100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'Échange</text:p>
          </table:table-cell>
          <table:table-cell office:value-type="string" calcext:value-type="string">
            <text:p>Clint Eastwood</text:p>
          </table:table-cell>
          <table:table-cell office:value-type="string" calcext:value-type="string">
            <text:p>Anglais</text:p>
          </table:table-cell>
          <table:table-cell office:value-type="float" office:value="2008" calcext:value-type="float">
            <text:p>200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elina Jolie,John Malkovich</text:p>
          </table:table-cell>
          <table:table-cell office:value-type="string" calcext:value-type="string">
            <text:p>https://fr.wikipedia.org/wiki/L%27Échange_(film,_2008)</text:p>
          </table:table-cell>
          <table:table-cell table:number-columns-repeated="100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ception</text:p>
          </table:table-cell>
          <table:table-cell office:value-type="string" calcext:value-type="string">
            <text:p>Christopher Nolan</text:p>
          </table:table-cell>
          <table:table-cell office:value-type="string" calcext:value-type="string">
            <text:p>Anglais</text:p>
          </table:table-cell>
          <table:table-cell office:value-type="float" office:value="2010" calcext:value-type="float">
            <text:p>201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nardo Di Caprio,Marion Cotillard,Eliott Page,Tom Hardy,Ken Watanabe,Michael Caine</text:p>
          </table:table-cell>
          <table:table-cell office:value-type="string" calcext:value-type="string">
            <text:p>https://fr.wikipedia.org/wiki/Inception</text:p>
          </table:table-cell>
          <table:table-cell table:number-columns-repeated="100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Couleur des sentiments</text:p>
          </table:table-cell>
          <table:table-cell office:value-type="string" calcext:value-type="string">
            <text:p>Tate Taylor</text:p>
          </table:table-cell>
          <table:table-cell office:value-type="string" calcext:value-type="string">
            <text:p>Anglais</text:p>
          </table:table-cell>
          <table:table-cell office:value-type="float" office:value="2011" calcext:value-type="float">
            <text:p>201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ma Stone,Viola Davis,Octavia Spencer,Bryce Dallas Howard,Jessica Chastain</text:p>
          </table:table-cell>
          <table:table-cell office:value-type="string" calcext:value-type="string">
            <text:p>https://fr.wikipedia.org/wiki/La_Couleur_des_sentiments_(film)</text:p>
          </table:table-cell>
          <table:table-cell table:number-columns-repeated="100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. Edgar</text:p>
          </table:table-cell>
          <table:table-cell office:value-type="string" calcext:value-type="string">
            <text:p>Clint Eastwood</text:p>
          </table:table-cell>
          <table:table-cell office:value-type="string" calcext:value-type="string">
            <text:p>Anglais</text:p>
          </table:table-cell>
          <table:table-cell office:value-type="float" office:value="2011" calcext:value-type="float">
            <text:p>201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onardo Di Caprio,Naomi Watts,Armie Hammer</text:p>
          </table:table-cell>
          <table:table-cell office:value-type="string" calcext:value-type="string">
            <text:p>https://fr.wikipedia.org/wiki/J._Edgar</text:p>
          </table:table-cell>
          <table:table-cell table:number-columns-repeated="100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tchcock</text:p>
          </table:table-cell>
          <table:table-cell office:value-type="string" calcext:value-type="string">
            <text:p>Sacha Gervasi</text:p>
          </table:table-cell>
          <table:table-cell office:value-type="string" calcext:value-type="string">
            <text:p>Anglais</text:p>
          </table:table-cell>
          <table:table-cell office:value-type="float" office:value="2012" calcext:value-type="float">
            <text:p>201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thony Hopkins,Scarlett Johansson,Jessica Biel,Helen Mirren</text:p>
          </table:table-cell>
          <table:table-cell office:value-type="string" calcext:value-type="string">
            <text:p>https://fr.wikipedia.org/wiki/Hitchcock_(film)</text:p>
          </table:table-cell>
          <table:table-cell table:number-columns-repeated="100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l était temps</text:p>
          </table:table-cell>
          <table:table-cell office:value-type="string" calcext:value-type="string">
            <text:p>Richard Curtis</text:p>
          </table:table-cell>
          <table:table-cell office:value-type="string" calcext:value-type="string">
            <text:p>Anglais</text:p>
          </table:table-cell>
          <table:table-cell office:value-type="float" office:value="2013" calcext:value-type="float">
            <text:p>201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hnall Gleeson,Rachel McAdams,Bill Nighy,Margot Robbie</text:p>
          </table:table-cell>
          <table:table-cell office:value-type="string" calcext:value-type="string">
            <text:p>https://fr.wikipedia.org/wiki/Il_était_temps_(film)</text:p>
          </table:table-cell>
          <table:table-cell table:number-columns-repeated="100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assin's Creed</text:p>
          </table:table-cell>
          <table:table-cell office:value-type="string" calcext:value-type="string">
            <text:p>Justin Kurzel</text:p>
          </table:table-cell>
          <table:table-cell office:value-type="string" calcext:value-type="string">
            <text:p>Anglais</text:p>
          </table:table-cell>
          <table:table-cell office:value-type="float" office:value="2016" calcext:value-type="float">
            <text:p>201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 Fassbender,Marion Cotillard,Jeremy Irons</text:p>
          </table:table-cell>
          <table:table-cell office:value-type="string" calcext:value-type="string">
            <text:p>https://fr.wikipedia.org/wiki/Assassin%27s_Creed_(film)</text:p>
          </table:table-cell>
          <table:table-cell table:number-columns-repeated="100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6-RKO</text:p>
          </table:table-cell>
          <table:table-cell office:value-type="string" calcext:value-type="string">
            <text:p>Citizen Kane</text:p>
          </table:table-cell>
          <table:table-cell office:value-type="string" calcext:value-type="string">
            <text:p>Orson Welles</text:p>
          </table:table-cell>
          <table:table-cell office:value-type="string" calcext:value-type="string">
            <text:p>Anglais</text:p>
          </table:table-cell>
          <table:table-cell office:value-type="float" office:value="1941" calcext:value-type="float">
            <text:p>194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son Welles,Joseph Cotten</text:p>
          </table:table-cell>
          <table:table-cell office:value-type="string" calcext:value-type="string">
            <text:p>https://fr.wikipedia.org/wiki/Citizen_Kane</text:p>
          </table:table-cell>
          <table:table-cell table:number-columns-repeated="100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6-RKO</text:p>
          </table:table-cell>
          <table:table-cell office:value-type="string" calcext:value-type="string">
            <text:p>King Kong</text:p>
          </table:table-cell>
          <table:table-cell office:value-type="string" calcext:value-type="string">
            <text:p>Merian C. Cooper</text:p>
          </table:table-cell>
          <table:table-cell office:value-type="string" calcext:value-type="string">
            <text:p>Anglais</text:p>
          </table:table-cell>
          <table:table-cell office:value-type="float" office:value="1933" calcext:value-type="float">
            <text:p>193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y Wray,Robert Armstrong</text:p>
          </table:table-cell>
          <table:table-cell office:value-type="string" calcext:value-type="string">
            <text:p>https://fr.wikipedia.org/wiki/King_Kong_(film,_1933)</text:p>
          </table:table-cell>
          <table:table-cell table:number-columns-repeated="100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6-RKO</text:p>
          </table:table-cell>
          <table:table-cell office:value-type="string" calcext:value-type="string">
            <text:p>L'Impossible Monsieur Bébé</text:p>
          </table:table-cell>
          <table:table-cell office:value-type="string" calcext:value-type="string">
            <text:p>Howard Hawks</text:p>
          </table:table-cell>
          <table:table-cell office:value-type="string" calcext:value-type="string">
            <text:p>Anglais</text:p>
          </table:table-cell>
          <table:table-cell office:value-type="float" office:value="1938" calcext:value-type="float">
            <text:p>193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harine Hepburn,Cary Grant</text:p>
          </table:table-cell>
          <table:table-cell office:value-type="string" calcext:value-type="string">
            <text:p>https://fr.wikipedia.org/wiki/L%27Impossible_Monsieur_Bébé</text:p>
          </table:table-cell>
          <table:table-cell table:number-columns-repeated="100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6-RKO</text:p>
          </table:table-cell>
          <table:table-cell office:value-type="string" calcext:value-type="string">
            <text:p>La Charge héroïque</text:p>
          </table:table-cell>
          <table:table-cell office:value-type="string" calcext:value-type="string">
            <text:p>John Ford</text:p>
          </table:table-cell>
          <table:table-cell office:value-type="string" calcext:value-type="string">
            <text:p>Anglais</text:p>
          </table:table-cell>
          <table:table-cell office:value-type="float" office:value="1949" calcext:value-type="float">
            <text:p>194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Wayne,Victor McLaglen</text:p>
          </table:table-cell>
          <table:table-cell office:value-type="string" calcext:value-type="string">
            <text:p>https://fr.wikipedia.org/wiki/La_Charge_héroïque</text:p>
          </table:table-cell>
          <table:table-cell table:number-columns-repeated="100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6-RKO</text:p>
          </table:table-cell>
          <table:table-cell office:value-type="string" calcext:value-type="string">
            <text:p>Soupçons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Anglais</text:p>
          </table:table-cell>
          <table:table-cell office:value-type="float" office:value="1941" calcext:value-type="float">
            <text:p>194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y Grant,Joan Fontaine</text:p>
          </table:table-cell>
          <table:table-cell office:value-type="string" calcext:value-type="string">
            <text:p>https://fr.wikipedia.org/wiki/Soupçons</text:p>
          </table:table-cell>
          <table:table-cell table:number-columns-repeated="100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6-RKO</text:p>
          </table:table-cell>
          <table:table-cell office:value-type="string" calcext:value-type="string">
            <text:p>Un si doux visage</text:p>
          </table:table-cell>
          <table:table-cell office:value-type="string" calcext:value-type="string">
            <text:p>Otto Preminger</text:p>
          </table:table-cell>
          <table:table-cell office:value-type="string" calcext:value-type="string">
            <text:p>Anglais</text:p>
          </table:table-cell>
          <table:table-cell office:value-type="float" office:value="1952" calcext:value-type="float">
            <text:p>195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ert Mitchum,Jean Simmons</text:p>
          </table:table-cell>
          <table:table-cell office:value-type="string" calcext:value-type="string">
            <text:p>https://fr.wikipedia.org/wiki/Un_si_doux_visage</text:p>
          </table:table-cell>
          <table:table-cell table:number-columns-repeated="100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6-RKO</text:p>
          </table:table-cell>
          <table:table-cell office:value-type="string" calcext:value-type="string">
            <text:p>La Splendeur des Amberson</text:p>
          </table:table-cell>
          <table:table-cell office:value-type="string" calcext:value-type="string">
            <text:p>Orson Welles</text:p>
          </table:table-cell>
          <table:table-cell office:value-type="string" calcext:value-type="string">
            <text:p>Anglais</text:p>
          </table:table-cell>
          <table:table-cell office:value-type="float" office:value="1942" calcext:value-type="float">
            <text:p>194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seph Cotten</text:p>
          </table:table-cell>
          <table:table-cell office:value-type="string" calcext:value-type="string">
            <text:p>https://fr.wikipedia.org/wiki/La_Splendeur_des_Amberson_(film)</text:p>
          </table:table-cell>
          <table:table-cell table:number-columns-repeated="100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6-RKO</text:p>
          </table:table-cell>
          <table:table-cell office:value-type="string" calcext:value-type="string">
            <text:p>L'Énigme du Chicago Express</text:p>
          </table:table-cell>
          <table:table-cell office:value-type="string" calcext:value-type="string">
            <text:p>Richard Fleischer</text:p>
          </table:table-cell>
          <table:table-cell office:value-type="string" calcext:value-type="string">
            <text:p>Anglais</text:p>
          </table:table-cell>
          <table:table-cell office:value-type="float" office:value="1952" calcext:value-type="float">
            <text:p>195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es McGraw,Marie Windsor</text:p>
          </table:table-cell>
          <table:table-cell office:value-type="string" calcext:value-type="string">
            <text:p>https://fr.wikipedia.org/wiki/L%27Énigme_du_Chicago_Express</text:p>
          </table:table-cell>
          <table:table-cell table:number-columns-repeated="100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6-RKO</text:p>
          </table:table-cell>
          <table:table-cell office:value-type="string" calcext:value-type="string">
            <text:p>Le Danseur du dessus</text:p>
          </table:table-cell>
          <table:table-cell office:value-type="string" calcext:value-type="string">
            <text:p>Mark Sandrich</text:p>
          </table:table-cell>
          <table:table-cell office:value-type="string" calcext:value-type="string">
            <text:p>Anglais</text:p>
          </table:table-cell>
          <table:table-cell office:value-type="float" office:value="1935" calcext:value-type="float">
            <text:p>193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d Astaire,Ginger Rogers</text:p>
          </table:table-cell>
          <table:table-cell office:value-type="string" calcext:value-type="string">
            <text:p>https://fr.wikipedia.org/wiki/Le_Danseur_du_dessus</text:p>
          </table:table-cell>
          <table:table-cell table:number-columns-repeated="100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6-RKO</text:p>
          </table:table-cell>
          <table:table-cell office:value-type="string" calcext:value-type="string">
            <text:p>Les Diables de Guadalcanal</text:p>
          </table:table-cell>
          <table:table-cell office:value-type="string" calcext:value-type="string">
            <text:p>Nicholas Ray</text:p>
          </table:table-cell>
          <table:table-cell office:value-type="string" calcext:value-type="string">
            <text:p>Anglais</text:p>
          </table:table-cell>
          <table:table-cell office:value-type="float" office:value="1951" calcext:value-type="float">
            <text:p>195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 Wayne,Robert Ryan</text:p>
          </table:table-cell>
          <table:table-cell office:value-type="string" calcext:value-type="string">
            <text:p>https://fr.wikipedia.org/wiki/Les_Diables_de_Guadalcanal</text:p>
          </table:table-cell>
          <table:table-cell table:number-columns-repeated="100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6-RKO</text:p>
          </table:table-cell>
          <table:table-cell office:value-type="string" calcext:value-type="string">
            <text:p>Nous avons gagné ce soir</text:p>
          </table:table-cell>
          <table:table-cell office:value-type="string" calcext:value-type="string">
            <text:p>Robert Wise</text:p>
          </table:table-cell>
          <table:table-cell office:value-type="string" calcext:value-type="string">
            <text:p>Anglais</text:p>
          </table:table-cell>
          <table:table-cell office:value-type="float" office:value="1949" calcext:value-type="float">
            <text:p>19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ert Ryan,Audrey Totter</text:p>
          </table:table-cell>
          <table:table-cell office:value-type="string" calcext:value-type="string">
            <text:p>https://fr.wikipedia.org/wiki/Nous_avons_gagné_ce_soir</text:p>
          </table:table-cell>
          <table:table-cell table:number-columns-repeated="100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6-RKO</text:p>
          </table:table-cell>
          <table:table-cell office:value-type="string" calcext:value-type="string">
            <text:p>La Féline</text:p>
          </table:table-cell>
          <table:table-cell office:value-type="string" calcext:value-type="string">
            <text:p>Jacques Tourneur</text:p>
          </table:table-cell>
          <table:table-cell office:value-type="string" calcext:value-type="string">
            <text:p>Anglais</text:p>
          </table:table-cell>
          <table:table-cell office:value-type="float" office:value="1942" calcext:value-type="float">
            <text:p>194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one Simon,Kent Smith</text:p>
          </table:table-cell>
          <table:table-cell office:value-type="string" calcext:value-type="string">
            <text:p>https://fr.wikipedia.org/wiki/La_Féline_(film,_1942)</text:p>
          </table:table-cell>
          <table:table-cell table:number-columns-repeated="100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6-RKO</text:p>
          </table:table-cell>
          <table:table-cell office:value-type="string" calcext:value-type="string">
            <text:p>Elle et lui</text:p>
          </table:table-cell>
          <table:table-cell office:value-type="string" calcext:value-type="string">
            <text:p>Leo McCarey</text:p>
          </table:table-cell>
          <table:table-cell office:value-type="string" calcext:value-type="string">
            <text:p>Anglais</text:p>
          </table:table-cell>
          <table:table-cell office:value-type="float" office:value="1939" calcext:value-type="float">
            <text:p>193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es Boyer,Irene Dunne</text:p>
          </table:table-cell>
          <table:table-cell office:value-type="string" calcext:value-type="string">
            <text:p>https://fr.wikipedia.org/wiki/Elle_et_lui_(film,_1957)</text:p>
          </table:table-cell>
          <table:table-cell table:number-columns-repeated="100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6-RKO</text:p>
          </table:table-cell>
          <table:table-cell office:value-type="string" calcext:value-type="string">
            <text:p>Sylvia Scarlett</text:p>
          </table:table-cell>
          <table:table-cell office:value-type="string" calcext:value-type="string">
            <text:p>George Cukor</text:p>
          </table:table-cell>
          <table:table-cell office:value-type="string" calcext:value-type="string">
            <text:p>Anglais</text:p>
          </table:table-cell>
          <table:table-cell office:value-type="float" office:value="1935" calcext:value-type="float">
            <text:p>193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tharine Hepburn,Cary Grant</text:p>
          </table:table-cell>
          <table:table-cell office:value-type="string" calcext:value-type="string">
            <text:p>https://fr.wikipedia.org/wiki/Sylvia_Scarlett</text:p>
          </table:table-cell>
          <table:table-cell table:number-columns-repeated="100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6-RKO</text:p>
          </table:table-cell>
          <table:table-cell office:value-type="string" calcext:value-type="string">
            <text:p>Barbe-Noire le pirate</text:p>
          </table:table-cell>
          <table:table-cell office:value-type="string" calcext:value-type="string">
            <text:p>Raoul Walsh</text:p>
          </table:table-cell>
          <table:table-cell office:value-type="string" calcext:value-type="string">
            <text:p>Anglais</text:p>
          </table:table-cell>
          <table:table-cell office:value-type="float" office:value="1952" calcext:value-type="float">
            <text:p>195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ert Newton,William Bendix</text:p>
          </table:table-cell>
          <table:table-cell office:value-type="string" calcext:value-type="string">
            <text:p>https://fr.wikipedia.org/wiki/Barbe-Noire_le_pirate</text:p>
          </table:table-cell>
          <table:table-cell table:number-columns-repeated="100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6-RKO</text:p>
          </table:table-cell>
          <table:table-cell office:value-type="string" calcext:value-type="string">
            <text:p>Ça commence à Vera Cruz</text:p>
          </table:table-cell>
          <table:table-cell office:value-type="string" calcext:value-type="string">
            <text:p>Don Siegel</text:p>
          </table:table-cell>
          <table:table-cell office:value-type="string" calcext:value-type="string">
            <text:p>Anglais</text:p>
          </table:table-cell>
          <table:table-cell office:value-type="float" office:value="1949" calcext:value-type="float">
            <text:p>194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ert Mitchum,Jane Greer</text:p>
          </table:table-cell>
          <table:table-cell office:value-type="string" calcext:value-type="string">
            <text:p>https://fr.wikipedia.org/wiki/Ça_commence_à_Vera_Cruz</text:p>
          </table:table-cell>
          <table:table-cell table:number-columns-repeated="100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6-RKO</text:p>
          </table:table-cell>
          <table:table-cell office:value-type="string" calcext:value-type="string">
            <text:p>La Captive aux yeux clairs</text:p>
          </table:table-cell>
          <table:table-cell office:value-type="string" calcext:value-type="string">
            <text:p>Howard Hawks</text:p>
          </table:table-cell>
          <table:table-cell office:value-type="string" calcext:value-type="string">
            <text:p>Anglais</text:p>
          </table:table-cell>
          <table:table-cell office:value-type="float" office:value="1952" calcext:value-type="float">
            <text:p>195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rk Douglas,Dewey Martin</text:p>
          </table:table-cell>
          <table:table-cell office:value-type="string" calcext:value-type="string">
            <text:p>https://fr.wikipedia.org/wiki/La_Captive_aux_yeux_clairs</text:p>
          </table:table-cell>
          <table:table-cell table:number-columns-repeated="100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6-RKO</text:p>
          </table:table-cell>
          <table:table-cell office:value-type="string" calcext:value-type="string">
            <text:p>Le Récupérateur de cadavres</text:p>
          </table:table-cell>
          <table:table-cell office:value-type="string" calcext:value-type="string">
            <text:p>Robert Wise</text:p>
          </table:table-cell>
          <table:table-cell office:value-type="string" calcext:value-type="string">
            <text:p>Anglais</text:p>
          </table:table-cell>
          <table:table-cell office:value-type="float" office:value="1945" calcext:value-type="float">
            <text:p>194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ris Karloff,Bela Lugosi</text:p>
          </table:table-cell>
          <table:table-cell office:value-type="string" calcext:value-type="string">
            <text:p>https://fr.wikipedia.org/wiki/Le_Récupérateur_de_cadavres</text:p>
          </table:table-cell>
          <table:table-cell table:number-columns-repeated="100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6-RKO</text:p>
          </table:table-cell>
          <table:table-cell office:value-type="string" calcext:value-type="string">
            <text:p>Le Saint contre-attaque</text:p>
          </table:table-cell>
          <table:table-cell office:value-type="string" calcext:value-type="string">
            <text:p>John Farrow</text:p>
          </table:table-cell>
          <table:table-cell office:value-type="string" calcext:value-type="string">
            <text:p>Anglais</text:p>
          </table:table-cell>
          <table:table-cell office:value-type="float" office:value="1939" calcext:value-type="float">
            <text:p>193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rge Sanders,Wendy Barrie</text:p>
          </table:table-cell>
          <table:table-cell office:value-type="string" calcext:value-type="string">
            <text:p>https://en.wikipedia.org/wiki/The_Saint_Strikes_Back</text:p>
          </table:table-cell>
          <table:table-cell table:number-columns-repeated="100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6-RKO</text:p>
          </table:table-cell>
          <table:table-cell office:value-type="string" calcext:value-type="string">
            <text:p>Panique à l'hôtel</text:p>
          </table:table-cell>
          <table:table-cell office:value-type="string" calcext:value-type="string">
            <text:p>William A. Seiter</text:p>
          </table:table-cell>
          <table:table-cell office:value-type="string" calcext:value-type="string">
            <text:p>Anglais</text:p>
          </table:table-cell>
          <table:table-cell office:value-type="float" office:value="1938" calcext:value-type="float">
            <text:p>193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ucho,Harpo,Chico</text:p>
          </table:table-cell>
          <table:table-cell office:value-type="string" calcext:value-type="string">
            <text:p>https://fr.wikipedia.org/wiki/Panique_à_l%27hôtel</text:p>
          </table:table-cell>
          <table:table-cell table:number-columns-repeated="100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6-RKO</text:p>
          </table:table-cell>
          <table:table-cell office:value-type="string" calcext:value-type="string">
            <text:p>La Chose d'un autre monde</text:p>
          </table:table-cell>
          <table:table-cell office:value-type="string" calcext:value-type="string">
            <text:p>Christian Nyby</text:p>
          </table:table-cell>
          <table:table-cell office:value-type="string" calcext:value-type="string">
            <text:p>Anglais</text:p>
          </table:table-cell>
          <table:table-cell office:value-type="float" office:value="1951" calcext:value-type="float">
            <text:p>195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nneth Tobey,Margaret Sheridan</text:p>
          </table:table-cell>
          <table:table-cell office:value-type="string" calcext:value-type="string">
            <text:p>https://fr.wikipedia.org/wiki/La_Chose_d%27un_autre_monde</text:p>
          </table:table-cell>
          <table:table-cell table:number-columns-repeated="100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6-RKO</text:p>
          </table:table-cell>
          <table:table-cell office:value-type="string" calcext:value-type="string">
            <text:p>La Griffe du passé</text:p>
          </table:table-cell>
          <table:table-cell office:value-type="string" calcext:value-type="string">
            <text:p>Jacques Tourneur</text:p>
          </table:table-cell>
          <table:table-cell office:value-type="string" calcext:value-type="string">
            <text:p>Anglais</text:p>
          </table:table-cell>
          <table:table-cell office:value-type="float" office:value="1947" calcext:value-type="float">
            <text:p>194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ert Mitchum,Kirk Douglas,Jane Greer</text:p>
          </table:table-cell>
          <table:table-cell office:value-type="string" calcext:value-type="string">
            <text:p>https://fr.wikipedia.org/wiki/La_Griffe_du_passé</text:p>
          </table:table-cell>
          <table:table-cell table:number-columns-repeated="100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6-RKO</text:p>
          </table:table-cell>
          <table:table-cell office:value-type="string" calcext:value-type="string">
            <text:p>Le Garçon aux cheveux verts</text:p>
          </table:table-cell>
          <table:table-cell office:value-type="string" calcext:value-type="string">
            <text:p>Joseph Losey</text:p>
          </table:table-cell>
          <table:table-cell office:value-type="string" calcext:value-type="string">
            <text:p>Anglais</text:p>
          </table:table-cell>
          <table:table-cell office:value-type="float" office:value="1948" calcext:value-type="float">
            <text:p>194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ert Ryan,Dean Stockwell</text:p>
          </table:table-cell>
          <table:table-cell office:value-type="string" calcext:value-type="string">
            <text:p>https://fr.wikipedia.org/wiki/Le_Garçon_aux_cheveux_verts</text:p>
          </table:table-cell>
          <table:table-cell table:number-columns-repeated="100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6-RKO</text:p>
          </table:table-cell>
          <table:table-cell office:value-type="string" calcext:value-type="string">
            <text:p>La Fille de la Cinquième Avenue</text:p>
          </table:table-cell>
          <table:table-cell office:value-type="string" calcext:value-type="string">
            <text:p>Gregory La Cava</text:p>
          </table:table-cell>
          <table:table-cell office:value-type="string" calcext:value-type="string">
            <text:p>Anglais</text:p>
          </table:table-cell>
          <table:table-cell office:value-type="float" office:value="1939" calcext:value-type="float">
            <text:p>193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nger Rogers,Walter Connolly</text:p>
          </table:table-cell>
          <table:table-cell office:value-type="string" calcext:value-type="string">
            <text:p>https://fr.wikipedia.org/wiki/La_Fille_de_la_Cinquième_Avenue</text:p>
          </table:table-cell>
          <table:table-cell table:number-columns-repeated="100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6-RKO</text:p>
          </table:table-cell>
          <table:table-cell office:value-type="string" calcext:value-type="string">
            <text:p>Le Massacre de Fort Apache</text:p>
          </table:table-cell>
          <table:table-cell office:value-type="string" calcext:value-type="string">
            <text:p>John Ford</text:p>
          </table:table-cell>
          <table:table-cell office:value-type="string" calcext:value-type="string">
            <text:p>Anglais</text:p>
          </table:table-cell>
          <table:table-cell office:value-type="float" office:value="1948" calcext:value-type="float">
            <text:p>19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 Wayne,Henry Fonda,Shirley Temple</text:p>
          </table:table-cell>
          <table:table-cell office:value-type="string" calcext:value-type="string">
            <text:p>https://fr.wikipedia.org/wiki/Le_Massacre_de_Fort_Apache</text:p>
          </table:table-cell>
          <table:table-cell table:number-columns-repeated="100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6-CN/GG</text:p>
          </table:table-cell>
          <table:table-cell office:value-type="string" calcext:value-type="string">
            <text:p>La Chair et le Diable</text:p>
          </table:table-cell>
          <table:table-cell office:value-type="string" calcext:value-type="string">
            <text:p>Clarence Brown</text:p>
          </table:table-cell>
          <table:table-cell office:value-type="string" calcext:value-type="string">
            <text:p>Anglais</text:p>
          </table:table-cell>
          <table:table-cell office:value-type="float" office:value="1926" calcext:value-type="float">
            <text:p>192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ue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 Gilbert,Greta Garbo</text:p>
          </table:table-cell>
          <table:table-cell office:value-type="string" calcext:value-type="string">
            <text:p>https://fr.wikipedia.org/wiki/La_Chair_et_le_Diable_(film,_1926)</text:p>
          </table:table-cell>
          <table:table-cell table:number-columns-repeated="100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6-CN/GG</text:p>
          </table:table-cell>
          <table:table-cell office:value-type="string" calcext:value-type="string">
            <text:p>La Belle Ténébreuse</text:p>
          </table:table-cell>
          <table:table-cell office:value-type="string" calcext:value-type="string">
            <text:p>Fred Niblo</text:p>
          </table:table-cell>
          <table:table-cell office:value-type="string" calcext:value-type="string">
            <text:p>Anglais</text:p>
          </table:table-cell>
          <table:table-cell office:value-type="float" office:value="1928" calcext:value-type="float">
            <text:p>192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ta Garbo,Conrad Nagel</text:p>
          </table:table-cell>
          <table:table-cell office:value-type="string" calcext:value-type="string">
            <text:p>https://fr.wikipedia.org/wiki/La_Belle_Ténébreuse</text:p>
          </table:table-cell>
          <table:table-cell table:number-columns-repeated="100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6-CN/GG</text:p>
          </table:table-cell>
          <table:table-cell office:value-type="string" calcext:value-type="string">
            <text:p>Anna Christie</text:p>
          </table:table-cell>
          <table:table-cell office:value-type="string" calcext:value-type="string">
            <text:p>Clarence Brown</text:p>
          </table:table-cell>
          <table:table-cell office:value-type="string" calcext:value-type="string">
            <text:p>Anglais</text:p>
          </table:table-cell>
          <table:table-cell office:value-type="float" office:value="1930" calcext:value-type="float">
            <text:p>193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ta Garbo,Charles Bickford</text:p>
          </table:table-cell>
          <table:table-cell office:value-type="string" calcext:value-type="string">
            <text:p>https://fr.wikipedia.org/wiki/Anna_Christie_(film,_1930)</text:p>
          </table:table-cell>
          <table:table-cell table:number-columns-repeated="100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6-CN/GG</text:p>
          </table:table-cell>
          <table:table-cell office:value-type="string" calcext:value-type="string">
            <text:p>Mata Hari</text:p>
          </table:table-cell>
          <table:table-cell office:value-type="string" calcext:value-type="string">
            <text:p>George Fitzmaurice</text:p>
          </table:table-cell>
          <table:table-cell office:value-type="string" calcext:value-type="string">
            <text:p>Anglais</text:p>
          </table:table-cell>
          <table:table-cell office:value-type="float" office:value="1931" calcext:value-type="float">
            <text:p>193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ta Garbo,Ramon Novarro,Lionel Barrymore</text:p>
          </table:table-cell>
          <table:table-cell office:value-type="string" calcext:value-type="string">
            <text:p>https://fr.wikipedia.org/wiki/Mata_Hari_(film,_1931)</text:p>
          </table:table-cell>
          <table:table-cell table:number-columns-repeated="100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6-CN/GG</text:p>
          </table:table-cell>
          <table:table-cell office:value-type="string" calcext:value-type="string">
            <text:p>La Reine Christine</text:p>
          </table:table-cell>
          <table:table-cell office:value-type="string" calcext:value-type="string">
            <text:p>Rouben Mamoulian</text:p>
          </table:table-cell>
          <table:table-cell office:value-type="string" calcext:value-type="string">
            <text:p>Anglais</text:p>
          </table:table-cell>
          <table:table-cell office:value-type="float" office:value="1933" calcext:value-type="float">
            <text:p>193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ta Garbo,John Gilbert</text:p>
          </table:table-cell>
          <table:table-cell office:value-type="string" calcext:value-type="string">
            <text:p>https://fr.wikipedia.org/wiki/La_Reine_Christine</text:p>
          </table:table-cell>
          <table:table-cell table:number-columns-repeated="100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6-CN/GG</text:p>
          </table:table-cell>
          <table:table-cell office:value-type="string" calcext:value-type="string">
            <text:p>Anna Karénine</text:p>
          </table:table-cell>
          <table:table-cell office:value-type="string" calcext:value-type="string">
            <text:p>Clarence Brown</text:p>
          </table:table-cell>
          <table:table-cell office:value-type="string" calcext:value-type="string">
            <text:p>Anglais</text:p>
          </table:table-cell>
          <table:table-cell office:value-type="float" office:value="1935" calcext:value-type="float">
            <text:p>193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ta Garbo,Fredric March</text:p>
          </table:table-cell>
          <table:table-cell office:value-type="string" calcext:value-type="string">
            <text:p>https://fr.wikipedia.org/wiki/Anna_Karénine_(film,_1935)</text:p>
          </table:table-cell>
          <table:table-cell table:number-columns-repeated="100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6-CN/GG</text:p>
          </table:table-cell>
          <table:table-cell office:value-type="string" calcext:value-type="string">
            <text:p>Le Roman de Marguerite Gautier</text:p>
          </table:table-cell>
          <table:table-cell office:value-type="string" calcext:value-type="string">
            <text:p>George Cukor</text:p>
          </table:table-cell>
          <table:table-cell office:value-type="string" calcext:value-type="string">
            <text:p>Anglais</text:p>
          </table:table-cell>
          <table:table-cell office:value-type="float" office:value="1936" calcext:value-type="float">
            <text:p>193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ta Garbo,Robert Taylor,Lionel Barrymore</text:p>
          </table:table-cell>
          <table:table-cell office:value-type="string" calcext:value-type="string">
            <text:p>https://fr.wikipedia.org/wiki/Le_Roman_de_Marguerite_Gautier</text:p>
          </table:table-cell>
          <table:table-cell table:number-columns-repeated="100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6-CN/GG</text:p>
          </table:table-cell>
          <table:table-cell office:value-type="string" calcext:value-type="string">
            <text:p>Ninotchka</text:p>
          </table:table-cell>
          <table:table-cell office:value-type="string" calcext:value-type="string">
            <text:p>Ernst Lubitsch</text:p>
          </table:table-cell>
          <table:table-cell office:value-type="string" calcext:value-type="string">
            <text:p>Anglais</text:p>
          </table:table-cell>
          <table:table-cell office:value-type="float" office:value="1939" calcext:value-type="float">
            <text:p>193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ta Garbo,Melvyn Douglas</text:p>
          </table:table-cell>
          <table:table-cell office:value-type="string" calcext:value-type="string">
            <text:p>https://fr.wikipedia.org/wiki/Ninotchka</text:p>
          </table:table-cell>
          <table:table-cell table:number-columns-repeated="100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6-CN/JC</text:p>
          </table:table-cell>
          <table:table-cell office:value-type="string" calcext:value-type="string">
            <text:p>Grand Hotel</text:p>
          </table:table-cell>
          <table:table-cell office:value-type="string" calcext:value-type="string">
            <text:p>Edmund Goulding</text:p>
          </table:table-cell>
          <table:table-cell office:value-type="string" calcext:value-type="string">
            <text:p>Anglais</text:p>
          </table:table-cell>
          <table:table-cell office:value-type="float" office:value="1932" calcext:value-type="float">
            <text:p>193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ta Garbo,John Barrymore,Joan Crawford,Wallace Beery</text:p>
          </table:table-cell>
          <table:table-cell office:value-type="string" calcext:value-type="string">
            <text:p>https://fr.wikipedia.org/wiki/Grand_Hotel_(film,_1932)</text:p>
          </table:table-cell>
          <table:table-cell table:number-columns-repeated="100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6-CN/JC</text:p>
          </table:table-cell>
          <table:table-cell office:value-type="string" calcext:value-type="string">
            <text:p>Le Roman de Mildred Pierce</text:p>
          </table:table-cell>
          <table:table-cell office:value-type="string" calcext:value-type="string">
            <text:p>Michael Curtiz</text:p>
          </table:table-cell>
          <table:table-cell office:value-type="string" calcext:value-type="string">
            <text:p>Anglais</text:p>
          </table:table-cell>
          <table:table-cell office:value-type="float" office:value="1945" calcext:value-type="float">
            <text:p>194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an Crawford,Ann Blyth,Jack Carson,Zachary Scott</text:p>
          </table:table-cell>
          <table:table-cell office:value-type="string" calcext:value-type="string">
            <text:p>https://fr.wikipedia.org/wiki/Le_Roman_de_Mildred_Pierce</text:p>
          </table:table-cell>
          <table:table-cell table:number-columns-repeated="100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6-CN/JC</text:p>
          </table:table-cell>
          <table:table-cell office:value-type="string" calcext:value-type="string">
            <text:p>Humoresque</text:p>
          </table:table-cell>
          <table:table-cell office:value-type="string" calcext:value-type="string">
            <text:p>Jean Negulesco</text:p>
          </table:table-cell>
          <table:table-cell office:value-type="string" calcext:value-type="string">
            <text:p>Anglais</text:p>
          </table:table-cell>
          <table:table-cell office:value-type="float" office:value="1946" calcext:value-type="float">
            <text:p>194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an Crawford,John Garfield</text:p>
          </table:table-cell>
          <table:table-cell office:value-type="string" calcext:value-type="string">
            <text:p>https://fr.wikipedia.org/wiki/Humoresque_(film,_1946)</text:p>
          </table:table-cell>
          <table:table-cell table:number-columns-repeated="100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6-CN/JC</text:p>
          </table:table-cell>
          <table:table-cell office:value-type="string" calcext:value-type="string">
            <text:p>La Possédée</text:p>
          </table:table-cell>
          <table:table-cell office:value-type="string" calcext:value-type="string">
            <text:p>Curtis Bernhardt</text:p>
          </table:table-cell>
          <table:table-cell office:value-type="string" calcext:value-type="string">
            <text:p>Anglais</text:p>
          </table:table-cell>
          <table:table-cell office:value-type="float" office:value="1947" calcext:value-type="float">
            <text:p>194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an Crawford,Van Heflin,Raymond Massey</text:p>
          </table:table-cell>
          <table:table-cell office:value-type="string" calcext:value-type="string">
            <text:p>https://fr.wikipedia.org/wiki/La_Possédée_(film,_1947)</text:p>
          </table:table-cell>
          <table:table-cell table:number-columns-repeated="100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6-CN/JC</text:p>
          </table:table-cell>
          <table:table-cell office:value-type="string" calcext:value-type="string">
            <text:p>L'Esclave du gang</text:p>
          </table:table-cell>
          <table:table-cell office:value-type="string" calcext:value-type="string">
            <text:p>Vincent Sherman</text:p>
          </table:table-cell>
          <table:table-cell office:value-type="string" calcext:value-type="string">
            <text:p>Anglais</text:p>
          </table:table-cell>
          <table:table-cell office:value-type="float" office:value="1950" calcext:value-type="float">
            <text:p>195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an Crawford,David Brian,Steve Cochran</text:p>
          </table:table-cell>
          <table:table-cell office:value-type="string" calcext:value-type="string">
            <text:p>https://fr.wikipedia.org/wiki/L%27Esclave_du_gang</text:p>
          </table:table-cell>
          <table:table-cell table:number-columns-repeated="1007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6-CN/EF</text:p>
          </table:table-cell>
          <table:table-cell office:value-type="string" calcext:value-type="string">
            <text:p>Capitaine Blood</text:p>
          </table:table-cell>
          <table:table-cell office:value-type="string" calcext:value-type="string">
            <text:p>Michael Curtiz</text:p>
          </table:table-cell>
          <table:table-cell office:value-type="string" calcext:value-type="string">
            <text:p>Anglais</text:p>
          </table:table-cell>
          <table:table-cell office:value-type="float" office:value="1935" calcext:value-type="float">
            <text:p>193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l Flynn,Olivia de Havilland</text:p>
          </table:table-cell>
          <table:table-cell office:value-type="string" calcext:value-type="string">
            <text:p>https://fr.wikipedia.org/wiki/Capitaine_Blood</text:p>
          </table:table-cell>
          <table:table-cell table:number-columns-repeated="100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6-CN/EF</text:p>
          </table:table-cell>
          <table:table-cell office:value-type="string" calcext:value-type="string">
            <text:p>Les Aventures de Robin des Bois</text:p>
          </table:table-cell>
          <table:table-cell office:value-type="string" calcext:value-type="string">
            <text:p>Michael Curtiz</text:p>
          </table:table-cell>
          <table:table-cell office:value-type="string" calcext:value-type="string">
            <text:p>Anglais</text:p>
          </table:table-cell>
          <table:table-cell office:value-type="float" office:value="1938" calcext:value-type="float">
            <text:p>193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l Flynn,Olivia de Havilland</text:p>
          </table:table-cell>
          <table:table-cell office:value-type="string" calcext:value-type="string">
            <text:p>https://fr.wikipedia.org/wiki/Les_Aventures_de_Robin_des_Bois_(film,_1938)</text:p>
          </table:table-cell>
          <table:table-cell table:number-columns-repeated="100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6-CN/EF</text:p>
          </table:table-cell>
          <table:table-cell office:value-type="string" calcext:value-type="string">
            <text:p>La Vie privée d'Élisabeth d'Angleterre</text:p>
          </table:table-cell>
          <table:table-cell office:value-type="string" calcext:value-type="string">
            <text:p>Michael Curtiz</text:p>
          </table:table-cell>
          <table:table-cell office:value-type="string" calcext:value-type="string">
            <text:p>Anglais</text:p>
          </table:table-cell>
          <table:table-cell office:value-type="float" office:value="1939" calcext:value-type="float">
            <text:p>193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l Flynn,Bette Davis,Olivia de Havilland</text:p>
          </table:table-cell>
          <table:table-cell office:value-type="string" calcext:value-type="string">
            <text:p>https://fr.wikipedia.org/wiki/La_Vie_privée_d%27Élisabeth_d%27Angleterre</text:p>
          </table:table-cell>
          <table:table-cell table:number-columns-repeated="100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6-CN/EF</text:p>
          </table:table-cell>
          <table:table-cell office:value-type="string" calcext:value-type="string">
            <text:p>Les Conquérants</text:p>
          </table:table-cell>
          <table:table-cell office:value-type="string" calcext:value-type="string">
            <text:p>Michael Curtiz</text:p>
          </table:table-cell>
          <table:table-cell office:value-type="string" calcext:value-type="string">
            <text:p>Anglais</text:p>
          </table:table-cell>
          <table:table-cell office:value-type="float" office:value="1939" calcext:value-type="float">
            <text:p>19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l Flynn,Olivia de Havilland,Ann Sheridan</text:p>
          </table:table-cell>
          <table:table-cell office:value-type="string" calcext:value-type="string">
            <text:p>https://fr.wikipedia.org/wiki/Les_Conquérants_(film,_1939)</text:p>
          </table:table-cell>
          <table:table-cell table:number-columns-repeated="100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6-CN/EF</text:p>
          </table:table-cell>
          <table:table-cell office:value-type="string" calcext:value-type="string">
            <text:p>L'Aigle des mers</text:p>
          </table:table-cell>
          <table:table-cell office:value-type="string" calcext:value-type="string">
            <text:p>Michael Curtiz</text:p>
          </table:table-cell>
          <table:table-cell office:value-type="string" calcext:value-type="string">
            <text:p>Anglais</text:p>
          </table:table-cell>
          <table:table-cell office:value-type="float" office:value="1940" calcext:value-type="float">
            <text:p>194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l Flynn,Brenda Marshall</text:p>
          </table:table-cell>
          <table:table-cell office:value-type="string" calcext:value-type="string">
            <text:p>https://fr.wikipedia.org/wiki/L%27Aigle_des_mers_%28film,_1940%29</text:p>
          </table:table-cell>
          <table:table-cell table:number-columns-repeated="100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6-CN/EF</text:p>
          </table:table-cell>
          <table:table-cell office:value-type="string" calcext:value-type="string">
            <text:p>La Charge fantastique</text:p>
          </table:table-cell>
          <table:table-cell office:value-type="string" calcext:value-type="string">
            <text:p>Raoul Walsh</text:p>
          </table:table-cell>
          <table:table-cell office:value-type="string" calcext:value-type="string">
            <text:p>Anglais</text:p>
          </table:table-cell>
          <table:table-cell office:value-type="float" office:value="1941" calcext:value-type="float">
            <text:p>194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l Flynn,Olivia de Havilland</text:p>
          </table:table-cell>
          <table:table-cell office:value-type="string" calcext:value-type="string">
            <text:p>https://fr.wikipedia.org/wiki/La_Charge_fantastique</text:p>
          </table:table-cell>
          <table:table-cell table:number-columns-repeated="100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6-CN/EF</text:p>
          </table:table-cell>
          <table:table-cell office:value-type="string" calcext:value-type="string">
            <text:p>Dive Bomber</text:p>
          </table:table-cell>
          <table:table-cell office:value-type="string" calcext:value-type="string">
            <text:p>Michael Curtiz</text:p>
          </table:table-cell>
          <table:table-cell office:value-type="string" calcext:value-type="string">
            <text:p>Anglais</text:p>
          </table:table-cell>
          <table:table-cell office:value-type="float" office:value="1941" calcext:value-type="float">
            <text:p>194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l Flynn,Fred MacMurray,Ralph Bellamy</text:p>
          </table:table-cell>
          <table:table-cell office:value-type="string" calcext:value-type="string">
            <text:p>https://fr.wikipedia.org/wiki/Bombardiers_en_piqué_(film)</text:p>
          </table:table-cell>
          <table:table-cell table:number-columns-repeated="1007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6-CN/HB</text:p>
          </table:table-cell>
          <table:table-cell office:value-type="string" calcext:value-type="string">
            <text:p>Une femme dangereuse</text:p>
          </table:table-cell>
          <table:table-cell office:value-type="string" calcext:value-type="string">
            <text:p>Raoul Walsh</text:p>
          </table:table-cell>
          <table:table-cell office:value-type="string" calcext:value-type="string">
            <text:p>Anglais</text:p>
          </table:table-cell>
          <table:table-cell office:value-type="float" office:value="1940" calcext:value-type="float">
            <text:p>194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rge Raft,Ann Sheridan,Humphrey Bogart,Ida Lupino</text:p>
          </table:table-cell>
          <table:table-cell office:value-type="string" calcext:value-type="string">
            <text:p>https://fr.wikipedia.org/wiki/Une_femme_dangereuse_(film,_1940)</text:p>
          </table:table-cell>
          <table:table-cell table:number-columns-repeated="1007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6-CN/HB</text:p>
          </table:table-cell>
          <table:table-cell office:value-type="string" calcext:value-type="string">
            <text:p>Le Faucon maltais</text:p>
          </table:table-cell>
          <table:table-cell office:value-type="string" calcext:value-type="string">
            <text:p>John Huston</text:p>
          </table:table-cell>
          <table:table-cell office:value-type="string" calcext:value-type="string">
            <text:p>Anglais</text:p>
          </table:table-cell>
          <table:table-cell office:value-type="float" office:value="1941" calcext:value-type="float">
            <text:p>194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mphrey Bogart,Mary Astor</text:p>
          </table:table-cell>
          <table:table-cell office:value-type="string" calcext:value-type="string">
            <text:p>https://fr.wikipedia.org/wiki/Le_Faucon_maltais_(film,_1941)</text:p>
          </table:table-cell>
          <table:table-cell table:number-columns-repeated="100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6-CN/HB</text:p>
          </table:table-cell>
          <table:table-cell office:value-type="string" calcext:value-type="string">
            <text:p>La Grande Évasion</text:p>
          </table:table-cell>
          <table:table-cell office:value-type="string" calcext:value-type="string">
            <text:p>Raoul Walsh</text:p>
          </table:table-cell>
          <table:table-cell office:value-type="string" calcext:value-type="string">
            <text:p>Anglais</text:p>
          </table:table-cell>
          <table:table-cell office:value-type="float" office:value="1941" calcext:value-type="float">
            <text:p>194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a Lupino,Humphrey Bogart,Alan Curtis,Arthur Kennedy</text:p>
          </table:table-cell>
          <table:table-cell office:value-type="string" calcext:value-type="string">
            <text:p>https://fr.wikipedia.org/wiki/La_Grande_Évasion_(film,_1941)</text:p>
          </table:table-cell>
          <table:table-cell table:number-columns-repeated="100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6-CN/HB</text:p>
          </table:table-cell>
          <table:table-cell office:value-type="string" calcext:value-type="string">
            <text:p>Casablanca</text:p>
          </table:table-cell>
          <table:table-cell office:value-type="string" calcext:value-type="string">
            <text:p>Michael Curtiz</text:p>
          </table:table-cell>
          <table:table-cell office:value-type="string" calcext:value-type="string">
            <text:p>Anglais</text:p>
          </table:table-cell>
          <table:table-cell office:value-type="float" office:value="1942" calcext:value-type="float">
            <text:p>194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mphrey Bogart,Ingrid Bergman,Paul Henreid,Claude Rains</text:p>
          </table:table-cell>
          <table:table-cell office:value-type="string" calcext:value-type="string">
            <text:p>https://fr.wikipedia.org/wiki/Casablanca_(film)</text:p>
          </table:table-cell>
          <table:table-cell table:number-columns-repeated="1007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6-CN/HB</text:p>
          </table:table-cell>
          <table:table-cell office:value-type="string" calcext:value-type="string">
            <text:p>Le Port de l'angoisse</text:p>
          </table:table-cell>
          <table:table-cell office:value-type="string" calcext:value-type="string">
            <text:p>Howard Hawks</text:p>
          </table:table-cell>
          <table:table-cell office:value-type="string" calcext:value-type="string">
            <text:p>Anglais</text:p>
          </table:table-cell>
          <table:table-cell office:value-type="float" office:value="1944" calcext:value-type="float">
            <text:p>19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mphrey Bogart,Lauren Bacall,Walter Brennan</text:p>
          </table:table-cell>
          <table:table-cell office:value-type="string" calcext:value-type="string">
            <text:p>https://fr.wikipedia.org/wiki/Le_Port_de_l%27angoisse</text:p>
          </table:table-cell>
          <table:table-cell table:number-columns-repeated="100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6-CN/HB</text:p>
          </table:table-cell>
          <table:table-cell office:value-type="string" calcext:value-type="string">
            <text:p>Le Grand Sommeil</text:p>
          </table:table-cell>
          <table:table-cell office:value-type="string" calcext:value-type="string">
            <text:p>Howard Hawks</text:p>
          </table:table-cell>
          <table:table-cell office:value-type="string" calcext:value-type="string">
            <text:p>Anglais</text:p>
          </table:table-cell>
          <table:table-cell office:value-type="float" office:value="1946" calcext:value-type="float">
            <text:p>194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mphrey Bogart,Lauren Bacall,John Ridgely,Martha Vickers</text:p>
          </table:table-cell>
          <table:table-cell office:value-type="string" calcext:value-type="string">
            <text:p>https://fr.wikipedia.org/wiki/Le_Grand_Sommeil_(film,_1946)</text:p>
          </table:table-cell>
          <table:table-cell table:number-columns-repeated="100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6-CN/HB</text:p>
          </table:table-cell>
          <table:table-cell office:value-type="string" calcext:value-type="string">
            <text:p>Les Passagers de la nuit</text:p>
          </table:table-cell>
          <table:table-cell office:value-type="string" calcext:value-type="string">
            <text:p>Delmer Daves</text:p>
          </table:table-cell>
          <table:table-cell office:value-type="string" calcext:value-type="string">
            <text:p>Anglais</text:p>
          </table:table-cell>
          <table:table-cell office:value-type="float" office:value="1947" calcext:value-type="float">
            <text:p>194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mphrey Bogart,Lauren Bacall,Agnes Moorehead</text:p>
          </table:table-cell>
          <table:table-cell office:value-type="string" calcext:value-type="string">
            <text:p>https://fr.wikipedia.org/wiki/Les_Passagers_de_la_nuit</text:p>
          </table:table-cell>
          <table:table-cell table:number-columns-repeated="100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6-CN/HB</text:p>
          </table:table-cell>
          <table:table-cell office:value-type="string" calcext:value-type="string">
            <text:p>Key Largo</text:p>
          </table:table-cell>
          <table:table-cell office:value-type="string" calcext:value-type="string">
            <text:p>John Huston</text:p>
          </table:table-cell>
          <table:table-cell office:value-type="string" calcext:value-type="string">
            <text:p>Anglais</text:p>
          </table:table-cell>
          <table:table-cell office:value-type="float" office:value="1948" calcext:value-type="float">
            <text:p>194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mphrey Bogart,Lauren Bacall,Edward G. Robinson</text:p>
          </table:table-cell>
          <table:table-cell office:value-type="string" calcext:value-type="string">
            <text:p>https://fr.wikipedia.org/wiki/Key_Largo_(film)</text:p>
          </table:table-cell>
          <table:table-cell table:number-columns-repeated="100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6-CN/HB</text:p>
          </table:table-cell>
          <table:table-cell office:value-type="string" calcext:value-type="string">
            <text:p>Le Trésor de la Sierra Madre</text:p>
          </table:table-cell>
          <table:table-cell office:value-type="string" calcext:value-type="string">
            <text:p>John Huston</text:p>
          </table:table-cell>
          <table:table-cell office:value-type="string" calcext:value-type="string">
            <text:p>Anglais</text:p>
          </table:table-cell>
          <table:table-cell office:value-type="float" office:value="1948" calcext:value-type="float">
            <text:p>194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mphrey Bogart,Tim Holt,Walter Huston</text:p>
          </table:table-cell>
          <table:table-cell office:value-type="string" calcext:value-type="string">
            <text:p>https://fr.wikipedia.org/wiki/Le_Trésor_de_la_Sierra_Madre</text:p>
          </table:table-cell>
          <table:table-cell table:number-columns-repeated="1007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6-CN/ET</text:p>
          </table:table-cell>
          <table:table-cell office:value-type="string" calcext:value-type="string">
            <text:p>Le Père de la mariée</text:p>
          </table:table-cell>
          <table:table-cell office:value-type="string" calcext:value-type="string">
            <text:p>Vincente Minnelli</text:p>
          </table:table-cell>
          <table:table-cell office:value-type="string" calcext:value-type="string">
            <text:p>Anglais</text:p>
          </table:table-cell>
          <table:table-cell office:value-type="float" office:value="1950" calcext:value-type="float">
            <text:p>195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ncer Tracy,Elisabeth Taylor,Joan Bennett</text:p>
          </table:table-cell>
          <table:table-cell office:value-type="string" calcext:value-type="string">
            <text:p>https://fr.wikipedia.org/wiki/Le_Père_de_la_mariée_%28film,_1991%29</text:p>
          </table:table-cell>
          <table:table-cell table:number-columns-repeated="100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6-CN/ET</text:p>
          </table:table-cell>
          <table:table-cell office:value-type="string" calcext:value-type="string">
            <text:p>Ivanhoé</text:p>
          </table:table-cell>
          <table:table-cell office:value-type="string" calcext:value-type="string">
            <text:p>Richard Thorpe</text:p>
          </table:table-cell>
          <table:table-cell office:value-type="string" calcext:value-type="string">
            <text:p>Anglais</text:p>
          </table:table-cell>
          <table:table-cell office:value-type="float" office:value="1952" calcext:value-type="float">
            <text:p>195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sabeth Taylor,Robert Taylor,Joan Fontaine,George Sanders</text:p>
          </table:table-cell>
          <table:table-cell office:value-type="string" calcext:value-type="string">
            <text:p>https://fr.wikipedia.org/wiki/Ivanhoé_(film,_1952)</text:p>
          </table:table-cell>
          <table:table-cell table:number-columns-repeated="1007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6-CN/ET</text:p>
          </table:table-cell>
          <table:table-cell office:value-type="string" calcext:value-type="string">
            <text:p>La Vénus au vison</text:p>
          </table:table-cell>
          <table:table-cell office:value-type="string" calcext:value-type="string">
            <text:p>Daniel Mann</text:p>
          </table:table-cell>
          <table:table-cell office:value-type="string" calcext:value-type="string">
            <text:p>Anglais</text:p>
          </table:table-cell>
          <table:table-cell office:value-type="float" office:value="1960" calcext:value-type="float">
            <text:p>196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sabeth Taylor,Laurence Harvey</text:p>
          </table:table-cell>
          <table:table-cell office:value-type="string" calcext:value-type="string">
            <text:p>https://fr.wikipedia.org/wiki/La_Vénus_au_vison</text:p>
          </table:table-cell>
          <table:table-cell table:number-columns-repeated="100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6-CN/ET</text:p>
          </table:table-cell>
          <table:table-cell office:value-type="string" calcext:value-type="string">
            <text:p>Hôtel international</text:p>
          </table:table-cell>
          <table:table-cell office:value-type="string" calcext:value-type="string">
            <text:p>Anthony Asquith</text:p>
          </table:table-cell>
          <table:table-cell office:value-type="string" calcext:value-type="string">
            <text:p>Anglais</text:p>
          </table:table-cell>
          <table:table-cell office:value-type="float" office:value="1963" calcext:value-type="float">
            <text:p>196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sabeth Taylor,Richard Burton,Louis Jourdan,Margaret Rutherford</text:p>
          </table:table-cell>
          <table:table-cell office:value-type="string" calcext:value-type="string">
            <text:p>https://fr.wikipedia.org/wiki/Hôtel_international</text:p>
          </table:table-cell>
          <table:table-cell table:number-columns-repeated="100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6-CN/ET</text:p>
          </table:table-cell>
          <table:table-cell office:value-type="string" calcext:value-type="string">
            <text:p>Qui a peur de Virginia Woolf ?</text:p>
          </table:table-cell>
          <table:table-cell office:value-type="string" calcext:value-type="string">
            <text:p>Mike Nichols</text:p>
          </table:table-cell>
          <table:table-cell office:value-type="string" calcext:value-type="string">
            <text:p>Anglais</text:p>
          </table:table-cell>
          <table:table-cell office:value-type="float" office:value="1966" calcext:value-type="float">
            <text:p>196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sabeth Taylor,Richard Burton</text:p>
          </table:table-cell>
          <table:table-cell office:value-type="string" calcext:value-type="string">
            <text:p>https://fr.wikipedia.org/wiki/Qui_a_peur_de_Virginia_Woolf_%3F_(film)</text:p>
          </table:table-cell>
          <table:table-cell table:number-columns-repeated="100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6-CN/ET</text:p>
          </table:table-cell>
          <table:table-cell office:value-type="string" calcext:value-type="string">
            <text:p>Les Comédiens</text:p>
          </table:table-cell>
          <table:table-cell office:value-type="string" calcext:value-type="string">
            <text:p>Peter Glenville</text:p>
          </table:table-cell>
          <table:table-cell office:value-type="string" calcext:value-type="string">
            <text:p>Anglais</text:p>
          </table:table-cell>
          <table:table-cell office:value-type="float" office:value="1967" calcext:value-type="float">
            <text:p>19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hard Burton,Elisabeth Taylor,Alec Guinness,Peter Ustinov</text:p>
          </table:table-cell>
          <table:table-cell office:value-type="string" calcext:value-type="string">
            <text:p>https://fr.wikipedia.org/wiki/Les_Comédiens_(film,_1967)</text:p>
          </table:table-cell>
          <table:table-cell table:number-columns-repeated="1007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6-CN/AH</text:p>
          </table:table-cell>
          <table:table-cell office:value-type="string" calcext:value-type="string">
            <text:p>Le Grand Alibi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Anglais</text:p>
          </table:table-cell>
          <table:table-cell office:value-type="float" office:value="1950" calcext:value-type="float">
            <text:p>195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lene Dietrich,Jane Wyman,Michael Wilding,Richard Todd</text:p>
          </table:table-cell>
          <table:table-cell office:value-type="string" calcext:value-type="string">
            <text:p>https://fr.wikipedia.org/wiki/Le_Grand_Alibi_(film,_1950)</text:p>
          </table:table-cell>
          <table:table-cell table:number-columns-repeated="100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6-CN/AH</text:p>
          </table:table-cell>
          <table:table-cell office:value-type="string" calcext:value-type="string">
            <text:p>L'Inconnu du Nord-Express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Anglais</text:p>
          </table:table-cell>
          <table:table-cell office:value-type="float" office:value="1951" calcext:value-type="float">
            <text:p>195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ley Granger,Ruth Roman,Robert Walker,Marion Lorne</text:p>
          </table:table-cell>
          <table:table-cell office:value-type="string" calcext:value-type="string">
            <text:p>https://fr.wikipedia.org/wiki/L%27Inconnu_du_Nord-Express_(film)</text:p>
          </table:table-cell>
          <table:table-cell table:number-columns-repeated="1007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6-CN/AH</text:p>
          </table:table-cell>
          <table:table-cell office:value-type="string" calcext:value-type="string">
            <text:p>L'Inconnu du Nord-Express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Anglais</text:p>
          </table:table-cell>
          <table:table-cell office:value-type="float" office:value="1951" calcext:value-type="float">
            <text:p>195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ley Granger,Ruth Roman,Robert Walker,Marion Lorne</text:p>
          </table:table-cell>
          <table:table-cell office:value-type="string" calcext:value-type="string">
            <text:p>https://fr.wikipedia.org/wiki/L%27Inconnu_du_Nord-Express_(film)</text:p>
          </table:table-cell>
          <table:table-cell table:number-columns-repeated="100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6-CN/AH</text:p>
          </table:table-cell>
          <table:table-cell office:value-type="string" calcext:value-type="string">
            <text:p>La Loi du silence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Anglais</text:p>
          </table:table-cell>
          <table:table-cell office:value-type="float" office:value="1953" calcext:value-type="float">
            <text:p>195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gomery Clift,Anne Baxter,Karl Malden</text:p>
          </table:table-cell>
          <table:table-cell office:value-type="string" calcext:value-type="string">
            <text:p>https://fr.wikipedia.org/wiki/La_Loi_du_silence</text:p>
          </table:table-cell>
          <table:table-cell table:number-columns-repeated="100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6-CN/AH</text:p>
          </table:table-cell>
          <table:table-cell office:value-type="string" calcext:value-type="string">
            <text:p>Le crime était presque parfait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Anglais</text:p>
          </table:table-cell>
          <table:table-cell office:value-type="float" office:value="1954" calcext:value-type="float">
            <text:p>195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y Milland,Grace Kelly,Robert Cummings,John Williams</text:p>
          </table:table-cell>
          <table:table-cell office:value-type="string" calcext:value-type="string">
            <text:p>https://fr.wikipedia.org/wiki/Le_crime_était_presque_parfait</text:p>
          </table:table-cell>
          <table:table-cell table:number-columns-repeated="100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6-CN/AH</text:p>
          </table:table-cell>
          <table:table-cell office:value-type="string" calcext:value-type="string">
            <text:p>Le Faux Coupable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Anglais</text:p>
          </table:table-cell>
          <table:table-cell office:value-type="float" office:value="1956" calcext:value-type="float">
            <text:p>19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nry Fonda,Vera Miles</text:p>
          </table:table-cell>
          <table:table-cell office:value-type="string" calcext:value-type="string">
            <text:p>https://fr.wikipedia.org/wiki/Le_Faux_Coupable</text:p>
          </table:table-cell>
          <table:table-cell table:number-columns-repeated="100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6-CN/JD</text:p>
          </table:table-cell>
          <table:table-cell office:value-type="string" calcext:value-type="string">
            <text:p>La Fureur de vivre</text:p>
          </table:table-cell>
          <table:table-cell office:value-type="string" calcext:value-type="string">
            <text:p>Nicholas Ray</text:p>
          </table:table-cell>
          <table:table-cell office:value-type="string" calcext:value-type="string">
            <text:p>Anglais</text:p>
          </table:table-cell>
          <table:table-cell office:value-type="float" office:value="1955" calcext:value-type="float">
            <text:p>195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mes Dean,Natalie Wood,Sal Mineo</text:p>
          </table:table-cell>
          <table:table-cell office:value-type="string" calcext:value-type="string">
            <text:p>https://fr.wikipedia.org/wiki/La_Fureur_de_vivre</text:p>
          </table:table-cell>
          <table:table-cell table:number-columns-repeated="100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6-CN/JD</text:p>
          </table:table-cell>
          <table:table-cell office:value-type="string" calcext:value-type="string">
            <text:p>À l'est d'Éden</text:p>
          </table:table-cell>
          <table:table-cell office:value-type="string" calcext:value-type="string">
            <text:p>Elia Kazan</text:p>
          </table:table-cell>
          <table:table-cell office:value-type="string" calcext:value-type="string">
            <text:p>Anglais</text:p>
          </table:table-cell>
          <table:table-cell office:value-type="float" office:value="1955" calcext:value-type="float">
            <text:p>195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mes Dean,Raymond Massey,Julie Harris,Burl Ives</text:p>
          </table:table-cell>
          <table:table-cell office:value-type="string" calcext:value-type="string">
            <text:p>https://fr.wikipedia.org/wiki/À_l%27est_d%27Éden_%28film%29</text:p>
          </table:table-cell>
          <table:table-cell table:number-columns-repeated="100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6-CN/JD</text:p>
          </table:table-cell>
          <table:table-cell office:value-type="string" calcext:value-type="string">
            <text:p>Géant</text:p>
          </table:table-cell>
          <table:table-cell office:value-type="string" calcext:value-type="string">
            <text:p>George Stevens</text:p>
          </table:table-cell>
          <table:table-cell office:value-type="string" calcext:value-type="string">
            <text:p>Anglais</text:p>
          </table:table-cell>
          <table:table-cell office:value-type="float" office:value="1956" calcext:value-type="float">
            <text:p>195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sabeth Taylor,James Dean,Rock Hudson</text:p>
          </table:table-cell>
          <table:table-cell office:value-type="string" calcext:value-type="string">
            <text:p>https://fr.wikipedia.org/wiki/Géant_(film)</text:p>
          </table:table-cell>
          <table:table-cell table:number-columns-repeated="100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6-CN/JW</text:p>
          </table:table-cell>
          <table:table-cell office:value-type="string" calcext:value-type="string">
            <text:p>Le Renard des océans</text:p>
          </table:table-cell>
          <table:table-cell office:value-type="string" calcext:value-type="string">
            <text:p>John Farrow</text:p>
          </table:table-cell>
          <table:table-cell office:value-type="string" calcext:value-type="string">
            <text:p>Anglais</text:p>
          </table:table-cell>
          <table:table-cell office:value-type="float" office:value="1955" calcext:value-type="float">
            <text:p>195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 Wayne,Lana Turner,David Farrar</text:p>
          </table:table-cell>
          <table:table-cell office:value-type="string" calcext:value-type="string">
            <text:p>https://fr.wikipedia.org/wiki/Le_Renard_des_océans</text:p>
          </table:table-cell>
          <table:table-cell table:number-columns-repeated="100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6-CN/JW</text:p>
          </table:table-cell>
          <table:table-cell office:value-type="string" calcext:value-type="string">
            <text:p>L'Allée sanglante</text:p>
          </table:table-cell>
          <table:table-cell office:value-type="string" calcext:value-type="string">
            <text:p>William A. Wellman</text:p>
          </table:table-cell>
          <table:table-cell office:value-type="string" calcext:value-type="string">
            <text:p>Anglais</text:p>
          </table:table-cell>
          <table:table-cell office:value-type="float" office:value="1955" calcext:value-type="float">
            <text:p>195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 Wayne,Lauren Bacall,Paul Fix</text:p>
          </table:table-cell>
          <table:table-cell office:value-type="string" calcext:value-type="string">
            <text:p>https://fr.wikipedia.org/wiki/L%27Allée_sanglante</text:p>
          </table:table-cell>
          <table:table-cell table:number-columns-repeated="100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6-CN/JW</text:p>
          </table:table-cell>
          <table:table-cell office:value-type="string" calcext:value-type="string">
            <text:p>Les Voleurs de trains</text:p>
          </table:table-cell>
          <table:table-cell office:value-type="string" calcext:value-type="string">
            <text:p>Burt Kennedy</text:p>
          </table:table-cell>
          <table:table-cell office:value-type="string" calcext:value-type="string">
            <text:p>Anglais</text:p>
          </table:table-cell>
          <table:table-cell office:value-type="float" office:value="1973" calcext:value-type="float">
            <text:p>197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 Wayne,Ann-Margret,Rod Taylor</text:p>
          </table:table-cell>
          <table:table-cell office:value-type="string" calcext:value-type="string">
            <text:p>https://fr.wikipedia.org/wiki/Les_Voleurs_de_trains</text:p>
          </table:table-cell>
          <table:table-cell table:number-columns-repeated="100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6-CN/JW</text:p>
          </table:table-cell>
          <table:table-cell office:value-type="string" calcext:value-type="string">
            <text:p>Un silencieux au bout du canon</text:p>
          </table:table-cell>
          <table:table-cell office:value-type="string" calcext:value-type="string">
            <text:p>John Sturges</text:p>
          </table:table-cell>
          <table:table-cell office:value-type="string" calcext:value-type="string">
            <text:p>Anglais</text:p>
          </table:table-cell>
          <table:table-cell office:value-type="float" office:value="1974" calcext:value-type="float">
            <text:p>19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 Wayne,Eddie Albert,Diana Muldaur</text:p>
          </table:table-cell>
          <table:table-cell office:value-type="string" calcext:value-type="string">
            <text:p>https://fr.wikipedia.org/wiki/Un_silencieux_au_bout_du_canon</text:p>
          </table:table-cell>
          <table:table-cell table:number-columns-repeated="1007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6-CN/PN</text:p>
          </table:table-cell>
          <table:table-cell office:value-type="string" calcext:value-type="string">
            <text:p>Marqué par la haine</text:p>
          </table:table-cell>
          <table:table-cell office:value-type="string" calcext:value-type="string">
            <text:p>Robert Wise</text:p>
          </table:table-cell>
          <table:table-cell office:value-type="string" calcext:value-type="string">
            <text:p>Anglais</text:p>
          </table:table-cell>
          <table:table-cell office:value-type="float" office:value="1956" calcext:value-type="float">
            <text:p>195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ul Newman,Pier Angeli,Everett Sloane</text:p>
          </table:table-cell>
          <table:table-cell office:value-type="string" calcext:value-type="string">
            <text:p>https://fr.wikipedia.org/wiki/Marqué_par_la_haine</text:p>
          </table:table-cell>
          <table:table-cell table:number-columns-repeated="1007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6-CN/PN</text:p>
          </table:table-cell>
          <table:table-cell office:value-type="string" calcext:value-type="string">
            <text:p>Le Gaucher</text:p>
          </table:table-cell>
          <table:table-cell office:value-type="string" calcext:value-type="string">
            <text:p>Arthur Penn</text:p>
          </table:table-cell>
          <table:table-cell office:value-type="string" calcext:value-type="string">
            <text:p>Anglais</text:p>
          </table:table-cell>
          <table:table-cell office:value-type="float" office:value="1958" calcext:value-type="float">
            <text:p>195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ul Newman,Lita Milan,John Dehner,Hurd Hatfield</text:p>
          </table:table-cell>
          <table:table-cell office:value-type="string" calcext:value-type="string">
            <text:p>https://fr.wikipedia.org/wiki/Le_Gaucher</text:p>
          </table:table-cell>
          <table:table-cell table:number-columns-repeated="100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6-CN/PN</text:p>
          </table:table-cell>
          <table:table-cell office:value-type="string" calcext:value-type="string">
            <text:p>La Chatte sur un toit brûlant</text:p>
          </table:table-cell>
          <table:table-cell office:value-type="string" calcext:value-type="string">
            <text:p>Richard Brooks</text:p>
          </table:table-cell>
          <table:table-cell office:value-type="string" calcext:value-type="string">
            <text:p>Anglais</text:p>
          </table:table-cell>
          <table:table-cell office:value-type="float" office:value="1958" calcext:value-type="float">
            <text:p>195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sabeth Taylor,Paul Newman,Burl Ives</text:p>
          </table:table-cell>
          <table:table-cell office:value-type="string" calcext:value-type="string">
            <text:p>https://fr.wikipedia.org/wiki/La_Chatte_sur_un_toit_brûlant_%28film%29</text:p>
          </table:table-cell>
          <table:table-cell table:number-columns-repeated="100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6-CN/PN</text:p>
          </table:table-cell>
          <table:table-cell office:value-type="string" calcext:value-type="string">
            <text:p>Doux oiseau de jeunesse</text:p>
          </table:table-cell>
          <table:table-cell office:value-type="string" calcext:value-type="string">
            <text:p>Richard Brooks</text:p>
          </table:table-cell>
          <table:table-cell office:value-type="string" calcext:value-type="string">
            <text:p>Anglais</text:p>
          </table:table-cell>
          <table:table-cell office:value-type="float" office:value="1962" calcext:value-type="float">
            <text:p>196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ul Newman,Geraldine Page,Shirley Knight</text:p>
          </table:table-cell>
          <table:table-cell office:value-type="string" calcext:value-type="string">
            <text:p>https://fr.wikipedia.org/wiki/Doux_oiseau_de_jeunesse</text:p>
          </table:table-cell>
          <table:table-cell table:number-columns-repeated="1007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6-CN/PN</text:p>
          </table:table-cell>
          <table:table-cell office:value-type="string" calcext:value-type="string">
            <text:p>Détective privé</text:p>
          </table:table-cell>
          <table:table-cell office:value-type="string" calcext:value-type="string">
            <text:p>Jack Smight</text:p>
          </table:table-cell>
          <table:table-cell office:value-type="string" calcext:value-type="string">
            <text:p>Anglais</text:p>
          </table:table-cell>
          <table:table-cell office:value-type="float" office:value="1966" calcext:value-type="float">
            <text:p>196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ul Newman,Lauren Bacall,Janet Leigh,Robert Wagner</text:p>
          </table:table-cell>
          <table:table-cell office:value-type="string" calcext:value-type="string">
            <text:p>https://fr.wikipedia.org/wiki/Détective_privé_%28film,_1966%29</text:p>
          </table:table-cell>
          <table:table-cell table:number-columns-repeated="1007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6-CN/PN</text:p>
          </table:table-cell>
          <table:table-cell office:value-type="string" calcext:value-type="string">
            <text:p>Le Piège</text:p>
          </table:table-cell>
          <table:table-cell office:value-type="string" calcext:value-type="string">
            <text:p>John Huston</text:p>
          </table:table-cell>
          <table:table-cell office:value-type="string" calcext:value-type="string">
            <text:p>Anglais</text:p>
          </table:table-cell>
          <table:table-cell office:value-type="float" office:value="1973" calcext:value-type="float">
            <text:p>197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ul Newman,Dominique Sanda,James Mason,Harry Andrews</text:p>
          </table:table-cell>
          <table:table-cell office:value-type="string" calcext:value-type="string">
            <text:p>https://fr.wikipedia.org/wiki/Le_Piège_(film,_1973)</text:p>
          </table:table-cell>
          <table:table-cell table:number-columns-repeated="100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6-CN/PN</text:p>
          </table:table-cell>
          <table:table-cell office:value-type="string" calcext:value-type="string">
            <text:p>La Toile d'araignée</text:p>
          </table:table-cell>
          <table:table-cell office:value-type="string" calcext:value-type="string">
            <text:p>Stuart Rosenberg</text:p>
          </table:table-cell>
          <table:table-cell office:value-type="string" calcext:value-type="string">
            <text:p>Anglais</text:p>
          </table:table-cell>
          <table:table-cell office:value-type="float" office:value="1975" calcext:value-type="float">
            <text:p>197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ul Newman,Joanne Woodward,Anthony Franciosa</text:p>
          </table:table-cell>
          <table:table-cell office:value-type="string" calcext:value-type="string">
            <text:p>https://fr.wikipedia.org/wiki/La_Toile_d%27araignée_(film,_1975)</text:p>
          </table:table-cell>
          <table:table-cell table:number-columns-repeated="1007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6-CCa</text:p>
          </table:table-cell>
          <table:table-cell office:value-type="string" calcext:value-type="string">
            <text:p>Casablanca</text:p>
          </table:table-cell>
          <table:table-cell office:value-type="string" calcext:value-type="string">
            <text:p>Michael Curtiz</text:p>
          </table:table-cell>
          <table:table-cell office:value-type="string" calcext:value-type="string">
            <text:p>Anglais</text:p>
          </table:table-cell>
          <table:table-cell office:value-type="float" office:value="1942" calcext:value-type="float">
            <text:p>194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mphrey Bogart,Ingrid Bergman,Paul Henreid,Claude Rains</text:p>
          </table:table-cell>
          <table:table-cell office:value-type="string" calcext:value-type="string">
            <text:p>https://fr.wikipedia.org/wiki/Casablanca_(film)</text:p>
          </table:table-cell>
          <table:table-cell table:number-columns-repeated="1007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6-CF</text:p>
          </table:table-cell>
          <table:table-cell office:value-type="string" calcext:value-type="string">
            <text:p>François Ier</text:p>
          </table:table-cell>
          <table:table-cell office:value-type="string" calcext:value-type="string">
            <text:p>Paul Fékété</text:p>
          </table:table-cell>
          <table:table-cell office:value-type="string" calcext:value-type="string">
            <text:p>Français</text:p>
          </table:table-cell>
          <table:table-cell office:value-type="float" office:value="1937" calcext:value-type="float">
            <text:p>19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nandel,Mona Goya,Alice Tissot</text:p>
          </table:table-cell>
          <table:table-cell office:value-type="string" calcext:value-type="string">
            <text:p>https://fr.wikipedia.org/wiki/François_Ier_(film)</text:p>
          </table:table-cell>
          <table:table-cell table:number-columns-repeated="100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6-CF</text:p>
          </table:table-cell>
          <table:table-cell office:value-type="string" calcext:value-type="string">
            <text:p>Ernest le rebelle</text:p>
          </table:table-cell>
          <table:table-cell office:value-type="string" calcext:value-type="string">
            <text:p>Christian-Jaque</text:p>
          </table:table-cell>
          <table:table-cell office:value-type="string" calcext:value-type="string">
            <text:p>Français</text:p>
          </table:table-cell>
          <table:table-cell office:value-type="float" office:value="1938" calcext:value-type="float">
            <text:p>193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nandel,Pierre Alcover,Robert Le Vigan</text:p>
          </table:table-cell>
          <table:table-cell office:value-type="string" calcext:value-type="string">
            <text:p>https://fr.wikipedia.org/wiki/Ernest_le_rebelle</text:p>
          </table:table-cell>
          <table:table-cell table:number-columns-repeated="1007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6-CF</text:p>
          </table:table-cell>
          <table:table-cell office:value-type="string" calcext:value-type="string">
            <text:p>Les Cinq Sous de Lavarède</text:p>
          </table:table-cell>
          <table:table-cell office:value-type="string" calcext:value-type="string">
            <text:p>Maurice Cammage</text:p>
          </table:table-cell>
          <table:table-cell office:value-type="string" calcext:value-type="string">
            <text:p>Français</text:p>
          </table:table-cell>
          <table:table-cell office:value-type="float" office:value="1939" calcext:value-type="float">
            <text:p>193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nandel,Josette Day,Marcel Vallée,Jean Dax</text:p>
          </table:table-cell>
          <table:table-cell office:value-type="string" calcext:value-type="string">
            <text:p>https://fr.wikipedia.org/wiki/Les_Cinq_Sous_de_Lavarède_(film,_1939)</text:p>
          </table:table-cell>
          <table:table-cell table:number-columns-repeated="1007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6-CF</text:p>
          </table:table-cell>
          <table:table-cell office:value-type="string" calcext:value-type="string">
            <text:p>Le Club des soupirants</text:p>
          </table:table-cell>
          <table:table-cell office:value-type="string" calcext:value-type="string">
            <text:p>Maurice Gleize</text:p>
          </table:table-cell>
          <table:table-cell office:value-type="string" calcext:value-type="string">
            <text:p>Français</text:p>
          </table:table-cell>
          <table:table-cell office:value-type="float" office:value="1941" calcext:value-type="float">
            <text:p>194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nandel,Saturnin Fabre,Max Dearly</text:p>
          </table:table-cell>
          <table:table-cell office:value-type="string" calcext:value-type="string">
            <text:p>https://fr.wikipedia.org/wiki/Le_Club_des_soupirants</text:p>
          </table:table-cell>
          <table:table-cell table:number-columns-repeated="100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6-CF</text:p>
          </table:table-cell>
          <table:table-cell office:value-type="string" calcext:value-type="string">
            <text:p>La Cavalcade des heures</text:p>
          </table:table-cell>
          <table:table-cell office:value-type="string" calcext:value-type="string">
            <text:p>Yvan Noé</text:p>
          </table:table-cell>
          <table:table-cell office:value-type="string" calcext:value-type="string">
            <text:p>Français</text:p>
          </table:table-cell>
          <table:table-cell office:value-type="float" office:value="1943" calcext:value-type="float">
            <text:p>194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nandel,Charles Trenet,Meg Lemonnier</text:p>
          </table:table-cell>
          <table:table-cell office:value-type="string" calcext:value-type="string">
            <text:p>https://fr.wikipedia.org/wiki/La_Cavalcade_des_heures</text:p>
          </table:table-cell>
          <table:table-cell table:number-columns-repeated="1007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irque Plume</text:p>
          </table:table-cell>
          <table:table-cell office:value-type="string" calcext:value-type="string">
            <text:p>Français</text:p>
          </table:table-cell>
          <table:table-cell office:value-type="float" office:value="2008" calcext:value-type="float">
            <text:p>20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pectac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fr.wikipedia.org/wiki/Cirque_Plume</text:p>
          </table:table-cell>
          <table:table-cell table:number-columns-repeated="1007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7-CAA</text:p>
          </table:table-cell>
          <table:table-cell office:value-type="string" calcext:value-type="string">
            <text:p>Que ma joie demeure !</text:p>
          </table:table-cell>
          <table:table-cell office:value-type="string" calcext:value-type="string">
            <text:p>Alexandre Astier</text:p>
          </table:table-cell>
          <table:table-cell office:value-type="string" calcext:value-type="string">
            <text:p>Français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pectac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xandre Astier</text:p>
          </table:table-cell>
          <table:table-cell office:value-type="string" calcext:value-type="string">
            <text:p>https://fr.wikipedia.org/wiki/Que_ma_joie_demeure_!</text:p>
          </table:table-cell>
          <table:table-cell table:number-columns-repeated="1007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7-CAA</text:p>
          </table:table-cell>
          <table:table-cell office:value-type="string" calcext:value-type="string">
            <text:p>L'Exoconférence</text:p>
          </table:table-cell>
          <table:table-cell office:value-type="string" calcext:value-type="string">
            <text:p>Alexandre Astier</text:p>
          </table:table-cell>
          <table:table-cell office:value-type="string" calcext:value-type="string">
            <text:p>Français</text:p>
          </table:table-cell>
          <table:table-cell office:value-type="float" office:value="2014" calcext:value-type="float">
            <text:p>201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pectac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xandre Astier</text:p>
          </table:table-cell>
          <table:table-cell office:value-type="string" calcext:value-type="string">
            <text:p>https://fr.wikipedia.org/wiki/L%27Exoconférence</text:p>
          </table:table-cell>
          <table:table-cell table:number-columns-repeated="1007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e Vie sur mesure</text:p>
          </table:table-cell>
          <table:table-cell office:value-type="string" calcext:value-type="string">
            <text:p>Cédric Chapuis</text:p>
          </table:table-cell>
          <table:table-cell office:value-type="string" calcext:value-type="string">
            <text:p>Français</text:p>
          </table:table-cell>
          <table:table-cell office:value-type="float" office:value="2016" calcext:value-type="float">
            <text:p>201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pectac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.wikipedia.org/wiki/Cédric_Chapuis</text:p>
          </table:table-cell>
          <table:table-cell table:number-columns-repeated="1007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rbara à Pantin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çais</text:p>
          </table:table-cell>
          <table:table-cell office:value-type="float" office:value="1981" calcext:value-type="float">
            <text:p>198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Conce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fr.wikipedia.org/wiki/Barbara</text:p>
          </table:table-cell>
          <table:table-cell table:number-columns-repeated="1007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 Concert in Central Park</text:p>
          </table:table-cell>
          <table:table-cell office:value-type="string" calcext:value-type="string">
            <text:p>Simon &amp; Garfunkel</text:p>
          </table:table-cell>
          <table:table-cell office:value-type="string" calcext:value-type="string">
            <text:p>Anglais</text:p>
          </table:table-cell>
          <table:table-cell office:value-type="float" office:value="1981" calcext:value-type="float">
            <text:p>198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Conce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.wikipedia.org/wiki/The_Concert_in_Central_Park</text:p>
          </table:table-cell>
          <table:table-cell table:number-columns-repeated="1007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y Chapin Carpenter Live at Wolf Trap</text:p>
          </table:table-cell>
          <table:table-cell office:value-type="string" calcext:value-type="string">
            <text:p>Mary Chapin Carpenter</text:p>
          </table:table-cell>
          <table:table-cell office:value-type="string" calcext:value-type="string">
            <text:p>Anglais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Conce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fr.wikipedia.org/wiki/Mary_Chapin_Carpenter</text:p>
          </table:table-cell>
          <table:table-cell table:number-columns-repeated="1007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znavour – Palais des congrès</text:p>
          </table:table-cell>
          <table:table-cell office:value-type="string" calcext:value-type="string">
            <text:p>Charles Aznavour</text:p>
          </table:table-cell>
          <table:table-cell office:value-type="string" calcext:value-type="string">
            <text:p>Français</text:p>
          </table:table-cell>
          <table:table-cell office:value-type="float" office:value="1997" calcext:value-type="float">
            <text:p>199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Conce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fr.wikipedia.org/wiki/Charles_Aznavour</text:p>
          </table:table-cell>
          <table:table-cell table:number-columns-repeated="1007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tôt guitare</text:p>
          </table:table-cell>
          <table:table-cell office:value-type="string" calcext:value-type="string">
            <text:p>Maxime Le Forestier</text:p>
          </table:table-cell>
          <table:table-cell office:value-type="string" calcext:value-type="string">
            <text:p>Français</text:p>
          </table:table-cell>
          <table:table-cell office:value-type="float" office:value="2002" calcext:value-type="float">
            <text:p>20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Conce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fr.wikipedia.org/wiki/Plutôt_guitare</text:p>
          </table:table-cell>
          <table:table-cell table:number-columns-repeated="1007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lien Clerc Déménage</text:p>
          </table:table-cell>
          <table:table-cell office:value-type="string" calcext:value-type="string">
            <text:p>Julien Clerc</text:p>
          </table:table-cell>
          <table:table-cell office:value-type="string" calcext:value-type="string">
            <text:p>Français</text:p>
          </table:table-cell>
          <table:table-cell office:value-type="float" office:value="2002" calcext:value-type="float">
            <text:p>200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Conce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fr.wikipedia.org/wiki/Julien_Clerc</text:p>
          </table:table-cell>
          <table:table-cell table:number-columns-repeated="1007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abesque</text:p>
          </table:table-cell>
          <table:table-cell office:value-type="string" calcext:value-type="string">
            <text:p>Jane Birkin</text:p>
          </table:table-cell>
          <table:table-cell office:value-type="string" calcext:value-type="string">
            <text:p>Français</text:p>
          </table:table-cell>
          <table:table-cell office:value-type="float" office:value="2002" calcext:value-type="float">
            <text:p>200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Conce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fr.wikipedia.org/wiki/Arabesque_(album)</text:p>
          </table:table-cell>
          <table:table-cell table:number-columns-repeated="100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Vincent Delerm</text:p>
          </table:table-cell>
          <table:table-cell office:value-type="string" calcext:value-type="string">
            <text:p>Français</text:p>
          </table:table-cell>
          <table:table-cell office:value-type="float" office:value="2003" calcext:value-type="float">
            <text:p>200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Conce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fr.wikipedia.org/wiki/Vincent_Delerm</text:p>
          </table:table-cell>
          <table:table-cell table:number-columns-repeated="1007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lympia 2005</text:p>
          </table:table-cell>
          <table:table-cell office:value-type="string" calcext:value-type="string">
            <text:p>Véronique Sanson</text:p>
          </table:table-cell>
          <table:table-cell office:value-type="string" calcext:value-type="string">
            <text:p>Français</text:p>
          </table:table-cell>
          <table:table-cell office:value-type="float" office:value="2005" calcext:value-type="float">
            <text:p>200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Conce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fr.wikipedia.org/wiki/Olympia_2005</text:p>
          </table:table-cell>
          <table:table-cell table:number-columns-repeated="1007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uce Springsteen Live in Dublin with the Sessions Band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Irlande</text:p>
          </table:table-cell>
          <table:table-cell office:value-type="float" office:value="2006" calcext:value-type="float">
            <text:p>20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Conce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fr.wikipedia.org/wiki/Bruce_Springsteen#Vidéographie</text:p>
          </table:table-cell>
          <table:table-cell table:number-columns-repeated="1007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ndon Calling Live in Hyde Park</text:p>
          </table:table-cell>
          <table:table-cell office:value-type="string" calcext:value-type="string">
            <text:p>Bruce Springsteen,The E Street Band</text:p>
          </table:table-cell>
          <table:table-cell office:value-type="string" calcext:value-type="string">
            <text:p>Anglais</text:p>
          </table:table-cell>
          <table:table-cell office:value-type="float" office:value="2009" calcext:value-type="float">
            <text:p>2009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Conce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fr.wikipedia.org/wiki/Bruce_Springsteen#Vidéographie</text:p>
          </table:table-cell>
          <table:table-cell table:number-columns-repeated="1007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s Météores Live</text:p>
          </table:table-cell>
          <table:table-cell office:value-type="string" calcext:value-type="string">
            <text:p>Olivia Ruiz</text:p>
          </table:table-cell>
          <table:table-cell office:value-type="string" calcext:value-type="string">
            <text:p>Français</text:p>
          </table:table-cell>
          <table:table-cell office:value-type="float" office:value="2010" calcext:value-type="float">
            <text:p>201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Conce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fr.wikipedia.org/wiki/Miss_Météores_Live</text:p>
          </table:table-cell>
          <table:table-cell table:number-columns-repeated="1007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r la terre des dinosaures</text:p>
          </table:table-cell>
          <table:table-cell/>
          <table:table-cell office:value-type="string" calcext:value-type="string">
            <text:p>Français</text:p>
          </table:table-cell>
          <table:table-cell office:value-type="float" office:value="2000" calcext:value-type="float">
            <text:p>20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o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fr.wikipedia.org/wiki/Sur_la_terre_des_dinosaures_%28film%29</text:p>
          </table:table-cell>
          <table:table-cell table:number-columns-repeated="1007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r la terre des monstres disparus</text:p>
          </table:table-cell>
          <table:table-cell/>
          <table:table-cell office:value-type="string" calcext:value-type="string">
            <text:p>Français</text:p>
          </table:table-cell>
          <table:table-cell office:value-type="float" office:value="2002" calcext:value-type="float">
            <text:p>2002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o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fr.wikipedia.org/wiki/Sur_la_terre_des_monstres_disparus</text:p>
          </table:table-cell>
          <table:table-cell table:number-columns-repeated="1007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 Marche de l'empereur</text:p>
          </table:table-cell>
          <table:table-cell office:value-type="string" calcext:value-type="string">
            <text:p>Luc Jacquet</text:p>
          </table:table-cell>
          <table:table-cell office:value-type="string" calcext:value-type="string">
            <text:p>Français</text:p>
          </table:table-cell>
          <table:table-cell office:value-type="float" office:value="2005" calcext:value-type="float">
            <text:p>200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o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chots,Romane Bohringer,Charles Berling,Jules Sitruk</text:p>
          </table:table-cell>
          <table:table-cell office:value-type="string" calcext:value-type="string">
            <text:p>https://fr.wikipedia.org/wiki/La_Marche_de_l%27empereur</text:p>
          </table:table-cell>
          <table:table-cell table:number-columns-repeated="1007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ek – Tibet interdit</text:p>
          </table:table-cell>
          <table:table-cell/>
          <table:table-cell office:value-type="string" calcext:value-type="string">
            <text:p>Français</text:p>
          </table:table-cell>
          <table:table-cell office:value-type="float" office:value="2005" calcext:value-type="float">
            <text:p>200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o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www.ecosia.org/search/?q=Trek+–+Tibet+interdit&amp;addon=safari&amp;addonversion=4.2.1.51</text:p>
          </table:table-cell>
          <table:table-cell table:number-columns-repeated="1007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uples et duos</text:p>
          </table:table-cell>
          <table:table-cell office:value-type="string" calcext:value-type="string">
            <text:p>Laurent Préyale</text:p>
          </table:table-cell>
          <table:table-cell office:value-type="string" calcext:value-type="string">
            <text:p>Anglais</text:p>
          </table:table-cell>
          <table:table-cell office:value-type="float" office:value="2001" calcext:value-type="float">
            <text:p>20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o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ttps://www.allocine.fr/film/fichefilm_gen_cfilm=138854.html</text:p>
          </table:table-cell>
          <table:table-cell table:number-columns-repeated="1007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étronome</text:p>
          </table:table-cell>
          <table:table-cell office:value-type="string" calcext:value-type="string">
            <text:p>Lorànt Deutsch</text:p>
          </table:table-cell>
          <table:table-cell office:value-type="string" calcext:value-type="string">
            <text:p>Français</text:p>
          </table:table-cell>
          <table:table-cell office:value-type="float" office:value="2012" calcext:value-type="float">
            <text:p>201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o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rànt Deutsch</text:p>
          </table:table-cell>
          <table:table-cell office:value-type="string" calcext:value-type="string">
            <text:p>https://fr.wikipedia.org/wiki/Métronome_:_l%27histoire_de_France_au_rythme_du_métro_parisien</text:p>
          </table:table-cell>
          <table:table-cell table:number-columns-repeated="1007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 Roi et l'Oiseau</text:p>
          </table:table-cell>
          <table:table-cell office:value-type="string" calcext:value-type="string">
            <text:p>Jacques Prévert</text:p>
          </table:table-cell>
          <table:table-cell office:value-type="string" calcext:value-type="string">
            <text:p>Français</text:p>
          </table:table-cell>
          <table:table-cell office:value-type="float" office:value="1980" calcext:value-type="float">
            <text:p>19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essin Anim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an Martin,Pascal Mazzotti,Agnès Viala,Claude Piéplu</text:p>
          </table:table-cell>
          <table:table-cell office:value-type="string" calcext:value-type="string">
            <text:p>https://fr.wikipedia.org/wiki/Le_Roi_et_l%27Oiseau</text:p>
          </table:table-cell>
          <table:table-cell table:number-columns-repeated="100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rikou et la Sorcière</text:p>
          </table:table-cell>
          <table:table-cell office:value-type="string" calcext:value-type="string">
            <text:p>Michel Ocelot</text:p>
          </table:table-cell>
          <table:table-cell office:value-type="string" calcext:value-type="string">
            <text:p>Français</text:p>
          </table:table-cell>
          <table:table-cell office:value-type="float" office:value="1998" calcext:value-type="float">
            <text:p>199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essin Anim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fr.wikipedia.org/wiki/Kirikou_et_la_Sorcière</text:p>
          </table:table-cell>
          <table:table-cell table:number-columns-repeated="1007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s Petits Fantômes</text:p>
          </table:table-cell>
          <table:table-cell office:value-type="string" calcext:value-type="string">
            <text:p>Jacques Duquennoy</text:p>
          </table:table-cell>
          <table:table-cell office:value-type="string" calcext:value-type="string">
            <text:p>Français</text:p>
          </table:table-cell>
          <table:table-cell office:value-type="float" office:value="2001" calcext:value-type="float">
            <text:p>200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essin Anim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ecosia.org/search/?q=Les+Petits+Fantômes&amp;addon=safari&amp;addonversion=4.2.1.51</text:p>
          </table:table-cell>
          <table:table-cell table:number-columns-repeated="1007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s Triplettes de Belleville</text:p>
          </table:table-cell>
          <table:table-cell office:value-type="string" calcext:value-type="string">
            <text:p>Sylvain Chomet</text:p>
          </table:table-cell>
          <table:table-cell office:value-type="string" calcext:value-type="string">
            <text:p>Français</text:p>
          </table:table-cell>
          <table:table-cell office:value-type="float" office:value="2003" calcext:value-type="float">
            <text:p>200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essin Anim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.wikipedia.org/wiki/Les_Triplettes_de_Belleville</text:p>
          </table:table-cell>
          <table:table-cell table:number-columns-repeated="1007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ntin au Tibet</text:p>
          </table:table-cell>
          <table:table-cell office:value-type="string" calcext:value-type="string">
            <text:p>Hergé</text:p>
          </table:table-cell>
          <table:table-cell office:value-type="string" calcext:value-type="string">
            <text:p>Français</text:p>
          </table:table-cell>
          <table:table-cell office:value-type="float" office:value="2003" calcext:value-type="float">
            <text:p>20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essin Anim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.wikipedia.org/wiki/Tintin_au_Tibet</text:p>
          </table:table-cell>
          <table:table-cell table:number-columns-repeated="100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 Lotus bleu</text:p>
          </table:table-cell>
          <table:table-cell office:value-type="string" calcext:value-type="string">
            <text:p>Hergé</text:p>
          </table:table-cell>
          <table:table-cell office:value-type="string" calcext:value-type="string">
            <text:p>Français</text:p>
          </table:table-cell>
          <table:table-cell office:value-type="float" office:value="2003" calcext:value-type="float">
            <text:p>20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essin Anim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.wikipedia.org/wiki/Le_Lotus_bleu</text:p>
          </table:table-cell>
          <table:table-cell table:number-columns-repeated="100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 Petit Prince</text:p>
          </table:table-cell>
          <table:table-cell office:value-type="string" calcext:value-type="string">
            <text:p>Pierre-Alain Chartier</text:p>
          </table:table-cell>
          <table:table-cell office:value-type="string" calcext:value-type="string">
            <text:p>Français</text:p>
          </table:table-cell>
          <table:table-cell office:value-type="float" office:value="2010" calcext:value-type="float">
            <text:p>20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essin Anim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.wikipedia.org/wiki/Le_Petit_Prince_(série_télévisée_d%27animation)</text:p>
          </table:table-cell>
          <table:table-cell table:number-columns-repeated="100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ck et la Mécanique du cœur</text:p>
          </table:table-cell>
          <table:table-cell office:value-type="string" calcext:value-type="string">
            <text:p>Mathias Malzieu</text:p>
          </table:table-cell>
          <table:table-cell office:value-type="string" calcext:value-type="string">
            <text:p>Français</text:p>
          </table:table-cell>
          <table:table-cell office:value-type="float" office:value="2014" calcext:value-type="float">
            <text:p>201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Dessin Anim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as Malzieu,Olivia Ruiz,Jean Rochefort,Grand Corps Malade,Arthur H,Alain Bashung</text:p>
          </table:table-cell>
          <table:table-cell office:value-type="string" calcext:value-type="string">
            <text:p>https://fr.wikipedia.org/wiki/Jack_et_la_Mécanique_du_cœur</text:p>
          </table:table-cell>
          <table:table-cell table:number-columns-repeated="1007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ki la petite sorcière</text:p>
          </table:table-cell>
          <table:table-cell office:value-type="string" calcext:value-type="string">
            <text:p>Hayao Miyazaki</text:p>
          </table:table-cell>
          <table:table-cell office:value-type="string" calcext:value-type="string">
            <text:p>Japonais</text:p>
          </table:table-cell>
          <table:table-cell office:value-type="float" office:value="1989" calcext:value-type="float">
            <text:p>198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essin Anim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.wikipedia.org/wiki/Kiki_la_petite_sorcière</text:p>
          </table:table-cell>
          <table:table-cell table:number-columns-repeated="100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 Voyage de Chihiro</text:p>
          </table:table-cell>
          <table:table-cell office:value-type="string" calcext:value-type="string">
            <text:p>Hayao Miyazaki</text:p>
          </table:table-cell>
          <table:table-cell office:value-type="string" calcext:value-type="string">
            <text:p>Japonais</text:p>
          </table:table-cell>
          <table:table-cell office:value-type="float" office:value="2001" calcext:value-type="float">
            <text:p>20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essin Anim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.wikipedia.org/wiki/Le_Voyage_de_Chihiro</text:p>
          </table:table-cell>
          <table:table-cell table:number-columns-repeated="1007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s Contes de Terremer</text:p>
          </table:table-cell>
          <table:table-cell office:value-type="string" calcext:value-type="string">
            <text:p>Gorō Miyazaki</text:p>
          </table:table-cell>
          <table:table-cell office:value-type="string" calcext:value-type="string">
            <text:p>Japonais</text:p>
          </table:table-cell>
          <table:table-cell office:value-type="float" office:value="2006" calcext:value-type="float">
            <text:p>200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essin Anim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fr.wikipedia.org/wiki/Les_Contes_de_Terremer</text:p>
          </table:table-cell>
          <table:table-cell table:number-columns-repeated="1007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fesseur Layton et la Diva éternelle</text:p>
          </table:table-cell>
          <table:table-cell office:value-type="string" calcext:value-type="string">
            <text:p>Masakazu Hashimoto</text:p>
          </table:table-cell>
          <table:table-cell office:value-type="string" calcext:value-type="string">
            <text:p>Japonais</text:p>
          </table:table-cell>
          <table:table-cell office:value-type="float" office:value="2009" calcext:value-type="float">
            <text:p>200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essin Anim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.wikipedia.org/wiki/Professeur_Layton_et_la_Diva_éternelle</text:p>
          </table:table-cell>
          <table:table-cell table:number-columns-repeated="100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'Âge de glace 3 : Le Temps des dinosaures</text:p>
          </table:table-cell>
          <table:table-cell office:value-type="string" calcext:value-type="string">
            <text:p>Carlos Saldanha</text:p>
          </table:table-cell>
          <table:table-cell office:value-type="string" calcext:value-type="string">
            <text:p>Anglais</text:p>
          </table:table-cell>
          <table:table-cell office:value-type="float" office:value="2009" calcext:value-type="float">
            <text:p>200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Dessin Anim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.wikipedia.org/wiki/L%27Âge_de_glace_3_:_Le_Temps_des_dinosaures</text:p>
          </table:table-cell>
          <table:table-cell table:number-columns-repeated="100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'Âge de glace 4 : La Dérive des continents</text:p>
          </table:table-cell>
          <table:table-cell office:value-type="string" calcext:value-type="string">
            <text:p>Steve Martino</text:p>
          </table:table-cell>
          <table:table-cell office:value-type="string" calcext:value-type="string">
            <text:p>Anglais</text:p>
          </table:table-cell>
          <table:table-cell office:value-type="float" office:value="2012" calcext:value-type="float">
            <text:p>201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Dessin Anim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.wikipedia.org/wiki/L%27Âge_de_glace_4_:_La_Dérive_des_continents</text:p>
          </table:table-cell>
          <table:table-cell table:number-columns-repeated="100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inocchio</text:p>
          </table:table-cell>
          <table:table-cell office:value-type="string" calcext:value-type="string">
            <text:p>Disney</text:p>
          </table:table-cell>
          <table:table-cell office:value-type="string" calcext:value-type="string">
            <text:p>Anglais</text:p>
          </table:table-cell>
          <table:table-cell office:value-type="float" office:value="1940" calcext:value-type="float">
            <text:p>194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essin Anim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.wikipedia.org/wiki/Pinocchio_(film,_1940)</text:p>
          </table:table-cell>
          <table:table-cell table:number-columns-repeated="100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ndrillon</text:p>
          </table:table-cell>
          <table:table-cell office:value-type="string" calcext:value-type="string">
            <text:p>Disney</text:p>
          </table:table-cell>
          <table:table-cell office:value-type="string" calcext:value-type="string">
            <text:p>Anglais</text:p>
          </table:table-cell>
          <table:table-cell office:value-type="float" office:value="1950" calcext:value-type="float">
            <text:p>195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essin Anim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.wikipedia.org/wiki/Cendrillon_(film,_1950)</text:p>
          </table:table-cell>
          <table:table-cell table:number-columns-repeated="1007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s Aristochats</text:p>
          </table:table-cell>
          <table:table-cell office:value-type="string" calcext:value-type="string">
            <text:p>Disney</text:p>
          </table:table-cell>
          <table:table-cell office:value-type="string" calcext:value-type="string">
            <text:p>Anglais</text:p>
          </table:table-cell>
          <table:table-cell office:value-type="float" office:value="1970" calcext:value-type="float">
            <text:p>197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essin Anim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.wikipedia.org/wiki/Les_Aristochats</text:p>
          </table:table-cell>
          <table:table-cell table:number-columns-repeated="1007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bin des Bois</text:p>
          </table:table-cell>
          <table:table-cell office:value-type="string" calcext:value-type="string">
            <text:p>Disney</text:p>
          </table:table-cell>
          <table:table-cell office:value-type="string" calcext:value-type="string">
            <text:p>Anglais</text:p>
          </table:table-cell>
          <table:table-cell office:value-type="float" office:value="1973" calcext:value-type="float">
            <text:p>197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essin Anim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.wikipedia.org/wiki/Robin_des_Bois_(film,_1973)</text:p>
          </table:table-cell>
          <table:table-cell table:number-columns-repeated="1007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 Roi lion</text:p>
          </table:table-cell>
          <table:table-cell office:value-type="string" calcext:value-type="string">
            <text:p>Disney</text:p>
          </table:table-cell>
          <table:table-cell office:value-type="string" calcext:value-type="string">
            <text:p>Anglais</text:p>
          </table:table-cell>
          <table:table-cell office:value-type="float" office:value="1994" calcext:value-type="float">
            <text:p>199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essin Anim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.wikipedia.org/wiki/Le_Roi_lion_(film,_1994)</text:p>
          </table:table-cell>
          <table:table-cell table:number-columns-repeated="100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y Story</text:p>
          </table:table-cell>
          <table:table-cell office:value-type="string" calcext:value-type="string">
            <text:p>Disney – Pixar</text:p>
          </table:table-cell>
          <table:table-cell office:value-type="string" calcext:value-type="string">
            <text:p>Anglais</text:p>
          </table:table-cell>
          <table:table-cell office:value-type="float" office:value="1995" calcext:value-type="float">
            <text:p>199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essin Anim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.wikipedia.org/wiki/Toy_Story</text:p>
          </table:table-cell>
          <table:table-cell table:number-columns-repeated="1007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y Story 2</text:p>
          </table:table-cell>
          <table:table-cell office:value-type="string" calcext:value-type="string">
            <text:p>Disney – Pixar</text:p>
          </table:table-cell>
          <table:table-cell office:value-type="string" calcext:value-type="string">
            <text:p>Anglais</text:p>
          </table:table-cell>
          <table:table-cell office:value-type="float" office:value="1999" calcext:value-type="float">
            <text:p>199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essin Anim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.wikipedia.org/wiki/Toy_Story_2</text:p>
          </table:table-cell>
          <table:table-cell table:number-columns-repeated="1007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1 Pattes</text:p>
          </table:table-cell>
          <table:table-cell office:value-type="string" calcext:value-type="string">
            <text:p>Disney – Pixar</text:p>
          </table:table-cell>
          <table:table-cell office:value-type="string" calcext:value-type="string">
            <text:p>Anglais</text:p>
          </table:table-cell>
          <table:table-cell office:value-type="float" office:value="1998" calcext:value-type="float">
            <text:p>199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essin Anim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.wikipedia.org/wiki/1001_Pattes</text:p>
          </table:table-cell>
          <table:table-cell table:number-columns-repeated="1007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nstres et Cie</text:p>
          </table:table-cell>
          <table:table-cell office:value-type="string" calcext:value-type="string">
            <text:p>Disney – Pixar</text:p>
          </table:table-cell>
          <table:table-cell office:value-type="string" calcext:value-type="string">
            <text:p>Anglais</text:p>
          </table:table-cell>
          <table:table-cell office:value-type="float" office:value="2001" calcext:value-type="float">
            <text:p>200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essin Anim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.wikipedia.org/wiki/Monstres_et_Cie</text:p>
          </table:table-cell>
          <table:table-cell table:number-columns-repeated="100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tatouille</text:p>
          </table:table-cell>
          <table:table-cell office:value-type="string" calcext:value-type="string">
            <text:p>Disney – Pixar</text:p>
          </table:table-cell>
          <table:table-cell office:value-type="string" calcext:value-type="string">
            <text:p>Anglais</text:p>
          </table:table-cell>
          <table:table-cell office:value-type="float" office:value="2007" calcext:value-type="float">
            <text:p>20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essin Anim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.wikipedia.org/wiki/Ratatouille_%28film%29</text:p>
          </table:table-cell>
          <table:table-cell table:number-columns-repeated="1007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 fée Clochette</text:p>
          </table:table-cell>
          <table:table-cell office:value-type="string" calcext:value-type="string">
            <text:p>Disney</text:p>
          </table:table-cell>
          <table:table-cell office:value-type="string" calcext:value-type="string">
            <text:p>Anglais</text:p>
          </table:table-cell>
          <table:table-cell office:value-type="float" office:value="2008" calcext:value-type="float">
            <text:p>200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essin Anim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.wikipedia.org/wiki/La_Fée_Clochette</text:p>
          </table:table-cell>
          <table:table-cell table:number-columns-repeated="1007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LL-E</text:p>
          </table:table-cell>
          <table:table-cell office:value-type="string" calcext:value-type="string">
            <text:p>Disney – Pixar</text:p>
          </table:table-cell>
          <table:table-cell office:value-type="string" calcext:value-type="string">
            <text:p>Anglais</text:p>
          </table:table-cell>
          <table:table-cell office:value-type="float" office:value="2008" calcext:value-type="float">
            <text:p>200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essin Anim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.wikipedia.org/wiki/WALL-E</text:p>
          </table:table-cell>
          <table:table-cell table:number-columns-repeated="1007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 Reine des neiges</text:p>
          </table:table-cell>
          <table:table-cell office:value-type="string" calcext:value-type="string">
            <text:p>Disney</text:p>
          </table:table-cell>
          <table:table-cell office:value-type="string" calcext:value-type="string">
            <text:p>Anglais</text:p>
          </table:table-cell>
          <table:table-cell office:value-type="float" office:value="2013" calcext:value-type="float">
            <text:p>201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essin Anim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.wikipedia.org/wiki/La_Reine_des_neiges_(film,_2013)</text:p>
          </table:table-cell>
          <table:table-cell table:number-columns-repeated="100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rek</text:p>
          </table:table-cell>
          <table:table-cell office:value-type="string" calcext:value-type="string">
            <text:p>DreamWorks</text:p>
          </table:table-cell>
          <table:table-cell office:value-type="string" calcext:value-type="string">
            <text:p>Anglais</text:p>
          </table:table-cell>
          <table:table-cell office:value-type="float" office:value="2001" calcext:value-type="float">
            <text:p>200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essin Anim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.wikipedia.org/wiki/Shrek_(film)</text:p>
          </table:table-cell>
          <table:table-cell table:number-columns-repeated="1007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rek le troisième</text:p>
          </table:table-cell>
          <table:table-cell office:value-type="string" calcext:value-type="string">
            <text:p>DreamWorks</text:p>
          </table:table-cell>
          <table:table-cell office:value-type="string" calcext:value-type="string">
            <text:p>Anglais</text:p>
          </table:table-cell>
          <table:table-cell office:value-type="float" office:value="2007" calcext:value-type="float">
            <text:p>200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essin Anim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.wikipedia.org/wiki/Shrek_le_troisième</text:p>
          </table:table-cell>
          <table:table-cell table:number-columns-repeated="1007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agons</text:p>
          </table:table-cell>
          <table:table-cell office:value-type="string" calcext:value-type="string">
            <text:p>DreamWorks</text:p>
          </table:table-cell>
          <table:table-cell office:value-type="string" calcext:value-type="string">
            <text:p>Anglais</text:p>
          </table:table-cell>
          <table:table-cell office:value-type="float" office:value="2010" calcext:value-type="float">
            <text:p>201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essin Anim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.wikipedia.org/wiki/Dragons</text:p>
          </table:table-cell>
          <table:table-cell table:number-columns-repeated="1007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7-CD</text:p>
          </table:table-cell>
          <table:table-cell office:value-type="string" calcext:value-type="string">
            <text:p>Dragons</text:p>
          </table:table-cell>
          <table:table-cell office:value-type="string" calcext:value-type="string">
            <text:p>DreamWorks</text:p>
          </table:table-cell>
          <table:table-cell office:value-type="string" calcext:value-type="string">
            <text:p>Anglais</text:p>
          </table:table-cell>
          <table:table-cell office:value-type="float" office:value="2010" calcext:value-type="float">
            <text:p>201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Dessin Anim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.wikipedia.org/wiki/Dragons_(film,_2010)</text:p>
          </table:table-cell>
          <table:table-cell table:number-columns-repeated="1007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7-CD</text:p>
          </table:table-cell>
          <table:table-cell office:value-type="string" calcext:value-type="string">
            <text:p>Dragons 2</text:p>
          </table:table-cell>
          <table:table-cell office:value-type="string" calcext:value-type="string">
            <text:p>DreamWorks</text:p>
          </table:table-cell>
          <table:table-cell office:value-type="string" calcext:value-type="string">
            <text:p>Anglais</text:p>
          </table:table-cell>
          <table:table-cell office:value-type="float" office:value="2014" calcext:value-type="float">
            <text:p>201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Dessin Anim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.wikipedia.org/wiki/Dragons_2</text:p>
          </table:table-cell>
          <table:table-cell table:number-columns-repeated="1007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4b-Co</text:p>
          </table:table-cell>
          <table:table-cell office:value-type="string" calcext:value-type="string">
            <text:p>Columbo – Saison 1</text:p>
          </table:table-cell>
          <table:table-cell office:value-type="string" calcext:value-type="string">
            <text:p>Richard Levinson</text:p>
          </table:table-cell>
          <table:table-cell office:value-type="string" calcext:value-type="string">
            <text:p>Anglais</text:p>
          </table:table-cell>
          <table:table-cell office:value-type="float" office:value="1971" calcext:value-type="float">
            <text:p>1971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ér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 Falk</text:p>
          </table:table-cell>
          <table:table-cell office:value-type="string" calcext:value-type="string">
            <text:p>https://fr.wikipedia.org/wiki/Saison_1_de_Columbo</text:p>
          </table:table-cell>
          <table:table-cell table:number-columns-repeated="100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4b-Co</text:p>
          </table:table-cell>
          <table:table-cell office:value-type="string" calcext:value-type="string">
            <text:p>Columbo – Saison 2</text:p>
          </table:table-cell>
          <table:table-cell office:value-type="string" calcext:value-type="string">
            <text:p>Richard Levinson</text:p>
          </table:table-cell>
          <table:table-cell office:value-type="string" calcext:value-type="string">
            <text:p>Anglais</text:p>
          </table:table-cell>
          <table:table-cell office:value-type="float" office:value="1972" calcext:value-type="float">
            <text:p>197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ér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 Falk</text:p>
          </table:table-cell>
          <table:table-cell office:value-type="string" calcext:value-type="string">
            <text:p>https://fr.wikipedia.org/wiki/Saison_2_de_Columbo</text:p>
          </table:table-cell>
          <table:table-cell table:number-columns-repeated="100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4b-Co</text:p>
          </table:table-cell>
          <table:table-cell office:value-type="string" calcext:value-type="string">
            <text:p>Columbo – Saison 3</text:p>
          </table:table-cell>
          <table:table-cell office:value-type="string" calcext:value-type="string">
            <text:p>Richard Levinson</text:p>
          </table:table-cell>
          <table:table-cell office:value-type="string" calcext:value-type="string">
            <text:p>Anglais</text:p>
          </table:table-cell>
          <table:table-cell office:value-type="float" office:value="1973" calcext:value-type="float">
            <text:p>1973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ér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 Falk</text:p>
          </table:table-cell>
          <table:table-cell office:value-type="string" calcext:value-type="string">
            <text:p>https://fr.wikipedia.org/wiki/Saison_3_de_Columbo</text:p>
          </table:table-cell>
          <table:table-cell table:number-columns-repeated="100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4b-Co</text:p>
          </table:table-cell>
          <table:table-cell office:value-type="string" calcext:value-type="string">
            <text:p>Columbo – Saison 3</text:p>
          </table:table-cell>
          <table:table-cell office:value-type="string" calcext:value-type="string">
            <text:p>Richard Levinson</text:p>
          </table:table-cell>
          <table:table-cell office:value-type="string" calcext:value-type="string">
            <text:p>Anglais</text:p>
          </table:table-cell>
          <table:table-cell office:value-type="float" office:value="1973" calcext:value-type="float">
            <text:p>1973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ér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 Falk</text:p>
          </table:table-cell>
          <table:table-cell office:value-type="string" calcext:value-type="string">
            <text:p>https://fr.wikipedia.org/wiki/Saison_3_de_Columbo</text:p>
          </table:table-cell>
          <table:table-cell table:number-columns-repeated="100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4b-Co</text:p>
          </table:table-cell>
          <table:table-cell office:value-type="string" calcext:value-type="string">
            <text:p>Columbo – Saison 4</text:p>
          </table:table-cell>
          <table:table-cell office:value-type="string" calcext:value-type="string">
            <text:p>Richard Levinson</text:p>
          </table:table-cell>
          <table:table-cell office:value-type="string" calcext:value-type="string">
            <text:p>Anglais</text:p>
          </table:table-cell>
          <table:table-cell office:value-type="float" office:value="1974" calcext:value-type="float">
            <text:p>197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ér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 Falk</text:p>
          </table:table-cell>
          <table:table-cell office:value-type="string" calcext:value-type="string">
            <text:p>https://fr.wikipedia.org/wiki/Saison_4_de_Columbo</text:p>
          </table:table-cell>
          <table:table-cell table:number-columns-repeated="100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4b-Co</text:p>
          </table:table-cell>
          <table:table-cell office:value-type="string" calcext:value-type="string">
            <text:p>Columbo – Saison 4</text:p>
          </table:table-cell>
          <table:table-cell office:value-type="string" calcext:value-type="string">
            <text:p>Richard Levinson</text:p>
          </table:table-cell>
          <table:table-cell office:value-type="string" calcext:value-type="string">
            <text:p>Anglais</text:p>
          </table:table-cell>
          <table:table-cell office:value-type="float" office:value="1974" calcext:value-type="float">
            <text:p>197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ér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 Falk</text:p>
          </table:table-cell>
          <table:table-cell office:value-type="string" calcext:value-type="string">
            <text:p>https://fr.wikipedia.org/wiki/Saison_4_de_Columbo</text:p>
          </table:table-cell>
          <table:table-cell table:number-columns-repeated="100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4b-Co</text:p>
          </table:table-cell>
          <table:table-cell office:value-type="string" calcext:value-type="string">
            <text:p>Columbo – Saison 5</text:p>
          </table:table-cell>
          <table:table-cell office:value-type="string" calcext:value-type="string">
            <text:p>Richard Levinson</text:p>
          </table:table-cell>
          <table:table-cell office:value-type="string" calcext:value-type="string">
            <text:p>Anglais</text:p>
          </table:table-cell>
          <table:table-cell office:value-type="float" office:value="1975" calcext:value-type="float">
            <text:p>1975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ér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 Falk</text:p>
          </table:table-cell>
          <table:table-cell office:value-type="string" calcext:value-type="string">
            <text:p>https://fr.wikipedia.org/wiki/Saison_5_de_Columbo</text:p>
          </table:table-cell>
          <table:table-cell table:number-columns-repeated="100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4b-Co</text:p>
          </table:table-cell>
          <table:table-cell office:value-type="string" calcext:value-type="string">
            <text:p>Columbo – Saison 5</text:p>
          </table:table-cell>
          <table:table-cell office:value-type="string" calcext:value-type="string">
            <text:p>Richard Levinson</text:p>
          </table:table-cell>
          <table:table-cell office:value-type="string" calcext:value-type="string">
            <text:p>Anglais</text:p>
          </table:table-cell>
          <table:table-cell office:value-type="float" office:value="1975" calcext:value-type="float">
            <text:p>1975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ér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 Falk</text:p>
          </table:table-cell>
          <table:table-cell office:value-type="string" calcext:value-type="string">
            <text:p>https://fr.wikipedia.org/wiki/Saison_5_de_Columbo</text:p>
          </table:table-cell>
          <table:table-cell table:number-columns-repeated="100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4b-Co</text:p>
          </table:table-cell>
          <table:table-cell office:value-type="string" calcext:value-type="string">
            <text:p>Columbo – Saison 6 &amp; 7</text:p>
          </table:table-cell>
          <table:table-cell office:value-type="string" calcext:value-type="string">
            <text:p>Richard Levinson</text:p>
          </table:table-cell>
          <table:table-cell office:value-type="string" calcext:value-type="string">
            <text:p>Anglais</text:p>
          </table:table-cell>
          <table:table-cell office:value-type="float" office:value="1976" calcext:value-type="float">
            <text:p>197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ér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 Falk</text:p>
          </table:table-cell>
          <table:table-cell office:value-type="string" calcext:value-type="string">
            <text:p>https://fr.wikipedia.org/wiki/Saison_6_de_Columbo</text:p>
          </table:table-cell>
          <table:table-cell table:number-columns-repeated="100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4b-Co</text:p>
          </table:table-cell>
          <table:table-cell office:value-type="string" calcext:value-type="string">
            <text:p>Columbo – Saison 8 &amp; 9</text:p>
          </table:table-cell>
          <table:table-cell office:value-type="string" calcext:value-type="string">
            <text:p>Richard Levinson</text:p>
          </table:table-cell>
          <table:table-cell office:value-type="string" calcext:value-type="string">
            <text:p>Anglais</text:p>
          </table:table-cell>
          <table:table-cell office:value-type="float" office:value="1989" calcext:value-type="float">
            <text:p>198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ér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 Falk</text:p>
          </table:table-cell>
          <table:table-cell office:value-type="string" calcext:value-type="string">
            <text:p>https://fr.wikipedia.org/wiki/Saison_8_de_Columbo</text:p>
          </table:table-cell>
          <table:table-cell table:number-columns-repeated="100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4b-Co</text:p>
          </table:table-cell>
          <table:table-cell office:value-type="string" calcext:value-type="string">
            <text:p>Columbo – Saison 10 &amp; 11</text:p>
          </table:table-cell>
          <table:table-cell office:value-type="string" calcext:value-type="string">
            <text:p>Richard Levinson</text:p>
          </table:table-cell>
          <table:table-cell office:value-type="string" calcext:value-type="string">
            <text:p>Anglais</text:p>
          </table:table-cell>
          <table:table-cell office:value-type="float" office:value="1990" calcext:value-type="float">
            <text:p>199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ér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 Falk</text:p>
          </table:table-cell>
          <table:table-cell office:value-type="string" calcext:value-type="string">
            <text:p>https://fr.wikipedia.org/wiki/Saison_10_de_Columbo</text:p>
          </table:table-cell>
          <table:table-cell table:number-columns-repeated="100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4b-Co</text:p>
          </table:table-cell>
          <table:table-cell office:value-type="string" calcext:value-type="string">
            <text:p>Columbo – Saison 12</text:p>
          </table:table-cell>
          <table:table-cell office:value-type="string" calcext:value-type="string">
            <text:p>Richard Levinson</text:p>
          </table:table-cell>
          <table:table-cell office:value-type="string" calcext:value-type="string">
            <text:p>Anglais</text:p>
          </table:table-cell>
          <table:table-cell office:value-type="float" office:value="1995" calcext:value-type="float">
            <text:p>1995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ér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 Falk</text:p>
          </table:table-cell>
          <table:table-cell office:value-type="string" calcext:value-type="string">
            <text:p>https://fr.wikipedia.org/wiki/Saison_13_de_Columbo</text:p>
          </table:table-cell>
          <table:table-cell table:number-columns-repeated="100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4b-OUAT</text:p>
          </table:table-cell>
          <table:table-cell office:value-type="string" calcext:value-type="string">
            <text:p>Once Upon A Time – Saison 4</text:p>
          </table:table-cell>
          <table:table-cell office:value-type="string" calcext:value-type="string">
            <text:p>Edward Kitsis</text:p>
          </table:table-cell>
          <table:table-cell office:value-type="string" calcext:value-type="string">
            <text:p>Anglais</text:p>
          </table:table-cell>
          <table:table-cell office:value-type="float" office:value="2015" calcext:value-type="float">
            <text:p>2015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ér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nnifer Goodwin,Jennifer Morrison,Lana Parrilla,Josh Dallas</text:p>
          </table:table-cell>
          <table:table-cell office:value-type="string" calcext:value-type="string">
            <text:p>https://fr.wikipedia.org/wiki/Saison_4_de_Once_Upon_a_Time</text:p>
          </table:table-cell>
          <table:table-cell table:number-columns-repeated="100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4b-OUAT</text:p>
          </table:table-cell>
          <table:table-cell office:value-type="string" calcext:value-type="string">
            <text:p>Once Upon A Time – Saison 5</text:p>
          </table:table-cell>
          <table:table-cell office:value-type="string" calcext:value-type="string">
            <text:p>Edward Kitsis</text:p>
          </table:table-cell>
          <table:table-cell office:value-type="string" calcext:value-type="string">
            <text:p>Anglais</text:p>
          </table:table-cell>
          <table:table-cell office:value-type="float" office:value="2016" calcext:value-type="float">
            <text:p>2016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ér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nnifer Goodwin,Jennifer Morrison,Lana Parrilla,Josh Dallas</text:p>
          </table:table-cell>
          <table:table-cell office:value-type="string" calcext:value-type="string">
            <text:p>https://fr.wikipedia.org/wiki/Saison_5_de_Once_Upon_a_Time</text:p>
          </table:table-cell>
          <table:table-cell table:number-columns-repeated="100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4b-OUAT</text:p>
          </table:table-cell>
          <table:table-cell office:value-type="string" calcext:value-type="string">
            <text:p>Once Upon A Time – Saison 6</text:p>
          </table:table-cell>
          <table:table-cell office:value-type="string" calcext:value-type="string">
            <text:p>Edward Kitsis</text:p>
          </table:table-cell>
          <table:table-cell office:value-type="string" calcext:value-type="string">
            <text:p>Anglais</text:p>
          </table:table-cell>
          <table:table-cell office:value-type="float" office:value="2017" calcext:value-type="float">
            <text:p>2017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ér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nnifer Goodwin,Jennifer Morrison,Lana Parrilla,Josh Dallas</text:p>
          </table:table-cell>
          <table:table-cell office:value-type="string" calcext:value-type="string">
            <text:p>https://fr.wikipedia.org/wiki/Saison_6_de_Once_Upon_a_Time</text:p>
          </table:table-cell>
          <table:table-cell table:number-columns-repeated="100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4b-OUAT</text:p>
          </table:table-cell>
          <table:table-cell office:value-type="string" calcext:value-type="string">
            <text:p>Once Upon A Time – Saison 7</text:p>
          </table:table-cell>
          <table:table-cell office:value-type="string" calcext:value-type="string">
            <text:p>Edward Kitsis</text:p>
          </table:table-cell>
          <table:table-cell office:value-type="string" calcext:value-type="string">
            <text:p>Anglais</text:p>
          </table:table-cell>
          <table:table-cell office:value-type="float" office:value="2018" calcext:value-type="float">
            <text:p>2018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ér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nnifer Goodwin,Jennifer Morrison,Lana Parrilla,Josh Dallas</text:p>
          </table:table-cell>
          <table:table-cell office:value-type="string" calcext:value-type="string">
            <text:p>https://fr.wikipedia.org/wiki/Saison_7_de_Once_Upon_a_Time</text:p>
          </table:table-cell>
          <table:table-cell table:number-columns-repeated="100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4b-SDM</text:p>
          </table:table-cell>
          <table:table-cell office:value-type="string" calcext:value-type="string">
            <text:p>Scènes de ménage – Saison 2</text:p>
          </table:table-cell>
          <table:table-cell office:value-type="string" calcext:value-type="string">
            <text:p>Alain Kappauf</text:p>
          </table:table-cell>
          <table:table-cell office:value-type="string" calcext:value-type="string">
            <text:p>Français</text:p>
          </table:table-cell>
          <table:table-cell office:value-type="float" office:value="2010" calcext:value-type="float">
            <text:p>201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ér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on Game,Gérard Hernandez,Valérie Karsenti,Frédéric Bouraly,Audrey Lamy,Loup-Denis Elion</text:p>
          </table:table-cell>
          <table:table-cell office:value-type="string" calcext:value-type="string">
            <text:p>https://fr.wikipedia.org/wiki/Saisons_de_Scènes_de_ménages#Saison_2</text:p>
          </table:table-cell>
          <table:table-cell table:number-columns-repeated="100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4b-SDM</text:p>
          </table:table-cell>
          <table:table-cell office:value-type="string" calcext:value-type="string">
            <text:p>Scènes de ménage – Saison 4</text:p>
          </table:table-cell>
          <table:table-cell office:value-type="string" calcext:value-type="string">
            <text:p>Alain Kappauf</text:p>
          </table:table-cell>
          <table:table-cell office:value-type="string" calcext:value-type="string">
            <text:p>Français</text:p>
          </table:table-cell>
          <table:table-cell office:value-type="float" office:value="2012" calcext:value-type="float">
            <text:p>2012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ér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on Game,Gérard Hernandez,Valérie Karsenti,Frédéric Bouraly,Audrey Lamy,Loup-Denis Elion,Anne-Elisabeth Blateau,David Mora</text:p>
          </table:table-cell>
          <table:table-cell office:value-type="string" calcext:value-type="string">
            <text:p>https://fr.wikipedia.org/wiki/Saisons_de_Scènes_de_ménages#Saison_4</text:p>
          </table:table-cell>
          <table:table-cell table:number-columns-repeated="100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4b-SDM</text:p>
          </table:table-cell>
          <table:table-cell office:value-type="string" calcext:value-type="string">
            <text:p>Scènes de ménage – Saison 5</text:p>
          </table:table-cell>
          <table:table-cell office:value-type="string" calcext:value-type="string">
            <text:p>Alain Kappauf</text:p>
          </table:table-cell>
          <table:table-cell office:value-type="string" calcext:value-type="string">
            <text:p>Français</text:p>
          </table:table-cell>
          <table:table-cell office:value-type="float" office:value="2013" calcext:value-type="float">
            <text:p>2013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ér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on Game,Gérard Hernandez,Valérie Karsenti,Frédéric Bouraly,Audrey Lamy,Loup-Denis Elion,Anne-Elisabeth Blateau,David Mora</text:p>
          </table:table-cell>
          <table:table-cell office:value-type="string" calcext:value-type="string">
            <text:p>https://fr.wikipedia.org/wiki/Saisons_de_Scènes_de_ménages#Saison_5</text:p>
          </table:table-cell>
          <table:table-cell table:number-columns-repeated="100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4b-AC</text:p>
          </table:table-cell>
          <table:table-cell office:value-type="string" calcext:value-type="string">
            <text:p>Drame en trois actes</text:p>
          </table:table-cell>
          <table:table-cell office:value-type="string" calcext:value-type="string">
            <text:p>Gary Nelson</text:p>
          </table:table-cell>
          <table:table-cell office:value-type="string" calcext:value-type="string">
            <text:p>Anglais</text:p>
          </table:table-cell>
          <table:table-cell office:value-type="float" office:value="1986" calcext:value-type="float">
            <text:p>198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er Ustinov,Tony Curtis</text:p>
          </table:table-cell>
          <table:table-cell office:value-type="string" calcext:value-type="string">
            <text:p>https://fr.wikipedia.org/wiki/Drame_en_trois_actes_(téléfilm,_1986)</text:p>
          </table:table-cell>
          <table:table-cell table:number-columns-repeated="1007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4b-AC</text:p>
          </table:table-cell>
          <table:table-cell office:value-type="string" calcext:value-type="string">
            <text:p>Le Couteau sur la nuque</text:p>
          </table:table-cell>
          <table:table-cell office:value-type="string" calcext:value-type="string">
            <text:p>Lou Antonio</text:p>
          </table:table-cell>
          <table:table-cell office:value-type="string" calcext:value-type="string">
            <text:p>Anglais</text:p>
          </table:table-cell>
          <table:table-cell office:value-type="float" office:value="1985" calcext:value-type="float">
            <text:p>19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er Ustinov,David Suchet,Bill Nighy,Faye Dunaway</text:p>
          </table:table-cell>
          <table:table-cell office:value-type="string" calcext:value-type="string">
            <text:p>https://fr.wikipedia.org/wiki/Le_Couteau_sur_la_nuque_(téléfilm,_1985)</text:p>
          </table:table-cell>
          <table:table-cell table:number-columns-repeated="1007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4b-AC</text:p>
          </table:table-cell>
          <table:table-cell office:value-type="string" calcext:value-type="string">
            <text:p>Poirot joue le jeu</text:p>
          </table:table-cell>
          <table:table-cell office:value-type="string" calcext:value-type="string">
            <text:p>Clive Donner</text:p>
          </table:table-cell>
          <table:table-cell office:value-type="string" calcext:value-type="string">
            <text:p>Anglais</text:p>
          </table:table-cell>
          <table:table-cell office:value-type="float" office:value="1986" calcext:value-type="float">
            <text:p>198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er Ustinov,Jean Stapleton,Constance Cummings</text:p>
          </table:table-cell>
          <table:table-cell office:value-type="string" calcext:value-type="string">
            <text:p>https://fr.wikipedia.org/wiki/Poirot_joue_le_jeu_%28téléfilm,_1986%29</text:p>
          </table:table-cell>
          <table:table-cell table:number-columns-repeated="1007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4b-AC</text:p>
          </table:table-cell>
          <table:table-cell office:value-type="string" calcext:value-type="string">
            <text:p>L'Homme au complet marron</text:p>
          </table:table-cell>
          <table:table-cell office:value-type="string" calcext:value-type="string">
            <text:p>Alan Grint</text:p>
          </table:table-cell>
          <table:table-cell office:value-type="string" calcext:value-type="string">
            <text:p>Anglais</text:p>
          </table:table-cell>
          <table:table-cell office:value-type="float" office:value="1989" calcext:value-type="float">
            <text:p>198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e McClanahan,Tony Randall</text:p>
          </table:table-cell>
          <table:table-cell office:value-type="string" calcext:value-type="string">
            <text:p>https://fr.wikipedia.org/wiki/L%27Homme_au_complet_marron_(téléfilm)</text:p>
          </table:table-cell>
          <table:table-cell table:number-columns-repeated="1007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4b-AC</text:p>
          </table:table-cell>
          <table:table-cell office:value-type="string" calcext:value-type="string">
            <text:p>Le major parlait trop</text:p>
          </table:table-cell>
          <table:table-cell office:value-type="string" calcext:value-type="string">
            <text:p>Robert Michael Lewis</text:p>
          </table:table-cell>
          <table:table-cell office:value-type="string" calcext:value-type="string">
            <text:p>Anglais</text:p>
          </table:table-cell>
          <table:table-cell office:value-type="float" office:value="1983" calcext:value-type="float">
            <text:p>198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en Hayes,Barnard Hughes</text:p>
          </table:table-cell>
          <table:table-cell office:value-type="string" calcext:value-type="string">
            <text:p>https://fr.wikipedia.org/wiki/Le_major_parlait_trop_(téléfilm)</text:p>
          </table:table-cell>
          <table:table-cell table:number-columns-repeated="1007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4b-AC</text:p>
          </table:table-cell>
          <table:table-cell office:value-type="string" calcext:value-type="string">
            <text:p>Un meurtre est-il facile ?</text:p>
          </table:table-cell>
          <table:table-cell office:value-type="string" calcext:value-type="string">
            <text:p>Claude Whatham</text:p>
          </table:table-cell>
          <table:table-cell office:value-type="string" calcext:value-type="string">
            <text:p>Anglais</text:p>
          </table:table-cell>
          <table:table-cell office:value-type="float" office:value="1982" calcext:value-type="float">
            <text:p>198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ll Bixby,Lesley-Anne Down</text:p>
          </table:table-cell>
          <table:table-cell office:value-type="string" calcext:value-type="string">
            <text:p>https://fr.wikipedia.org/wiki/Un_meurtre_est-il_facile_%3F_(téléfilm,_1982)</text:p>
          </table:table-cell>
          <table:table-cell table:number-columns-repeated="1007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4b-AC</text:p>
          </table:table-cell>
          <table:table-cell office:value-type="string" calcext:value-type="string">
            <text:p>Jeux de glaces</text:p>
          </table:table-cell>
          <table:table-cell office:value-type="string" calcext:value-type="string">
            <text:p>Dick Lowry</text:p>
          </table:table-cell>
          <table:table-cell office:value-type="string" calcext:value-type="string">
            <text:p>Anglais</text:p>
          </table:table-cell>
          <table:table-cell office:value-type="float" office:value="1985" calcext:value-type="float">
            <text:p>19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len Hayes,Bette Davis</text:p>
          </table:table-cell>
          <table:table-cell office:value-type="string" calcext:value-type="string">
            <text:p>https://fr.wikipedia.org/wiki/Jeux_de_glaces_(téléfilm)</text:p>
          </table:table-cell>
          <table:table-cell table:number-columns-repeated="1007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4b-AC</text:p>
          </table:table-cell>
          <table:table-cell office:value-type="string" calcext:value-type="string">
            <text:p>Meurtre au champagne</text:p>
          </table:table-cell>
          <table:table-cell office:value-type="string" calcext:value-type="string">
            <text:p>Robert Michael Lewis</text:p>
          </table:table-cell>
          <table:table-cell office:value-type="string" calcext:value-type="string">
            <text:p>Anglais</text:p>
          </table:table-cell>
          <table:table-cell office:value-type="float" office:value="1983" calcext:value-type="float">
            <text:p>198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thony Andrews,Deborah Raffin,Pamela Bellwood</text:p>
          </table:table-cell>
          <table:table-cell office:value-type="string" calcext:value-type="string">
            <text:p>https://fr.wikipedia.org/wiki/Meurtre_au_champagne_(téléfilm,_1983)</text:p>
          </table:table-cell>
          <table:table-cell table:number-columns-repeated="100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4b-PMAC</text:p>
          </table:table-cell>
          <table:table-cell office:value-type="string" calcext:value-type="string">
            <text:p>Les Meurtres ABC</text:p>
          </table:table-cell>
          <table:table-cell office:value-type="string" calcext:value-type="string">
            <text:p>Les Petits Meurtres d'Agatha Christie</text:p>
          </table:table-cell>
          <table:table-cell office:value-type="string" calcext:value-type="string">
            <text:p>Français</text:p>
          </table:table-cell>
          <table:table-cell office:value-type="float" office:value="2009" calcext:value-type="float">
            <text:p>20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ér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ine Duléry,Marius Colucci,Denis Lavant,Bérangère Bonvoisin,Jean-François Garreaud,Nicolas Bridet,Chloé Stefani</text:p>
          </table:table-cell>
          <table:table-cell office:value-type="string" calcext:value-type="string">
            <text:p>https://fr.wikipedia.org/wiki/Saison_1_des_Petits_Meurtres_d%27Agatha_Christie#Épisode_1_:_Les_Meurtres_ABC</text:p>
          </table:table-cell>
          <table:table-cell table:number-columns-repeated="100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4b-PMAC</text:p>
          </table:table-cell>
          <table:table-cell office:value-type="string" calcext:value-type="string">
            <text:p>Am stram gram</text:p>
          </table:table-cell>
          <table:table-cell office:value-type="string" calcext:value-type="string">
            <text:p>Les Petits Meurtres d'Agatha Christie</text:p>
          </table:table-cell>
          <table:table-cell office:value-type="string" calcext:value-type="string">
            <text:p>Français</text:p>
          </table:table-cell>
          <table:table-cell office:value-type="float" office:value="2009" calcext:value-type="float">
            <text:p>20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ér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ine Duléry,Marius Colucci,Hélène Vincent,Robinson Stévenin,Pascal Elso,Hélène de Saint-Père,Charley Fouquet</text:p>
          </table:table-cell>
          <table:table-cell office:value-type="string" calcext:value-type="string">
            <text:p>https://fr.wikipedia.org/wiki/Saison_1_des_Petits_Meurtres_d%27Agatha_Christie#Épisode_2_:_Am_stram_gram</text:p>
          </table:table-cell>
          <table:table-cell table:number-columns-repeated="100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4b-PMAC</text:p>
          </table:table-cell>
          <table:table-cell office:value-type="string" calcext:value-type="string">
            <text:p>La Plume empoisonnée</text:p>
          </table:table-cell>
          <table:table-cell office:value-type="string" calcext:value-type="string">
            <text:p>Les Petits Meurtres d'Agatha Christie</text:p>
          </table:table-cell>
          <table:table-cell office:value-type="string" calcext:value-type="string">
            <text:p>Français</text:p>
          </table:table-cell>
          <table:table-cell office:value-type="float" office:value="2009" calcext:value-type="float">
            <text:p>20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ér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ine Duléry,Marius Colucci,Anaïs Demoustier,Christophe Alévêque,Catherine Wilkening,Olivier Rabourdin,Corinne Masiero</text:p>
          </table:table-cell>
          <table:table-cell office:value-type="string" calcext:value-type="string">
            <text:p>https://fr.wikipedia.org/wiki/Saison_1_des_Petits_Meurtres_d%27Agatha_Christie#Épisode_3_:_La_Plume_empoisonnée</text:p>
          </table:table-cell>
          <table:table-cell table:number-columns-repeated="100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4b-PMAC</text:p>
          </table:table-cell>
          <table:table-cell office:value-type="string" calcext:value-type="string">
            <text:p>La Maison du péril</text:p>
          </table:table-cell>
          <table:table-cell office:value-type="string" calcext:value-type="string">
            <text:p>Les Petits Meurtres d'Agatha Christie</text:p>
          </table:table-cell>
          <table:table-cell office:value-type="string" calcext:value-type="string">
            <text:p>Français</text:p>
          </table:table-cell>
          <table:table-cell office:value-type="float" office:value="2009" calcext:value-type="float">
            <text:p>20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ér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ine Duléry,Marius Colucci,Elsa Kikoïne,Gilian Petrovski,Juliette Coulon,Éric Naggar,Josiane Lévêque</text:p>
          </table:table-cell>
          <table:table-cell office:value-type="string" calcext:value-type="string">
            <text:p>https://fr.wikipedia.org/wiki/Saison_1_des_Petits_Meurtres_d%27Agatha_Christie#Épisode_4_:_La_Maison_du_péril</text:p>
          </table:table-cell>
          <table:table-cell table:number-columns-repeated="100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4b-PMAC</text:p>
          </table:table-cell>
          <table:table-cell office:value-type="string" calcext:value-type="string">
            <text:p>Le Chat et les Souris</text:p>
          </table:table-cell>
          <table:table-cell office:value-type="string" calcext:value-type="string">
            <text:p>Les Petits Meurtres d'Agatha Christie</text:p>
          </table:table-cell>
          <table:table-cell office:value-type="string" calcext:value-type="string">
            <text:p>Français</text:p>
          </table:table-cell>
          <table:table-cell office:value-type="float" office:value="2009" calcext:value-type="float">
            <text:p>20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ér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ine Duléry,Marius Colucci,Brigitte Catillon,Marilyne Canto,Caroline Ducey,Isabelle Candelier,Flore Bonaventura</text:p>
          </table:table-cell>
          <table:table-cell office:value-type="string" calcext:value-type="string">
            <text:p>https://fr.wikipedia.org/wiki/Saison_1_des_Petits_Meurtres_d%27Agatha_Christie#Épisode_5_:_Le_Chat_et_les_Souris</text:p>
          </table:table-cell>
          <table:table-cell table:number-columns-repeated="100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4b-PMAC</text:p>
          </table:table-cell>
          <table:table-cell office:value-type="string" calcext:value-type="string">
            <text:p>Je ne suis pas coupable</text:p>
          </table:table-cell>
          <table:table-cell office:value-type="string" calcext:value-type="string">
            <text:p>Les Petits Meurtres d'Agatha Christie</text:p>
          </table:table-cell>
          <table:table-cell office:value-type="string" calcext:value-type="string">
            <text:p>Français</text:p>
          </table:table-cell>
          <table:table-cell office:value-type="float" office:value="2009" calcext:value-type="float">
            <text:p>20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ér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ine Duléry,Marius Colucci,Léna Bréban,Yannick Choirat,Frédérique Tirmont,Guilaine Londez,Noémie de Lattre,Lou de Laâge</text:p>
          </table:table-cell>
          <table:table-cell office:value-type="string" calcext:value-type="string">
            <text:p>https://fr.wikipedia.org/wiki/Saison_1_des_Petits_Meurtres_d%27Agatha_Christie#Épisode_6_:_Je_ne_suis_pas_coupable</text:p>
          </table:table-cell>
          <table:table-cell table:number-columns-repeated="100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4b-PMAC</text:p>
          </table:table-cell>
          <table:table-cell office:value-type="string" calcext:value-type="string">
            <text:p>Cinq Petits Cochons</text:p>
          </table:table-cell>
          <table:table-cell office:value-type="string" calcext:value-type="string">
            <text:p>Les Petits Meurtres d'Agatha Christie</text:p>
          </table:table-cell>
          <table:table-cell office:value-type="string" calcext:value-type="string">
            <text:p>Français</text:p>
          </table:table-cell>
          <table:table-cell office:value-type="float" office:value="2009" calcext:value-type="float">
            <text:p>20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ér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ine Duléry,Marius Colucci,Julia Vaidis-Bogard,,Vincent Winterhalter,Prune Beuchat,Églantine Rembauville,Michel Muller</text:p>
          </table:table-cell>
          <table:table-cell office:value-type="string" calcext:value-type="string">
            <text:p>https://fr.wikipedia.org/wiki/Saison_1_des_Petits_Meurtres_d%27Agatha_Christie#Épisode_7_:_Cinq_Petits_Cochons</text:p>
          </table:table-cell>
          <table:table-cell table:number-columns-repeated="100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4b-PMAC</text:p>
          </table:table-cell>
          <table:table-cell office:value-type="string" calcext:value-type="string">
            <text:p>Le Flux et le Reflux</text:p>
          </table:table-cell>
          <table:table-cell office:value-type="string" calcext:value-type="string">
            <text:p>Les Petits Meurtres d'Agatha Christie</text:p>
          </table:table-cell>
          <table:table-cell office:value-type="string" calcext:value-type="string">
            <text:p>Français</text:p>
          </table:table-cell>
          <table:table-cell office:value-type="float" office:value="2009" calcext:value-type="float">
            <text:p>20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ér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ine Duléry,Marius Colucci,Marie Denarnaud,Alexandre Zambeaux,Yves Pignot,Nicky Marbot,Blandine Bellavoir</text:p>
          </table:table-cell>
          <table:table-cell office:value-type="string" calcext:value-type="string">
            <text:p>https://fr.wikipedia.org/wiki/Saison_1_des_Petits_Meurtres_d%27Agatha_Christie#Épisode_8_:_Le_Flux_et_le_Reflux</text:p>
          </table:table-cell>
          <table:table-cell table:number-columns-repeated="1007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4b-PMAC</text:p>
          </table:table-cell>
          <table:table-cell office:value-type="string" calcext:value-type="string">
            <text:p>Un cadavre sur l'oreiller</text:p>
          </table:table-cell>
          <table:table-cell office:value-type="string" calcext:value-type="string">
            <text:p>Les Petits Meurtres d'Agatha Christie</text:p>
          </table:table-cell>
          <table:table-cell office:value-type="string" calcext:value-type="string">
            <text:p>Français</text:p>
          </table:table-cell>
          <table:table-cell office:value-type="float" office:value="2009" calcext:value-type="float">
            <text:p>20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ér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ine Duléry,Marius Colucci,Valérie Sibilia,Juliet Lemonnier,Stéphan Wojtowicz,Vernon Dobtcheff,Bruno Slagmulder</text:p>
          </table:table-cell>
          <table:table-cell office:value-type="string" calcext:value-type="string">
            <text:p>https://fr.wikipedia.org/wiki/Saison_1_des_Petits_Meurtres_d%27Agatha_Christie#Épisode_9_:_Un_cadavre_sur_l'oreiller</text:p>
          </table:table-cell>
          <table:table-cell table:number-columns-repeated="100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4b-PMAC</text:p>
          </table:table-cell>
          <table:table-cell office:value-type="string" calcext:value-type="string">
            <text:p>Un meurtre en sommeil</text:p>
          </table:table-cell>
          <table:table-cell office:value-type="string" calcext:value-type="string">
            <text:p>Les Petits Meurtres d'Agatha Christie</text:p>
          </table:table-cell>
          <table:table-cell office:value-type="string" calcext:value-type="string">
            <text:p>Français</text:p>
          </table:table-cell>
          <table:table-cell office:value-type="float" office:value="2009" calcext:value-type="float">
            <text:p>20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Sér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ine Duléry,Marius Colucci,Jennifer Decker,Sophie Le Tellier,Patrick Descamps</text:p>
          </table:table-cell>
          <table:table-cell office:value-type="string" calcext:value-type="string">
            <text:p>https://fr.wikipedia.org/wiki/Saison_1_des_Petits_Meurtres_d%27Agatha_Christie#Épisode_10_:_Un_meurtre_en_sommeil</text:p>
          </table:table-cell>
          <table:table-cell table:number-columns-repeated="100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8-CB/CD</text:p>
          </table:table-cell>
          <table:table-cell office:value-type="string" calcext:value-type="string">
            <text:p>Répulsion</text:p>
          </table:table-cell>
          <table:table-cell office:value-type="string" calcext:value-type="string">
            <text:p>Roman Polanski</text:p>
          </table:table-cell>
          <table:table-cell office:value-type="string" calcext:value-type="string">
            <text:p>Français</text:p>
          </table:table-cell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therine Deneuve,Yvonne Furneaux,John Fraser</text:p>
          </table:table-cell>
          <table:table-cell office:value-type="string" calcext:value-type="string">
            <text:p>https://fr.wikipedia.org/wiki/Répulsion_%28film%29</text:p>
          </table:table-cell>
          <table:table-cell table:number-columns-repeated="100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8-CB/CD</text:p>
          </table:table-cell>
          <table:table-cell office:value-type="string" calcext:value-type="string">
            <text:p>Les Demoiselles de Rochefort</text:p>
          </table:table-cell>
          <table:table-cell office:value-type="string" calcext:value-type="string">
            <text:p>Jacques Demy</text:p>
          </table:table-cell>
          <table:table-cell office:value-type="string" calcext:value-type="string">
            <text:p>Français</text:p>
          </table:table-cell>
          <table:table-cell office:value-type="float" office:value="1966" calcext:value-type="float">
            <text:p>196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herine Deneuve,Françoise Dorléac,Gene Kelly,Jacques Perrin</text:p>
          </table:table-cell>
          <table:table-cell office:value-type="string" calcext:value-type="string">
            <text:p>https://fr.wikipedia.org/wiki/Les_Demoiselles_de_Rochefort</text:p>
          </table:table-cell>
          <table:table-cell table:number-columns-repeated="100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8-CB/CD</text:p>
          </table:table-cell>
          <table:table-cell office:value-type="string" calcext:value-type="string">
            <text:p>Les demoiselles ont eu 25 ans</text:p>
          </table:table-cell>
          <table:table-cell office:value-type="string" calcext:value-type="string">
            <text:p>Agnès Varda</text:p>
          </table:table-cell>
          <table:table-cell office:value-type="string" calcext:value-type="string">
            <text:p>Français</text:p>
          </table:table-cell>
          <table:table-cell office:value-type="float" office:value="1993" calcext:value-type="float">
            <text:p>199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Do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fr.wikipedia.org/wiki/Les_demoiselles_ont_eu_25_ans</text:p>
          </table:table-cell>
          <table:table-cell table:number-columns-repeated="100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8-CB/CD</text:p>
          </table:table-cell>
          <table:table-cell office:value-type="string" calcext:value-type="string">
            <text:p>Belle de jour</text:p>
          </table:table-cell>
          <table:table-cell office:value-type="string" calcext:value-type="string">
            <text:p>Luis Buñuel</text:p>
          </table:table-cell>
          <table:table-cell office:value-type="string" calcext:value-type="string">
            <text:p>Français</text:p>
          </table:table-cell>
          <table:table-cell office:value-type="float" office:value="1967" calcext:value-type="float">
            <text:p>196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therine Deneuve,Jean Sorel,Michel Piccoli</text:p>
          </table:table-cell>
          <table:table-cell office:value-type="string" calcext:value-type="string">
            <text:p>https://fr.wikipedia.org/wiki/Belle_de_jour_(film)</text:p>
          </table:table-cell>
          <table:table-cell table:number-columns-repeated="100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8-CB/CD</text:p>
          </table:table-cell>
          <table:table-cell office:value-type="string" calcext:value-type="string">
            <text:p>La Sirène du Mississipi</text:p>
          </table:table-cell>
          <table:table-cell office:value-type="string" calcext:value-type="string">
            <text:p>François Truffaut</text:p>
          </table:table-cell>
          <table:table-cell office:value-type="string" calcext:value-type="string">
            <text:p>Français</text:p>
          </table:table-cell>
          <table:table-cell office:value-type="float" office:value="1969" calcext:value-type="float">
            <text:p>196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therine Deneuve,Jean-Paul Belmondo,Michel Bouquet</text:p>
          </table:table-cell>
          <table:table-cell office:value-type="string" calcext:value-type="string">
            <text:p>https://fr.wikipedia.org/wiki/La_Sirène_du_Mississipi_(film)</text:p>
          </table:table-cell>
          <table:table-cell table:number-columns-repeated="100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8-CB/CD</text:p>
          </table:table-cell>
          <table:table-cell office:value-type="string" calcext:value-type="string">
            <text:p>Hôtel des Amériques</text:p>
          </table:table-cell>
          <table:table-cell office:value-type="string" calcext:value-type="string">
            <text:p>André Téchiné</text:p>
          </table:table-cell>
          <table:table-cell office:value-type="string" calcext:value-type="string">
            <text:p>Français</text:p>
          </table:table-cell>
          <table:table-cell office:value-type="float" office:value="1981" calcext:value-type="float">
            <text:p>198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therine Deneuve,Patrick Dewaere</text:p>
          </table:table-cell>
          <table:table-cell office:value-type="string" calcext:value-type="string">
            <text:p>https://fr.wikipedia.org/wiki/Hôtel_des_Amériques</text:p>
          </table:table-cell>
          <table:table-cell table:number-columns-repeated="100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8-CB/CD</text:p>
          </table:table-cell>
          <table:table-cell office:value-type="string" calcext:value-type="string">
            <text:p>Indochine</text:p>
          </table:table-cell>
          <table:table-cell office:value-type="string" calcext:value-type="string">
            <text:p>Régis Wargnier</text:p>
          </table:table-cell>
          <table:table-cell office:value-type="string" calcext:value-type="string">
            <text:p>Français</text:p>
          </table:table-cell>
          <table:table-cell office:value-type="float" office:value="1992" calcext:value-type="float">
            <text:p>199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therine Deneuve,Vincent Perez,Linh Dan Pham,Jean Yanne</text:p>
          </table:table-cell>
          <table:table-cell office:value-type="string" calcext:value-type="string">
            <text:p>https://fr.wikipedia.org/wiki/Indochine_(film)</text:p>
          </table:table-cell>
          <table:table-cell table:number-columns-repeated="100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8-CB/CD</text:p>
          </table:table-cell>
          <table:table-cell office:value-type="string" calcext:value-type="string">
            <text:p>Huit femmes</text:p>
          </table:table-cell>
          <table:table-cell office:value-type="string" calcext:value-type="string">
            <text:p>François Ozon</text:p>
          </table:table-cell>
          <table:table-cell office:value-type="string" calcext:value-type="string">
            <text:p>Français</text:p>
          </table:table-cell>
          <table:table-cell office:value-type="float" office:value="2002" calcext:value-type="float">
            <text:p>200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herine Deneuve,Isabelle Huppert,Emmanuelle Béart,Fanny Ardant,Virginie Ledoyen,Danielle Darrieux,Firmine Richard,Ludivine Sagnier</text:p>
          </table:table-cell>
          <table:table-cell office:value-type="string" calcext:value-type="string">
            <text:p>https://fr.wikipedia.org/wiki/Huit_femmes</text:p>
          </table:table-cell>
          <table:table-cell table:number-columns-repeated="100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8-CB/FT</text:p>
          </table:table-cell>
          <table:table-cell office:value-type="string" calcext:value-type="string">
            <text:p>Les Quatre Cents Coups</text:p>
          </table:table-cell>
          <table:table-cell office:value-type="string" calcext:value-type="string">
            <text:p>François Truffaut</text:p>
          </table:table-cell>
          <table:table-cell office:value-type="string" calcext:value-type="string">
            <text:p>Français</text:p>
          </table:table-cell>
          <table:table-cell office:value-type="float" office:value="1959" calcext:value-type="float">
            <text:p>195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an-Pierre Léaud,Claire Maurier,Albert Rémy,Jeanne Moreau,François Truffaut,Philippe de Broca,Jacques Demy,Jean-Luc Godard,Jean-Paul Belmondo</text:p>
          </table:table-cell>
          <table:table-cell office:value-type="string" calcext:value-type="string">
            <text:p>https://fr.wikipedia.org/wiki/Les_Quatre_Cents_Coups</text:p>
          </table:table-cell>
          <table:table-cell table:number-columns-repeated="100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8-CB/FT</text:p>
          </table:table-cell>
          <table:table-cell office:value-type="string" calcext:value-type="string">
            <text:p>Les Mistons</text:p>
          </table:table-cell>
          <table:table-cell office:value-type="string" calcext:value-type="string">
            <text:p>François Truffaut</text:p>
          </table:table-cell>
          <table:table-cell office:value-type="string" calcext:value-type="string">
            <text:p>Français</text:p>
          </table:table-cell>
          <table:table-cell office:value-type="float" office:value="1957" calcext:value-type="float">
            <text:p>19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Court Métr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nadette Lafont,Gérard Blain</text:p>
          </table:table-cell>
          <table:table-cell office:value-type="string" calcext:value-type="string">
            <text:p>https://fr.wikipedia.org/wiki/Les_Mistons</text:p>
          </table:table-cell>
          <table:table-cell table:number-columns-repeated="100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8-CB/FT</text:p>
          </table:table-cell>
          <table:table-cell office:value-type="string" calcext:value-type="string">
            <text:p>Tirez sur le pianiste</text:p>
          </table:table-cell>
          <table:table-cell office:value-type="string" calcext:value-type="string">
            <text:p>François Truffaut</text:p>
          </table:table-cell>
          <table:table-cell office:value-type="string" calcext:value-type="string">
            <text:p>Français</text:p>
          </table:table-cell>
          <table:table-cell office:value-type="float" office:value="1960" calcext:value-type="float">
            <text:p>196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es Aznavour,Marie Dubois</text:p>
          </table:table-cell>
          <table:table-cell office:value-type="string" calcext:value-type="string">
            <text:p>https://fr.wikipedia.org/wiki/Tirez_sur_le_pianiste</text:p>
          </table:table-cell>
          <table:table-cell table:number-columns-repeated="100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8-CB/FT</text:p>
          </table:table-cell>
          <table:table-cell office:value-type="string" calcext:value-type="string">
            <text:p>Jules et Jim</text:p>
          </table:table-cell>
          <table:table-cell office:value-type="string" calcext:value-type="string">
            <text:p>François Truffaut</text:p>
          </table:table-cell>
          <table:table-cell office:value-type="string" calcext:value-type="string">
            <text:p>Français</text:p>
          </table:table-cell>
          <table:table-cell office:value-type="float" office:value="1962" calcext:value-type="float">
            <text:p>196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anne Moreau,Oskar Werner,Henri Serre</text:p>
          </table:table-cell>
          <table:table-cell office:value-type="string" calcext:value-type="string">
            <text:p>https://fr.wikipedia.org/wiki/Jules_et_Jim_(film)</text:p>
          </table:table-cell>
          <table:table-cell table:number-columns-repeated="100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8-CB/FT</text:p>
          </table:table-cell>
          <table:table-cell office:value-type="string" calcext:value-type="string">
            <text:p>La Peau douce</text:p>
          </table:table-cell>
          <table:table-cell office:value-type="string" calcext:value-type="string">
            <text:p>François Truffaut</text:p>
          </table:table-cell>
          <table:table-cell office:value-type="string" calcext:value-type="string">
            <text:p>Français</text:p>
          </table:table-cell>
          <table:table-cell office:value-type="float" office:value="1964" calcext:value-type="float">
            <text:p>196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çoise Dorléac,Jean Desailly</text:p>
          </table:table-cell>
          <table:table-cell office:value-type="string" calcext:value-type="string">
            <text:p>https://fr.wikipedia.org/wiki/La_Peau_douce</text:p>
          </table:table-cell>
          <table:table-cell table:number-columns-repeated="100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8-CB/FT</text:p>
          </table:table-cell>
          <table:table-cell office:value-type="string" calcext:value-type="string">
            <text:p>Fahrenheit 451</text:p>
          </table:table-cell>
          <table:table-cell office:value-type="string" calcext:value-type="string">
            <text:p>François Truffaut</text:p>
          </table:table-cell>
          <table:table-cell office:value-type="string" calcext:value-type="string">
            <text:p>Français</text:p>
          </table:table-cell>
          <table:table-cell office:value-type="float" office:value="1966" calcext:value-type="float">
            <text:p>196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kar Werner,Julie Christie</text:p>
          </table:table-cell>
          <table:table-cell office:value-type="string" calcext:value-type="string">
            <text:p>https://fr.wikipedia.org/wiki/Fahrenheit_451_(film,_1966)</text:p>
          </table:table-cell>
          <table:table-cell table:number-columns-repeated="100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8-CB/FT</text:p>
          </table:table-cell>
          <table:table-cell office:value-type="string" calcext:value-type="string">
            <text:p>La mariée était en noir</text:p>
          </table:table-cell>
          <table:table-cell office:value-type="string" calcext:value-type="string">
            <text:p>François Truffaut</text:p>
          </table:table-cell>
          <table:table-cell office:value-type="string" calcext:value-type="string">
            <text:p>Français</text:p>
          </table:table-cell>
          <table:table-cell office:value-type="float" office:value="1967" calcext:value-type="float">
            <text:p>19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anne Moreau,Jean-Claude Brialy,Michel Bouquet,Claude Rich</text:p>
          </table:table-cell>
          <table:table-cell office:value-type="string" calcext:value-type="string">
            <text:p>https://fr.wikipedia.org/wiki/La_mariée_était_en_noir_(film)</text:p>
          </table:table-cell>
          <table:table-cell table:number-columns-repeated="100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8-CB/FT</text:p>
          </table:table-cell>
          <table:table-cell office:value-type="string" calcext:value-type="string">
            <text:p>Baisers volés</text:p>
          </table:table-cell>
          <table:table-cell office:value-type="string" calcext:value-type="string">
            <text:p>François Truffaut</text:p>
          </table:table-cell>
          <table:table-cell office:value-type="string" calcext:value-type="string">
            <text:p>Français</text:p>
          </table:table-cell>
          <table:table-cell office:value-type="float" office:value="1968" calcext:value-type="float">
            <text:p>196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 Jade,Jean-Pierre Léaud</text:p>
          </table:table-cell>
          <table:table-cell office:value-type="string" calcext:value-type="string">
            <text:p>https://fr.wikipedia.org/wiki/Baisers_volés</text:p>
          </table:table-cell>
          <table:table-cell table:number-columns-repeated="1007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8-CB/FT</text:p>
          </table:table-cell>
          <table:table-cell office:value-type="string" calcext:value-type="string">
            <text:p>Antoine et Colette</text:p>
          </table:table-cell>
          <table:table-cell office:value-type="string" calcext:value-type="string">
            <text:p>François Truffaut</text:p>
          </table:table-cell>
          <table:table-cell office:value-type="string" calcext:value-type="string">
            <text:p>Français</text:p>
          </table:table-cell>
          <table:table-cell office:value-type="float" office:value="1962" calcext:value-type="float">
            <text:p>196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Court Métra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an-Pierre Léaud,Marie-France Pisier</text:p>
          </table:table-cell>
          <table:table-cell office:value-type="string" calcext:value-type="string">
            <text:p>https://fr.wikipedia.org/wiki/Antoine_et_Colette</text:p>
          </table:table-cell>
          <table:table-cell table:number-columns-repeated="1007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8-CB/FT</text:p>
          </table:table-cell>
          <table:table-cell office:value-type="string" calcext:value-type="string">
            <text:p>La Sirène du Mississipi</text:p>
          </table:table-cell>
          <table:table-cell office:value-type="string" calcext:value-type="string">
            <text:p>François Truffaut</text:p>
          </table:table-cell>
          <table:table-cell office:value-type="string" calcext:value-type="string">
            <text:p>Français</text:p>
          </table:table-cell>
          <table:table-cell office:value-type="float" office:value="1969" calcext:value-type="float">
            <text:p>196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therine Deneuve,Jean-Paul Belmondo,Michel Bouquet</text:p>
          </table:table-cell>
          <table:table-cell office:value-type="string" calcext:value-type="string">
            <text:p>https://fr.wikipedia.org/wiki/La_Sirène_du_Mississipi_(film)</text:p>
          </table:table-cell>
          <table:table-cell table:number-columns-repeated="100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8-CB/FT</text:p>
          </table:table-cell>
          <table:table-cell office:value-type="string" calcext:value-type="string">
            <text:p>L'Enfant sauvage</text:p>
          </table:table-cell>
          <table:table-cell office:value-type="string" calcext:value-type="string">
            <text:p>François Truffaut</text:p>
          </table:table-cell>
          <table:table-cell office:value-type="string" calcext:value-type="string">
            <text:p>Français</text:p>
          </table:table-cell>
          <table:table-cell office:value-type="float" office:value="1969" calcext:value-type="float">
            <text:p>196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çois Truffaut,Jean-Pierre Cargol</text:p>
          </table:table-cell>
          <table:table-cell office:value-type="string" calcext:value-type="string">
            <text:p>https://fr.wikipedia.org/wiki/L%27Enfant_sauvage</text:p>
          </table:table-cell>
          <table:table-cell table:number-columns-repeated="100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8-CB/FT</text:p>
          </table:table-cell>
          <table:table-cell office:value-type="string" calcext:value-type="string">
            <text:p>Domicile conjugal</text:p>
          </table:table-cell>
          <table:table-cell office:value-type="string" calcext:value-type="string">
            <text:p>François Truffaut</text:p>
          </table:table-cell>
          <table:table-cell office:value-type="string" calcext:value-type="string">
            <text:p>Français</text:p>
          </table:table-cell>
          <table:table-cell office:value-type="float" office:value="1970" calcext:value-type="float">
            <text:p>19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 Jade,Jean-Pierre Léaud</text:p>
          </table:table-cell>
          <table:table-cell office:value-type="string" calcext:value-type="string">
            <text:p>https://fr.wikipedia.org/wiki/Domicile_conjugal</text:p>
          </table:table-cell>
          <table:table-cell table:number-columns-repeated="100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8-CB/FT</text:p>
          </table:table-cell>
          <table:table-cell office:value-type="string" calcext:value-type="string">
            <text:p>Les Deux Anglaises et le Continent</text:p>
          </table:table-cell>
          <table:table-cell office:value-type="string" calcext:value-type="string">
            <text:p>François Truffaut</text:p>
          </table:table-cell>
          <table:table-cell office:value-type="string" calcext:value-type="string">
            <text:p>Français</text:p>
          </table:table-cell>
          <table:table-cell office:value-type="float" office:value="1971" calcext:value-type="float">
            <text:p>197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ka Markham,Stacey Tendeter,Jean-Pierre Léaud</text:p>
          </table:table-cell>
          <table:table-cell office:value-type="string" calcext:value-type="string">
            <text:p>https://fr.wikipedia.org/wiki/Les_Deux_Anglaises_et_le_Continent</text:p>
          </table:table-cell>
          <table:table-cell table:number-columns-repeated="100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8-CB/FT</text:p>
          </table:table-cell>
          <table:table-cell office:value-type="string" calcext:value-type="string">
            <text:p>Une belle fille comme moi</text:p>
          </table:table-cell>
          <table:table-cell office:value-type="string" calcext:value-type="string">
            <text:p>François Truffaut</text:p>
          </table:table-cell>
          <table:table-cell office:value-type="string" calcext:value-type="string">
            <text:p>Français</text:p>
          </table:table-cell>
          <table:table-cell office:value-type="float" office:value="1972" calcext:value-type="float">
            <text:p>197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nadette Lafont,Claude Brasseur,Charles Denner,Guy Marchand</text:p>
          </table:table-cell>
          <table:table-cell office:value-type="string" calcext:value-type="string">
            <text:p>https://fr.wikipedia.org/wiki/Une_belle_fille_comme_moi</text:p>
          </table:table-cell>
          <table:table-cell table:number-columns-repeated="100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8-CB/FT</text:p>
          </table:table-cell>
          <table:table-cell office:value-type="string" calcext:value-type="string">
            <text:p>La Nuit américaine</text:p>
          </table:table-cell>
          <table:table-cell office:value-type="string" calcext:value-type="string">
            <text:p>François Truffaut</text:p>
          </table:table-cell>
          <table:table-cell office:value-type="string" calcext:value-type="string">
            <text:p>Français</text:p>
          </table:table-cell>
          <table:table-cell office:value-type="float" office:value="1973" calcext:value-type="float">
            <text:p>19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çois Truffaut,Jacqueline Bisset,Jean-Pierre Aumont</text:p>
          </table:table-cell>
          <table:table-cell office:value-type="string" calcext:value-type="string">
            <text:p>https://fr.wikipedia.org/wiki/La_Nuit_américaine_%28film%29</text:p>
          </table:table-cell>
          <table:table-cell table:number-columns-repeated="1007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8-CB/FT</text:p>
          </table:table-cell>
          <table:table-cell office:value-type="string" calcext:value-type="string">
            <text:p>L'Histoire d'Adèle H.</text:p>
          </table:table-cell>
          <table:table-cell office:value-type="string" calcext:value-type="string">
            <text:p>François Truffaut</text:p>
          </table:table-cell>
          <table:table-cell office:value-type="string" calcext:value-type="string">
            <text:p>Français</text:p>
          </table:table-cell>
          <table:table-cell office:value-type="float" office:value="1975" calcext:value-type="float">
            <text:p>197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abelle Adjani,Bruce Robinson,Sylvia Marriott,François Truffaut</text:p>
          </table:table-cell>
          <table:table-cell office:value-type="string" calcext:value-type="string">
            <text:p>https://fr.wikipedia.org/wiki/L%27Histoire_d%27Adèle_H.</text:p>
          </table:table-cell>
          <table:table-cell table:number-columns-repeated="100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8-CB/FT</text:p>
          </table:table-cell>
          <table:table-cell office:value-type="string" calcext:value-type="string">
            <text:p>L'Argent de poche</text:p>
          </table:table-cell>
          <table:table-cell office:value-type="string" calcext:value-type="string">
            <text:p>François Truffaut</text:p>
          </table:table-cell>
          <table:table-cell office:value-type="string" calcext:value-type="string">
            <text:p>Français</text:p>
          </table:table-cell>
          <table:table-cell office:value-type="float" office:value="1976" calcext:value-type="float">
            <text:p>197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ole Félix,Chantal Mercier,Jean-François Stévenin</text:p>
          </table:table-cell>
          <table:table-cell office:value-type="string" calcext:value-type="string">
            <text:p>https://fr.wikipedia.org/wiki/L%27Argent_de_poche</text:p>
          </table:table-cell>
          <table:table-cell table:number-columns-repeated="1007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8-CB/FT</text:p>
          </table:table-cell>
          <table:table-cell office:value-type="string" calcext:value-type="string">
            <text:p>L'Homme qui aimait les femmes</text:p>
          </table:table-cell>
          <table:table-cell office:value-type="string" calcext:value-type="string">
            <text:p>François Truffaut</text:p>
          </table:table-cell>
          <table:table-cell office:value-type="string" calcext:value-type="string">
            <text:p>Français</text:p>
          </table:table-cell>
          <table:table-cell office:value-type="float" office:value="1977" calcext:value-type="float">
            <text:p>197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es Denner,Brigitte Fossey</text:p>
          </table:table-cell>
          <table:table-cell office:value-type="string" calcext:value-type="string">
            <text:p>https://fr.wikipedia.org/wiki/L%27Homme_qui_aimait_les_femmes</text:p>
          </table:table-cell>
          <table:table-cell table:number-columns-repeated="1007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8-CB/FT</text:p>
          </table:table-cell>
          <table:table-cell office:value-type="string" calcext:value-type="string">
            <text:p>La Chambre verte</text:p>
          </table:table-cell>
          <table:table-cell office:value-type="string" calcext:value-type="string">
            <text:p>François Truffaut</text:p>
          </table:table-cell>
          <table:table-cell office:value-type="string" calcext:value-type="string">
            <text:p>Français</text:p>
          </table:table-cell>
          <table:table-cell office:value-type="float" office:value="1978" calcext:value-type="float">
            <text:p>197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çois Truffaut,Nathalie Baye</text:p>
          </table:table-cell>
          <table:table-cell office:value-type="string" calcext:value-type="string">
            <text:p>https://fr.wikipedia.org/wiki/La_Chambre_verte</text:p>
          </table:table-cell>
          <table:table-cell table:number-columns-repeated="100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8-CB/FT</text:p>
          </table:table-cell>
          <table:table-cell office:value-type="string" calcext:value-type="string">
            <text:p>L'Amour en fuite</text:p>
          </table:table-cell>
          <table:table-cell office:value-type="string" calcext:value-type="string">
            <text:p>François Truffaut</text:p>
          </table:table-cell>
          <table:table-cell office:value-type="string" calcext:value-type="string">
            <text:p>Français</text:p>
          </table:table-cell>
          <table:table-cell office:value-type="float" office:value="1979" calcext:value-type="float">
            <text:p>197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an-Pierre Léaud,Marie-France Pisier</text:p>
          </table:table-cell>
          <table:table-cell office:value-type="string" calcext:value-type="string">
            <text:p>https://fr.wikipedia.org/wiki/L%27Amour_en_fuite_%28film%29</text:p>
          </table:table-cell>
          <table:table-cell table:number-columns-repeated="100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8-CB/FT</text:p>
          </table:table-cell>
          <table:table-cell office:value-type="string" calcext:value-type="string">
            <text:p>Le Dernier Métro</text:p>
          </table:table-cell>
          <table:table-cell office:value-type="string" calcext:value-type="string">
            <text:p>François Truffaut</text:p>
          </table:table-cell>
          <table:table-cell office:value-type="string" calcext:value-type="string">
            <text:p>Français</text:p>
          </table:table-cell>
          <table:table-cell office:value-type="float" office:value="1980" calcext:value-type="float">
            <text:p>198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therine Deneuve,Gérard Depardieu</text:p>
          </table:table-cell>
          <table:table-cell office:value-type="string" calcext:value-type="string">
            <text:p>https://fr.wikipedia.org/wiki/Le_Dernier_Métro</text:p>
          </table:table-cell>
          <table:table-cell table:number-columns-repeated="100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8-CB/FT</text:p>
          </table:table-cell>
          <table:table-cell office:value-type="string" calcext:value-type="string">
            <text:p>La Femme d'à côté</text:p>
          </table:table-cell>
          <table:table-cell office:value-type="string" calcext:value-type="string">
            <text:p>François Truffaut</text:p>
          </table:table-cell>
          <table:table-cell office:value-type="string" calcext:value-type="string">
            <text:p>Français</text:p>
          </table:table-cell>
          <table:table-cell office:value-type="float" office:value="1981" calcext:value-type="float">
            <text:p>198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nny Ardant,Gérard Depardieu</text:p>
          </table:table-cell>
          <table:table-cell office:value-type="string" calcext:value-type="string">
            <text:p>https://fr.wikipedia.org/wiki/La_Femme_d%27à_côté</text:p>
          </table:table-cell>
          <table:table-cell table:number-columns-repeated="1007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8-CB/FT</text:p>
          </table:table-cell>
          <table:table-cell office:value-type="string" calcext:value-type="string">
            <text:p>Vivement dimanche !</text:p>
          </table:table-cell>
          <table:table-cell office:value-type="string" calcext:value-type="string">
            <text:p>François Truffaut</text:p>
          </table:table-cell>
          <table:table-cell office:value-type="string" calcext:value-type="string">
            <text:p>Français</text:p>
          </table:table-cell>
          <table:table-cell office:value-type="float" office:value="1983" calcext:value-type="float">
            <text:p>19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nny Ardant,Jean-Louis Trintignant</text:p>
          </table:table-cell>
          <table:table-cell office:value-type="string" calcext:value-type="string">
            <text:p>https://fr.wikipedia.org/wiki/Vivement_dimanche !</text:p>
          </table:table-cell>
          <table:table-cell table:number-columns-repeated="1007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8-CB/PA</text:p>
          </table:table-cell>
          <table:table-cell office:value-type="string" calcext:value-type="string">
            <text:p>Pepi, Luci, Bom et autres filles du quartier</text:p>
          </table:table-cell>
          <table:table-cell office:value-type="string" calcext:value-type="string">
            <text:p>Pedro Almodóvar</text:p>
          </table:table-cell>
          <table:table-cell office:value-type="string" calcext:value-type="string">
            <text:p>Espagnol</text:p>
          </table:table-cell>
          <table:table-cell office:value-type="float" office:value="1980" calcext:value-type="float">
            <text:p>19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men Maura,Félix Rotaeta,Olvido Gara</text:p>
          </table:table-cell>
          <table:table-cell office:value-type="string" calcext:value-type="string">
            <text:p>https://fr.wikipedia.org/wiki/Pepi,_Luci,_Bom_et_autres_filles_du_quartier</text:p>
          </table:table-cell>
          <table:table-cell table:number-columns-repeated="1007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8-CB/PA</text:p>
          </table:table-cell>
          <table:table-cell office:value-type="string" calcext:value-type="string">
            <text:p>Dans les ténèbres</text:p>
          </table:table-cell>
          <table:table-cell office:value-type="string" calcext:value-type="string">
            <text:p>Pedro Almodóvar</text:p>
          </table:table-cell>
          <table:table-cell office:value-type="string" calcext:value-type="string">
            <text:p>Espagnol</text:p>
          </table:table-cell>
          <table:table-cell office:value-type="float" office:value="1983" calcext:value-type="float">
            <text:p>198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istina Sanchez Pascual,Julieta Serrano,Marisa Paredes</text:p>
          </table:table-cell>
          <table:table-cell office:value-type="string" calcext:value-type="string">
            <text:p>https://fr.wikipedia.org/wiki/Dans_les_ténèbres_(film)</text:p>
          </table:table-cell>
          <table:table-cell table:number-columns-repeated="1007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8-CB/PA</text:p>
          </table:table-cell>
          <table:table-cell office:value-type="string" calcext:value-type="string">
            <text:p>Qu'est-ce que j'ai fait pour mériter ça ?</text:p>
          </table:table-cell>
          <table:table-cell office:value-type="string" calcext:value-type="string">
            <text:p>Pedro Almodóvar</text:p>
          </table:table-cell>
          <table:table-cell office:value-type="string" calcext:value-type="string">
            <text:p>Espagnol</text:p>
          </table:table-cell>
          <table:table-cell office:value-type="float" office:value="1984" calcext:value-type="float">
            <text:p>198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men Maura,Luis Hostalot,Angel de Andrés Lopez,Gonzalo Suarez</text:p>
          </table:table-cell>
          <table:table-cell office:value-type="string" calcext:value-type="string">
            <text:p>https://fr.wikipedia.org/wiki/Qu%27est-ce_que_j%27ai_fait_pour_mériter_ça_%3F</text:p>
          </table:table-cell>
          <table:table-cell table:number-columns-repeated="100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8-CB/PA</text:p>
          </table:table-cell>
          <table:table-cell office:value-type="string" calcext:value-type="string">
            <text:p>La Loi du désir</text:p>
          </table:table-cell>
          <table:table-cell office:value-type="string" calcext:value-type="string">
            <text:p>Pedro Almodóvar</text:p>
          </table:table-cell>
          <table:table-cell office:value-type="string" calcext:value-type="string">
            <text:p>Espagnol</text:p>
          </table:table-cell>
          <table:table-cell office:value-type="float" office:value="1987" calcext:value-type="float">
            <text:p>198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sebio Poncela,Carmen Maura,Antonio Banderas</text:p>
          </table:table-cell>
          <table:table-cell office:value-type="string" calcext:value-type="string">
            <text:p>https://fr.wikipedia.org/wiki/La_Loi_du_désir</text:p>
          </table:table-cell>
          <table:table-cell table:number-columns-repeated="100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8-CB/PA</text:p>
          </table:table-cell>
          <table:table-cell office:value-type="string" calcext:value-type="string">
            <text:p>Femmes au bord de la crise de nerfs</text:p>
          </table:table-cell>
          <table:table-cell office:value-type="string" calcext:value-type="string">
            <text:p>Pedro Almodóvar</text:p>
          </table:table-cell>
          <table:table-cell office:value-type="string" calcext:value-type="string">
            <text:p>Espagnol</text:p>
          </table:table-cell>
          <table:table-cell office:value-type="float" office:value="1988" calcext:value-type="float">
            <text:p>19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men Maura,Antonio Banderas,Julieta Serrano,Rossy de Palma</text:p>
          </table:table-cell>
          <table:table-cell office:value-type="string" calcext:value-type="string">
            <text:p>https://fr.wikipedia.org/wiki/Femmes_au_bord_de_la_crise_de_nerfs</text:p>
          </table:table-cell>
          <table:table-cell table:number-columns-repeated="1007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8-CB/PA</text:p>
          </table:table-cell>
          <table:table-cell office:value-type="string" calcext:value-type="string">
            <text:p>Attache-moi !</text:p>
          </table:table-cell>
          <table:table-cell office:value-type="string" calcext:value-type="string">
            <text:p>Pedro Almodóvar</text:p>
          </table:table-cell>
          <table:table-cell office:value-type="string" calcext:value-type="string">
            <text:p>Espagnol</text:p>
          </table:table-cell>
          <table:table-cell office:value-type="float" office:value="1990" calcext:value-type="float">
            <text:p>199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ia Abril,Antonio Banderas,Loles Leon,Julieta Serrano,Rossy de Palma</text:p>
          </table:table-cell>
          <table:table-cell office:value-type="string" calcext:value-type="string">
            <text:p>https://fr.wikipedia.org/wiki/Attache-moi_!</text:p>
          </table:table-cell>
          <table:table-cell table:number-columns-repeated="100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8-CB/PA</text:p>
          </table:table-cell>
          <table:table-cell office:value-type="string" calcext:value-type="string">
            <text:p>Talons aiguilles</text:p>
          </table:table-cell>
          <table:table-cell office:value-type="string" calcext:value-type="string">
            <text:p>Pedro Almodóvar</text:p>
          </table:table-cell>
          <table:table-cell office:value-type="string" calcext:value-type="string">
            <text:p>Espagnol</text:p>
          </table:table-cell>
          <table:table-cell office:value-type="float" office:value="1991" calcext:value-type="float">
            <text:p>199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ctoria Abril,Marisa Paredes,Miguel Bosé,Anna Lizaran,Javier Bardem</text:p>
          </table:table-cell>
          <table:table-cell office:value-type="string" calcext:value-type="string">
            <text:p>https://fr.wikipedia.org/wiki/Talons_aiguilles</text:p>
          </table:table-cell>
          <table:table-cell table:number-columns-repeated="100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8-CB/PA</text:p>
          </table:table-cell>
          <table:table-cell office:value-type="string" calcext:value-type="string">
            <text:p>Kika</text:p>
          </table:table-cell>
          <table:table-cell office:value-type="string" calcext:value-type="string">
            <text:p>Pedro Almodóvar</text:p>
          </table:table-cell>
          <table:table-cell office:value-type="string" calcext:value-type="string">
            <text:p>Espagnol</text:p>
          </table:table-cell>
          <table:table-cell office:value-type="float" office:value="1993" calcext:value-type="float">
            <text:p>199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ónica Forqué,Peter Coyote,Victoria Abril,Àlex Casanovas,Rossy de Palma</text:p>
          </table:table-cell>
          <table:table-cell office:value-type="string" calcext:value-type="string">
            <text:p>https://fr.wikipedia.org/wiki/Kika</text:p>
          </table:table-cell>
          <table:table-cell table:number-columns-repeated="100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8-CB/PA</text:p>
          </table:table-cell>
          <table:table-cell office:value-type="string" calcext:value-type="string">
            <text:p>La Fleur de mon secret</text:p>
          </table:table-cell>
          <table:table-cell office:value-type="string" calcext:value-type="string">
            <text:p>Pedro Almodóvar</text:p>
          </table:table-cell>
          <table:table-cell office:value-type="string" calcext:value-type="string">
            <text:p>Espagnol</text:p>
          </table:table-cell>
          <table:table-cell office:value-type="float" office:value="1995" calcext:value-type="float">
            <text:p>199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sa Paredes,Imanol Arias,Juan Echanove,Carme Elías</text:p>
          </table:table-cell>
          <table:table-cell office:value-type="string" calcext:value-type="string">
            <text:p>https://fr.wikipedia.org/wiki/La_Fleur_de_mon_secret</text:p>
          </table:table-cell>
          <table:table-cell table:number-columns-repeated="100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8-CB/PA</text:p>
          </table:table-cell>
          <table:table-cell office:value-type="string" calcext:value-type="string">
            <text:p>En chair et en os</text:p>
          </table:table-cell>
          <table:table-cell office:value-type="string" calcext:value-type="string">
            <text:p>Pedro Almodóvar</text:p>
          </table:table-cell>
          <table:table-cell office:value-type="string" calcext:value-type="string">
            <text:p>Espagnol</text:p>
          </table:table-cell>
          <table:table-cell office:value-type="float" office:value="1997" calcext:value-type="float">
            <text:p>199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ier Bardem,Francesca Neri,Liberto Rabal</text:p>
          </table:table-cell>
          <table:table-cell office:value-type="string" calcext:value-type="string">
            <text:p>https://fr.wikipedia.org/wiki/En_chair_et_en_os</text:p>
          </table:table-cell>
          <table:table-cell table:number-columns-repeated="100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8-CB/PA</text:p>
          </table:table-cell>
          <table:table-cell office:value-type="string" calcext:value-type="string">
            <text:p>Tout sur ma mère</text:p>
          </table:table-cell>
          <table:table-cell office:value-type="string" calcext:value-type="string">
            <text:p>Pedro Almodóvar</text:p>
          </table:table-cell>
          <table:table-cell office:value-type="string" calcext:value-type="string">
            <text:p>Espagnol</text:p>
          </table:table-cell>
          <table:table-cell office:value-type="float" office:value="1999" calcext:value-type="float">
            <text:p>19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cilia Roth,Marisa Paredes,Penelope Cruz,Candela Peña,Antonia San Juan</text:p>
          </table:table-cell>
          <table:table-cell office:value-type="string" calcext:value-type="string">
            <text:p>https://fr.wikipedia.org/wiki/Tout_sur_ma_mère</text:p>
          </table:table-cell>
          <table:table-cell table:number-columns-repeated="100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8-CB/PA</text:p>
          </table:table-cell>
          <table:table-cell office:value-type="string" calcext:value-type="string">
            <text:p>Parle avec elle</text:p>
          </table:table-cell>
          <table:table-cell office:value-type="string" calcext:value-type="string">
            <text:p>Pedro Almodóvar</text:p>
          </table:table-cell>
          <table:table-cell office:value-type="string" calcext:value-type="string">
            <text:p>Espagnol</text:p>
          </table:table-cell>
          <table:table-cell office:value-type="float" office:value="2002" calcext:value-type="float">
            <text:p>200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vier Camara,Darío Grandinetti,Leonor Watling,Geraldine Chaplin</text:p>
          </table:table-cell>
          <table:table-cell office:value-type="string" calcext:value-type="string">
            <text:p>https://fr.wikipedia.org/wiki/Parle_avec_elle</text:p>
          </table:table-cell>
          <table:table-cell table:number-columns-repeated="100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8-CB/PA</text:p>
          </table:table-cell>
          <table:table-cell office:value-type="string" calcext:value-type="string">
            <text:p>La Mauvaise Éducation</text:p>
          </table:table-cell>
          <table:table-cell office:value-type="string" calcext:value-type="string">
            <text:p>Pedro Almodóvar</text:p>
          </table:table-cell>
          <table:table-cell office:value-type="string" calcext:value-type="string">
            <text:p>Espagnol</text:p>
          </table:table-cell>
          <table:table-cell office:value-type="float" office:value="2004" calcext:value-type="float">
            <text:p>20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el García Bernal,Fele Martínez,Daniel Giménez,Lluís Homar,Javier Cámara</text:p>
          </table:table-cell>
          <table:table-cell office:value-type="string" calcext:value-type="string">
            <text:p>https://fr.wikipedia.org/wiki/La_Mauvaise_Éducation</text:p>
          </table:table-cell>
          <table:table-cell table:number-columns-repeated="100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8-CB/PA</text:p>
          </table:table-cell>
          <table:table-cell office:value-type="string" calcext:value-type="string">
            <text:p>Volver</text:p>
          </table:table-cell>
          <table:table-cell office:value-type="string" calcext:value-type="string">
            <text:p>Pedro Almodóvar</text:p>
          </table:table-cell>
          <table:table-cell office:value-type="string" calcext:value-type="string">
            <text:p>Espagnol</text:p>
          </table:table-cell>
          <table:table-cell office:value-type="float" office:value="2006" calcext:value-type="float">
            <text:p>200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élope Cruz,Carmen Maura,Lola Dueñas,Blanca Portillo</text:p>
          </table:table-cell>
          <table:table-cell office:value-type="string" calcext:value-type="string">
            <text:p>https://fr.wikipedia.org/wiki/Volver</text:p>
          </table:table-cell>
          <table:table-cell table:number-columns-repeated="100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8-CB/PA</text:p>
          </table:table-cell>
          <table:table-cell office:value-type="string" calcext:value-type="string">
            <text:p>Étreintes brisées</text:p>
          </table:table-cell>
          <table:table-cell office:value-type="string" calcext:value-type="string">
            <text:p>Pedro Almodóvar</text:p>
          </table:table-cell>
          <table:table-cell office:value-type="string" calcext:value-type="string">
            <text:p>Espagnol</text:p>
          </table:table-cell>
          <table:table-cell office:value-type="float" office:value="2009" calcext:value-type="float">
            <text:p>200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élope Cruz,Lluís Homar,Blanca Portillo,Ángela Molina,Rossy de Palma</text:p>
          </table:table-cell>
          <table:table-cell office:value-type="string" calcext:value-type="string">
            <text:p>https://fr.wikipedia.org/wiki/Étreintes_brisées</text:p>
          </table:table-cell>
          <table:table-cell table:number-columns-repeated="100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8-CB/PA</text:p>
          </table:table-cell>
          <table:table-cell office:value-type="string" calcext:value-type="string">
            <text:p>La piel que habito</text:p>
          </table:table-cell>
          <table:table-cell office:value-type="string" calcext:value-type="string">
            <text:p>Pedro Almodóvar</text:p>
          </table:table-cell>
          <table:table-cell office:value-type="string" calcext:value-type="string">
            <text:p>Espagnol</text:p>
          </table:table-cell>
          <table:table-cell office:value-type="float" office:value="2011" calcext:value-type="float">
            <text:p>201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tonio Banderas,Elena Anaya,Marisa Paredes</text:p>
          </table:table-cell>
          <table:table-cell office:value-type="string" calcext:value-type="string">
            <text:p>https://fr.wikipedia.org/wiki/La_piel_que_habito</text:p>
          </table:table-cell>
          <table:table-cell table:number-columns-repeated="100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8-CB/PA</text:p>
          </table:table-cell>
          <table:table-cell office:value-type="string" calcext:value-type="string">
            <text:p>Les Amants passagers</text:p>
          </table:table-cell>
          <table:table-cell office:value-type="string" calcext:value-type="string">
            <text:p>Pedro Almodóvar</text:p>
          </table:table-cell>
          <table:table-cell office:value-type="string" calcext:value-type="string">
            <text:p>Espagnol</text:p>
          </table:table-cell>
          <table:table-cell office:value-type="float" office:value="2013" calcext:value-type="float">
            <text:p>201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os Areces,Raúl Arévaloo,Javier Cámara,Lola Dueñas,Cecilia Roth</text:p>
          </table:table-cell>
          <table:table-cell office:value-type="string" calcext:value-type="string">
            <text:p>https://fr.wikipedia.org/wiki/Les_Amants_passagers</text:p>
          </table:table-cell>
          <table:table-cell table:number-columns-repeated="100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8-CB/PA</text:p>
          </table:table-cell>
          <table:table-cell office:value-type="string" calcext:value-type="string">
            <text:p>Julieta</text:p>
          </table:table-cell>
          <table:table-cell office:value-type="string" calcext:value-type="string">
            <text:p>Pedro Almodóvar</text:p>
          </table:table-cell>
          <table:table-cell office:value-type="string" calcext:value-type="string">
            <text:p>Espagnol</text:p>
          </table:table-cell>
          <table:table-cell office:value-type="float" office:value="2016" calcext:value-type="float">
            <text:p>201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ma Suárez,Adriana Ugarte,Daniel Garo,Inma Cuesta</text:p>
          </table:table-cell>
          <table:table-cell office:value-type="string" calcext:value-type="string">
            <text:p>https://fr.wikipedia.org/wiki/Julieta</text:p>
          </table:table-cell>
          <table:table-cell table:number-columns-repeated="100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8-CB/EL</text:p>
          </table:table-cell>
          <table:table-cell office:value-type="string" calcext:value-type="string">
            <text:p>Une heure près de toi</text:p>
          </table:table-cell>
          <table:table-cell office:value-type="string" calcext:value-type="string">
            <text:p>Ernst Lubitsch</text:p>
          </table:table-cell>
          <table:table-cell office:value-type="string" calcext:value-type="string">
            <text:p>Anglais</text:p>
          </table:table-cell>
          <table:table-cell office:value-type="float" office:value="1932" calcext:value-type="float">
            <text:p>193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urice Chevalier,Jeanette MacDonald,Genevieve Tobin</text:p>
          </table:table-cell>
          <table:table-cell office:value-type="string" calcext:value-type="string">
            <text:p>https://fr.wikipedia.org/wiki/Une_heure_près_de_toi</text:p>
          </table:table-cell>
          <table:table-cell table:number-columns-repeated="100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8-CB/EL</text:p>
          </table:table-cell>
          <table:table-cell office:value-type="string" calcext:value-type="string">
            <text:p>Si j'avais un million</text:p>
          </table:table-cell>
          <table:table-cell office:value-type="string" calcext:value-type="string">
            <text:p>Ernst Lubitsch</text:p>
          </table:table-cell>
          <table:table-cell office:value-type="string" calcext:value-type="string">
            <text:p>Anglais</text:p>
          </table:table-cell>
          <table:table-cell office:value-type="float" office:value="1932" calcext:value-type="float">
            <text:p>193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ry Cooper,Charles Laughton,George Raft,Jack Oakie,Richard Bennett</text:p>
          </table:table-cell>
          <table:table-cell office:value-type="string" calcext:value-type="string">
            <text:p>https://fr.wikipedia.org/wiki/Si_j%27avais_un_million</text:p>
          </table:table-cell>
          <table:table-cell table:number-columns-repeated="100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8-CB/EL</text:p>
          </table:table-cell>
          <table:table-cell office:value-type="string" calcext:value-type="string">
            <text:p>To Be or Not to Be</text:p>
          </table:table-cell>
          <table:table-cell office:value-type="string" calcext:value-type="string">
            <text:p>Ernst Lubitsch</text:p>
          </table:table-cell>
          <table:table-cell office:value-type="string" calcext:value-type="string">
            <text:p>Anglais</text:p>
          </table:table-cell>
          <table:table-cell office:value-type="float" office:value="1942" calcext:value-type="float">
            <text:p>194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ole Lombard,Robert Stack</text:p>
          </table:table-cell>
          <table:table-cell office:value-type="string" calcext:value-type="string">
            <text:p>https://fr.wikipedia.org/wiki/Jeux_dangereux</text:p>
          </table:table-cell>
          <table:table-cell table:number-columns-repeated="100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8-CB/EL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Ernst Lubitsch</text:p>
          </table:table-cell>
          <table:table-cell office:value-type="string" calcext:value-type="string">
            <text:p>Anglais</text:p>
          </table:table-cell>
          <table:table-cell office:value-type="float" office:value="1937" calcext:value-type="float">
            <text:p>193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lene Dietrich,Herbert Marshall,Melvyn Douglas,Edward Everett Horton</text:p>
          </table:table-cell>
          <table:table-cell office:value-type="string" calcext:value-type="string">
            <text:p>https://fr.wikipedia.org/wiki/Ange_(film)</text:p>
          </table:table-cell>
          <table:table-cell table:number-columns-repeated="100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8-CB/EL</text:p>
          </table:table-cell>
          <table:table-cell office:value-type="string" calcext:value-type="string">
            <text:p>La Huitième Femme de Barbe-Bleue</text:p>
          </table:table-cell>
          <table:table-cell office:value-type="string" calcext:value-type="string">
            <text:p>Ernst Lubitsch</text:p>
          </table:table-cell>
          <table:table-cell office:value-type="string" calcext:value-type="string">
            <text:p>Anglais</text:p>
          </table:table-cell>
          <table:table-cell office:value-type="float" office:value="1938" calcext:value-type="float">
            <text:p>193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tte Colbert,Gary Cooper,Edward Everett Horton,David Niven</text:p>
          </table:table-cell>
          <table:table-cell office:value-type="string" calcext:value-type="string">
            <text:p>https://fr.wikipedia.org/wiki/La_Huitième_Femme_de_Barbe-Bleue_%28film,_1938%29</text:p>
          </table:table-cell>
          <table:table-cell table:number-columns-repeated="100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8-CB/EL</text:p>
          </table:table-cell>
          <table:table-cell office:value-type="string" calcext:value-type="string">
            <text:p>La Folle Ingénue</text:p>
          </table:table-cell>
          <table:table-cell office:value-type="string" calcext:value-type="string">
            <text:p>Ernst Lubitsch</text:p>
          </table:table-cell>
          <table:table-cell office:value-type="string" calcext:value-type="string">
            <text:p>Anglais</text:p>
          </table:table-cell>
          <table:table-cell office:value-type="float" office:value="1946" calcext:value-type="float">
            <text:p>194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les Boyer,Jennifer Jones,Peter Lawford</text:p>
          </table:table-cell>
          <table:table-cell office:value-type="string" calcext:value-type="string">
            <text:p>https://fr.wikipedia.org/wiki/La_Folle_Ingénue</text:p>
          </table:table-cell>
          <table:table-cell table:number-columns-repeated="100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8-CB/EL</text:p>
          </table:table-cell>
          <table:table-cell office:value-type="string" calcext:value-type="string">
            <text:p>Sérénade à trois</text:p>
          </table:table-cell>
          <table:table-cell office:value-type="string" calcext:value-type="string">
            <text:p>Ernst Lubitsch</text:p>
          </table:table-cell>
          <table:table-cell office:value-type="string" calcext:value-type="string">
            <text:p>Anglais</text:p>
          </table:table-cell>
          <table:table-cell office:value-type="float" office:value="1933" calcext:value-type="float">
            <text:p>193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dric March,Gary Cooper,Miriam Hopkins,Edward Everett Horton</text:p>
          </table:table-cell>
          <table:table-cell office:value-type="string" calcext:value-type="string">
            <text:p>https://fr.wikipedia.org/wiki/Sérénade_à_trois</text:p>
          </table:table-cell>
          <table:table-cell table:number-columns-repeated="100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8-CB/EL</text:p>
          </table:table-cell>
          <table:table-cell office:value-type="string" calcext:value-type="string">
            <text:p>La Dame au manteau d'hermine</text:p>
          </table:table-cell>
          <table:table-cell office:value-type="string" calcext:value-type="string">
            <text:p>Ernst Lubitsch</text:p>
          </table:table-cell>
          <table:table-cell office:value-type="string" calcext:value-type="string">
            <text:p>Anglais</text:p>
          </table:table-cell>
          <table:table-cell office:value-type="float" office:value="1948" calcext:value-type="float">
            <text:p>194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ty Grable,Douglas Fairbanks Jr.,Cesar Romero</text:p>
          </table:table-cell>
          <table:table-cell office:value-type="string" calcext:value-type="string">
            <text:p>https://fr.wikipedia.org/wiki/La_Dame_au_manteau_d%27hermine</text:p>
          </table:table-cell>
          <table:table-cell table:number-columns-repeated="100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8-CB/SK</text:p>
          </table:table-cell>
          <table:table-cell office:value-type="string" calcext:value-type="string">
            <text:p>Spartacus</text:p>
          </table:table-cell>
          <table:table-cell office:value-type="string" calcext:value-type="string">
            <text:p>Stanley Kubrick</text:p>
          </table:table-cell>
          <table:table-cell office:value-type="string" calcext:value-type="string">
            <text:p>Anglais</text:p>
          </table:table-cell>
          <table:table-cell office:value-type="float" office:value="1960" calcext:value-type="float">
            <text:p>196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rk Douglas,Laurence Olivier,Peter Ustinov,John Gavin</text:p>
          </table:table-cell>
          <table:table-cell office:value-type="string" calcext:value-type="string">
            <text:p>https://fr.wikipedia.org/wiki/Spartacus_(film,_1960)</text:p>
          </table:table-cell>
          <table:table-cell table:number-columns-repeated="1007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8-CB/SK</text:p>
          </table:table-cell>
          <table:table-cell office:value-type="string" calcext:value-type="string">
            <text:p>Lolita</text:p>
          </table:table-cell>
          <table:table-cell office:value-type="string" calcext:value-type="string">
            <text:p>Stanley Kubrick</text:p>
          </table:table-cell>
          <table:table-cell office:value-type="string" calcext:value-type="string">
            <text:p>Anglais</text:p>
          </table:table-cell>
          <table:table-cell office:value-type="float" office:value="1962" calcext:value-type="float">
            <text:p>196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mes Mason,Shelley Winters,Peter Sellers,Sue Lyon</text:p>
          </table:table-cell>
          <table:table-cell office:value-type="string" calcext:value-type="string">
            <text:p>https://fr.wikipedia.org/wiki/Lolita_(film,_1962)</text:p>
          </table:table-cell>
          <table:table-cell table:number-columns-repeated="1007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8-CB/SK</text:p>
          </table:table-cell>
          <table:table-cell office:value-type="string" calcext:value-type="string">
            <text:p>Docteur Folamour</text:p>
          </table:table-cell>
          <table:table-cell office:value-type="string" calcext:value-type="string">
            <text:p>Stanley Kubrick</text:p>
          </table:table-cell>
          <table:table-cell office:value-type="string" calcext:value-type="string">
            <text:p>Anglais</text:p>
          </table:table-cell>
          <table:table-cell office:value-type="float" office:value="1963" calcext:value-type="float">
            <text:p>196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er Sellers,George C. Scott,Sterling Hayden</text:p>
          </table:table-cell>
          <table:table-cell office:value-type="string" calcext:value-type="string">
            <text:p>https://fr.wikipedia.org/wiki/Docteur_Folamour</text:p>
          </table:table-cell>
          <table:table-cell table:number-columns-repeated="1007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8-CB/SK</text:p>
          </table:table-cell>
          <table:table-cell office:value-type="string" calcext:value-type="string">
            <text:p>2001, l'Odyssée de l'espace</text:p>
          </table:table-cell>
          <table:table-cell office:value-type="string" calcext:value-type="string">
            <text:p>Stanley Kubrick</text:p>
          </table:table-cell>
          <table:table-cell office:value-type="string" calcext:value-type="string">
            <text:p>Anglais</text:p>
          </table:table-cell>
          <table:table-cell office:value-type="float" office:value="1968" calcext:value-type="float">
            <text:p>196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ir Dullea,Gary Lockwood,William Sylvester,Daniel Richter,Leonard Rossiter</text:p>
          </table:table-cell>
          <table:table-cell office:value-type="string" calcext:value-type="string">
            <text:p>https://fr.wikipedia.org/wiki/2001,_l%27Odyssée_de_l%27espace</text:p>
          </table:table-cell>
          <table:table-cell table:number-columns-repeated="1007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8-CB/SK</text:p>
          </table:table-cell>
          <table:table-cell office:value-type="string" calcext:value-type="string">
            <text:p>Orange mécanique</text:p>
          </table:table-cell>
          <table:table-cell office:value-type="string" calcext:value-type="string">
            <text:p>Stanley Kubrick</text:p>
          </table:table-cell>
          <table:table-cell office:value-type="string" calcext:value-type="string">
            <text:p>Anglais</text:p>
          </table:table-cell>
          <table:table-cell office:value-type="float" office:value="1971" calcext:value-type="float">
            <text:p>197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colm McDowell,Patrick Magee,Adrienne Corri,Miriam Karlin</text:p>
          </table:table-cell>
          <table:table-cell office:value-type="string" calcext:value-type="string">
            <text:p>https://fr.wikipedia.org/wiki/Orange_mécanique</text:p>
          </table:table-cell>
          <table:table-cell table:number-columns-repeated="1007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8-CB/SK</text:p>
          </table:table-cell>
          <table:table-cell office:value-type="string" calcext:value-type="string">
            <text:p>Barry Lyndon</text:p>
          </table:table-cell>
          <table:table-cell office:value-type="string" calcext:value-type="string">
            <text:p>Stanley Kubrick</text:p>
          </table:table-cell>
          <table:table-cell office:value-type="string" calcext:value-type="string">
            <text:p>Anglais</text:p>
          </table:table-cell>
          <table:table-cell office:value-type="float" office:value="1975" calcext:value-type="float">
            <text:p>197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an O'Neal,Marisa Berenson,Leon Vitali,Patrick Magee</text:p>
          </table:table-cell>
          <table:table-cell office:value-type="string" calcext:value-type="string">
            <text:p>https://fr.wikipedia.org/wiki/Barry_Lyndon</text:p>
          </table:table-cell>
          <table:table-cell table:number-columns-repeated="100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8-CB/SK</text:p>
          </table:table-cell>
          <table:table-cell office:value-type="string" calcext:value-type="string">
            <text:p>Shining</text:p>
          </table:table-cell>
          <table:table-cell office:value-type="string" calcext:value-type="string">
            <text:p>Stanley Kubrick</text:p>
          </table:table-cell>
          <table:table-cell office:value-type="string" calcext:value-type="string">
            <text:p>Anglais</text:p>
          </table:table-cell>
          <table:table-cell office:value-type="float" office:value="1980" calcext:value-type="float">
            <text:p>198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 Nicholson,Shelley Duvall,Danny Lloyd</text:p>
          </table:table-cell>
          <table:table-cell office:value-type="string" calcext:value-type="string">
            <text:p>https://fr.wikipedia.org/wiki/Shining_(film)</text:p>
          </table:table-cell>
          <table:table-cell table:number-columns-repeated="1007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8-CB/SK</text:p>
          </table:table-cell>
          <table:table-cell office:value-type="string" calcext:value-type="string">
            <text:p>Full Metal Jacket</text:p>
          </table:table-cell>
          <table:table-cell office:value-type="string" calcext:value-type="string">
            <text:p>Stanley Kubrick</text:p>
          </table:table-cell>
          <table:table-cell office:value-type="string" calcext:value-type="string">
            <text:p>Anglais</text:p>
          </table:table-cell>
          <table:table-cell office:value-type="float" office:value="1987" calcext:value-type="float">
            <text:p>198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thew Modine,Adam Baldwin,Vincent D'Onofrio</text:p>
          </table:table-cell>
          <table:table-cell office:value-type="string" calcext:value-type="string">
            <text:p>https://fr.wikipedia.org/wiki/Full_Metal_Jacket</text:p>
          </table:table-cell>
          <table:table-cell table:number-columns-repeated="100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8-CB/SK</text:p>
          </table:table-cell>
          <table:table-cell office:value-type="string" calcext:value-type="string">
            <text:p>Eyes Wide Shut</text:p>
          </table:table-cell>
          <table:table-cell office:value-type="string" calcext:value-type="string">
            <text:p>Stanley Kubrick</text:p>
          </table:table-cell>
          <table:table-cell office:value-type="string" calcext:value-type="string">
            <text:p>Anglais</text:p>
          </table:table-cell>
          <table:table-cell office:value-type="float" office:value="1999" calcext:value-type="float">
            <text:p>199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m Cruise,Nicole Kidman,Sydney Pollack,Todd Field</text:p>
          </table:table-cell>
          <table:table-cell office:value-type="string" calcext:value-type="string">
            <text:p>https://fr.wikipedia.org/wiki/Eyes_Wide_Shut</text:p>
          </table:table-cell>
          <table:table-cell table:number-columns-repeated="100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8-CB/JD</text:p>
          </table:table-cell>
          <table:table-cell office:value-type="string" calcext:value-type="string">
            <text:p>La Fureur de vivre</text:p>
          </table:table-cell>
          <table:table-cell office:value-type="string" calcext:value-type="string">
            <text:p>Nicholas Ray</text:p>
          </table:table-cell>
          <table:table-cell office:value-type="string" calcext:value-type="string">
            <text:p>Anglais</text:p>
          </table:table-cell>
          <table:table-cell office:value-type="float" office:value="1955" calcext:value-type="float">
            <text:p>195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mes Dean,Natalie Wood,Sal Mineo</text:p>
          </table:table-cell>
          <table:table-cell office:value-type="string" calcext:value-type="string">
            <text:p>https://fr.wikipedia.org/wiki/La_Fureur_de_vivre</text:p>
          </table:table-cell>
          <table:table-cell table:number-columns-repeated="1007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8-CB/JD</text:p>
          </table:table-cell>
          <table:table-cell office:value-type="string" calcext:value-type="string">
            <text:p>À l'est d'Éden</text:p>
          </table:table-cell>
          <table:table-cell office:value-type="string" calcext:value-type="string">
            <text:p>Elia Kazan</text:p>
          </table:table-cell>
          <table:table-cell office:value-type="string" calcext:value-type="string">
            <text:p>Anglais</text:p>
          </table:table-cell>
          <table:table-cell office:value-type="float" office:value="1955" calcext:value-type="float">
            <text:p>195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mes Dean,Raymond Massey,Julie Harris,Burl Ives</text:p>
          </table:table-cell>
          <table:table-cell office:value-type="string" calcext:value-type="string">
            <text:p>https://fr.wikipedia.org/wiki/À_l%27est_d%27Éden_%28film%29</text:p>
          </table:table-cell>
          <table:table-cell table:number-columns-repeated="100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8-CB/JD</text:p>
          </table:table-cell>
          <table:table-cell office:value-type="string" calcext:value-type="string">
            <text:p>Géant</text:p>
          </table:table-cell>
          <table:table-cell office:value-type="string" calcext:value-type="string">
            <text:p>George Stevens</text:p>
          </table:table-cell>
          <table:table-cell office:value-type="string" calcext:value-type="string">
            <text:p>Anglais</text:p>
          </table:table-cell>
          <table:table-cell office:value-type="float" office:value="1956" calcext:value-type="float">
            <text:p>195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sabeth Taylor,James Dean,Rock Hudson</text:p>
          </table:table-cell>
          <table:table-cell office:value-type="string" calcext:value-type="string">
            <text:p>https://fr.wikipedia.org/wiki/Géant_(film)</text:p>
          </table:table-cell>
          <table:table-cell table:number-columns-repeated="1007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8-CB/AS</text:p>
          </table:table-cell>
          <table:table-cell office:value-type="string" calcext:value-type="string">
            <text:p>American Sniper</text:p>
          </table:table-cell>
          <table:table-cell office:value-type="string" calcext:value-type="string">
            <text:p>Clint Eastwood</text:p>
          </table:table-cell>
          <table:table-cell office:value-type="string" calcext:value-type="string">
            <text:p>Anglais</text:p>
          </table:table-cell>
          <table:table-cell office:value-type="float" office:value="2014" calcext:value-type="float">
            <text:p>201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ley Cooper,Sienna Miller</text:p>
          </table:table-cell>
          <table:table-cell office:value-type="string" calcext:value-type="string">
            <text:p>https://fr.wikipedia.org/wiki/American_Sniper</text:p>
          </table:table-cell>
          <table:table-cell table:number-columns-repeated="1007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8-CB/AS</text:p>
          </table:table-cell>
          <table:table-cell office:value-type="string" calcext:value-type="string">
            <text:p>American Sniper</text:p>
          </table:table-cell>
          <table:table-cell office:value-type="string" calcext:value-type="string">
            <text:p>Clint Eastwood</text:p>
          </table:table-cell>
          <table:table-cell office:value-type="string" calcext:value-type="string">
            <text:p>Anglais</text:p>
          </table:table-cell>
          <table:table-cell office:value-type="float" office:value="2014" calcext:value-type="float">
            <text:p>201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ley Cooper,Sienna Miller</text:p>
          </table:table-cell>
          <table:table-cell office:value-type="string" calcext:value-type="string">
            <text:p>https://fr.wikipedia.org/wiki/American_Sniper</text:p>
          </table:table-cell>
          <table:table-cell table:number-columns-repeated="1007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8-CB/CE</text:p>
          </table:table-cell>
          <table:table-cell office:value-type="string" calcext:value-type="string">
            <text:p>Pale Rider, le cavalier solitaire</text:p>
          </table:table-cell>
          <table:table-cell office:value-type="string" calcext:value-type="string">
            <text:p>Clint Eastwood</text:p>
          </table:table-cell>
          <table:table-cell office:value-type="string" calcext:value-type="string">
            <text:p>Anglais</text:p>
          </table:table-cell>
          <table:table-cell office:value-type="float" office:value="1985" calcext:value-type="float">
            <text:p>198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int Eastwood,Michael Moriarty,Carrie Snodgress,Richard A. Dysart</text:p>
          </table:table-cell>
          <table:table-cell office:value-type="string" calcext:value-type="string">
            <text:p>https://fr.wikipedia.org/wiki/Pale_Rider,_le_cavalier_solitaire</text:p>
          </table:table-cell>
          <table:table-cell table:number-columns-repeated="1007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8-CB/CE</text:p>
          </table:table-cell>
          <table:table-cell office:value-type="string" calcext:value-type="string">
            <text:p>Impitoyable</text:p>
          </table:table-cell>
          <table:table-cell office:value-type="string" calcext:value-type="string">
            <text:p>Clint Eastwood</text:p>
          </table:table-cell>
          <table:table-cell office:value-type="string" calcext:value-type="string">
            <text:p>Anglais</text:p>
          </table:table-cell>
          <table:table-cell office:value-type="float" office:value="1992" calcext:value-type="float">
            <text:p>199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int Eastwood,Gene Hackman,Morgan Freeman,Richard Harris</text:p>
          </table:table-cell>
          <table:table-cell office:value-type="string" calcext:value-type="string">
            <text:p>https://fr.wikipedia.org/wiki/Impitoyable</text:p>
          </table:table-cell>
          <table:table-cell table:number-columns-repeated="100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8-CB/CE</text:p>
          </table:table-cell>
          <table:table-cell office:value-type="string" calcext:value-type="string">
            <text:p>Un monde parfait</text:p>
          </table:table-cell>
          <table:table-cell office:value-type="string" calcext:value-type="string">
            <text:p>Clint Eastwood</text:p>
          </table:table-cell>
          <table:table-cell office:value-type="string" calcext:value-type="string">
            <text:p>Anglais</text:p>
          </table:table-cell>
          <table:table-cell office:value-type="float" office:value="1993" calcext:value-type="float">
            <text:p>199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vin Costner,Clint Eastwood,Laura Dern,T.J. Lowther</text:p>
          </table:table-cell>
          <table:table-cell office:value-type="string" calcext:value-type="string">
            <text:p>https://fr.wikipedia.org/wiki/Un_monde_parfait_(film)</text:p>
          </table:table-cell>
          <table:table-cell table:number-columns-repeated="1007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8-CB/CE</text:p>
          </table:table-cell>
          <table:table-cell office:value-type="string" calcext:value-type="string">
            <text:p>Sur la route de Madison</text:p>
          </table:table-cell>
          <table:table-cell office:value-type="string" calcext:value-type="string">
            <text:p>Clint Eastwood</text:p>
          </table:table-cell>
          <table:table-cell office:value-type="string" calcext:value-type="string">
            <text:p>Anglais</text:p>
          </table:table-cell>
          <table:table-cell office:value-type="float" office:value="1995" calcext:value-type="float">
            <text:p>199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yl Streep,Clint Eastwood</text:p>
          </table:table-cell>
          <table:table-cell office:value-type="string" calcext:value-type="string">
            <text:p>https://fr.wikipedia.org/wiki/Sur_la_route_de_Madison</text:p>
          </table:table-cell>
          <table:table-cell table:number-columns-repeated="1007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8-CB/CE</text:p>
          </table:table-cell>
          <table:table-cell office:value-type="string" calcext:value-type="string">
            <text:p>Mystic River</text:p>
          </table:table-cell>
          <table:table-cell office:value-type="string" calcext:value-type="string">
            <text:p>Clint Eastwood</text:p>
          </table:table-cell>
          <table:table-cell office:value-type="string" calcext:value-type="string">
            <text:p>Anglais</text:p>
          </table:table-cell>
          <table:table-cell office:value-type="float" office:value="2003" calcext:value-type="float">
            <text:p>200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an Penn,Tim Robbins,Kevin Bacon</text:p>
          </table:table-cell>
          <table:table-cell office:value-type="string" calcext:value-type="string">
            <text:p>https://fr.wikipedia.org/wiki/Mystic_River_(film)</text:p>
          </table:table-cell>
          <table:table-cell table:number-columns-repeated="1007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8-CB/CE</text:p>
          </table:table-cell>
          <table:table-cell office:value-type="string" calcext:value-type="string">
            <text:p>Lettres d'Iwo Jima</text:p>
          </table:table-cell>
          <table:table-cell office:value-type="string" calcext:value-type="string">
            <text:p>Clint Eastwood</text:p>
          </table:table-cell>
          <table:table-cell office:value-type="string" calcext:value-type="string">
            <text:p>Anglais</text:p>
          </table:table-cell>
          <table:table-cell office:value-type="float" office:value="2007" calcext:value-type="float">
            <text:p>200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 Watanabe,Kazunari Ninomiya,Tsuyoshi Ihara</text:p>
          </table:table-cell>
          <table:table-cell office:value-type="string" calcext:value-type="string">
            <text:p>https://fr.wikipedia.org/wiki/Lettres_d%27Iwo_Jima</text:p>
          </table:table-cell>
          <table:table-cell table:number-columns-repeated="1007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8-CB/CE</text:p>
          </table:table-cell>
          <table:table-cell office:value-type="string" calcext:value-type="string">
            <text:p>Mémoires de nos pères</text:p>
          </table:table-cell>
          <table:table-cell office:value-type="string" calcext:value-type="string">
            <text:p>Clint Eastwood</text:p>
          </table:table-cell>
          <table:table-cell office:value-type="string" calcext:value-type="string">
            <text:p>Anglais</text:p>
          </table:table-cell>
          <table:table-cell office:value-type="float" office:value="2006" calcext:value-type="float">
            <text:p>200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an Phillippe,Adam Beach,Jesse Bradford</text:p>
          </table:table-cell>
          <table:table-cell office:value-type="string" calcext:value-type="string">
            <text:p>https://fr.wikipedia.org/wiki/Mémoires_de_nos_pères_(film)</text:p>
          </table:table-cell>
          <table:table-cell table:number-columns-repeated="1007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8-CB/CE</text:p>
          </table:table-cell>
          <table:table-cell office:value-type="string" calcext:value-type="string">
            <text:p>Gran Torino</text:p>
          </table:table-cell>
          <table:table-cell office:value-type="string" calcext:value-type="string">
            <text:p>Clint Eastwood</text:p>
          </table:table-cell>
          <table:table-cell office:value-type="string" calcext:value-type="string">
            <text:p>Anglais</text:p>
          </table:table-cell>
          <table:table-cell office:value-type="float" office:value="2009" calcext:value-type="float">
            <text:p>20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int Eastwood,Bee Vang,Ahney Her</text:p>
          </table:table-cell>
          <table:table-cell office:value-type="string" calcext:value-type="string">
            <text:p>https://fr.wikipedia.org/wiki/Gran_Torino</text:p>
          </table:table-cell>
          <table:table-cell table:number-columns-repeated="1007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8-CB/CE</text:p>
          </table:table-cell>
          <table:table-cell office:value-type="string" calcext:value-type="string">
            <text:p>Invictus</text:p>
          </table:table-cell>
          <table:table-cell office:value-type="string" calcext:value-type="string">
            <text:p>Clint Eastwood</text:p>
          </table:table-cell>
          <table:table-cell office:value-type="string" calcext:value-type="string">
            <text:p>Anglais</text:p>
          </table:table-cell>
          <table:table-cell office:value-type="float" office:value="2009" calcext:value-type="float">
            <text:p>200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gan Freeman,Matt Damon,Scott Eastwood</text:p>
          </table:table-cell>
          <table:table-cell office:value-type="string" calcext:value-type="string">
            <text:p>http://fr.wikipedia.org/wiki/Invictus_%28film%29</text:p>
          </table:table-cell>
          <table:table-cell table:number-columns-repeated="1007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8-CB/CE</text:p>
          </table:table-cell>
          <table:table-cell office:value-type="string" calcext:value-type="string">
            <text:p>Au-delà</text:p>
          </table:table-cell>
          <table:table-cell office:value-type="string" calcext:value-type="string">
            <text:p>Clint Eastwood</text:p>
          </table:table-cell>
          <table:table-cell office:value-type="string" calcext:value-type="string">
            <text:p>Anglais</text:p>
          </table:table-cell>
          <table:table-cell office:value-type="float" office:value="2010" calcext:value-type="float">
            <text:p>201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t Damon,Cécile de France,Bryce Dallas Howard</text:p>
          </table:table-cell>
          <table:table-cell office:value-type="string" calcext:value-type="string">
            <text:p>https://fr.wikipedia.org/wiki/Au-delà_%28film%29</text:p>
          </table:table-cell>
          <table:table-cell table:number-columns-repeated="100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8-CBN/JG</text:p>
          </table:table-cell>
          <table:table-cell office:value-type="string" calcext:value-type="string">
            <text:p>Pépé le Moko</text:p>
          </table:table-cell>
          <table:table-cell office:value-type="string" calcext:value-type="string">
            <text:p>Julien Duvivier</text:p>
          </table:table-cell>
          <table:table-cell office:value-type="string" calcext:value-type="string">
            <text:p>Français</text:p>
          </table:table-cell>
          <table:table-cell office:value-type="float" office:value="1937" calcext:value-type="float">
            <text:p>193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an Gabin,Line Noro,Mireille Balin</text:p>
          </table:table-cell>
          <table:table-cell office:value-type="string" calcext:value-type="string">
            <text:p>https://fr.wikipedia.org/wiki/Pépé_le_Moko</text:p>
          </table:table-cell>
          <table:table-cell table:number-columns-repeated="100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8-CBN/JG</text:p>
          </table:table-cell>
          <table:table-cell office:value-type="string" calcext:value-type="string">
            <text:p>La Bête humaine</text:p>
          </table:table-cell>
          <table:table-cell office:value-type="string" calcext:value-type="string">
            <text:p>Jean Renoir</text:p>
          </table:table-cell>
          <table:table-cell office:value-type="string" calcext:value-type="string">
            <text:p>Français</text:p>
          </table:table-cell>
          <table:table-cell office:value-type="float" office:value="1938" calcext:value-type="float">
            <text:p>19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an Gabin,Simone Simon,Fernand Ledoux</text:p>
          </table:table-cell>
          <table:table-cell office:value-type="string" calcext:value-type="string">
            <text:p>https://fr.wikipedia.org/wiki/La_Bête_humaine_(film)</text:p>
          </table:table-cell>
          <table:table-cell table:number-columns-repeated="1007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8-CBN/JG</text:p>
          </table:table-cell>
          <table:table-cell office:value-type="string" calcext:value-type="string">
            <text:p>Touchez pas au grisbi</text:p>
          </table:table-cell>
          <table:table-cell office:value-type="string" calcext:value-type="string">
            <text:p>Jacques Becker</text:p>
          </table:table-cell>
          <table:table-cell office:value-type="string" calcext:value-type="string">
            <text:p>Français</text:p>
          </table:table-cell>
          <table:table-cell office:value-type="float" office:value="1954" calcext:value-type="float">
            <text:p>195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an Gabin,Lino Ventura,Paul Frankeur,René Dary,Jeanne Moreau</text:p>
          </table:table-cell>
          <table:table-cell office:value-type="string" calcext:value-type="string">
            <text:p>https://fr.wikipedia.org/wiki/Touchez_pas_au_grisbi</text:p>
          </table:table-cell>
          <table:table-cell table:number-columns-repeated="100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8-CBN/JG</text:p>
          </table:table-cell>
          <table:table-cell office:value-type="string" calcext:value-type="string">
            <text:p>La Traversée de Paris</text:p>
          </table:table-cell>
          <table:table-cell office:value-type="string" calcext:value-type="string">
            <text:p>Claude Autant-Lara</text:p>
          </table:table-cell>
          <table:table-cell office:value-type="string" calcext:value-type="string">
            <text:p>Français</text:p>
          </table:table-cell>
          <table:table-cell office:value-type="float" office:value="1956" calcext:value-type="float">
            <text:p>195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an Gabin,Bourvil,Louis de Funès,Jeannette Batti</text:p>
          </table:table-cell>
          <table:table-cell office:value-type="string" calcext:value-type="string">
            <text:p>https://fr.wikipedia.org/wiki/La_Traversée_de_Paris</text:p>
          </table:table-cell>
          <table:table-cell table:number-columns-repeated="100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8-CBN/JG</text:p>
          </table:table-cell>
          <table:table-cell office:value-type="string" calcext:value-type="string">
            <text:p>Un singe en hiver</text:p>
          </table:table-cell>
          <table:table-cell office:value-type="string" calcext:value-type="string">
            <text:p>Henri Verneuil</text:p>
          </table:table-cell>
          <table:table-cell office:value-type="string" calcext:value-type="string">
            <text:p>Français</text:p>
          </table:table-cell>
          <table:table-cell office:value-type="float" office:value="1962" calcext:value-type="float">
            <text:p>19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an Gabin,Jean-Paul Belmondo,Suzanne Flon,Paul Frankeur</text:p>
          </table:table-cell>
          <table:table-cell office:value-type="string" calcext:value-type="string">
            <text:p>https://fr.wikipedia.org/wiki/Un_singe_en_hiver_(film)</text:p>
          </table:table-cell>
          <table:table-cell table:number-columns-repeated="1007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8-CBN/JG</text:p>
          </table:table-cell>
          <table:table-cell office:value-type="string" calcext:value-type="string">
            <text:p>Monsieur</text:p>
          </table:table-cell>
          <table:table-cell office:value-type="string" calcext:value-type="string">
            <text:p>Jean-Paul Le Chanois</text:p>
          </table:table-cell>
          <table:table-cell office:value-type="string" calcext:value-type="string">
            <text:p>Français</text:p>
          </table:table-cell>
          <table:table-cell office:value-type="float" office:value="1964" calcext:value-type="float">
            <text:p>196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an Gabin,Mireille Darc,Philippe Noiret,Liselotte Pulver</text:p>
          </table:table-cell>
          <table:table-cell office:value-type="string" calcext:value-type="string">
            <text:p>https://fr.wikipedia.org/wiki/Monsieur_(film,_1964)</text:p>
          </table:table-cell>
          <table:table-cell table:number-columns-repeated="100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8-CBN/JG</text:p>
          </table:table-cell>
          <table:table-cell office:value-type="string" calcext:value-type="string">
            <text:p>Le Clan des Siciliens</text:p>
          </table:table-cell>
          <table:table-cell office:value-type="string" calcext:value-type="string">
            <text:p>Henri Verneuil</text:p>
          </table:table-cell>
          <table:table-cell office:value-type="string" calcext:value-type="string">
            <text:p>Français</text:p>
          </table:table-cell>
          <table:table-cell office:value-type="float" office:value="1969" calcext:value-type="float">
            <text:p>196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an Gabin,Alain Delon,Lino Ventura</text:p>
          </table:table-cell>
          <table:table-cell office:value-type="string" calcext:value-type="string">
            <text:p>https://fr.wikipedia.org/wiki/Le_Clan_des_Siciliens</text:p>
          </table:table-cell>
          <table:table-cell table:number-columns-repeated="1007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8-CBN/JG</text:p>
          </table:table-cell>
          <table:table-cell office:value-type="string" calcext:value-type="string">
            <text:p>Le Chat</text:p>
          </table:table-cell>
          <table:table-cell office:value-type="string" calcext:value-type="string">
            <text:p>Pierre Granier-Deferre</text:p>
          </table:table-cell>
          <table:table-cell office:value-type="string" calcext:value-type="string">
            <text:p>Français</text:p>
          </table:table-cell>
          <table:table-cell office:value-type="float" office:value="1970" calcext:value-type="float">
            <text:p>197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an Gabin,Simone Signoret</text:p>
          </table:table-cell>
          <table:table-cell office:value-type="string" calcext:value-type="string">
            <text:p>https://fr.wikipedia.org/wiki/Le_Chat_(film)</text:p>
          </table:table-cell>
          <table:table-cell table:number-columns-repeated="100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8-CBN/JPM</text:p>
          </table:table-cell>
          <table:table-cell office:value-type="string" calcext:value-type="string">
            <text:p>Le Diable par la queue</text:p>
          </table:table-cell>
          <table:table-cell office:value-type="string" calcext:value-type="string">
            <text:p>Philippe de Broca</text:p>
          </table:table-cell>
          <table:table-cell office:value-type="string" calcext:value-type="string">
            <text:p>Français</text:p>
          </table:table-cell>
          <table:table-cell office:value-type="float" office:value="1969" calcext:value-type="float">
            <text:p>196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ves Montand,Jean-Pierre Marielle,Jean Rochefort,Maria Schell,Marthe Keller</text:p>
          </table:table-cell>
          <table:table-cell office:value-type="string" calcext:value-type="string">
            <text:p>https://fr.wikipedia.org/wiki/Le_Diable_par_la_queue</text:p>
          </table:table-cell>
          <table:table-cell table:number-columns-repeated="100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8-CBN/JPM</text:p>
          </table:table-cell>
          <table:table-cell office:value-type="string" calcext:value-type="string">
            <text:p>Un linceul n'a pas de poches</text:p>
          </table:table-cell>
          <table:table-cell office:value-type="string" calcext:value-type="string">
            <text:p>Jean-Pierre Mocky</text:p>
          </table:table-cell>
          <table:table-cell office:value-type="string" calcext:value-type="string">
            <text:p>Français</text:p>
          </table:table-cell>
          <table:table-cell office:value-type="float" office:value="1974" calcext:value-type="float">
            <text:p>197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an-Pierre Mocky,Myriam Mézières,Jean-Pierre Marielle,Jean Carmet,Michel Constantin,Michel Serrault</text:p>
          </table:table-cell>
          <table:table-cell office:value-type="string" calcext:value-type="string">
            <text:p>https://fr.wikipedia.org/wiki/Un_linceul_n%27a_pas_de_poches_%28film%29</text:p>
          </table:table-cell>
          <table:table-cell table:number-columns-repeated="1007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8-CBN/JPM</text:p>
          </table:table-cell>
          <table:table-cell office:value-type="string" calcext:value-type="string">
            <text:p>Que la fête commence...</text:p>
          </table:table-cell>
          <table:table-cell office:value-type="string" calcext:value-type="string">
            <text:p>Bertrand Tavernier</text:p>
          </table:table-cell>
          <table:table-cell office:value-type="string" calcext:value-type="string">
            <text:p>Français</text:p>
          </table:table-cell>
          <table:table-cell office:value-type="float" office:value="1975" calcext:value-type="float">
            <text:p>197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ilippe Noiret,Jean Rochefort,Jean-Pierre Marielle</text:p>
          </table:table-cell>
          <table:table-cell office:value-type="string" calcext:value-type="string">
            <text:p>https://fr.wikipedia.org/wiki/Que_la_fête_commence...</text:p>
          </table:table-cell>
          <table:table-cell table:number-columns-repeated="100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8-CBN/JPM</text:p>
          </table:table-cell>
          <table:table-cell office:value-type="string" calcext:value-type="string">
            <text:p>Les Galettes de Pont-Aven</text:p>
          </table:table-cell>
          <table:table-cell office:value-type="string" calcext:value-type="string">
            <text:p>Joël Séria</text:p>
          </table:table-cell>
          <table:table-cell office:value-type="string" calcext:value-type="string">
            <text:p>Français</text:p>
          </table:table-cell>
          <table:table-cell office:value-type="float" office:value="1975" calcext:value-type="float">
            <text:p>197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an-Pierre Marielle,Bernard Fresson,Jeanne Goupil,Andréa Ferréol,Claude Piéplu</text:p>
          </table:table-cell>
          <table:table-cell office:value-type="string" calcext:value-type="string">
            <text:p>https://fr.wikipedia.org/wiki/Les_Galettes_de_Pont-Aven</text:p>
          </table:table-cell>
          <table:table-cell table:number-columns-repeated="100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8-CBN/JPM</text:p>
          </table:table-cell>
          <table:table-cell office:value-type="string" calcext:value-type="string">
            <text:p>Coup de torchon</text:p>
          </table:table-cell>
          <table:table-cell office:value-type="string" calcext:value-type="string">
            <text:p>Bertrand Tavernier</text:p>
          </table:table-cell>
          <table:table-cell office:value-type="string" calcext:value-type="string">
            <text:p>Français</text:p>
          </table:table-cell>
          <table:table-cell office:value-type="float" office:value="1981" calcext:value-type="float">
            <text:p>198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ilippe Noiret,Isabelle Huppert,Jean-Pierre Marielle,Stéphane Audran,Eddy Mitchell</text:p>
          </table:table-cell>
          <table:table-cell office:value-type="string" calcext:value-type="string">
            <text:p>https://fr.wikipedia.org/wiki/Coup_de_torchon</text:p>
          </table:table-cell>
          <table:table-cell table:number-columns-repeated="100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8-CBN/JPM</text:p>
          </table:table-cell>
          <table:table-cell office:value-type="string" calcext:value-type="string">
            <text:p>Quelques jours avec moi</text:p>
          </table:table-cell>
          <table:table-cell office:value-type="string" calcext:value-type="string">
            <text:p>Claude Sautet</text:p>
          </table:table-cell>
          <table:table-cell office:value-type="string" calcext:value-type="string">
            <text:p>Français</text:p>
          </table:table-cell>
          <table:table-cell office:value-type="float" office:value="1988" calcext:value-type="float">
            <text:p>198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iel Auteuil,Sandrine Bonnaire,Jean-Pierre Marielle</text:p>
          </table:table-cell>
          <table:table-cell office:value-type="string" calcext:value-type="string">
            <text:p>https://fr.wikipedia.org/wiki/Quelques_jours_avec_moi</text:p>
          </table:table-cell>
          <table:table-cell table:number-columns-repeated="100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8-CBN/JPM</text:p>
          </table:table-cell>
          <table:table-cell office:value-type="string" calcext:value-type="string">
            <text:p>Tous les matins du monde</text:p>
          </table:table-cell>
          <table:table-cell office:value-type="string" calcext:value-type="string">
            <text:p>Alain Corneau</text:p>
          </table:table-cell>
          <table:table-cell office:value-type="string" calcext:value-type="string">
            <text:p>Français</text:p>
          </table:table-cell>
          <table:table-cell office:value-type="float" office:value="1991" calcext:value-type="float">
            <text:p>199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an-Pierre Marielle,Gérard Depardieu,Anne Brochet,Guillaume Depardieu</text:p>
          </table:table-cell>
          <table:table-cell office:value-type="string" calcext:value-type="string">
            <text:p>https://fr.wikipedia.org/wiki/Tous_les_matins_du_monde</text:p>
          </table:table-cell>
          <table:table-cell table:number-columns-repeated="100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8-CBN/JPM</text:p>
          </table:table-cell>
          <table:table-cell office:value-type="string" calcext:value-type="string">
            <text:p>Max et Jérémie</text:p>
          </table:table-cell>
          <table:table-cell office:value-type="string" calcext:value-type="string">
            <text:p>Claire Devers</text:p>
          </table:table-cell>
          <table:table-cell office:value-type="string" calcext:value-type="string">
            <text:p>Français</text:p>
          </table:table-cell>
          <table:table-cell office:value-type="float" office:value="1992" calcext:value-type="float">
            <text:p>199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ilippe Noiret,Christophe Lambert,Jean-Pierre Marielle,Christophe Odent,Michèle Laroque</text:p>
          </table:table-cell>
          <table:table-cell office:value-type="string" calcext:value-type="string">
            <text:p>https://fr.wikipedia.org/wiki/Max_et_Jérémie</text:p>
          </table:table-cell>
          <table:table-cell table:number-columns-repeated="100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8-CBN/JPM</text:p>
          </table:table-cell>
          <table:table-cell office:value-type="string" calcext:value-type="string">
            <text:p>Le Diable par la queue</text:p>
          </table:table-cell>
          <table:table-cell office:value-type="string" calcext:value-type="string">
            <text:p>Philippe de Broca</text:p>
          </table:table-cell>
          <table:table-cell office:value-type="string" calcext:value-type="string">
            <text:p>Français</text:p>
          </table:table-cell>
          <table:table-cell office:value-type="float" office:value="1969" calcext:value-type="float">
            <text:p>196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ves Montand,Jean-Pierre Marielle,Jean Rochefort,Maria Schell,Marthe Keller</text:p>
          </table:table-cell>
          <table:table-cell office:value-type="string" calcext:value-type="string">
            <text:p>https://fr.wikipedia.org/wiki/Le_Diable_par_la_queue</text:p>
          </table:table-cell>
          <table:table-cell table:number-columns-repeated="100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8-CBN/JRo</text:p>
          </table:table-cell>
          <table:table-cell office:value-type="string" calcext:value-type="string">
            <text:p>L'Héritier</text:p>
          </table:table-cell>
          <table:table-cell office:value-type="string" calcext:value-type="string">
            <text:p>Philippe Labro</text:p>
          </table:table-cell>
          <table:table-cell office:value-type="string" calcext:value-type="string">
            <text:p>Français</text:p>
          </table:table-cell>
          <table:table-cell office:value-type="float" office:value="1973" calcext:value-type="float">
            <text:p>19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an-Paul Belmondo,Charles Denner,Jean Rochefort</text:p>
          </table:table-cell>
          <table:table-cell office:value-type="string" calcext:value-type="string">
            <text:p>https://fr.wikipedia.org/wiki/L%27Héritier</text:p>
          </table:table-cell>
          <table:table-cell table:number-columns-repeated="100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8-CBN/JRo</text:p>
          </table:table-cell>
          <table:table-cell office:value-type="string" calcext:value-type="string">
            <text:p>L'Horloger de Saint-Paul</text:p>
          </table:table-cell>
          <table:table-cell office:value-type="string" calcext:value-type="string">
            <text:p>Bertrand Tavernier</text:p>
          </table:table-cell>
          <table:table-cell office:value-type="string" calcext:value-type="string">
            <text:p>Français</text:p>
          </table:table-cell>
          <table:table-cell office:value-type="float" office:value="1974" calcext:value-type="float">
            <text:p>19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ilippe Noiret,Jean Rochefort,Jacques Denis</text:p>
          </table:table-cell>
          <table:table-cell office:value-type="string" calcext:value-type="string">
            <text:p>https://fr.wikipedia.org/wiki/L%27Horloger_de_Saint-Paul</text:p>
          </table:table-cell>
          <table:table-cell table:number-columns-repeated="100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8-CBN/JRo</text:p>
          </table:table-cell>
          <table:table-cell office:value-type="string" calcext:value-type="string">
            <text:p>Calmos</text:p>
          </table:table-cell>
          <table:table-cell office:value-type="string" calcext:value-type="string">
            <text:p>Bertrand Blier</text:p>
          </table:table-cell>
          <table:table-cell office:value-type="string" calcext:value-type="string">
            <text:p>Français</text:p>
          </table:table-cell>
          <table:table-cell office:value-type="float" office:value="1976" calcext:value-type="float">
            <text:p>197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an-Pierre Marielle,Jean Rochefort,Bernard Blier,Claude Piéplu,Pierre Bertin,Gérard Jugnot,Brigitte Fossey,Sylvie Joly</text:p>
          </table:table-cell>
          <table:table-cell office:value-type="string" calcext:value-type="string">
            <text:p>https://fr.wikipedia.org/wiki/Calmos</text:p>
          </table:table-cell>
          <table:table-cell table:number-columns-repeated="100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8-CBN/JRo</text:p>
          </table:table-cell>
          <table:table-cell office:value-type="string" calcext:value-type="string">
            <text:p>Un éléphant ça trompe énormément</text:p>
          </table:table-cell>
          <table:table-cell office:value-type="string" calcext:value-type="string">
            <text:p>Yves Robert</text:p>
          </table:table-cell>
          <table:table-cell office:value-type="string" calcext:value-type="string">
            <text:p>Français</text:p>
          </table:table-cell>
          <table:table-cell office:value-type="float" office:value="1976" calcext:value-type="float">
            <text:p>197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an Rochefort,Claude Brasseur,Guy Bedos,Victor Lanoux,Anny Duperey</text:p>
          </table:table-cell>
          <table:table-cell office:value-type="string" calcext:value-type="string">
            <text:p>https://fr.wikipedia.org/wiki/Un_éléphant_ça_trompe_énormément</text:p>
          </table:table-cell>
          <table:table-cell table:number-columns-repeated="100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8-CBN/JRo</text:p>
          </table:table-cell>
          <table:table-cell office:value-type="string" calcext:value-type="string">
            <text:p>L'Ami de Vincent</text:p>
          </table:table-cell>
          <table:table-cell office:value-type="string" calcext:value-type="string">
            <text:p>Pierre Granier-Deferre</text:p>
          </table:table-cell>
          <table:table-cell office:value-type="string" calcext:value-type="string">
            <text:p>Français</text:p>
          </table:table-cell>
          <table:table-cell office:value-type="float" office:value="1983" calcext:value-type="float">
            <text:p>198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ilippe Noiret,Jean Rochefort,Françoise Fabian,Fanny Cottençon,Marie Dubois,Marie-France Pisier,Anna Karina,Jane Birkin</text:p>
          </table:table-cell>
          <table:table-cell office:value-type="string" calcext:value-type="string">
            <text:p>https://fr.wikipedia.org/wiki/L%27Ami_de_Vincent</text:p>
          </table:table-cell>
          <table:table-cell table:number-columns-repeated="100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8-CBN/JRo</text:p>
          </table:table-cell>
          <table:table-cell office:value-type="string" calcext:value-type="string">
            <text:p>Tombés du ciel</text:p>
          </table:table-cell>
          <table:table-cell office:value-type="string" calcext:value-type="string">
            <text:p>Philippe Lioret</text:p>
          </table:table-cell>
          <table:table-cell office:value-type="string" calcext:value-type="string">
            <text:p>Français</text:p>
          </table:table-cell>
          <table:table-cell office:value-type="float" office:value="1993" calcext:value-type="float">
            <text:p>199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an Rochefort,Marisa Paredes,Ticky Holgado</text:p>
          </table:table-cell>
          <table:table-cell office:value-type="string" calcext:value-type="string">
            <text:p>https://fr.wikipedia.org/wiki/Tombés_du_ciel_(film,_1994)</text:p>
          </table:table-cell>
          <table:table-cell table:number-columns-repeated="100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8-CBN/JRo</text:p>
          </table:table-cell>
          <table:table-cell office:value-type="string" calcext:value-type="string">
            <text:p>Le Placard</text:p>
          </table:table-cell>
          <table:table-cell office:value-type="string" calcext:value-type="string">
            <text:p>Francis Veber</text:p>
          </table:table-cell>
          <table:table-cell office:value-type="string" calcext:value-type="string">
            <text:p>Français</text:p>
          </table:table-cell>
          <table:table-cell office:value-type="float" office:value="2001" calcext:value-type="float">
            <text:p>200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iel Auteuil,Gérard Depardieu,Thierry Lhermitte,Michèle Laroque,Jean Rochefort</text:p>
          </table:table-cell>
          <table:table-cell office:value-type="string" calcext:value-type="string">
            <text:p>https://fr.wikipedia.org/wiki/Le_Placard</text:p>
          </table:table-cell>
          <table:table-cell table:number-columns-repeated="100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8-CBN/MS</text:p>
          </table:table-cell>
          <table:table-cell office:value-type="string" calcext:value-type="string">
            <text:p>Le Viager</text:p>
          </table:table-cell>
          <table:table-cell office:value-type="string" calcext:value-type="string">
            <text:p>Pierre Tchernia</text:p>
          </table:table-cell>
          <table:table-cell office:value-type="string" calcext:value-type="string">
            <text:p>Français</text:p>
          </table:table-cell>
          <table:table-cell office:value-type="float" office:value="1972" calcext:value-type="float">
            <text:p>197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el Serrault,Michel Galabru,Claude Brasseur,Jean-Pierre Darras</text:p>
          </table:table-cell>
          <table:table-cell office:value-type="string" calcext:value-type="string">
            <text:p>https://fr.wikipedia.org/wiki/Le_Viager</text:p>
          </table:table-cell>
          <table:table-cell table:number-columns-repeated="100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8-CBN/MS</text:p>
          </table:table-cell>
          <table:table-cell office:value-type="string" calcext:value-type="string">
            <text:p>La Cage aux folles</text:p>
          </table:table-cell>
          <table:table-cell office:value-type="string" calcext:value-type="string">
            <text:p>Édouard Molinaro</text:p>
          </table:table-cell>
          <table:table-cell office:value-type="string" calcext:value-type="string">
            <text:p>Français</text:p>
          </table:table-cell>
          <table:table-cell office:value-type="float" office:value="1978" calcext:value-type="float">
            <text:p>197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go Tognazzi,Michel Serrault</text:p>
          </table:table-cell>
          <table:table-cell office:value-type="string" calcext:value-type="string">
            <text:p>https://fr.wikipedia.org/wiki/La_Cage_aux_folles</text:p>
          </table:table-cell>
          <table:table-cell table:number-columns-repeated="100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8-CBN/MS</text:p>
          </table:table-cell>
          <table:table-cell office:value-type="string" calcext:value-type="string">
            <text:p>Garde à vue</text:p>
          </table:table-cell>
          <table:table-cell office:value-type="string" calcext:value-type="string">
            <text:p>Claude Miller</text:p>
          </table:table-cell>
          <table:table-cell office:value-type="string" calcext:value-type="string">
            <text:p>Français</text:p>
          </table:table-cell>
          <table:table-cell office:value-type="float" office:value="1981" calcext:value-type="float">
            <text:p>198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o Ventura,Michel Serrault,Romy Schneider,Guy Marchand</text:p>
          </table:table-cell>
          <table:table-cell office:value-type="string" calcext:value-type="string">
            <text:p>https://fr.wikipedia.org/wiki/Garde_à_vue_(film)</text:p>
          </table:table-cell>
          <table:table-cell table:number-columns-repeated="100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8-CBN/MS</text:p>
          </table:table-cell>
          <table:table-cell office:value-type="string" calcext:value-type="string">
            <text:p>À mort l'arbitre</text:p>
          </table:table-cell>
          <table:table-cell office:value-type="string" calcext:value-type="string">
            <text:p>Jean-Pierre Mocky</text:p>
          </table:table-cell>
          <table:table-cell office:value-type="string" calcext:value-type="string">
            <text:p>Français</text:p>
          </table:table-cell>
          <table:table-cell office:value-type="float" office:value="1984" calcext:value-type="float">
            <text:p>198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hel Serrault,Eddy Mitchell,Carole Laure,Laurent Malet,Jean-Pierre Mocky,Claude Brosset</text:p>
          </table:table-cell>
          <table:table-cell office:value-type="string" calcext:value-type="string">
            <text:p>https://fr.wikipedia.org/wiki/À_mort_l%27arbitre</text:p>
          </table:table-cell>
          <table:table-cell table:number-columns-repeated="100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8-CBN/MS</text:p>
          </table:table-cell>
          <table:table-cell office:value-type="string" calcext:value-type="string">
            <text:p>Mortelle Randonnée</text:p>
          </table:table-cell>
          <table:table-cell office:value-type="string" calcext:value-type="string">
            <text:p>Claude Miller</text:p>
          </table:table-cell>
          <table:table-cell office:value-type="string" calcext:value-type="string">
            <text:p>Français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hel Serrault,Isabelle Adjani</text:p>
          </table:table-cell>
          <table:table-cell office:value-type="string" calcext:value-type="string">
            <text:p>https://fr.wikipedia.org/wiki/Mortelle_Randonnée_(film)</text:p>
          </table:table-cell>
          <table:table-cell table:number-columns-repeated="100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8-CBN/MS</text:p>
          </table:table-cell>
          <table:table-cell office:value-type="string" calcext:value-type="string">
            <text:p>Nelly et Monsieur Arnaud</text:p>
          </table:table-cell>
          <table:table-cell office:value-type="string" calcext:value-type="string">
            <text:p>Claude Sautet</text:p>
          </table:table-cell>
          <table:table-cell office:value-type="string" calcext:value-type="string">
            <text:p>Français</text:p>
          </table:table-cell>
          <table:table-cell office:value-type="float" office:value="1995" calcext:value-type="float">
            <text:p>199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hel Serrault,Emmanuelle Béart</text:p>
          </table:table-cell>
          <table:table-cell office:value-type="string" calcext:value-type="string">
            <text:p>https://fr.wikipedia.org/wiki/Nelly_et_Monsieur_Arnaud</text:p>
          </table:table-cell>
          <table:table-cell table:number-columns-repeated="100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8-CBN/MS</text:p>
          </table:table-cell>
          <table:table-cell office:value-type="string" calcext:value-type="string">
            <text:p>Le bonheur est dans le pré</text:p>
          </table:table-cell>
          <table:table-cell office:value-type="string" calcext:value-type="string">
            <text:p>Étienne Chatiliez</text:p>
          </table:table-cell>
          <table:table-cell office:value-type="string" calcext:value-type="string">
            <text:p>Français</text:p>
          </table:table-cell>
          <table:table-cell office:value-type="float" office:value="1995" calcext:value-type="float">
            <text:p>199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el Serrault,Eddy Mitchell,Sabine Azéma,Carmen Maura</text:p>
          </table:table-cell>
          <table:table-cell office:value-type="string" calcext:value-type="string">
            <text:p>https://fr.wikipedia.org/wiki/Le_bonheur_est_dans_le_pré</text:p>
          </table:table-cell>
          <table:table-cell table:number-columns-repeated="100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8-CBN/MS</text:p>
          </table:table-cell>
          <table:table-cell office:value-type="string" calcext:value-type="string">
            <text:p>Les Enfants du marais</text:p>
          </table:table-cell>
          <table:table-cell office:value-type="string" calcext:value-type="string">
            <text:p>Jean Becker</text:p>
          </table:table-cell>
          <table:table-cell office:value-type="string" calcext:value-type="string">
            <text:p>Français</text:p>
          </table:table-cell>
          <table:table-cell office:value-type="float" office:value="1999" calcext:value-type="float">
            <text:p>199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cques Villeret,Jacques Gamblin,André Dussolier,Michel Serrault,Isabelle Carré,Éric Cantona</text:p>
          </table:table-cell>
          <table:table-cell office:value-type="string" calcext:value-type="string">
            <text:p>https://fr.wikipedia.org/wiki/Les_Enfants_du_marais</text:p>
          </table:table-cell>
          <table:table-cell table:number-columns-repeated="100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8-CB/TF</text:p>
          </table:table-cell>
          <table:table-cell office:value-type="string" calcext:value-type="string">
            <text:p>Les Tontons flingueurs</text:p>
          </table:table-cell>
          <table:table-cell office:value-type="string" calcext:value-type="string">
            <text:p>Georges Lautner</text:p>
          </table:table-cell>
          <table:table-cell office:value-type="string" calcext:value-type="string">
            <text:p>Français</text:p>
          </table:table-cell>
          <table:table-cell office:value-type="float" office:value="1963" calcext:value-type="float">
            <text:p>196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Parlant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il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o Ventura,Bernard Blier,Jean Lefebvre,Francis Blanche,Venantino Venantini,Robert Dalban,Sabine Sinjen,Claude Rich</text:p>
          </table:table-cell>
          <table:table-cell office:value-type="string" calcext:value-type="string">
            <text:p>https://fr.wikipedia.org/wiki/Les_Tontons_flingueurs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éalisateurs" table:style-name="ta1">
        <table:shapes>
          <draw:frame draw:z-index="0" draw:style-name="gr1" draw:text-style-name="P1" svg:width="20.269cm" svg:height="15.081cm" svg:x="6.655cm" svg:y="0.511cm">
            <draw:object draw:notify-on-update-of-ranges="Réalisateurs.A2:Réalisateurs.A20 Réalisateurs.B1:Réalisateurs.B1 Réalisateurs.B2:Réalisateurs.B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4" table:default-cell-style-name="ce10"/>
        <table:table-column table:style-name="co1" table:default-cell-style-name="Default"/>
        <table:table-column table:style-name="co1" table:default-cell-style-name="ce10"/>
        <table:table-column table:style-name="co1" table:number-columns-repeated="1021" table:default-cell-style-name="Default"/>
        <table:table-row table:style-name="ro1">
          <table:table-cell table:style-name="ce9" office:value-type="string" calcext:value-type="string">
            <text:p>Réalisateur</text:p>
          </table:table-cell>
          <table:table-cell table:style-name="ce9" office:value-type="string" calcext:value-type="string">
            <text:p>Nombre</text:p>
          </table:table-cell>
          <table:table-cell table:style-name="ce9" table:number-columns-repeated="1022"/>
        </table:table-row>
        <table:table-row table:style-name="ro1">
          <table:table-cell office:value-type="string" calcext:value-type="string">
            <text:p>Hitchcock</text:p>
          </table:table-cell>
          <table:table-cell table:formula="of:=COUNTIF([$Films.D$1:.D$1048576]; &quot;*&quot; &amp; [.A2] &amp; &quot;*&quot;)"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ffaut</text:p>
          </table:table-cell>
          <table:table-cell table:formula="of:=COUNTIF([$Films.D$1:.D$1048576]; &quot;*&quot; &amp; [.A3] &amp; &quot;*&quot;)"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ville</text:p>
          </table:table-cell>
          <table:table-cell table:formula="of:=COUNTIF([$Films.D$1:.D$1048576]; &quot;*&quot; &amp; [.A4] &amp; &quot;*&quot;)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plin</text:p>
          </table:table-cell>
          <table:table-cell table:formula="of:=COUNTIF([$Films.D$1:.D$1048576]; &quot;*&quot; &amp; [.A5] &amp; &quot;*&quot;)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stwood</text:p>
          </table:table-cell>
          <table:table-cell table:formula="of:=COUNTIF([$Films.D$1:.D$1048576]; &quot;*&quot; &amp; [.A6] &amp; &quot;*&quot;)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zoguchi</text:p>
          </table:table-cell>
          <table:table-cell table:formula="of:=COUNTIF([$Films.D$1:.D$1048576]; &quot;*&quot; &amp; [.A7] &amp; &quot;*&quot;)"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oir</text:p>
          </table:table-cell>
          <table:table-cell table:formula="of:=COUNTIF([$Films.D$1:.D$1048576]; &quot;*&quot; &amp; [.A8] &amp; &quot;*&quot;)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lder</text:p>
          </table:table-cell>
          <table:table-cell table:formula="of:=COUNTIF([$Films.D$1:.D$1048576]; &quot;*&quot; &amp; [.A9] &amp; &quot;*&quot;)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ney</text:p>
          </table:table-cell>
          <table:table-cell table:formula="of:=COUNTIF([$Films.D$1:.D$1048576]; &quot;*&quot; &amp; [.A10] &amp; &quot;*&quot;)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bitsch</text:p>
          </table:table-cell>
          <table:table-cell table:formula="of:=COUNTIF([$Films.D$1:.D$1048576]; &quot;*&quot; &amp; [.A11] &amp; &quot;*&quot;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rosawa</text:p>
          </table:table-cell>
          <table:table-cell table:formula="of:=COUNTIF([$Films.D$1:.D$1048576]; &quot;*&quot; &amp; [.A12] &amp; &quot;*&quot;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brick</text:p>
          </table:table-cell>
          <table:table-cell table:formula="of:=COUNTIF([$Films.D$1:.D$1048576]; &quot;*&quot; &amp; [.A13] &amp; &quot;*&quot;)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ert</text:p>
          </table:table-cell>
          <table:table-cell table:formula="of:=COUNTIF([$Films.D$1:.D$1048576]; &quot;*&quot; &amp; [.A14] &amp; &quot;*&quot;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apisch</text:p>
          </table:table-cell>
          <table:table-cell table:formula="of:=COUNTIF([$Films.D$1:.D$1048576]; &quot;*&quot; &amp; [.A15] &amp; &quot;*&quot;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tiz</text:p>
          </table:table-cell>
          <table:table-cell table:formula="of:=COUNTIF([$Films.D$1:.D$1048576]; &quot;*&quot; &amp; [.A16] &amp; &quot;*&quot;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n Sternberg</text:p>
          </table:table-cell>
          <table:table-cell table:formula="of:=COUNTIF([$Films.D$1:.D$1048576]; &quot;*&quot; &amp; [.A17] &amp; &quot;*&quot;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zu</text:p>
          </table:table-cell>
          <table:table-cell table:formula="of:=COUNTIF([$Films.D$1:.D$1048576]; &quot;*&quot; &amp; [.A18] &amp; &quot;*&quot;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lles</text:p>
          </table:table-cell>
          <table:table-cell table:formula="of:=COUNTIF([$Films.D$1:.D$1048576]; &quot;*&quot; &amp; [.A19] &amp; &quot;*&quot;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cas</text:p>
          </table:table-cell>
          <table:table-cell table:formula="of:=COUNTIF([$Films.D$1:.D$1048576]; &quot;*&quot; &amp; [.A20] &amp; &quot;*&quot;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dard</text:p>
          </table:table-cell>
          <table:table-cell table:formula="of:=COUNTIF([$Films.D$1:.D$1048576]; &quot;*&quot; &amp; [.A21] &amp; &quot;*&quot;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rgman</text:p>
          </table:table-cell>
          <table:table-cell table:formula="of:=COUNTIF([$Films.D$1:.D$1048576]; &quot;*&quot; &amp; [.A22] &amp; &quot;*&quot;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wks</text:p>
          </table:table-cell>
          <table:table-cell table:formula="of:=COUNTIF([$Films.D$1:.D$1048576]; &quot;*&quot; &amp; [.A23] &amp; &quot;*&quot;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wards</text:p>
          </table:table-cell>
          <table:table-cell table:formula="of:=COUNTIF([$Films.D$1:.D$1048576]; &quot;*&quot; &amp; [.A24] &amp; &quot;*&quot;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ward</text:p>
          </table:table-cell>
          <table:table-cell table:formula="of:=COUNTIF([$Films.D$1:.D$1048576]; &quot;*&quot; &amp; [.A25] &amp; &quot;*&quot;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huls</text:p>
          </table:table-cell>
          <table:table-cell table:formula="of:=COUNTIF([$Films.D$1:.D$1048576]; &quot;*&quot; &amp; [.A26] &amp; &quot;*&quot;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ton</text:p>
          </table:table-cell>
          <table:table-cell table:formula="of:=COUNTIF([$Films.D$1:.D$1048576]; &quot;*&quot; &amp; [.A27] &amp; &quot;*&quot;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ston</text:p>
          </table:table-cell>
          <table:table-cell table:formula="of:=COUNTIF([$Films.D$1:.D$1048576]; &quot;*&quot; &amp; [.A28] &amp; &quot;*&quot;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 Broca</text:p>
          </table:table-cell>
          <table:table-cell table:formula="of:=COUNTIF([$Films.D$1:.D$1048576]; &quot;*&quot; &amp; [.A29] &amp; &quot;*&quot;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ry</text:p>
          </table:table-cell>
          <table:table-cell table:formula="of:=COUNTIF([$Films.D$1:.D$1048576]; &quot;*&quot; &amp; [.A30] &amp; &quot;*&quot;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rtrand Tavernier</text:p>
          </table:table-cell>
          <table:table-cell table:formula="of:=COUNTIF([$Films.D$1:.D$1048576]; &quot;*&quot; &amp; [.A31] &amp; &quot;*&quot;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ir</text:p>
          </table:table-cell>
          <table:table-cell table:formula="of:=COUNTIF([$Films.D$1:.D$1048576]; &quot;*&quot; &amp; [.A32] &amp; &quot;*&quot;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né</text:p>
          </table:table-cell>
          <table:table-cell table:formula="of:=COUNTIF([$Films.D$1:.D$1048576]; &quot;*&quot; &amp; [.A33] &amp; &quot;*&quot;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ng</text:p>
          </table:table-cell>
          <table:table-cell table:formula="of:=COUNTIF([$Films.D$1:.D$1048576]; &quot;*&quot; &amp; [.A34] &amp; &quot;*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en</text:p>
          </table:table-cell>
          <table:table-cell table:formula="of:=COUNTIF([$Films.D$1:.D$1048576]; &quot;*&quot; &amp; [.A35] &amp; &quot;*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d</text:p>
          </table:table-cell>
          <table:table-cell table:formula="of:=COUNTIF([$Films.D$1:.D$1048576]; &quot;*&quot; &amp; [.A36] &amp; &quot;*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éliès</text:p>
          </table:table-cell>
          <table:table-cell table:formula="of:=COUNTIF([$Films.D$1:.D$1048576]; &quot;*&quot; &amp; [.A37] &amp; &quot;*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rault</text:p>
          </table:table-cell>
          <table:table-cell table:formula="of:=COUNTIF([$Films.D$1:.D$1048576]; &quot;*&quot; &amp; [.A38] &amp; &quot;*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utner</text:p>
          </table:table-cell>
          <table:table-cell table:formula="of:=COUNTIF([$Films.D$1:.D$1048576]; &quot;*&quot; &amp; [.A39] &amp; &quot;*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ude Zidi</text:p>
          </table:table-cell>
          <table:table-cell table:formula="of:=COUNTIF([$Films.D$1:.D$1048576]; &quot;*&quot; &amp; [.A40] &amp; &quot;*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ier</text:p>
          </table:table-cell>
          <table:table-cell table:formula="of:=COUNTIF([$Films.D$1:.D$1048576]; &quot;*&quot; &amp; [.A41] &amp; &quot;*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ler</text:p>
          </table:table-cell>
          <table:table-cell table:formula="of:=COUNTIF([$Films.D$1:.D$1048576]; &quot;*&quot; &amp; [.A42] &amp; &quot;*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ker</text:p>
          </table:table-cell>
          <table:table-cell table:formula="of:=COUNTIF([$Films.D$1:.D$1048576]; &quot;*&quot; &amp; [.A43] &amp; &quot;*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conti</text:p>
          </table:table-cell>
          <table:table-cell table:formula="of:=COUNTIF([$Films.D$1:.D$1048576]; &quot;*&quot; &amp; [.A44] &amp; &quot;*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inaro</text:p>
          </table:table-cell>
          <table:table-cell table:formula="of:=COUNTIF([$Films.D$1:.D$1048576]; &quot;*&quot; &amp; [.A45] &amp; &quot;*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chols</text:p>
          </table:table-cell>
          <table:table-cell table:formula="of:=COUNTIF([$Films.D$1:.D$1048576]; &quot;*&quot; &amp; [.A46] &amp; &quot;*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cky</text:p>
          </table:table-cell>
          <table:table-cell table:formula="of:=COUNTIF([$Films.D$1:.D$1048576]; &quot;*&quot; &amp; [.A47] &amp; &quot;*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neuil</text:p>
          </table:table-cell>
          <table:table-cell table:formula="of:=COUNTIF([$Films.D$1:.D$1048576]; &quot;*&quot; &amp; [.A48] &amp; &quot;*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ude Sautet</text:p>
          </table:table-cell>
          <table:table-cell table:formula="of:=COUNTIF([$Films.D$1:.D$1048576]; &quot;*&quot; &amp; [.A49] &amp; &quot;*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ra</text:p>
          </table:table-cell>
          <table:table-cell table:formula="of:=COUNTIF([$Films.D$1:.D$1048576]; &quot;*&quot; &amp; [.A50] &amp; &quot;*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elberg</text:p>
          </table:table-cell>
          <table:table-cell table:formula="of:=COUNTIF([$Films.D$1:.D$1048576]; &quot;*&quot; &amp; [.A51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anski</text:p>
          </table:table-cell>
          <table:table-cell table:formula="of:=COUNTIF([$Films.D$1:.D$1048576]; &quot;*&quot; &amp; [.A52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zon</text:p>
          </table:table-cell>
          <table:table-cell table:formula="of:=COUNTIF([$Films.D$1:.D$1048576]; &quot;*&quot; &amp; [.A53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itry</text:p>
          </table:table-cell>
          <table:table-cell table:formula="of:=COUNTIF([$Films.D$1:.D$1048576]; &quot;*&quot; &amp; [.A54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llini</text:p>
          </table:table-cell>
          <table:table-cell table:formula="of:=COUNTIF([$Films.D$1:.D$1048576]; &quot;*&quot; &amp; [.A55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 Palma</text:p>
          </table:table-cell>
          <table:table-cell table:formula="of:=COUNTIF([$Films.D$1:.D$1048576]; &quot;*&quot; &amp; [.A56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ñuel</text:p>
          </table:table-cell>
          <table:table-cell table:formula="of:=COUNTIF([$Films.D$1:.D$1048576]; &quot;*&quot; &amp; [.A57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meckis</text:p>
          </table:table-cell>
          <table:table-cell table:formula="of:=COUNTIF([$Films.D$1:.D$1048576]; &quot;*&quot; &amp; [.A58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peneau</text:p>
          </table:table-cell>
          <table:table-cell table:formula="of:=COUNTIF([$Films.D$1:.D$1048576]; &quot;*&quot; &amp; [.A59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lack</text:p>
          </table:table-cell>
          <table:table-cell table:formula="of:=COUNTIF([$Films.D$1:.D$1048576]; &quot;*&quot; &amp; [.A60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diard</text:p>
          </table:table-cell>
          <table:table-cell table:formula="of:=COUNTIF([$Films.D$1:.D$1048576]; &quot;*&quot; &amp; [.A61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istian-Jaque</text:p>
          </table:table-cell>
          <table:table-cell table:formula="of:=COUNTIF([$Films.D$1:.D$1048576]; &quot;*&quot; &amp; [.A62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naud</text:p>
          </table:table-cell>
          <table:table-cell table:formula="of:=COUNTIF([$Films.D$1:.D$1048576]; &quot;*&quot; &amp; [.A63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sey</text:p>
          </table:table-cell>
          <table:table-cell table:formula="of:=COUNTIF([$Films.D$1:.D$1048576]; &quot;*&quot; &amp; [.A64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thaway</text:p>
          </table:table-cell>
          <table:table-cell table:formula="of:=COUNTIF([$Films.D$1:.D$1048576]; &quot;*&quot; &amp; [.A65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neau</text:p>
          </table:table-cell>
          <table:table-cell table:formula="of:=COUNTIF([$Films.D$1:.D$1048576]; &quot;*&quot; &amp; [.A66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ngues" table:style-name="ta1">
        <table:shapes>
          <draw:frame draw:z-index="0" draw:style-name="gr1" draw:text-style-name="P1" svg:width="17.332cm" svg:height="14.722cm" svg:x="7.819cm" svg:y="1.029cm">
            <draw:object draw:notify-on-update-of-ranges="Langues.A2:Langues.A8 Langues.B2:Langues.B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0"/>
        <table:table-column table:style-name="co1" table:number-columns-repeated="1022" table:default-cell-style-name="Default"/>
        <table:table-row table:style-name="ro1">
          <table:table-cell table:style-name="ce11" office:value-type="string" calcext:value-type="string">
            <text:p>Pays</text:p>
          </table:table-cell>
          <table:table-cell table:style-name="ce9" office:value-type="string" calcext:value-type="string">
            <text:p>Nombre</text:p>
          </table:table-cell>
          <table:table-cell table:style-name="ce9" table:number-columns-repeated="1021"/>
        </table:table-row>
        <table:table-row table:style-name="ro1">
          <table:table-cell table:style-name="ce13" office:value-type="string" calcext:value-type="string">
            <text:p>Anglais</text:p>
          </table:table-cell>
          <table:table-cell table:formula="of:=COUNTIF([$Films.E$1:.E$1048576]; &quot;*&quot; &amp; [.A2] &amp; &quot;*&quot;)" office:value-type="float" office:value="323" calcext:value-type="float">
            <text:p>323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Français</text:p>
          </table:table-cell>
          <table:table-cell table:formula="of:=COUNTIF([$Films.E$1:.E$1048576]; &quot;*&quot; &amp; [.A3] &amp; &quot;*&quot;)" office:value-type="float" office:value="226" calcext:value-type="float">
            <text:p>226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Japonais</text:p>
          </table:table-cell>
          <table:table-cell table:formula="of:=COUNTIF([$Films.E$1:.E$1048576]; &quot;*&quot; &amp; [.A4] &amp; &quot;*&quot;)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spagnol</text:p>
          </table:table-cell>
          <table:table-cell table:formula="of:=COUNTIF([$Films.E$1:.E$1048576]; &quot;*&quot; &amp; [.A5] &amp; &quot;*&quot;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Suèdois</text:p>
          </table:table-cell>
          <table:table-cell table:formula="of:=COUNTIF([$Films.E$1:.E$1048576]; &quot;*&quot; &amp; [.A6] &amp; &quot;*&quot;)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Allemand</text:p>
          </table:table-cell>
          <table:table-cell table:formula="of:=COUNTIF([$Films.E$1:.E$1048576]; &quot;*&quot; &amp; [.A7] &amp; &quot;*&quot;)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Italien</text:p>
          </table:table-cell>
          <table:table-cell table:formula="of:=COUNTIF([$Films.E$1:.E$1048576]; &quot;*&quot; &amp; [.A8] &amp; &quot;*&quot;)"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17">
          <table:table-cell table:style-name="ce13"/>
          <table:table-cell table:number-columns-repeated="1022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nnées" table:style-name="ta1">
        <table:shapes>
          <draw:frame draw:z-index="0" draw:style-name="gr1" draw:text-style-name="P1" svg:width="23.706cm" svg:height="15.22cm" svg:x="-28.957cm" svg:y="0.637cm">
            <draw:object draw:notify-on-update-of-ranges="Années.A2:Années.A136 Années.B1:Années.B1 Années.B2:Années.B13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25.99cm" svg:height="15.778cm" svg:x="5.855cm" svg:y="0.823cm">
            <draw:object draw:notify-on-update-of-ranges="Années.A2:Années.A136 Années.B1:Années.B1 Années.B2:Années.B1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0"/>
        <table:table-column table:style-name="co1" table:default-cell-style-name="Default"/>
        <table:table-row table:style-name="ro1">
          <table:table-cell table:style-name="ce9" office:value-type="string" calcext:value-type="string">
            <text:p>Année</text:p>
          </table:table-cell>
          <table:table-cell table:style-name="ce9" office:value-type="string" calcext:value-type="string">
            <text:p>Nombre films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table:formula="of:=COUNTIF([$Films.F$1:.F$1048576]; &quot;*&quot; &amp; [.A2] &amp; &quot;*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table:formula="of:=COUNTIF([$Films.F$1:.F$1048576]; &quot;*&quot; &amp; [.A3] &amp; &quot;*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table:formula="of:=COUNTIF([$Films.F$1:.F$1048576]; &quot;*&quot; &amp; [.A4] &amp; &quot;*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table:formula="of:=COUNTIF([$Films.F$1:.F$1048576]; &quot;*&quot; &amp; [.A5] &amp; &quot;*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COUNTIF([$Films.F$1:.F$1048576]; &quot;*&quot; &amp; [.A6] &amp; &quot;*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table:formula="of:=COUNTIF([$Films.F$1:.F$1048576]; &quot;*&quot; &amp; [.A7] &amp; &quot;*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table:formula="of:=COUNTIF([$Films.F$1:.F$1048576]; &quot;*&quot; &amp; [.A8] &amp; &quot;*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table:formula="of:=COUNTIF([$Films.F$1:.F$1048576]; &quot;*&quot; &amp; [.A9] &amp; &quot;*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table:formula="of:=COUNTIF([$Films.F$1:.F$1048576]; &quot;*&quot; &amp; [.A10] &amp; &quot;*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table:formula="of:=COUNTIF([$Films.F$1:.F$1048576]; &quot;*&quot; &amp; [.A11] &amp; &quot;*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table:formula="of:=COUNTIF([$Films.F$1:.F$1048576]; &quot;*&quot; &amp; [.A12] &amp; &quot;*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table:formula="of:=COUNTIF([$Films.F$1:.F$1048576]; &quot;*&quot; &amp; [.A13] &amp; &quot;*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table:formula="of:=COUNTIF([$Films.F$1:.F$1048576]; &quot;*&quot; &amp; [.A14] &amp; &quot;*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table:formula="of:=COUNTIF([$Films.F$1:.F$1048576]; &quot;*&quot; &amp; [.A15] &amp; &quot;*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table:formula="of:=COUNTIF([$Films.F$1:.F$1048576]; &quot;*&quot; &amp; [.A16] &amp; &quot;*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table:formula="of:=COUNTIF([$Films.F$1:.F$1048576]; &quot;*&quot; &amp; [.A17] &amp; &quot;*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table:formula="of:=COUNTIF([$Films.F$1:.F$1048576]; &quot;*&quot; &amp; [.A18] &amp; &quot;*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table:formula="of:=COUNTIF([$Films.F$1:.F$1048576]; &quot;*&quot; &amp; [.A19] &amp; &quot;*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table:formula="of:=COUNTIF([$Films.F$1:.F$1048576]; &quot;*&quot; &amp; [.A20] &amp; &quot;*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table:formula="of:=COUNTIF([$Films.F$1:.F$1048576]; &quot;*&quot; &amp; [.A21] &amp; &quot;*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COUNTIF([$Films.F$1:.F$1048576]; &quot;*&quot; &amp; [.A22] &amp; &quot;*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table:formula="of:=COUNTIF([$Films.F$1:.F$1048576]; &quot;*&quot; &amp; [.A23] &amp; &quot;*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table:formula="of:=COUNTIF([$Films.F$1:.F$1048576]; &quot;*&quot; &amp; [.A24] &amp; &quot;*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table:formula="of:=COUNTIF([$Films.F$1:.F$1048576]; &quot;*&quot; &amp; [.A25] &amp; &quot;*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COUNTIF([$Films.F$1:.F$1048576]; &quot;*&quot; &amp; [.A26] &amp; &quot;*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table:formula="of:=COUNTIF([$Films.F$1:.F$1048576]; &quot;*&quot; &amp; [.A27] &amp; &quot;*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table:formula="of:=COUNTIF([$Films.F$1:.F$1048576]; &quot;*&quot; &amp; [.A28] &amp; &quot;*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table:formula="of:=COUNTIF([$Films.F$1:.F$1048576]; &quot;*&quot; &amp; [.A29] &amp; &quot;*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table:formula="of:=COUNTIF([$Films.F$1:.F$1048576]; &quot;*&quot; &amp; [.A30] &amp; &quot;*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table:formula="of:=COUNTIF([$Films.F$1:.F$1048576]; &quot;*&quot; &amp; [.A31] &amp; &quot;*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COUNTIF([$Films.F$1:.F$1048576]; &quot;*&quot; &amp; [.A32] &amp; &quot;*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table:formula="of:=COUNTIF([$Films.F$1:.F$1048576]; &quot;*&quot; &amp; [.A33] &amp; &quot;*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table:formula="of:=COUNTIF([$Films.F$1:.F$1048576]; &quot;*&quot; &amp; [.A34] &amp; &quot;*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table:formula="of:=COUNTIF([$Films.F$1:.F$1048576]; &quot;*&quot; &amp; [.A35] &amp; &quot;*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formula="of:=COUNTIF([$Films.F$1:.F$1048576]; &quot;*&quot; &amp; [.A36] &amp; &quot;*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table:formula="of:=COUNTIF([$Films.F$1:.F$1048576]; &quot;*&quot; &amp; [.A37] &amp; &quot;*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COUNTIF([$Films.F$1:.F$1048576]; &quot;*&quot; &amp; [.A38] &amp; &quot;*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table:formula="of:=COUNTIF([$Films.F$1:.F$1048576]; &quot;*&quot; &amp; [.A39] &amp; &quot;*&quot;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table:formula="of:=COUNTIF([$Films.F$1:.F$1048576]; &quot;*&quot; &amp; [.A40] &amp; &quot;*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COUNTIF([$Films.F$1:.F$1048576]; &quot;*&quot; &amp; [.A41] &amp; &quot;*&quot;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table:formula="of:=COUNTIF([$Films.F$1:.F$1048576]; &quot;*&quot; &amp; [.A42] &amp; &quot;*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table:formula="of:=COUNTIF([$Films.F$1:.F$1048576]; &quot;*&quot; &amp; [.A43] &amp; &quot;*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table:formula="of:=COUNTIF([$Films.F$1:.F$1048576]; &quot;*&quot; &amp; [.A44] &amp; &quot;*&quot;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COUNTIF([$Films.F$1:.F$1048576]; &quot;*&quot; &amp; [.A45] &amp; &quot;*&quot;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table:formula="of:=COUNTIF([$Films.F$1:.F$1048576]; &quot;*&quot; &amp; [.A46] &amp; &quot;*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COUNTIF([$Films.F$1:.F$1048576]; &quot;*&quot; &amp; [.A47] &amp; &quot;*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COUNTIF([$Films.F$1:.F$1048576]; &quot;*&quot; &amp; [.A48] &amp; &quot;*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table:formula="of:=COUNTIF([$Films.F$1:.F$1048576]; &quot;*&quot; &amp; [.A49] &amp; &quot;*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COUNTIF([$Films.F$1:.F$1048576]; &quot;*&quot; &amp; [.A50] &amp; &quot;*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COUNTIF([$Films.F$1:.F$1048576]; &quot;*&quot; &amp; [.A51] &amp; &quot;*&quot;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COUNTIF([$Films.F$1:.F$1048576]; &quot;*&quot; &amp; [.A52] &amp; &quot;*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table:formula="of:=COUNTIF([$Films.F$1:.F$1048576]; &quot;*&quot; &amp; [.A53] &amp; &quot;*&quot;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table:formula="of:=COUNTIF([$Films.F$1:.F$1048576]; &quot;*&quot; &amp; [.A54] &amp; &quot;*&quot;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table:formula="of:=COUNTIF([$Films.F$1:.F$1048576]; &quot;*&quot; &amp; [.A55] &amp; &quot;*&quot;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table:formula="of:=COUNTIF([$Films.F$1:.F$1048576]; &quot;*&quot; &amp; [.A56] &amp; &quot;*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COUNTIF([$Films.F$1:.F$1048576]; &quot;*&quot; &amp; [.A57] &amp; &quot;*&quot;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COUNTIF([$Films.F$1:.F$1048576]; &quot;*&quot; &amp; [.A58] &amp; &quot;*&quot;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table:formula="of:=COUNTIF([$Films.F$1:.F$1048576]; &quot;*&quot; &amp; [.A59] &amp; &quot;*&quot;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formula="of:=COUNTIF([$Films.F$1:.F$1048576]; &quot;*&quot; &amp; [.A60] &amp; &quot;*&quot;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table:formula="of:=COUNTIF([$Films.F$1:.F$1048576]; &quot;*&quot; &amp; [.A61] &amp; &quot;*&quot;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COUNTIF([$Films.F$1:.F$1048576]; &quot;*&quot; &amp; [.A62] &amp; &quot;*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formula="of:=COUNTIF([$Films.F$1:.F$1048576]; &quot;*&quot; &amp; [.A63] &amp; &quot;*&quot;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table:formula="of:=COUNTIF([$Films.F$1:.F$1048576]; &quot;*&quot; &amp; [.A64] &amp; &quot;*&quot;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table:formula="of:=COUNTIF([$Films.F$1:.F$1048576]; &quot;*&quot; &amp; [.A65] &amp; &quot;*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COUNTIF([$Films.F$1:.F$1048576]; &quot;*&quot; &amp; [.A66] &amp; &quot;*&quot;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table:formula="of:=COUNTIF([$Films.F$1:.F$1048576]; &quot;*&quot; &amp; [.A67] &amp; &quot;*&quot;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table:formula="of:=COUNTIF([$Films.F$1:.F$1048576]; &quot;*&quot; &amp; [.A68] &amp; &quot;*&quot;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table:formula="of:=COUNTIF([$Films.F$1:.F$1048576]; &quot;*&quot; &amp; [.A69] &amp; &quot;*&quot;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COUNTIF([$Films.F$1:.F$1048576]; &quot;*&quot; &amp; [.A70] &amp; &quot;*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table:formula="of:=COUNTIF([$Films.F$1:.F$1048576]; &quot;*&quot; &amp; [.A71] &amp; &quot;*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COUNTIF([$Films.F$1:.F$1048576]; &quot;*&quot; &amp; [.A72] &amp; &quot;*&quot;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COUNTIF([$Films.F$1:.F$1048576]; &quot;*&quot; &amp; [.A73] &amp; &quot;*&quot;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table:formula="of:=COUNTIF([$Films.F$1:.F$1048576]; &quot;*&quot; &amp; [.A74] &amp; &quot;*&quot;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table:formula="of:=COUNTIF([$Films.F$1:.F$1048576]; &quot;*&quot; &amp; [.A75] &amp; &quot;*&quot;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formula="of:=COUNTIF([$Films.F$1:.F$1048576]; &quot;*&quot; &amp; [.A76] &amp; &quot;*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table:formula="of:=COUNTIF([$Films.F$1:.F$1048576]; &quot;*&quot; &amp; [.A77] &amp; &quot;*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table:formula="of:=COUNTIF([$Films.F$1:.F$1048576]; &quot;*&quot; &amp; [.A78] &amp; &quot;*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table:formula="of:=COUNTIF([$Films.F$1:.F$1048576]; &quot;*&quot; &amp; [.A79] &amp; &quot;*&quot;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table:formula="of:=COUNTIF([$Films.F$1:.F$1048576]; &quot;*&quot; &amp; [.A80] &amp; &quot;*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COUNTIF([$Films.F$1:.F$1048576]; &quot;*&quot; &amp; [.A81] &amp; &quot;*&quot;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COUNTIF([$Films.F$1:.F$1048576]; &quot;*&quot; &amp; [.A82] &amp; &quot;*&quot;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COUNTIF([$Films.F$1:.F$1048576]; &quot;*&quot; &amp; [.A83] &amp; &quot;*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COUNTIF([$Films.F$1:.F$1048576]; &quot;*&quot; &amp; [.A84] &amp; &quot;*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COUNTIF([$Films.F$1:.F$1048576]; &quot;*&quot; &amp; [.A85] &amp; &quot;*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COUNTIF([$Films.F$1:.F$1048576]; &quot;*&quot; &amp; [.A86] &amp; &quot;*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COUNTIF([$Films.F$1:.F$1048576]; &quot;*&quot; &amp; [.A87] &amp; &quot;*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COUNTIF([$Films.F$1:.F$1048576]; &quot;*&quot; &amp; [.A88] &amp; &quot;*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COUNTIF([$Films.F$1:.F$1048576]; &quot;*&quot; &amp; [.A89] &amp; &quot;*&quot;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COUNTIF([$Films.F$1:.F$1048576]; &quot;*&quot; &amp; [.A90] &amp; &quot;*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COUNTIF([$Films.F$1:.F$1048576]; &quot;*&quot; &amp; [.A91] &amp; &quot;*&quot;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COUNTIF([$Films.F$1:.F$1048576]; &quot;*&quot; &amp; [.A92] &amp; &quot;*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COUNTIF([$Films.F$1:.F$1048576]; &quot;*&quot; &amp; [.A93] &amp; &quot;*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COUNTIF([$Films.F$1:.F$1048576]; &quot;*&quot; &amp; [.A94] &amp; &quot;*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COUNTIF([$Films.F$1:.F$1048576]; &quot;*&quot; &amp; [.A95] &amp; &quot;*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COUNTIF([$Films.F$1:.F$1048576]; &quot;*&quot; &amp; [.A96] &amp; &quot;*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COUNTIF([$Films.F$1:.F$1048576]; &quot;*&quot; &amp; [.A97] &amp; &quot;*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COUNTIF([$Films.F$1:.F$1048576]; &quot;*&quot; &amp; [.A98] &amp; &quot;*&quot;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COUNTIF([$Films.F$1:.F$1048576]; &quot;*&quot; &amp; [.A99] &amp; &quot;*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COUNTIF([$Films.F$1:.F$1048576]; &quot;*&quot; &amp; [.A100] &amp; &quot;*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COUNTIF([$Films.F$1:.F$1048576]; &quot;*&quot; &amp; [.A101] &amp; &quot;*&quot;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COUNTIF([$Films.F$1:.F$1048576]; &quot;*&quot; &amp; [.A102] &amp; &quot;*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COUNTIF([$Films.F$1:.F$1048576]; &quot;*&quot; &amp; [.A103] &amp; &quot;*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COUNTIF([$Films.F$1:.F$1048576]; &quot;*&quot; &amp; [.A104] &amp; &quot;*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COUNTIF([$Films.F$1:.F$1048576]; &quot;*&quot; &amp; [.A105] &amp; &quot;*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COUNTIF([$Films.F$1:.F$1048576]; &quot;*&quot; &amp; [.A106] &amp; &quot;*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COUNTIF([$Films.F$1:.F$1048576]; &quot;*&quot; &amp; [.A107] &amp; &quot;*&quot;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COUNTIF([$Films.F$1:.F$1048576]; &quot;*&quot; &amp; [.A108] &amp; &quot;*&quot;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COUNTIF([$Films.F$1:.F$1048576]; &quot;*&quot; &amp; [.A109] &amp; &quot;*&quot;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COUNTIF([$Films.F$1:.F$1048576]; &quot;*&quot; &amp; [.A110] &amp; &quot;*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COUNTIF([$Films.F$1:.F$1048576]; &quot;*&quot; &amp; [.A111] &amp; &quot;*&quot;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COUNTIF([$Films.F$1:.F$1048576]; &quot;*&quot; &amp; [.A112] &amp; &quot;*&quot;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COUNTIF([$Films.F$1:.F$1048576]; &quot;*&quot; &amp; [.A113] &amp; &quot;*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COUNTIF([$Films.F$1:.F$1048576]; &quot;*&quot; &amp; [.A114] &amp; &quot;*&quot;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COUNTIF([$Films.F$1:.F$1048576]; &quot;*&quot; &amp; [.A115] &amp; &quot;*&quot;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COUNTIF([$Films.F$1:.F$1048576]; &quot;*&quot; &amp; [.A116] &amp; &quot;*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COUNTIF([$Films.F$1:.F$1048576]; &quot;*&quot; &amp; [.A117] &amp; &quot;*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COUNTIF([$Films.F$1:.F$1048576]; &quot;*&quot; &amp; [.A118] &amp; &quot;*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COUNTIF([$Films.F$1:.F$1048576]; &quot;*&quot; &amp; [.A119] &amp; &quot;*&quot;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COUNTIF([$Films.F$1:.F$1048576]; &quot;*&quot; &amp; [.A120] &amp; &quot;*&quot;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COUNTIF([$Films.F$1:.F$1048576]; &quot;*&quot; &amp; [.A121] &amp; &quot;*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COUNTIF([$Films.F$1:.F$1048576]; &quot;*&quot; &amp; [.A122] &amp; &quot;*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COUNTIF([$Films.F$1:.F$1048576]; &quot;*&quot; &amp; [.A123] &amp; &quot;*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COUNTIF([$Films.F$1:.F$1048576]; &quot;*&quot; &amp; [.A124] &amp; &quot;*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COUNTIF([$Films.F$1:.F$1048576]; &quot;*&quot; &amp; [.A125] &amp; &quot;*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COUNTIF([$Films.F$1:.F$1048576]; &quot;*&quot; &amp; [.A126] &amp; &quot;*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formula="of:=COUNTIF([$Films.F$1:.F$1048576]; &quot;*&quot; &amp; [.A127] &amp; &quot;*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table:formula="of:=COUNTIF([$Films.F$1:.F$1048576]; &quot;*&quot; &amp; [.A128] &amp; &quot;*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table:formula="of:=COUNTIF([$Films.F$1:.F$1048576]; &quot;*&quot; &amp; [.A129] &amp; &quot;*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table:formula="of:=COUNTIF([$Films.F$1:.F$1048576]; &quot;*&quot; &amp; [.A130] &amp; &quot;*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formula="of:=COUNTIF([$Films.F$1:.F$1048576]; &quot;*&quot; &amp; [.A131] &amp; &quot;*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table:formula="of:=COUNTIF([$Films.F$1:.F$1048576]; &quot;*&quot; &amp; [.A132] &amp; &quot;*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table:formula="of:=COUNTIF([$Films.F$1:.F$1048576]; &quot;*&quot; &amp; [.A133] &amp; &quot;*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table:formula="of:=COUNTIF([$Films.F$1:.F$1048576]; &quot;*&quot; &amp; [.A134] &amp; &quot;*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table:formula="of:=COUNTIF([$Films.F$1:.F$1048576]; &quot;*&quot; &amp; [.A135] &amp; &quot;*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table:formula="of:=COUNTIF([$Films.F$1:.F$1048576]; &quot;*&quot; &amp; [.A136] &amp; &quot;*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36])" office:value-type="float" office:value="623" calcext:value-type="float">
            <text:p>623</text:p>
          </table:table-cell>
        </table:table-row>
        <table:table-row table:style-name="ro1" table:number-rows-repeated="104843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cteurs" table:style-name="ta1">
        <table:shapes>
          <draw:frame draw:z-index="0" draw:style-name="gr1" draw:text-style-name="P1" svg:width="26.314cm" svg:height="14.801cm" svg:x="6.697cm" svg:y="0.764cm">
            <draw:object draw:notify-on-update-of-ranges="Acteurs.A2:Acteurs.A22 Acteurs.B1:Acteurs.B1 Acteurs.B2:Acteurs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0"/>
        <table:table-column table:style-name="co1" table:number-columns-repeated="1023" table:default-cell-style-name="Default"/>
        <table:table-row table:style-name="ro1">
          <table:table-cell table:style-name="ce9" office:value-type="string" calcext:value-type="string">
            <text:p>Acteur</text:p>
          </table:table-cell>
          <table:table-cell table:style-name="ce9" office:value-type="string" calcext:value-type="string">
            <text:p>Nombre</text:p>
          </table:table-cell>
          <table:table-cell table:style-name="ce9" table:number-columns-repeated="1022"/>
        </table:table-row>
        <table:table-row table:style-name="ro1">
          <table:table-cell office:value-type="string" calcext:value-type="string">
            <text:p>Charlie Chaplin</text:p>
          </table:table-cell>
          <table:table-cell table:formula="of:=COUNTIF([$Films.O$1:.O$1048576]; &quot;*&quot; &amp; [.A2] &amp; &quot;*&quot;)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lene Dietrich</text:p>
          </table:table-cell>
          <table:table-cell table:formula="of:=COUNTIF([$Films.O$1:.O$1048576]; &quot;*&quot; &amp; [.A3] &amp; &quot;*&quot;)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an Rochefort</text:p>
          </table:table-cell>
          <table:table-cell table:formula="of:=COUNTIF([$Films.O$1:.O$1048576]; &quot;*&quot; &amp; [.A4] &amp; &quot;*&quot;)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mphrey Bogart</text:p>
          </table:table-cell>
          <table:table-cell table:formula="of:=COUNTIF([$Films.O$1:.O$1048576]; &quot;*&quot; &amp; [.A5] &amp; &quot;*&quot;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uis de Funès</text:p>
          </table:table-cell>
          <table:table-cell table:formula="of:=COUNTIF([$Films.O$1:.O$1048576]; &quot;*&quot; &amp; [.A6] &amp; &quot;*&quot;)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herine Deneuve</text:p>
          </table:table-cell>
          <table:table-cell table:formula="of:=COUNTIF([$Films.O$1:.O$1048576]; &quot;*&quot; &amp; [.A7] &amp; &quot;*&quot;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an Gabin</text:p>
          </table:table-cell>
          <table:table-cell table:formula="of:=COUNTIF([$Films.O$1:.O$1048576]; &quot;*&quot; &amp; [.A8] &amp; &quot;*&quot;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anne Moreau</text:p>
          </table:table-cell>
          <table:table-cell table:formula="of:=COUNTIF([$Films.O$1:.O$1048576]; &quot;*&quot; &amp; [.A9] &amp; &quot;*&quot;)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ta Garbo</text:p>
          </table:table-cell>
          <table:table-cell table:formula="of:=COUNTIF([$Films.O$1:.O$1048576]; &quot;*&quot; &amp; [.A10] &amp; &quot;*&quot;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hn Wayne</text:p>
          </table:table-cell>
          <table:table-cell table:formula="of:=COUNTIF([$Films.O$1:.O$1048576]; &quot;*&quot; &amp; [.A11] &amp; &quot;*&quot;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chel Serrault</text:p>
          </table:table-cell>
          <table:table-cell table:formula="of:=COUNTIF([$Films.O$1:.O$1048576]; &quot;*&quot; &amp; [.A12] &amp; &quot;*&quot;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ul Newman</text:p>
          </table:table-cell>
          <table:table-cell table:formula="of:=COUNTIF([$Films.O$1:.O$1048576]; &quot;*&quot; &amp; [.A13] &amp; &quot;*&quot;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ilippe Noiret</text:p>
          </table:table-cell>
          <table:table-cell table:formula="of:=COUNTIF([$Films.O$1:.O$1048576]; &quot;*&quot; &amp; [.A14] &amp; &quot;*&quot;)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y Grant</text:p>
          </table:table-cell>
          <table:table-cell table:formula="of:=COUNTIF([$Films.O$1:.O$1048576]; &quot;*&quot; &amp; [.A15] &amp; &quot;*&quot;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chel Piccoli</text:p>
          </table:table-cell>
          <table:table-cell table:formula="of:=COUNTIF([$Films.O$1:.O$1048576]; &quot;*&quot; &amp; [.A16] &amp; &quot;*&quot;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nt Eastwood</text:p>
          </table:table-cell>
          <table:table-cell table:formula="of:=COUNTIF([$Films.O$1:.O$1048576]; &quot;*&quot; &amp; [.A17] &amp; &quot;*&quot;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ry Cooper</text:p>
          </table:table-cell>
          <table:table-cell table:formula="of:=COUNTIF([$Films.O$1:.O$1048576]; &quot;*&quot; &amp; [.A18] &amp; &quot;*&quot;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érard Depardieu</text:p>
          </table:table-cell>
          <table:table-cell table:formula="of:=COUNTIF([$Films.O$1:.O$1048576]; &quot;*&quot; &amp; [.A19] &amp; &quot;*&quot;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o Ventura</text:p>
          </table:table-cell>
          <table:table-cell table:formula="of:=COUNTIF([$Films.O$1:.O$1048576]; &quot;*&quot; &amp; [.A20] &amp; &quot;*&quot;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son Welles</text:p>
          </table:table-cell>
          <table:table-cell table:formula="of:=COUNTIF([$Films.O$1:.O$1048576]; &quot;*&quot; &amp; [.A21] &amp; &quot;*&quot;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rnard Blier</text:p>
          </table:table-cell>
          <table:table-cell table:formula="of:=COUNTIF([$Films.O$1:.O$1048576]; &quot;*&quot; &amp; [.A22] &amp; &quot;*&quot;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ude Brasseur</text:p>
          </table:table-cell>
          <table:table-cell table:formula="of:=COUNTIF([$Films.O$1:.O$1048576]; &quot;*&quot; &amp; [.A23] &amp; &quot;*&quot;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nandel</text:p>
          </table:table-cell>
          <table:table-cell table:formula="of:=COUNTIF([$Films.O$1:.O$1048576]; &quot;*&quot; &amp; [.A24] &amp; &quot;*&quot;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seph Cotten</text:p>
          </table:table-cell>
          <table:table-cell table:formula="of:=COUNTIF([$Films.O$1:.O$1048576]; &quot;*&quot; &amp; [.A25] &amp; &quot;*&quot;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uis Jouvet</text:p>
          </table:table-cell>
          <table:table-cell table:formula="of:=COUNTIF([$Films.O$1:.O$1048576]; &quot;*&quot; &amp; [.A26] &amp; &quot;*&quot;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ilyn Monroe</text:p>
          </table:table-cell>
          <table:table-cell table:formula="of:=COUNTIF([$Films.O$1:.O$1048576]; &quot;*&quot; &amp; [.A27] &amp; &quot;*&quot;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ion Cotillard</text:p>
          </table:table-cell>
          <table:table-cell table:formula="of:=COUNTIF([$Films.O$1:.O$1048576]; &quot;*&quot; &amp; [.A28] &amp; &quot;*&quot;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main Duris</text:p>
          </table:table-cell>
          <table:table-cell table:formula="of:=COUNTIF([$Films.O$1:.O$1048576]; &quot;*&quot; &amp; [.A29] &amp; &quot;*&quot;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drey Tautou</text:p>
          </table:table-cell>
          <table:table-cell table:formula="of:=COUNTIF([$Films.O$1:.O$1048576]; &quot;*&quot; &amp; [.A30] &amp; &quot;*&quot;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rvil</text:p>
          </table:table-cell>
          <table:table-cell table:formula="of:=COUNTIF([$Films.O$1:.O$1048576]; &quot;*&quot; &amp; [.A31] &amp; &quot;*&quot;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niel Auteuil</text:p>
          </table:table-cell>
          <table:table-cell table:formula="of:=COUNTIF([$Films.O$1:.O$1048576]; &quot;*&quot; &amp; [.A32] &amp; &quot;*&quot;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ice Luchini</text:p>
          </table:table-cell>
          <table:table-cell table:formula="of:=COUNTIF([$Films.O$1:.O$1048576]; &quot;*&quot; &amp; [.A33] &amp; &quot;*&quot;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nny Ardant</text:p>
          </table:table-cell>
          <table:table-cell table:formula="of:=COUNTIF([$Films.O$1:.O$1048576]; &quot;*&quot; &amp; [.A34] &amp; &quot;*&quot;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illaume Canet</text:p>
          </table:table-cell>
          <table:table-cell table:formula="of:=COUNTIF([$Films.O$1:.O$1048576]; &quot;*&quot; &amp; [.A35] &amp; &quot;*&quot;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abelle Huppert</text:p>
          </table:table-cell>
          <table:table-cell table:formula="of:=COUNTIF([$Films.O$1:.O$1048576]; &quot;*&quot; &amp; [.A36] &amp; &quot;*&quot;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mes Stewart</text:p>
          </table:table-cell>
          <table:table-cell table:formula="of:=COUNTIF([$Films.O$1:.O$1048576]; &quot;*&quot; &amp; [.A37] &amp; &quot;*&quot;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an Carmet</text:p>
          </table:table-cell>
          <table:table-cell table:formula="of:=COUNTIF([$Films.O$1:.O$1048576]; &quot;*&quot; &amp; [.A38] &amp; &quot;*&quot;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rk Douglas</text:p>
          </table:table-cell>
          <table:table-cell table:formula="of:=COUNTIF([$Films.O$1:.O$1048576]; &quot;*&quot; &amp; [.A39] &amp; &quot;*&quot;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my Schneider</text:p>
          </table:table-cell>
          <table:table-cell table:formula="of:=COUNTIF([$Films.O$1:.O$1048576]; &quot;*&quot; &amp; [.A40] &amp; &quot;*&quot;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n Connery</text:p>
          </table:table-cell>
          <table:table-cell table:formula="of:=COUNTIF([$Films.O$1:.O$1048576]; &quot;*&quot; &amp; [.A41] &amp; &quot;*&quot;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bert Dupontel</text:p>
          </table:table-cell>
          <table:table-cell table:formula="of:=COUNTIF([$Films.O$1:.O$1048576]; &quot;*&quot; &amp; [.A42] &amp; &quot;*&quot;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drey Lamy</text:p>
          </table:table-cell>
          <table:table-cell table:formula="of:=COUNTIF([$Films.O$1:.O$1048576]; &quot;*&quot; &amp; [.A43] &amp; &quot;*&quot;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les Denner</text:p>
          </table:table-cell>
          <table:table-cell table:formula="of:=COUNTIF([$Films.O$1:.O$1048576]; &quot;*&quot; &amp; [.A44] &amp; &quot;*&quot;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nielle Darrieux</text:p>
          </table:table-cell>
          <table:table-cell table:formula="of:=COUNTIF([$Films.O$1:.O$1048576]; &quot;*&quot; &amp; [.A45] &amp; &quot;*&quot;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dy Mitchell</text:p>
          </table:table-cell>
          <table:table-cell table:formula="of:=COUNTIF([$Films.O$1:.O$1048576]; &quot;*&quot; &amp; [.A46] &amp; &quot;*&quot;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çois Cluzet</text:p>
          </table:table-cell>
          <table:table-cell table:formula="of:=COUNTIF([$Films.O$1:.O$1048576]; &quot;*&quot; &amp; [.A47] &amp; &quot;*&quot;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nry Fonda</text:p>
          </table:table-cell>
          <table:table-cell table:formula="of:=COUNTIF([$Films.O$1:.O$1048576]; &quot;*&quot; &amp; [.A48] &amp; &quot;*&quot;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an Lefebvre</text:p>
          </table:table-cell>
          <table:table-cell table:formula="of:=COUNTIF([$Films.O$1:.O$1048576]; &quot;*&quot; &amp; [.A49] &amp; &quot;*&quot;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vin Costner</text:p>
          </table:table-cell>
          <table:table-cell table:formula="of:=COUNTIF([$Films.O$1:.O$1048576]; &quot;*&quot; &amp; [.A50] &amp; &quot;*&quot;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chel Galabru</text:p>
          </table:table-cell>
          <table:table-cell table:formula="of:=COUNTIF([$Films.O$1:.O$1048576]; &quot;*&quot; &amp; [.A51] &amp; &quot;*&quot;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chel Simon</text:p>
          </table:table-cell>
          <table:table-cell table:formula="of:=COUNTIF([$Films.O$1:.O$1048576]; &quot;*&quot; &amp; [.A52] &amp; &quot;*&quot;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halie Baye</text:p>
          </table:table-cell>
          <table:table-cell table:formula="of:=COUNTIF([$Films.O$1:.O$1048576]; &quot;*&quot; &amp; [.A53] &amp; &quot;*&quot;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ves Montand</text:p>
          </table:table-cell>
          <table:table-cell table:formula="of:=COUNTIF([$Films.O$1:.O$1048576]; &quot;*&quot; &amp; [.A54] &amp; &quot;*&quot;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ain Delon</text:p>
          </table:table-cell>
          <table:table-cell table:formula="of:=COUNTIF([$Films.O$1:.O$1048576]; &quot;*&quot; &amp; [.A55] &amp; &quot;*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e Blanchett</text:p>
          </table:table-cell>
          <table:table-cell table:formula="of:=COUNTIF([$Films.O$1:.O$1048576]; &quot;*&quot; &amp; [.A56] &amp; &quot;*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udia Cardinale</text:p>
          </table:table-cell>
          <table:table-cell table:formula="of:=COUNTIF([$Films.O$1:.O$1048576]; &quot;*&quot; &amp; [.A57] &amp; &quot;*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érard Jugnot</text:p>
          </table:table-cell>
          <table:table-cell table:formula="of:=COUNTIF([$Films.O$1:.O$1048576]; &quot;*&quot; &amp; [.A58] &amp; &quot;*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grid Bergman</text:p>
          </table:table-cell>
          <table:table-cell table:formula="of:=COUNTIF([$Films.O$1:.O$1048576]; &quot;*&quot; &amp; [.A59] &amp; &quot;*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abelle Adjani</text:p>
          </table:table-cell>
          <table:table-cell table:formula="of:=COUNTIF([$Films.O$1:.O$1048576]; &quot;*&quot; &amp; [.A60] &amp; &quot;*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cques Villeret</text:p>
          </table:table-cell>
          <table:table-cell table:formula="of:=COUNTIF([$Films.O$1:.O$1048576]; &quot;*&quot; &amp; [.A61] &amp; &quot;*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an Marais</text:p>
          </table:table-cell>
          <table:table-cell table:formula="of:=COUNTIF([$Films.O$1:.O$1048576]; &quot;*&quot; &amp; [.A62] &amp; &quot;*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lien Guiomar</text:p>
          </table:table-cell>
          <table:table-cell table:formula="of:=COUNTIF([$Films.O$1:.O$1048576]; &quot;*&quot; &amp; [.A63] &amp; &quot;*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liette Binoche</text:p>
          </table:table-cell>
          <table:table-cell table:formula="of:=COUNTIF([$Films.O$1:.O$1048576]; &quot;*&quot; &amp; [.A64] &amp; &quot;*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ou-Miou</text:p>
          </table:table-cell>
          <table:table-cell table:formula="of:=COUNTIF([$Films.O$1:.O$1048576]; &quot;*&quot; &amp; [.A65] &amp; &quot;*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nelope Cruz</text:p>
          </table:table-cell>
          <table:table-cell table:formula="of:=COUNTIF([$Films.O$1:.O$1048576]; &quot;*&quot; &amp; [.A66] &amp; &quot;*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chard Bohringer</text:p>
          </table:table-cell>
          <table:table-cell table:formula="of:=COUNTIF([$Films.O$1:.O$1048576]; &quot;*&quot; &amp; [.A67] &amp; &quot;*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one Signoret</text:p>
          </table:table-cell>
          <table:table-cell table:formula="of:=COUNTIF([$Films.O$1:.O$1048576]; &quot;*&quot; &amp; [.A68] &amp; &quot;*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m Hanks</text:p>
          </table:table-cell>
          <table:table-cell table:formula="of:=COUNTIF([$Films.O$1:.O$1048576]; &quot;*&quot; &amp; [.A69] &amp; &quot;*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na Magnani</text:p>
          </table:table-cell>
          <table:table-cell table:formula="of:=COUNTIF([$Films.O$1:.O$1048576]; &quot;*&quot; &amp; [.A70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nie Girardot</text:p>
          </table:table-cell>
          <table:table-cell table:formula="of:=COUNTIF([$Films.O$1:.O$1048576]; &quot;*&quot; &amp; [.A71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ter Keaton</text:p>
          </table:table-cell>
          <table:table-cell table:formula="of:=COUNTIF([$Films.O$1:.O$1048576]; &quot;*&quot; &amp; [.A72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les Aznavour</text:p>
          </table:table-cell>
          <table:table-cell table:formula="of:=COUNTIF([$Films.O$1:.O$1048576]; &quot;*&quot; &amp; [.A73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istophe Lambert</text:p>
          </table:table-cell>
          <table:table-cell table:formula="of:=COUNTIF([$Films.O$1:.O$1048576]; &quot;*&quot; &amp; [.A74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uche</text:p>
          </table:table-cell>
          <table:table-cell table:formula="of:=COUNTIF([$Films.O$1:.O$1048576]; &quot;*&quot; &amp; [.A75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stin Hoffman</text:p>
          </table:table-cell>
          <table:table-cell table:formula="of:=COUNTIF([$Films.O$1:.O$1048576]; &quot;*&quot; &amp; [.A76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 Hackman</text:p>
          </table:table-cell>
          <table:table-cell table:formula="of:=COUNTIF([$Films.O$1:.O$1048576]; &quot;*&quot; &amp; [.A77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érard Philipe</text:p>
          </table:table-cell>
          <table:table-cell table:formula="of:=COUNTIF([$Films.O$1:.O$1048576]; &quot;*&quot; &amp; [.A78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abelle Carré</text:p>
          </table:table-cell>
          <table:table-cell table:formula="of:=COUNTIF([$Films.O$1:.O$1048576]; &quot;*&quot; &amp; [.A79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ck Nicholson</text:p>
          </table:table-cell>
          <table:table-cell table:formula="of:=COUNTIF([$Films.O$1:.O$1048576]; &quot;*&quot; &amp; [.A80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siane Balasko</text:p>
          </table:table-cell>
          <table:table-cell table:formula="of:=COUNTIF([$Films.O$1:.O$1048576]; &quot;*&quot; &amp; [.A81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ello Mastroianni</text:p>
          </table:table-cell>
          <table:table-cell table:formula="of:=COUNTIF([$Films.O$1:.O$1048576]; &quot;*&quot; &amp; [.A82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 von Sydow</text:p>
          </table:table-cell>
          <table:table-cell table:formula="of:=COUNTIF([$Films.O$1:.O$1048576]; &quot;*&quot; &amp; [.A83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reille Darc</text:p>
          </table:table-cell>
          <table:table-cell table:formula="of:=COUNTIF([$Films.O$1:.O$1048576]; &quot;*&quot; &amp; [.A84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émie Lvovsky</text:p>
          </table:table-cell>
          <table:table-cell table:formula="of:=COUNTIF([$Films.O$1:.O$1048576]; &quot;*&quot; &amp; [.A85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rre Richard</text:p>
          </table:table-cell>
          <table:table-cell table:formula="of:=COUNTIF([$Films.O$1:.O$1048576]; &quot;*&quot; &amp; [.A86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ert de Niro</text:p>
          </table:table-cell>
          <table:table-cell table:formula="of:=COUNTIF([$Films.O$1:.O$1048576]; &quot;*&quot; &amp; [.A87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ert Redford</text:p>
          </table:table-cell>
          <table:table-cell table:formula="of:=COUNTIF([$Films.O$1:.O$1048576]; &quot;*&quot; &amp; [.A88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phia Loren</text:p>
          </table:table-cell>
          <table:table-cell table:formula="of:=COUNTIF([$Films.O$1:.O$1048576]; &quot;*&quot; &amp; [.A89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éphane Audran</text:p>
          </table:table-cell>
          <table:table-cell table:formula="of:=COUNTIF([$Films.O$1:.O$1048576]; &quot;*&quot; &amp; [.A90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rry Lhermitte</text:p>
          </table:table-cell>
          <table:table-cell table:formula="of:=COUNTIF([$Films.O$1:.O$1048576]; &quot;*&quot; &amp; [.A91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cky Holgado</text:p>
          </table:table-cell>
          <table:table-cell table:formula="of:=COUNTIF([$Films.O$1:.O$1048576]; &quot;*&quot; &amp; [.A92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érie Bonneton</text:p>
          </table:table-cell>
          <table:table-cell table:formula="of:=COUNTIF([$Films.O$1:.O$1048576]; &quot;*&quot; &amp; [.A93] &amp; &quot;*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tistes" table:style-name="ta1">
        <table:table-column table:style-name="co8" table:default-cell-style-name="Default"/>
        <table:table-column table:style-name="co9" table:default-cell-style-name="ce8"/>
        <table:table-column table:style-name="co10" table:default-cell-style-name="Default"/>
        <table:table-column table:style-name="co11" table:default-cell-style-name="Default"/>
        <table:table-column table:style-name="co1" table:number-columns-repeated="1020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Genre</text:p>
          </table:table-cell>
          <table:table-cell table:style-name="ce4" office:value-type="string" calcext:value-type="string">
            <text:p>Lien</text:p>
          </table:table-cell>
          <table:table-cell table:style-name="ce4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orges Méliè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eorges_Méliès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x Lind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x_Linder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ud Lin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ud_Linder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therine Hesslin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atherine_Hessling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bert Dieudonné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lbert_Dieudonné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ean Renoi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_Renoir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erre Phillip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ierre_Lestringuez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 Rosaër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www.idref.fr/11879999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ohnny Huggin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www.imdb.com/name/nm4559045/?ref_=fn_al_nm_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ean Str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://www.allocine.fr/personne/fichepersonne_gen_cpersonne=10623.html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nuel Raab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www.imdb.com/name/nm0704645/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ean Gab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_Gabin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rich Von Strohei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Erich_Von_Stroheim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ierre Fresna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ierre_Fresnay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uis Jouv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Louis_Jouvet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se Delama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Lise_Delamare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erre Renoi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ierre_Renoir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rett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ulien_Carette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ean-Pierre Cass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-Pierre_Cassel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laude Brasseu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laude_Brasseur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.E. Hass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O.E._Hasse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ean-Louis Barraul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-Louis_Barrault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eddy Billi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eddy_Billis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ean Topar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_Topart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ichel Sim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ichel_Simon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arles Granv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harles_Granval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Zachary Scot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Zachary_Scott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tty Fiel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Betty_Field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. Carrol Nais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._Carrol_Naish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ra Swinbur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Nora_Swinburne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smond Knigh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Esmond_Knight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drienne Corr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drienne_Corri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na Magnan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nna_Magnani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arry Bau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Harry_Baur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obert Lyne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bert_Lynen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ristiane Do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hristiane_Dor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therine Fontene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atherine_Fonteney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ulien Duvivi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ulien_Duvivier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rançoise Rosa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Françoise_Rosay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ean Mur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_Murat_(comédien)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lerm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ndré_Alerme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acques Feyd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cques_Feyder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rcel Carné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rcel_Carné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rlett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rletty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ernard Bli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Bernard_Blier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ierre Brasseu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ierre_Brasseur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ernand Ledou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ernand_Ledoux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urice Tourneu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urice_Tourneur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acques Tat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cques_Tati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oan Fonta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oan_Fontaine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ouis Jourda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Louis_Jourdan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x Ophul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x_Ophuls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anielle Darrieu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Danielle_Darrieux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érard Philip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érard_Philipe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imone Signor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Simone_Signoret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imone Sim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Simone_Simon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laude Dauph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laude_Dauphin_(acteur)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aby Morla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Gaby_Morlay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aulette Dubo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Paulette_Dubost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harles Boy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harles_Boyer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ittorio De Sic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Vittorio_De_Sica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enri Guiso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Henri_Guisol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Oskar Wern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Oskar_Werner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deleine Robins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deleine_Robinson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hilippe Lemair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hilippe_Lemaire_(acteur)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rancis Blanch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rancis_Blanche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ean Carm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_Carmet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hristian Steng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hristian_Stengel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eorges Brassen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eorges_Brassens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enri Vid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Henri_Vidal_(acteur)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any Car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Dany_Carrel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ené Clai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ené_Clair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ophie Desmaret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Sophie_Desmarets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acha Guit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Sacha_Guitry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aymond Pellegr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aymond_Pellegrin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ervé Bromberg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Hervé_Bromberger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nna Ka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nna_Karina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laude Ric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laude_Rich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eorges Descrièr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eorges_Descrières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rançoise Dorléa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Françoise_Dorléac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ichel de Ré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ichel_de_Ré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uy Bed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uy_Bedos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ichel Devill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ichel_Deville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arina Vlad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ina_Vlady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acha Mér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cha_Méril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Jacques Charri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cques_Charrier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ylène Demongeo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ylène_Demongeot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ill Hawort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ill_Haworth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arie Laforê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ie_Laforêt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Juliette Mayni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uliette_Mayniel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Odile Verso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Odile_Versois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ami Fr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Sami_Frey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ylva Kosc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Sylva_Koscina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enate Ewer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Renate_Ewert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ean-François Calvé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-François_Calvé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aniel Ceccald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aniel_Ceccaldi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ddie Constant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Eddie_Constantine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Françoise Arno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Françoise_Arnoul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eorges Wil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eorges_Wilson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hristiane Minazzol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hristiane_Minazzoli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Brigitte Bardo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Brigitte_Bardot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rançois Marthour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rançois_Marthouret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oger Planch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ger_Planchon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nna Prucn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nna_Prucnal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atrick Chesnai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atrick_Chesnais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idier Sauvegra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idier_Sauvegrain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aniel Mesguic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aniel_Mesguich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ominique Sand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Dominique_Sanda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eraldine Chapl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Geraldine_Chaplin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sabelle Hupper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Isabelle_Huppert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Jean-Louis Trintignan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-Louis_Trintignant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icole Garc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Nicole_Garcia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hristophe Malavo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hristophe_Malavoy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ichel Piccol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ichel_Piccoli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ném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némone_(actrice)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ichard Bohring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ichard_Bohringer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naïs Jeanner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naïs_Jeanneret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lbert Dupont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lbert_Dupontel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aurice Ron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urice_Ronet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Françoise Fabi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Françoise_Fabian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Jean Vila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_Vilar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Brigitte Fosse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Brigitte_Fossey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nne Wiazemsk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nne_Wiazemsky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éa Massar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Léa_Massari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iou-Mio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iou-Miou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arie Trintigna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ie_Trintignant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Jean-Hugues Anglad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-Hugues_Anglade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ntoine de Caun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ntoine_de_Caunes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mmanuelle Seig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Emmanuelle_Seigner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Élodie Bouche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Élodie_Bouchez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enis Podalydè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enis_Podalydès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oschdy Ze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schdy_Zem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Hélène de Fougeroll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Hélène_de_Fougerolles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ierre Clément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ierre_Clémenti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therine Deneuv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atherine_Deneuve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ichèle Morg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ichèle_Morgan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Francine Berg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Francine_Bergé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Jacques Dufilh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cques_Dufilho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Jane Birk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ane_Birkin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omy Schnei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Romy_Schneider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lorinda Bolk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Florinda_Bolkan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obert Lamoureu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bert_Lamoureux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hristine Dejou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hristine_Dejoux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laude Piépl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laude_Piéplu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Jean-Pierre Kalf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-Pierre_Kalfon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Jeanne Morea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eanne_Moreau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anny Arda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Fanny_Ardant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Jean Yan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_Yanne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aniel Auteui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aniel_Auteuil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hilippe Léotar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hilippe_Léotard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Jacques Dutron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cques_Dutronc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atrick Bru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atrick_Bruel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athilda Ma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thilda_May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Bruce Myer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Bruce_Myers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ophie Broust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Sophie_Broustal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Michèle Laroqu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ichèle_Laroque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Hanna Schygul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Hanna_Schygulla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ndré Dussoli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ndré_Dussolier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Xavier Beauvoi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Xavier_Beauvois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ouis de Funè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Louis_de_Funès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Bourvi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Bourvil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Venantino Venantin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Venantino_Venantini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érard Ou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érard_Oury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erry-Thom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erry-Thomas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arie Dubo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ie_Dubois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audio Brook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laudio_Brook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aul Prébois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aul_Préboist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obert Dhé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bert_Dhéry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olette Bross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olette_Brosset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ichel Galabr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ichel_Galabru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ierre Tornad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ierre_Tornade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ascal Jard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ascal_Jardin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oluch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oluche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Julien Guioma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ulien_Guiomar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laude Gensa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laude_Gensac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laude Zid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laude_Zidi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nnie Girardo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nnie_Girardot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aurice Risc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urice_Risch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Frank Davi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ranck_Cabot-David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Jean Giraul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_Girault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Jacques Viller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cques_Villeret</text:p>
          </table:table-cell>
          <table:table-cell table:number-columns-repeated="10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Jean-Paul Belmon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-Paul_Belmondo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Jean Seber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_Seberg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Jean-Luc Godar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-Luc_Godard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ichel Subo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ichel_Subor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Marino Masè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rino_Masè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lbert Juros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lbert_Juross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eneviève Galé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Geneviève_Galéa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atherine Ribei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atherine_Ribeiro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Jean-Pierre Léau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-Pierre_Léaud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Jacqueline Biss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acqueline_Bisset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Vittorio Capriol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Vittorio_Caprioli</text:p>
          </table:table-cell>
          <table:table-cell table:number-columns-repeated="102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Jean Lefebvr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_Lefebvre</text:p>
          </table:table-cell>
          <table:table-cell table:number-columns-repeated="102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Philippe de Broc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hilippe_de_Broca</text:p>
          </table:table-cell>
          <table:table-cell table:number-columns-repeated="102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aul Meuriss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aul_Meurisse</text:p>
          </table:table-cell>
          <table:table-cell table:number-columns-repeated="102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harles Van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harles_Vanel</text:p>
          </table:table-cell>
          <table:table-cell table:number-columns-repeated="102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Henri G.Clouzo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Henri-Georges_Clouzot</text:p>
          </table:table-cell>
          <table:table-cell table:number-columns-repeated="102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Jean Marai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_Marais</text:p>
          </table:table-cell>
          <table:table-cell table:number-columns-repeated="102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Jean Rochefor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_Rochefort</text:p>
          </table:table-cell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hilippe Noir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hilippe_Noiret</text:p>
          </table:table-cell>
          <table:table-cell table:number-columns-repeated="102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eneviève Gra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Geneviève_Grad</text:p>
          </table:table-cell>
          <table:table-cell table:number-columns-repeated="102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ierre Gaspard-Hu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ierre_Gaspard-Huit</text:p>
          </table:table-cell>
          <table:table-cell table:number-columns-repeated="102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Yves Montan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Yves_Montand</text:p>
          </table:table-cell>
          <table:table-cell table:number-columns-repeated="102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arin Schuber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Karin_Schubert_(actrice)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eter McEne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eter_McEnery</text:p>
          </table:table-cell>
          <table:table-cell table:number-columns-repeated="102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Jean Poir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_Poiret</text:p>
          </table:table-cell>
          <table:table-cell table:number-columns-repeated="102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Marcel Camu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rcel_Camus</text:p>
          </table:table-cell>
          <table:table-cell table:number-columns-repeated="102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Kika Markha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Kika_Markham</text:p>
          </table:table-cell>
          <table:table-cell table:number-columns-repeated="102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tacey Tendet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Stacey_Tendeter</text:p>
          </table:table-cell>
          <table:table-cell table:number-columns-repeated="102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rançois Truffau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rançois_Truffaut</text:p>
          </table:table-cell>
          <table:table-cell table:number-columns-repeated="102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Nathalie Bay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Nathalie_Baye</text:p>
          </table:table-cell>
          <table:table-cell table:number-columns-repeated="102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Alexandra Stewar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lexandra_Stewart</text:p>
          </table:table-cell>
          <table:table-cell table:number-columns-repeated="102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Julie Christ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ulie_Christie</text:p>
          </table:table-cell>
          <table:table-cell table:number-columns-repeated="102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yril Cusack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yril_Cusack</text:p>
          </table:table-cell>
          <table:table-cell table:number-columns-repeated="102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hilippe Nicau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hilippe_Nicaud</text:p>
          </table:table-cell>
          <table:table-cell table:number-columns-repeated="102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Édouard Molina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Édouard_Molinaro</text:p>
          </table:table-cell>
          <table:table-cell table:number-columns-repeated="102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Orson Well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Orson_Welles</text:p>
          </table:table-cell>
          <table:table-cell table:number-columns-repeated="102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Roger Coggi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ger_Coggio</text:p>
          </table:table-cell>
          <table:table-cell table:number-columns-repeated="102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atrick Dewaer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atrick_Dewaere</text:p>
          </table:table-cell>
          <table:table-cell table:number-columns-repeated="102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lio Goldsmit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lio_Goldsmith</text:p>
          </table:table-cell>
          <table:table-cell table:number-columns-repeated="102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Luc Bérau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Luc_Béraud</text:p>
          </table:table-cell>
          <table:table-cell table:number-columns-repeated="102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Gérard Depardie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érard_Depardieu</text:p>
          </table:table-cell>
          <table:table-cell table:number-columns-repeated="102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Bertrand Bli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Bertrand_Blier</text:p>
          </table:table-cell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Anne Broch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nne_Brochet</text:p>
          </table:table-cell>
          <table:table-cell table:number-columns-repeated="102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Vincent Pé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Vincent_Pérez</text:p>
          </table:table-cell>
          <table:table-cell table:number-columns-repeated="102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Jacques Web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cques_Weber</text:p>
          </table:table-cell>
          <table:table-cell table:number-columns-repeated="102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Jean-Paul Rappenea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-Paul_Rappeneau</text:p>
          </table:table-cell>
          <table:table-cell table:number-columns-repeated="102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Everett McGil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Everett_McGill</text:p>
          </table:table-cell>
          <table:table-cell table:number-columns-repeated="102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Ron Perlma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n_Perlman</text:p>
          </table:table-cell>
          <table:table-cell table:number-columns-repeated="102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Jean-Jacques Annau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-Jacques_Annaud</text:p>
          </table:table-cell>
          <table:table-cell table:number-columns-repeated="102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Lino Ventu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Lino_Ventura</text:p>
          </table:table-cell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Robert Dalba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bert_Dalban</text:p>
          </table:table-cell>
          <table:table-cell table:number-columns-repeated="102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abine Sinj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Sabine_Sinjen</text:p>
          </table:table-cell>
          <table:table-cell table:number-columns-repeated="102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Georges Lautn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eorges_Lautner</text:p>
          </table:table-cell>
          <table:table-cell table:number-columns-repeated="102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Michel Bouqu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ichel_Bouquet</text:p>
          </table:table-cell>
          <table:table-cell table:number-columns-repeated="102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Evelyne Boui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Evelyne_Bouix</text:p>
          </table:table-cell>
          <table:table-cell table:number-columns-repeated="102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Valentine Bordel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www.imdb.com/name/nm0096107/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Emmanuel Curti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Emmanuel_Curtil</text:p>
          </table:table-cell>
          <table:table-cell table:number-columns-repeated="102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Robert Hosse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bert_Hossein</text:p>
          </table:table-cell>
          <table:table-cell table:number-columns-repeated="102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Benoît Magim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Benoît_Magimel</text:p>
          </table:table-cell>
          <table:table-cell table:number-columns-repeated="102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atherine Jaco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atherine_Jacob</text:p>
          </table:table-cell>
          <table:table-cell table:number-columns-repeated="102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Daniel Gél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aniel_Gélin</text:p>
          </table:table-cell>
          <table:table-cell table:number-columns-repeated="102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Etienne Chatili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Etienne_Chatiliez</text:p>
          </table:table-cell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occinel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occinelle</text:p>
          </table:table-cell>
          <table:table-cell table:number-columns-repeated="102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Papill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apillon</text:p>
          </table:table-cell>
          <table:table-cell table:number-columns-repeated="102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henil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henille</text:p>
          </table:table-cell>
          <table:table-cell table:number-columns-repeated="102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Abeil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beille</text:p>
          </table:table-cell>
          <table:table-cell table:number-columns-repeated="102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Escargo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Escargot</text:p>
          </table:table-cell>
          <table:table-cell table:number-columns-repeated="102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Fourm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Fourmis</text:p>
          </table:table-cell>
          <table:table-cell table:number-columns-repeated="102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Guê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Guêpe</text:p>
          </table:table-cell>
          <table:table-cell table:number-columns-repeated="102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laude Nuridsan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laude_Nuridsany</text:p>
          </table:table-cell>
          <table:table-cell table:number-columns-repeated="102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Fabrice Luchin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abrice_Luchini</text:p>
          </table:table-cell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Daniel Berliou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aniel_Berlioux</text:p>
          </table:table-cell>
          <table:table-cell table:number-columns-repeated="102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Marc Berma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rc_Berman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Jean-Pierre Darrouss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-Pierre_Darroussin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Karin Viar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Karin_Viard</text:p>
          </table:table-cell>
          <table:table-cell table:number-columns-repeated="102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édric Klapisc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édric_Klapisch</text:p>
          </table:table-cell>
          <table:table-cell table:number-columns-repeated="102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Romain Duri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main_Duris</text:p>
          </table:table-cell>
          <table:table-cell table:number-columns-repeated="102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Julien Lambroschin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ulien_Lambroschini</text:p>
          </table:table-cell>
          <table:table-cell table:number-columns-repeated="102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Nicolas Koretzk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Nicolas_Koretzky</text:p>
          </table:table-cell>
          <table:table-cell table:number-columns-repeated="102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Vincent Elba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Vincent_Elbaz</text:p>
          </table:table-cell>
          <table:table-cell table:number-columns-repeated="102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Joachim Lombar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www.imdb.com/name/nm0518311/</text:p>
          </table:table-cell>
          <table:table-cell table:number-columns-repeated="102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Garance Clav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Garance_Clavel</text:p>
          </table:table-cell>
          <table:table-cell table:number-columns-repeated="102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Zinedine Souale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Zinedine_Soualem</text:p>
          </table:table-cell>
          <table:table-cell table:number-columns-repeated="102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Renée Le Cal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Renée_Le_Calm</text:p>
          </table:table-cell>
          <table:table-cell table:number-columns-repeated="102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Olivier P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Olivier_Py</text:p>
          </table:table-cell>
          <table:table-cell table:number-columns-repeated="102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Agnès Jaou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gnès_Jaoui</text:p>
          </table:table-cell>
          <table:table-cell table:number-columns-repeated="102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Jean-Pierre Bacr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-Pierre_Bacri</text:p>
          </table:table-cell>
          <table:table-cell table:number-columns-repeated="102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atherine Fro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atherine_Frot</text:p>
          </table:table-cell>
          <table:table-cell table:number-columns-repeated="102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laire Mauri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laire_Maurier</text:p>
          </table:table-cell>
          <table:table-cell table:number-columns-repeated="102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Wladimir Yordanof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Wladimir_Yordanoff</text:p>
          </table:table-cell>
          <table:table-cell table:number-columns-repeated="102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Géraldine Pailha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Géraldine_Pailhas</text:p>
          </table:table-cell>
          <table:table-cell table:number-columns-repeated="102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Audrey Tauto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udrey_Tautou</text:p>
          </table:table-cell>
          <table:table-cell table:number-columns-repeated="102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Judith Godrèch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udith_Godrèche</text:p>
          </table:table-cell>
          <table:table-cell table:number-columns-repeated="102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écile de Fran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écile_de_France</text:p>
          </table:table-cell>
          <table:table-cell table:number-columns-repeated="102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Kelly Rei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Kelly_Reilly</text:p>
          </table:table-cell>
          <table:table-cell table:number-columns-repeated="102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Marie Gilla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ie_Gillain</text:p>
          </table:table-cell>
          <table:table-cell table:number-columns-repeated="102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imon Abkaria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Simon_Abkarian</text:p>
          </table:table-cell>
          <table:table-cell table:number-columns-repeated="102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Diane Krug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Diane_Kruger</text:p>
          </table:table-cell>
          <table:table-cell table:number-columns-repeated="102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Kevin Bisho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Kevin_Bishop</text:p>
          </table:table-cell>
          <table:table-cell table:number-columns-repeated="102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Juliette Binoch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uliette_Binoche</text:p>
          </table:table-cell>
          <table:table-cell table:number-columns-repeated="102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François Cluz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rançois_Cluzet</text:p>
          </table:table-cell>
          <table:table-cell table:number-columns-repeated="102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Mélanie Laure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élanie_Laurent</text:p>
          </table:table-cell>
          <table:table-cell table:number-columns-repeated="1020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Gilles Lellouch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illes_Lellouche</text:p>
          </table:table-cell>
          <table:table-cell table:number-columns-repeated="102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Mathieu Kassovit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thieu_Kassovitz</text:p>
          </table:table-cell>
          <table:table-cell table:number-columns-repeated="102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Jean-Pierre Jeun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-Pierre_Jeunet</text:p>
          </table:table-cell>
          <table:table-cell table:number-columns-repeated="102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Gaspard Ulli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aspard_Ulliel</text:p>
          </table:table-cell>
          <table:table-cell table:number-columns-repeated="102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Jean-Pierre Beck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-Pierre_Becker</text:p>
          </table:table-cell>
          <table:table-cell table:number-columns-repeated="102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lovis Cornilla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lovis_Cornillac</text:p>
          </table:table-cell>
          <table:table-cell table:number-columns-repeated="102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Marion Cotillar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ion_Cotillard</text:p>
          </table:table-cell>
          <table:table-cell table:number-columns-repeated="102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Julie Depardie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ulie_Depardieu</text:p>
          </table:table-cell>
          <table:table-cell table:number-columns-repeated="102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cheky Kary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cheky_Karyo</text:p>
          </table:table-cell>
          <table:table-cell table:number-columns-repeated="102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Jean-Paul Rouv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-Paul_Rouve</text:p>
          </table:table-cell>
          <table:table-cell table:number-columns-repeated="102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Branko Đurić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Branko_Đurić</text:p>
          </table:table-cell>
          <table:table-cell table:number-columns-repeated="102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Rene Bitoraja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en.wikipedia.org/wiki/Rene_Bitorajac</text:p>
          </table:table-cell>
          <table:table-cell table:number-columns-repeated="102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Filip Šovagović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ilip_Šovagović</text:p>
          </table:table-cell>
          <table:table-cell table:number-columns-repeated="1020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Danis Tanovi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anis_Tanovic</text:p>
          </table:table-cell>
          <table:table-cell table:number-columns-repeated="102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François Berléan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rançois_Berléand</text:p>
          </table:table-cell>
          <table:table-cell table:number-columns-repeated="102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Guillaume Can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uillaume_Canet</text:p>
          </table:table-cell>
          <table:table-cell table:number-columns-repeated="102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arie-Josée Croz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ie-Josée_Croze</text:p>
          </table:table-cell>
          <table:table-cell table:number-columns-repeated="102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Jean Dujard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_Dujardin</text:p>
          </table:table-cell>
          <table:table-cell table:number-columns-repeated="102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Laurent Laffit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Laurent_Laffite</text:p>
          </table:table-cell>
          <table:table-cell table:number-columns-repeated="102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Valérie Bonnet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Valérie_Bonneton</text:p>
          </table:table-cell>
          <table:table-cell table:number-columns-repeated="102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Pascale Arbillo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Pascale_Arbillot</text:p>
          </table:table-cell>
          <table:table-cell table:number-columns-repeated="102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Pascal Thom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ascal_Thomas</text:p>
          </table:table-cell>
          <table:table-cell table:number-columns-repeated="102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Annie Cord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nnie_Cordy</text:p>
          </table:table-cell>
          <table:table-cell table:number-columns-repeated="102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hiara Mastroiann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hiara_Mastroianni</text:p>
          </table:table-cell>
          <table:table-cell table:number-columns-repeated="102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Linh-Dan Pha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Linh-Dan_Pham</text:p>
          </table:table-cell>
          <table:table-cell table:number-columns-repeated="102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Eric-Emmanuel Schmit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Eric-Emmanuel_Schmitt</text:p>
          </table:table-cell>
          <table:table-cell table:number-columns-repeated="102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Lambert Wil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Lambert_Wilson</text:p>
          </table:table-cell>
          <table:table-cell table:number-columns-repeated="102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Michael Lonsdal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ichael_Lonsdale</text:p>
          </table:table-cell>
          <table:table-cell table:number-columns-repeated="102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Olivier Rabourd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Olivier_Rabourdin</text:p>
          </table:table-cell>
          <table:table-cell table:number-columns-repeated="102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Philippe Laudenbac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hilippe_Laudenbach</text:p>
          </table:table-cell>
          <table:table-cell table:number-columns-repeated="102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andrine Kiberla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Sandrine_Kiberlain</text:p>
          </table:table-cell>
          <table:table-cell table:number-columns-repeated="102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Natalia Verbek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Natalia_Verbeke</text:p>
          </table:table-cell>
          <table:table-cell table:number-columns-repeated="1020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armen Mau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armen_Maura</text:p>
          </table:table-cell>
          <table:table-cell table:number-columns-repeated="1020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Philippe Le Gua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hilippe_Le_Guay</text:p>
          </table:table-cell>
          <table:table-cell table:number-columns-repeated="1020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Leïla Bekht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Leïla_Bekhti</text:p>
          </table:table-cell>
          <table:table-cell table:number-columns-repeated="1020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édric Kah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édric_Kahn</text:p>
          </table:table-cell>
          <table:table-cell table:number-columns-repeated="102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Matthias Schoenaert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tthias_Schoenaerts</text:p>
          </table:table-cell>
          <table:table-cell table:number-columns-repeated="102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Jacques Audiar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cques_Audiard</text:p>
          </table:table-cell>
          <table:table-cell table:number-columns-repeated="102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Noémie Lvovsk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Noémie_Lvovsky</text:p>
          </table:table-cell>
          <table:table-cell table:number-columns-repeated="1020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amir Guesm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Samir_Guesmi</text:p>
          </table:table-cell>
          <table:table-cell table:number-columns-repeated="102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Judith Chem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udith_Chemla</text:p>
          </table:table-cell>
          <table:table-cell table:number-columns-repeated="102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India Hai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India_Hair</text:p>
          </table:table-cell>
          <table:table-cell table:number-columns-repeated="102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Yolande Morea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Yolande_Moreau</text:p>
          </table:table-cell>
          <table:table-cell table:number-columns-repeated="102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Michel Vuillermo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ichel_Vuillermoz</text:p>
          </table:table-cell>
          <table:table-cell table:number-columns-repeated="1020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Vincent Lacost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Vincent_Lacoste</text:p>
          </table:table-cell>
          <table:table-cell table:number-columns-repeated="102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Benjamin Biola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Benjamin_Biolay</text:p>
          </table:table-cell>
          <table:table-cell table:number-columns-repeated="102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rthur Dupon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rthur_Dupont_(acteur)</text:p>
          </table:table-cell>
          <table:table-cell table:number-columns-repeated="102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Agathe Bonit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gathe_Bonitzer</text:p>
          </table:table-cell>
          <table:table-cell table:number-columns-repeated="102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Marina Hand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ina_Hands</text:p>
          </table:table-cell>
          <table:table-cell table:number-columns-repeated="102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Lou de Laâ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Lou_de_Laâge</text:p>
          </table:table-cell>
          <table:table-cell table:number-columns-repeated="102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Jacques Higel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cques_Higelin</text:p>
          </table:table-cell>
          <table:table-cell table:number-columns-repeated="102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hristian Dugua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hristian_Duguay</text:p>
          </table:table-cell>
          <table:table-cell table:number-columns-repeated="102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Josiane Balask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osiane_Balasko</text:p>
          </table:table-cell>
          <table:table-cell table:number-columns-repeated="1020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Gérard Jugno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érard_Jugnot</text:p>
          </table:table-cell>
          <table:table-cell table:number-columns-repeated="1020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Pierre Richar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ierre_Richard</text:p>
          </table:table-cell>
          <table:table-cell table:number-columns-repeated="102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Éric Besnar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Éric_Besnard_(réalisateur)</text:p>
          </table:table-cell>
          <table:table-cell table:number-columns-repeated="102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Adèle Exarchopoul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dèle_Exarchopoulos</text:p>
          </table:table-cell>
          <table:table-cell table:number-columns-repeated="1020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Léa Seydou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Léa_Seydoux</text:p>
          </table:table-cell>
          <table:table-cell table:number-columns-repeated="102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Abdellatif Kechich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bdellatif_Kechiche</text:p>
          </table:table-cell>
          <table:table-cell table:number-columns-repeated="102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Félix Bossu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élix_Bossuet</text:p>
          </table:table-cell>
          <table:table-cell table:number-columns-repeated="1020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Margaux Chateli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gaux_Chatelier</text:p>
          </table:table-cell>
          <table:table-cell table:number-columns-repeated="102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Nicolas Vani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Nicolas_Vanier</text:p>
          </table:table-cell>
          <table:table-cell table:number-columns-repeated="1020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Max Schreck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x_Schreck</text:p>
          </table:table-cell>
          <table:table-cell table:number-columns-repeated="102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Gustav von Wangenhei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ustav_von_Wangenheim</text:p>
          </table:table-cell>
          <table:table-cell table:number-columns-repeated="102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lexander Granac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lexander_Granach</text:p>
          </table:table-cell>
          <table:table-cell table:number-columns-repeated="102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Greta Schrö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Greta_Schröder</text:p>
          </table:table-cell>
          <table:table-cell table:number-columns-repeated="102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Friedrich Wilhelm Murna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riedrich_Wilhelm_Murnau</text:p>
          </table:table-cell>
          <table:table-cell table:number-columns-repeated="102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Emil Janning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Emil_Jannings</text:p>
          </table:table-cell>
          <table:table-cell table:number-columns-repeated="102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Maly Delschaf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ly_Delschaft</text:p>
          </table:table-cell>
          <table:table-cell table:number-columns-repeated="102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Max Hill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x_Hiller</text:p>
          </table:table-cell>
          <table:table-cell table:number-columns-repeated="102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Janet Gayno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anet_Gaynor</text:p>
          </table:table-cell>
          <table:table-cell table:number-columns-repeated="102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George O'Brie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eorge_O%27Brien</text:p>
          </table:table-cell>
          <table:table-cell table:number-columns-repeated="102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Margaret Livingst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garet_Livingston</text:p>
          </table:table-cell>
          <table:table-cell table:number-columns-repeated="1020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Alfred Ab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lfred_Abel</text:p>
          </table:table-cell>
          <table:table-cell table:number-columns-repeated="1020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Brigitte Hel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Brigitte_Helm</text:p>
          </table:table-cell>
          <table:table-cell table:number-columns-repeated="102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Gustav Fröhlic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ustav_Fröhlich</text:p>
          </table:table-cell>
          <table:table-cell table:number-columns-repeated="102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Rudolf Klein-Rogg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udolf_Klein-Rogge</text:p>
          </table:table-cell>
          <table:table-cell table:number-columns-repeated="102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Fritz Lan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ritz_Lang</text:p>
          </table:table-cell>
          <table:table-cell table:number-columns-repeated="1020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Louise Brook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Louise_Brooks</text:p>
          </table:table-cell>
          <table:table-cell table:number-columns-repeated="102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Francis Leder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rancis_Lederer</text:p>
          </table:table-cell>
          <table:table-cell table:number-columns-repeated="102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arl Goet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arl_Goetz</text:p>
          </table:table-cell>
          <table:table-cell table:number-columns-repeated="102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Alice Robert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lice_Roberts_(actrice_belge)</text:p>
          </table:table-cell>
          <table:table-cell table:number-columns-repeated="102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G. W. Pabs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._W._Pabst</text:p>
          </table:table-cell>
          <table:table-cell table:number-columns-repeated="102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Max Von Sydo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x_Von_Sydow</text:p>
          </table:table-cell>
          <table:table-cell table:number-columns-repeated="102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Gunnar Björnstran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unnar_Björnstrand</text:p>
          </table:table-cell>
          <table:table-cell table:number-columns-repeated="102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Gunnel Lindbl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unnel_Lindblom</text:p>
          </table:table-cell>
          <table:table-cell table:number-columns-repeated="102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Ingmar Bergma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Ingmar_Bergman</text:p>
          </table:table-cell>
          <table:table-cell table:number-columns-repeated="1020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Nine-Christine Jönss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www.imdb.com/name/nm0433650/</text:p>
          </table:table-cell>
          <table:table-cell table:number-columns-repeated="102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Bengt Eklun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Bengt_Eklund</text:p>
          </table:table-cell>
          <table:table-cell table:number-columns-repeated="102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Victor Sjöströ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Victor_Sjöström</text:p>
          </table:table-cell>
          <table:table-cell table:number-columns-repeated="1020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Bibi Anderss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Bibi_Andersson</text:p>
          </table:table-cell>
          <table:table-cell table:number-columns-repeated="102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Ingrid Thul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Ingrid_Thulin</text:p>
          </table:table-cell>
          <table:table-cell table:number-columns-repeated="102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Anita Björ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nita_Björk</text:p>
          </table:table-cell>
          <table:table-cell table:number-columns-repeated="1020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Eva Dahlbec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Eva_Dahlbeck</text:p>
          </table:table-cell>
          <table:table-cell table:number-columns-repeated="102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Maj-Britt Nilss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j-Britt_Nilsson</text:p>
          </table:table-cell>
          <table:table-cell table:number-columns-repeated="1020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irger Malmst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Birger_Malmsten</text:p>
          </table:table-cell>
          <table:table-cell table:number-columns-repeated="102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Ulla Jacobss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Ulla_Jacobsson</text:p>
          </table:table-cell>
          <table:table-cell table:number-columns-repeated="102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Jarl Kull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rl_Kulle</text:p>
          </table:table-cell>
          <table:table-cell table:number-columns-repeated="102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tig Jarr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Stig_Jarrel</text:p>
          </table:table-cell>
          <table:table-cell table:number-columns-repeated="102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Maria Schel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ia_Schell</text:p>
          </table:table-cell>
          <table:table-cell table:number-columns-repeated="102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Marcello Mastroiann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rcello_Mastroianni</text:p>
          </table:table-cell>
          <table:table-cell table:number-columns-repeated="102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Luchino Viscont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Luchino_Visconti</text:p>
          </table:table-cell>
          <table:table-cell table:number-columns-repeated="1020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Burt Lancast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Burt_Lancaster</text:p>
          </table:table-cell>
          <table:table-cell table:number-columns-repeated="102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lain Del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lain_Delon</text:p>
          </table:table-cell>
          <table:table-cell table:number-columns-repeated="102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laudia Cardina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laudia_Cardinale</text:p>
          </table:table-cell>
          <table:table-cell table:number-columns-repeated="102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Anthony Quin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nthony_Quinn</text:p>
          </table:table-cell>
          <table:table-cell table:number-columns-repeated="102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Giulietta Mas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Giulietta_Masina</text:p>
          </table:table-cell>
          <table:table-cell table:number-columns-repeated="1020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Frederico Fellin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rederico_Fellini</text:p>
          </table:table-cell>
          <table:table-cell table:number-columns-repeated="102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Marisa Pared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isa_Paredes</text:p>
          </table:table-cell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Imanol Ari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Imanol_Arias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Juan Echanov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uan_Echanove</text:p>
          </table:table-cell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rme Elía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arme_Elías</text:p>
          </table:table-cell>
          <table:table-cell table:number-columns-repeated="102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Pedro Almodóva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edro_Almodóvar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ecilia Rot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ecilia_Roth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enelope Cru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Penelope_Cruz</text:p>
          </table:table-cell>
          <table:table-cell table:number-columns-repeated="102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andela Peñ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andela_Peña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Antonia San Ju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ntonia_San_Juan</text:p>
          </table:table-cell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Hiedo Sugawa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www.imdb.com/name/nm0837424/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okkan Koz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okkan_Kozo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Tatsuo Sait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atsuo_Saito</text:p>
          </table:table-cell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Mitsuko Yoshikaw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itsuko_Yoshikawa</text:p>
          </table:table-cell>
          <table:table-cell table:number-columns-repeated="102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Yasujiro Oz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Yasujiro_Ozu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hin Sabur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Shin_Saburi</text:p>
          </table:table-cell>
          <table:table-cell table:number-columns-repeated="102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Kinuyo Tanak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Kinuyo_Tanaka</text:p>
          </table:table-cell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Ineko Ari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Ineko_Arima</text:p>
          </table:table-cell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Fujiko Yamamot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ujiko_Yamamoto</text:p>
          </table:table-cell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Kuniko Miyak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Kuniko_Miyake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hishu Ry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hishu_Ryu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Yoshiko Kug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Yoshiko_Kuga</text:p>
          </table:table-cell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etsuko Ha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Setsuko_Hara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Yōko Tsukas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Yōko_Tsukasa</text:p>
          </table:table-cell>
          <table:table-cell table:number-columns-repeated="102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Mariko Okad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iko_Okada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Ganjiro Nakamu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anjiro_Nakamura</text:p>
          </table:table-cell>
          <table:table-cell table:number-columns-repeated="102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hima Iwashit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Shima_Iwashita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Keiji Sad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Keiji_Sada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enjiro Okoc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enjiro_Okochi</text:p>
          </table:table-cell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usumu Fujit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Susumu_Fujita</text:p>
          </table:table-cell>
          <table:table-cell table:number-columns-repeated="102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Yukiko Todorok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Yukiko_Todoroki</text:p>
          </table:table-cell>
          <table:table-cell table:number-columns-repeated="102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Takashi Shimu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akashi_Shimura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kira Kurosaw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kira_Kurosawa</text:p>
          </table:table-cell>
          <table:table-cell table:number-columns-repeated="102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Toshiro Mifu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oshiro_Mifune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Isuzu Yamad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Isuzu_Yamada</text:p>
          </table:table-cell>
          <table:table-cell table:number-columns-repeated="102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Misa Ueha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isa_Uehara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Minoru Chiak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inoru_Chiaki</text:p>
          </table:table-cell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Tatsuya Nakada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atsuya_Nakadai</text:p>
          </table:table-cell>
          <table:table-cell table:number-columns-repeated="102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Keiju Kobayas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Keiju_Kobayashi</text:p>
          </table:table-cell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Yuzo Kayam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Yuzo_Kayama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Yoshitaka Zus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Yoshitaka_Zushi</text:p>
          </table:table-cell>
          <table:table-cell table:number-columns-repeated="102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Kin Suga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Kin_Sugai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Seiji Miyaguc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Seiji_Miyaguchi</text:p>
          </table:table-cell>
          <table:table-cell table:number-columns-repeated="102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Mieko Harad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ieko_Harada</text:p>
          </table:table-cell>
          <table:table-cell table:number-columns-repeated="102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hotaro Hanayag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www.imdb.com/name/nm0359297/</text:p>
          </table:table-cell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Kenji Mizoguc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Kenji_Mizoguchi</text:p>
          </table:table-cell>
          <table:table-cell table:number-columns-repeated="102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Minosuke Ban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www.allocine.fr/personne/fichepersonne_gen_cpersonne=10833.html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Kotaro Ban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://www.allocine.fr/personne/fichepersonne_gen_cpersonne=10834.html</text:p>
          </table:table-cell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o Yamamu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So_Yamamura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anae Takasug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Sanae_Takasugi</text:p>
          </table:table-cell>
          <table:table-cell table:number-columns-repeated="102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Mitsuko Mit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itsuko_Mito</text:p>
          </table:table-cell>
          <table:table-cell table:number-columns-repeated="102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Nobuko Ot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Nobuko_Otowa</text:p>
          </table:table-cell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Yuji Hor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://www.allocine.fr/personne/fichepersonne_gen_cpersonne=10877.html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Masayuki Mor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sayuki_Mori_(acteur)</text:p>
          </table:table-cell>
          <table:table-cell table:number-columns-repeated="102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Machiko Ky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chiko_Kyō</text:p>
          </table:table-cell>
          <table:table-cell table:number-columns-repeated="102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Michiyo Kogu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ichiyo_Kogure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Ayako Waka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yako_Wakao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Aiko Mimas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iko_Mimasu</text:p>
          </table:table-cell>
          <table:table-cell table:number-columns-repeated="102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Kazuo Hasegaw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Kazuo_Hasegawa</text:p>
          </table:table-cell>
          <table:table-cell table:number-columns-repeated="102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Kyoko Kaga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Kyoko_Kagawa</text:p>
          </table:table-cell>
          <table:table-cell table:number-columns-repeated="102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Yōko Minamid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Yōko_Minamida</text:p>
          </table:table-cell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Yoshiaki Hanayag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www.imdb.com/name/nm0359296/</text:p>
          </table:table-cell>
          <table:table-cell table:number-columns-repeated="102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Narutoshi Hayash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www.imdb.com/name/nm0370644/</text:p>
          </table:table-cell>
          <table:table-cell table:number-columns-repeated="102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Raizo Ichikaw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aizo_Ichikawa</text:p>
          </table:table-cell>
          <table:table-cell table:number-columns-repeated="102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Rentaro Mikun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entaro_Mikuni</text:p>
          </table:table-cell>
          <table:table-cell table:number-columns-repeated="102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Sachiko Hidar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Sachiko_Hidari</text:p>
          </table:table-cell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Tomu Uchid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omu_Uchida</text:p>
          </table:table-cell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Eiko Matsud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Eiko_Matsuda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Tatsuya Fuj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atsuya_Fuji</text:p>
          </table:table-cell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Aoi Nakaji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www.imdb.com/name/nm0620026/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Yasuko Matsu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://www.allocine.fr/personne/fichepersonne_gen_cpersonne=90162.html</text:p>
          </table:table-cell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Nagisa Oshim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Nagisa_Oshima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avid_Bowie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Tom Cont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om_Conti</text:p>
          </table:table-cell>
          <table:table-cell table:number-columns-repeated="102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Ryuichi Sakamot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yuichi_Sakamoto</text:p>
          </table:table-cell>
          <table:table-cell table:number-columns-repeated="102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Takeshi Kitan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akeshi_Kitano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Lillian Gis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Lillian_Gish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Mae Mars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e_Marsh</text:p>
          </table:table-cell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Henry Walthal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www.imdb.com/name/nm0910400/</text:p>
          </table:table-cell>
          <table:table-cell table:number-columns-repeated="102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Miriam Coop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iriam_Cooper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D. W. Griffit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._W._Griffith</text:p>
          </table:table-cell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onstance Talmad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onstance_Talmadge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harlie Chapl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harlie_Chaplin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Jackie Cooga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ckie_Coogan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Edna Purvian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Edna_Purviance</text:p>
          </table:table-cell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arl Mill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arl_Miller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Adolphe Menjo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dolphe_Menjou</text:p>
          </table:table-cell>
          <table:table-cell table:number-columns-repeated="102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Lydia Knot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Lydia_Knott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Mack Swa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ck_Swain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Henry Bergma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Henry_Bergman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Georgia Ha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Georgia_Hale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Albert Aust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lbert_Austin</text:p>
          </table:table-cell>
          <table:table-cell table:number-columns-repeated="102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Allan Garci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l_Ernest_Garcia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Merna Kenned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erna_Kennedy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Virginia Cherril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Virginia_Cherrill</text:p>
          </table:table-cell>
          <table:table-cell table:number-columns-repeated="102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Harry Myer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Harry_Myers</text:p>
          </table:table-cell>
          <table:table-cell table:number-columns-repeated="102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Florence Le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Florence_Lee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John Ran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ohn_Rand</text:p>
          </table:table-cell>
          <table:table-cell table:number-columns-repeated="102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Paulette Goddar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Paulette_Goddard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hester Conkl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hester_Conklin</text:p>
          </table:table-cell>
          <table:table-cell table:number-columns-repeated="102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Jack Oaki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ck_Oakie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Mady Correl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dy_Correll</text:p>
          </table:table-cell>
          <table:table-cell table:number-columns-repeated="102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Martha Ray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tha_Raye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Marilyn Nas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ilyn_Nash</text:p>
          </table:table-cell>
          <table:table-cell table:number-columns-repeated="102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laire Blo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laire_Bloom</text:p>
          </table:table-cell>
          <table:table-cell table:number-columns-repeated="102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Nigel Bruc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Nigel_Bruce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Buster Keat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Buster_Keaton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Paddy McGuir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addy_McGuire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nub Pollar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Snub_Pollard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Dawn Add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Dawn_Addams</text:p>
          </table:table-cell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Michael Chapl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ichael_Chaplin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Olivier Johnst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www.imdb.com/name/nm0426799/</text:p>
          </table:table-cell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Wallace For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Wallace_Ford</text:p>
          </table:table-cell>
          <table:table-cell table:number-columns-repeated="102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Leila Hy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Leila_Hyams</text:p>
          </table:table-cell>
          <table:table-cell table:number-columns-repeated="102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Olga Baclanov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Olga_Baclanova</text:p>
          </table:table-cell>
          <table:table-cell table:number-columns-repeated="102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Roscoe At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scoe_Ates</text:p>
          </table:table-cell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Tod Brownin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od_Browning</text:p>
          </table:table-cell>
          <table:table-cell table:number-columns-repeated="102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Grouch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roucho_Marx</text:p>
          </table:table-cell>
          <table:table-cell table:number-columns-repeated="102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Harp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Harpo_Marx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hic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hico_Marx</text:p>
          </table:table-cell>
          <table:table-cell table:number-columns-repeated="102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Zepp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Zeppo_Marx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Margaret Dum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garet_Dumont</text:p>
          </table:table-cell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Marx Brother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rx_Brothers</text:p>
          </table:table-cell>
          <table:table-cell table:number-columns-repeated="102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Thelma Tod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Thelma_Todd</text:p>
          </table:table-cell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David Landa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avid_Landau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Lillian Rot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Lillian_Roth</text:p>
          </table:table-cell>
          <table:table-cell table:number-columns-repeated="102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tan Laur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Stan_Laurel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Oliver Hard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Oliver_Hardy</text:p>
          </table:table-cell>
          <table:table-cell table:number-columns-repeated="102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Mae Bus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e_Busch</text:p>
          </table:table-cell>
          <table:table-cell table:number-columns-repeated="102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Julie Bisho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ulie_Bishop_(actrice)</text:p>
          </table:table-cell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James W. Hor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mes_W._Horne</text:p>
          </table:table-cell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John G. Blysto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ohn_G._Blystone</text:p>
          </table:table-cell>
          <table:table-cell table:number-columns-repeated="102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Gordon Dougl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ordon_Douglas</text:p>
          </table:table-cell>
          <table:table-cell table:number-columns-repeated="102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Gary Coop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ary_Cooper</text:p>
          </table:table-cell>
          <table:table-cell table:number-columns-repeated="102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Barbara Stanwyc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Barbara_Stanwyck</text:p>
          </table:table-cell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Frank Cap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rank_Capra</text:p>
          </table:table-cell>
          <table:table-cell table:number-columns-repeated="102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Frances Goodri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Frances_Goodrich</text:p>
          </table:table-cell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Albert Hacket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lbert_Hackett</text:p>
          </table:table-cell>
          <table:table-cell table:number-columns-repeated="102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Jo Swerlin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o_Swerling</text:p>
          </table:table-cell>
          <table:table-cell table:number-columns-repeated="102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Gene Tierne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Gene_Tierney</text:p>
          </table:table-cell>
          <table:table-cell table:number-columns-repeated="102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Don Amech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on_Ameche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harles Cobur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harles_Coburn</text:p>
          </table:table-cell>
          <table:table-cell table:number-columns-repeated="102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Ernst Lubitsc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Ernst_Lubitsch</text:p>
          </table:table-cell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Dana Andrew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Dana_Andrews</text:p>
          </table:table-cell>
          <table:table-cell table:number-columns-repeated="102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Vincent Pric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Vincent_Price</text:p>
          </table:table-cell>
          <table:table-cell table:number-columns-repeated="102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Otto Preming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Otto_Preminger</text:p>
          </table:table-cell>
          <table:table-cell table:number-columns-repeated="102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Cornel Wild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ornel_Wilde</text:p>
          </table:table-cell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Jeanne Cra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eanne_Crain</text:p>
          </table:table-cell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John M. Stah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ohn_M._Stahl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Rex Harri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ex_Harrison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Joseph L. Mankiewic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oseph_L._Mankiewicz</text:p>
          </table:table-cell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ary Gran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ary_Grant</text:p>
          </table:table-cell>
          <table:table-cell table:number-columns-repeated="102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Rosalind Russel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Rosalind_Russell</text:p>
          </table:table-cell>
          <table:table-cell table:number-columns-repeated="102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Howard Hawk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Howard_Hawks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arole Lombar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arole_Lombard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Robert Stack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bert_Stack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Marilyn Monro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ilyn_Monroe</text:p>
          </table:table-cell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Tom Ewel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om_Ewell</text:p>
          </table:table-cell>
          <table:table-cell table:number-columns-repeated="102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Billy Wild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Billy_Wilder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Robert Mitchu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bert_Mitchum</text:p>
          </table:table-cell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Joseph Cotte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oseph_Cotten</text:p>
          </table:table-cell>
          <table:table-cell table:number-columns-repeated="102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Jean Peter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_Peters</text:p>
          </table:table-cell>
          <table:table-cell table:number-columns-repeated="102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Henry Hathawa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Henry_Hathaway</text:p>
          </table:table-cell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Robert Don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bert_Donat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Madeleine Carrol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deleine_Carroll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Lucie Mannhei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Lucie_Mannheim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Godfrey Tearl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odfrey_Tearle</text:p>
          </table:table-cell>
          <table:table-cell table:number-columns-repeated="102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Alfred Hitchcock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lfred_Hitchcock</text:p>
          </table:table-cell>
          <table:table-cell table:number-columns-repeated="102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John Gielgu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ohn_Gielgud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Peter Lorr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eter_Lorre</text:p>
          </table:table-cell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Derrick De Mar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errick_De_Marney</text:p>
          </table:table-cell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Nova Pilbea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Nova_Pilbeam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Margaret Lockwoo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garet_Lockwood</text:p>
          </table:table-cell>
          <table:table-cell table:number-columns-repeated="102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Michael Redgrav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ichael_Redgrave</text:p>
          </table:table-cell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Dame May Whitt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Dame_May_Whitty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Teresa Wrigh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Teresa_Wright</text:p>
          </table:table-cell>
          <table:table-cell table:number-columns-repeated="102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Tallulah Bankhea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Tallulah_Bankhead</text:p>
          </table:table-cell>
          <table:table-cell table:number-columns-repeated="102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William Bendi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William_Bendix</text:p>
          </table:table-cell>
          <table:table-cell table:number-columns-repeated="102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Walter Slezak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Walter_Slezak</text:p>
          </table:table-cell>
          <table:table-cell table:number-columns-repeated="102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Mary Anders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y_Anderson_(actrice</text:p>
          </table:table-cell>
          <table:table-cell table:number-columns-repeated="102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James Stewar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mes_Stewart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John Dal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ohn_Dall</text:p>
          </table:table-cell>
          <table:table-cell table:number-columns-repeated="1020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Farley Grang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arley_Granger</text:p>
          </table:table-cell>
          <table:table-cell table:number-columns-repeated="102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Robert Cumming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bert_Cummings</text:p>
          </table:table-cell>
          <table:table-cell table:number-columns-repeated="1020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Priscilla La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Priscilla_Lane</text:p>
          </table:table-cell>
          <table:table-cell table:number-columns-repeated="1020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Otto Krug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Otto_Kruger</text:p>
          </table:table-cell>
          <table:table-cell table:number-columns-repeated="1020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Tippi Hedr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Tippi_Hedren</text:p>
          </table:table-cell>
          <table:table-cell table:number-columns-repeated="1020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Sean Conne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Sean_Connery</text:p>
          </table:table-cell>
          <table:table-cell table:number-columns-repeated="1020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Diane Bak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Diane_Baker</text:p>
          </table:table-cell>
          <table:table-cell table:number-columns-repeated="1020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Martin Gab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rtin_Gabel</text:p>
          </table:table-cell>
          <table:table-cell table:number-columns-repeated="1020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Rod Taylo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d_Taylor</text:p>
          </table:table-cell>
          <table:table-cell table:number-columns-repeated="1020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Jessica Tand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essica_Tandy</text:p>
          </table:table-cell>
          <table:table-cell table:number-columns-repeated="1020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Veronica Cartwrigh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Veronica_Cartwright</text:p>
          </table:table-cell>
          <table:table-cell table:number-columns-repeated="1020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Frederick Staffor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rederick_Stafford</text:p>
          </table:table-cell>
          <table:table-cell table:number-columns-repeated="1020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Dany Rob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any_Robin</text:p>
          </table:table-cell>
          <table:table-cell table:number-columns-repeated="1020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Claude Ja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laude_Jade</text:p>
          </table:table-cell>
          <table:table-cell table:number-columns-repeated="1020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John Forsyth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ohn_Forsythe</text:p>
          </table:table-cell>
          <table:table-cell table:number-columns-repeated="1020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Paul Newma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aul_Newman</text:p>
          </table:table-cell>
          <table:table-cell table:number-columns-repeated="1020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Julie Andrew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ulie_Andrews</text:p>
          </table:table-cell>
          <table:table-cell table:number-columns-repeated="1020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Lila Kedrov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Lila_Kedrova</text:p>
          </table:table-cell>
          <table:table-cell table:number-columns-repeated="1020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Barbara Harr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Barbara_Harris</text:p>
          </table:table-cell>
          <table:table-cell table:number-columns-repeated="1020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Bruce Der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Bruce_Dern</text:p>
          </table:table-cell>
          <table:table-cell table:number-columns-repeated="1020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William Deva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William_Devane</text:p>
          </table:table-cell>
          <table:table-cell table:number-columns-repeated="1020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Karen Blac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Karen_Black</text:p>
          </table:table-cell>
          <table:table-cell table:number-columns-repeated="1020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Jon Finc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on_Finch</text:p>
          </table:table-cell>
          <table:table-cell table:number-columns-repeated="1020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Barry Fost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Barry_Foster</text:p>
          </table:table-cell>
          <table:table-cell table:number-columns-repeated="1020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Grace K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Grace_Kelly</text:p>
          </table:table-cell>
          <table:table-cell table:number-columns-repeated="1020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Thelma Ritt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Thelma_Ritter</text:p>
          </table:table-cell>
          <table:table-cell table:number-columns-repeated="1020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Wendell Cor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Wendell_Corey</text:p>
          </table:table-cell>
          <table:table-cell table:number-columns-repeated="102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Doris Da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Doris_Day</text:p>
          </table:table-cell>
          <table:table-cell table:number-columns-repeated="1020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Kim Nova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Kim_Novak</text:p>
          </table:table-cell>
          <table:table-cell table:number-columns-repeated="1020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Anthony Perkin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nthony_Perkins</text:p>
          </table:table-cell>
          <table:table-cell table:number-columns-repeated="1020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Vera Mil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Vera_Miles</text:p>
          </table:table-cell>
          <table:table-cell table:number-columns-repeated="1020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John Gav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ohn_Gavin</text:p>
          </table:table-cell>
          <table:table-cell table:number-columns-repeated="1020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Janet Leig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anet_Leigh</text:p>
          </table:table-cell>
          <table:table-cell table:number-columns-repeated="1020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Eva Marie Sai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Eva_Marie_Saint</text:p>
          </table:table-cell>
          <table:table-cell table:number-columns-repeated="1020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James Ma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mes_Mason</text:p>
          </table:table-cell>
          <table:table-cell table:number-columns-repeated="1020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Jessie Royce Land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essie_Royce_Landis</text:p>
          </table:table-cell>
          <table:table-cell table:number-columns-repeated="1020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Marlene Dietric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lene_Dietrich</text:p>
          </table:table-cell>
          <table:table-cell table:number-columns-repeated="1020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Hans Alber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Hans_Albers</text:p>
          </table:table-cell>
          <table:table-cell table:number-columns-repeated="1020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Rosa Valett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Rosa_Valetti</text:p>
          </table:table-cell>
          <table:table-cell table:number-columns-repeated="1020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Josef Von Sternber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osef_Von_Sternberg</text:p>
          </table:table-cell>
          <table:table-cell table:number-columns-repeated="1020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live Brook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live_Brook</text:p>
          </table:table-cell>
          <table:table-cell table:number-columns-repeated="1020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Lionel Atwil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Lionel_Atwill</text:p>
          </table:table-cell>
          <table:table-cell table:number-columns-repeated="1020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Randolph Scot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andolph_Scott</text:p>
          </table:table-cell>
          <table:table-cell table:number-columns-repeated="1020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John Way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ohn_Wayne</text:p>
          </table:table-cell>
          <table:table-cell table:number-columns-repeated="1020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Ray Enrigh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ay_Enright</text:p>
          </table:table-cell>
          <table:table-cell table:number-columns-repeated="1020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Victor McLagle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Victor_McLaglen</text:p>
          </table:table-cell>
          <table:table-cell table:number-columns-repeated="1020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Lew Cod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Lew_Cody</text:p>
          </table:table-cell>
          <table:table-cell table:number-columns-repeated="1020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Ray Millan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ay_Milland</text:p>
          </table:table-cell>
          <table:table-cell table:number-columns-repeated="1020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Murvyn Vy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urvyn_Vye</text:p>
          </table:table-cell>
          <table:table-cell table:number-columns-repeated="1020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Mitchell Leise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itchell_Leisen</text:p>
          </table:table-cell>
          <table:table-cell table:number-columns-repeated="1020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Lewis Seil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Lewis_Seiler</text:p>
          </table:table-cell>
          <table:table-cell table:number-columns-repeated="1020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Brian Aher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Brian_Aherne</text:p>
          </table:table-cell>
          <table:table-cell table:number-columns-repeated="1020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Rouben Mamoulia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uben_Mamoulian</text:p>
          </table:table-cell>
          <table:table-cell table:number-columns-repeated="1020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Herbert Marshal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Herbert_Marshall</text:p>
          </table:table-cell>
          <table:table-cell table:number-columns-repeated="1020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Jean Arthu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_Arthur</text:p>
          </table:table-cell>
          <table:table-cell table:number-columns-repeated="1020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John Lun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ohn_Lund</text:p>
          </table:table-cell>
          <table:table-cell table:number-columns-repeated="1020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Bruce Cabo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Bruce_Cabot</text:p>
          </table:table-cell>
          <table:table-cell table:number-columns-repeated="1020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Roland Youn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land_Young</text:p>
          </table:table-cell>
          <table:table-cell table:number-columns-repeated="1020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Theresa Harr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Theresa_Harris</text:p>
          </table:table-cell>
          <table:table-cell table:number-columns-repeated="1020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John Lodg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ohn_Davis_Lodge</text:p>
          </table:table-cell>
          <table:table-cell table:number-columns-repeated="1020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Rita Haywort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Rita_Hayworth</text:p>
          </table:table-cell>
          <table:table-cell table:number-columns-repeated="1020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harlton Hest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harlton_Heston</text:p>
          </table:table-cell>
          <table:table-cell table:number-columns-repeated="1020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Carol Ree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arol_Reed</text:p>
          </table:table-cell>
          <table:table-cell table:number-columns-repeated="1020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tewart Grang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Stewart_Granger</text:p>
          </table:table-cell>
          <table:table-cell table:number-columns-repeated="1020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George Sander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eorge_Sanders</text:p>
          </table:table-cell>
          <table:table-cell table:number-columns-repeated="1020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Joan Greenwoo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oan_Greenwood</text:p>
          </table:table-cell>
          <table:table-cell table:number-columns-repeated="1020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Gregory Peck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regory_Peck</text:p>
          </table:table-cell>
          <table:table-cell table:number-columns-repeated="102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Audrey Hepbur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udrey_Hepburn</text:p>
          </table:table-cell>
          <table:table-cell table:number-columns-repeated="1020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William Wyl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William_Wyler</text:p>
          </table:table-cell>
          <table:table-cell table:number-columns-repeated="102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Humphrey Bogar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Humphrey_Bogart</text:p>
          </table:table-cell>
          <table:table-cell table:number-columns-repeated="1020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William Holde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William_Holden</text:p>
          </table:table-cell>
          <table:table-cell table:number-columns-repeated="1020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Henry Fond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Henry_Fonda</text:p>
          </table:table-cell>
          <table:table-cell table:number-columns-repeated="1020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Mel Ferr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el_Ferrer</text:p>
          </table:table-cell>
          <table:table-cell table:number-columns-repeated="1020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King Vido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King_Vidor</text:p>
          </table:table-cell>
          <table:table-cell table:number-columns-repeated="1020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George Axelro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eorge_Axelrod</text:p>
          </table:table-cell>
          <table:table-cell table:number-columns-repeated="1020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Patricia Ne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Patricia_Neal</text:p>
          </table:table-cell>
          <table:table-cell table:number-columns-repeated="1020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Martin Balsa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rtin_Balsam</text:p>
          </table:table-cell>
          <table:table-cell table:number-columns-repeated="1020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Blake Edward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Blake_Edwards</text:p>
          </table:table-cell>
          <table:table-cell table:number-columns-repeated="1020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Alan Ark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lan_Arkin</text:p>
          </table:table-cell>
          <table:table-cell table:number-columns-repeated="1020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Richard Cren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ichard_Crenna</text:p>
          </table:table-cell>
          <table:table-cell table:number-columns-repeated="1020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Terence Youn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erence_Young_(réalisateur)</text:p>
          </table:table-cell>
          <table:table-cell table:number-columns-repeated="1020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Tyrone Pow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yrone_Power</text:p>
          </table:table-cell>
          <table:table-cell table:number-columns-repeated="1020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Tony Curti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ony_Curtis</text:p>
          </table:table-cell>
          <table:table-cell table:number-columns-repeated="1020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Jack Lemm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ck_Lemmon</text:p>
          </table:table-cell>
          <table:table-cell table:number-columns-repeated="1020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hirley MacLa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Shirley_MacLaine</text:p>
          </table:table-cell>
          <table:table-cell table:number-columns-repeated="1020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Fred MacMurra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red_MacMurray</text:p>
          </table:table-cell>
          <table:table-cell table:number-columns-repeated="1020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James Cag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mes_Cagney</text:p>
          </table:table-cell>
          <table:table-cell table:number-columns-repeated="1020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Horst Buchhol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Horst_Buchholz</text:p>
          </table:table-cell>
          <table:table-cell table:number-columns-repeated="1020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Pamela Tiff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Pamela_Tiffin</text:p>
          </table:table-cell>
          <table:table-cell table:number-columns-repeated="1020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Dean Mart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ean_Martin</text:p>
          </table:table-cell>
          <table:table-cell table:number-columns-repeated="1020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Ray Walst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ay_Walston</text:p>
          </table:table-cell>
          <table:table-cell table:number-columns-repeated="1020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Felicia Far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Felicia_Farr</text:p>
          </table:table-cell>
          <table:table-cell table:number-columns-repeated="1020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Walter Mattha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Walter_Matthau</text:p>
          </table:table-cell>
          <table:table-cell table:number-columns-repeated="1020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Robert Stephen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bert_Stephens</text:p>
          </table:table-cell>
          <table:table-cell table:number-columns-repeated="1020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Colin Blakel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olin_Blakely</text:p>
          </table:table-cell>
          <table:table-cell table:number-columns-repeated="1020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Geneviève P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Geneviève_Page</text:p>
          </table:table-cell>
          <table:table-cell table:number-columns-repeated="1020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Christopher Le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hristopher_Lee</text:p>
          </table:table-cell>
          <table:table-cell table:number-columns-repeated="1020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Juliet Mill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uliet_Mills</text:p>
          </table:table-cell>
          <table:table-cell table:number-columns-repeated="1020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Clive Revil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live_Revill</text:p>
          </table:table-cell>
          <table:table-cell table:number-columns-repeated="1020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Peter Seller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eter_Sellers</text:p>
          </table:table-cell>
          <table:table-cell table:number-columns-repeated="1020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Harry Secomb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Harry_Secombe</text:p>
          </table:table-cell>
          <table:table-cell table:number-columns-repeated="1020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Alfred Mark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en.wikipedia.org/wiki/Alfred_Marks</text:p>
          </table:table-cell>
          <table:table-cell table:number-columns-repeated="1020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Anthony Youn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en.wikipedia.org/wiki/Tony_Young_(director)</text:p>
          </table:table-cell>
          <table:table-cell table:number-columns-repeated="1020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Spike Milliga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Spike_Milligan</text:p>
          </table:table-cell>
          <table:table-cell table:number-columns-repeated="1020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Alan Cullimor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www.imdb.com/name/nm0191394/</text:p>
          </table:table-cell>
          <table:table-cell table:number-columns-repeated="1020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Sophia Lor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Sophia_Loren</text:p>
          </table:table-cell>
          <table:table-cell table:number-columns-repeated="1020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Anthony Asquit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nthony_Asquith</text:p>
          </table:table-cell>
          <table:table-cell table:number-columns-repeated="1020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Richard Attenboroug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ichard_Attenborough</text:p>
          </table:table-cell>
          <table:table-cell table:number-columns-repeated="1020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James Hil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mes_Hill_(réalisateur_britannique)</text:p>
          </table:table-cell>
          <table:table-cell table:number-columns-repeated="1020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David Nive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avid_Niven</text:p>
          </table:table-cell>
          <table:table-cell table:number-columns-repeated="1020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Robert Wagn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bert_Wagner_(acteur)</text:p>
          </table:table-cell>
          <table:table-cell table:number-columns-repeated="1020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Elke Somm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Elke_Sommer</text:p>
          </table:table-cell>
          <table:table-cell table:number-columns-repeated="1020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Peter O’Tool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eter_O’Toole</text:p>
          </table:table-cell>
          <table:table-cell table:number-columns-repeated="1020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Capuc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apucine_(actrice)</text:p>
          </table:table-cell>
          <table:table-cell table:number-columns-repeated="1020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Clive Donn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live_Donner</text:p>
          </table:table-cell>
          <table:table-cell table:number-columns-repeated="1020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Claudine Long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laudine_Longet</text:p>
          </table:table-cell>
          <table:table-cell table:number-columns-repeated="1020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Marge Champ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ge_Champion</text:p>
          </table:table-cell>
          <table:table-cell table:number-columns-repeated="1020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Gina Lollobrigid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Gina_Lollobrigida</text:p>
          </table:table-cell>
          <table:table-cell table:number-columns-repeated="1020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Bette Dav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Bette_Davis</text:p>
          </table:table-cell>
          <table:table-cell table:number-columns-repeated="1020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Anne Baxt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nne_Baxter</text:p>
          </table:table-cell>
          <table:table-cell table:number-columns-repeated="1020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eleste Hol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eleste_Holm</text:p>
          </table:table-cell>
          <table:table-cell table:number-columns-repeated="1020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Fred Zinneman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red_Zinnemann</text:p>
          </table:table-cell>
          <table:table-cell table:number-columns-repeated="1020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Frank Silve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rank_Silvera</text:p>
          </table:table-cell>
          <table:table-cell table:number-columns-repeated="1020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Jamie Smit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www.dvdfr.com/stars/s5680-jamie-smith.html</text:p>
          </table:table-cell>
          <table:table-cell table:number-columns-repeated="1020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Irene Ka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Irene_Kane</text:p>
          </table:table-cell>
          <table:table-cell table:number-columns-repeated="1020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tanley Kubrick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Stanley_Kubrick</text:p>
          </table:table-cell>
          <table:table-cell table:number-columns-repeated="1020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Sterling Hayde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Sterling_Hayden</text:p>
          </table:table-cell>
          <table:table-cell table:number-columns-repeated="102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Coleen Gra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oleen_Gray</text:p>
          </table:table-cell>
          <table:table-cell table:number-columns-repeated="1020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Vince Edward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Vince_Edwards</text:p>
          </table:table-cell>
          <table:table-cell table:number-columns-repeated="1020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Jay C. Flippe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y_C._Flippen</text:p>
          </table:table-cell>
          <table:table-cell table:number-columns-repeated="1020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Kirk Dougl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Kirk_Douglas</text:p>
          </table:table-cell>
          <table:table-cell table:number-columns-repeated="1020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Ralph Meek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alph_Meeker</text:p>
          </table:table-cell>
          <table:table-cell table:number-columns-repeated="1020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George Macread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eorge_Macready</text:p>
          </table:table-cell>
          <table:table-cell table:number-columns-repeated="1020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Pat Boo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at_Boone</text:p>
          </table:table-cell>
          <table:table-cell table:number-columns-repeated="1020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Arlene Dah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rlene_Dahl</text:p>
          </table:table-cell>
          <table:table-cell table:number-columns-repeated="1020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Thayer Davi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hayer_David</text:p>
          </table:table-cell>
          <table:table-cell table:number-columns-repeated="1020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Henry Lev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Henry_Levin</text:p>
          </table:table-cell>
          <table:table-cell table:number-columns-repeated="1020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Karl Malde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Karl_Malden</text:p>
          </table:table-cell>
          <table:table-cell table:number-columns-repeated="1020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Carroll Bak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arroll_Baker</text:p>
          </table:table-cell>
          <table:table-cell table:number-columns-repeated="1020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Eli Wallac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Eli_Wallach</text:p>
          </table:table-cell>
          <table:table-cell table:number-columns-repeated="1020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Elia Kaza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Elia_Kazan</text:p>
          </table:table-cell>
          <table:table-cell table:number-columns-repeated="1020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Andy Griffit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ndy_Griffith</text:p>
          </table:table-cell>
          <table:table-cell table:number-columns-repeated="1020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Anthony Francios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nthony_Franciosa</text:p>
          </table:table-cell>
          <table:table-cell table:number-columns-repeated="1020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tathis Gialleli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www.imdb.com/name/nm0316071/</text:p>
          </table:table-cell>
          <table:table-cell table:number-columns-repeated="1020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Frank Wolf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rank_Wolff_(acteur)</text:p>
          </table:table-cell>
          <table:table-cell table:number-columns-repeated="1020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Harry Davi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kifim.ouest-france.fr/people/harry-davis/299/</text:p>
          </table:table-cell>
          <table:table-cell table:number-columns-repeated="1020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Deborah Ker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Deborah_Kerr</text:p>
          </table:table-cell>
          <table:table-cell table:number-columns-repeated="1020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Leo McCar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Leo_McCarey</text:p>
          </table:table-cell>
          <table:table-cell table:number-columns-repeated="1020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Tony Randal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ony_Randall</text:p>
          </table:table-cell>
          <table:table-cell table:number-columns-repeated="1020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Jayne Mansfiel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ayne_Mansfield</text:p>
          </table:table-cell>
          <table:table-cell table:number-columns-repeated="1020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Frank Tashl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rank_Tashlin</text:p>
          </table:table-cell>
          <table:table-cell table:number-columns-repeated="1020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Clint Eastwoo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lint_Eastwood</text:p>
          </table:table-cell>
          <table:table-cell table:number-columns-repeated="1020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Lee Van Clee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Lee_Van_Cleef</text:p>
          </table:table-cell>
          <table:table-cell table:number-columns-repeated="1020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Aldo Giuffré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ldo_Giuffré</text:p>
          </table:table-cell>
          <table:table-cell table:number-columns-repeated="1020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Mario Breg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rio_Brega</text:p>
          </table:table-cell>
          <table:table-cell table:number-columns-repeated="1020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Sergio Leo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Sergio_Leone</text:p>
          </table:table-cell>
          <table:table-cell table:number-columns-repeated="1020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Dustin Hoffma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ustin_Hoffman</text:p>
          </table:table-cell>
          <table:table-cell table:number-columns-repeated="1020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Katharine Ros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Katharine_Ross</text:p>
          </table:table-cell>
          <table:table-cell table:number-columns-repeated="1020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Anne Bancrof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nne_Bancroft</text:p>
          </table:table-cell>
          <table:table-cell table:number-columns-repeated="1020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Murray Hamilt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urray_Hamilton</text:p>
          </table:table-cell>
          <table:table-cell table:number-columns-repeated="1020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William Daniel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William_Daniels_%28acteur%29</text:p>
          </table:table-cell>
          <table:table-cell table:number-columns-repeated="1020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Mike Nichol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ike_Nichols</text:p>
          </table:table-cell>
          <table:table-cell table:number-columns-repeated="1020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Robert Redfor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bert_Redford</text:p>
          </table:table-cell>
          <table:table-cell table:number-columns-repeated="1020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Sydney Pollac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Sydney_Pollack</text:p>
          </table:table-cell>
          <table:table-cell table:number-columns-repeated="1020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Al Pacin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l_Pacino</text:p>
          </table:table-cell>
          <table:table-cell table:number-columns-repeated="1020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John Cazal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ohn_Cazale</text:p>
          </table:table-cell>
          <table:table-cell table:number-columns-repeated="1020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harles Durnin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harles_Durning</text:p>
          </table:table-cell>
          <table:table-cell table:number-columns-repeated="1020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James Broderick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mes_Broderick</text:p>
          </table:table-cell>
          <table:table-cell table:number-columns-repeated="1020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Chris Sarand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hris_Sarandon</text:p>
          </table:table-cell>
          <table:table-cell table:number-columns-repeated="1020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Sidney Lum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Sidney_Lumet</text:p>
          </table:table-cell>
          <table:table-cell table:number-columns-repeated="1020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Richard Dreyfus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ichard_Dreyfuss</text:p>
          </table:table-cell>
          <table:table-cell table:number-columns-repeated="1020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Teri Gar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eri_Garr</text:p>
          </table:table-cell>
          <table:table-cell table:number-columns-repeated="1020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Melinda Dill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elinda_Dillon</text:p>
          </table:table-cell>
          <table:table-cell table:number-columns-repeated="1020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Bob Balaba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Bob_Balaban</text:p>
          </table:table-cell>
          <table:table-cell table:number-columns-repeated="1020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Steven Spielber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Steven_Spielberg</text:p>
          </table:table-cell>
          <table:table-cell table:number-columns-repeated="1020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James Garn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mes_Garner</text:p>
          </table:table-cell>
          <table:table-cell table:number-columns-repeated="1020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Robert Prest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bert_Preston_(acteur)</text:p>
          </table:table-cell>
          <table:table-cell table:number-columns-repeated="1020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Klaus Maria Brandau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Klaus_Maria_Brandauer</text:p>
          </table:table-cell>
          <table:table-cell table:number-columns-repeated="1020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Kim Basing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Kim_Basinger</text:p>
          </table:table-cell>
          <table:table-cell table:number-columns-repeated="1020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Barbara Carre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Barbara_Carrera</text:p>
          </table:table-cell>
          <table:table-cell table:number-columns-repeated="1020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Irvin Kershn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Irvin_Kershner</text:p>
          </table:table-cell>
          <table:table-cell table:number-columns-repeated="1020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Michelle Pfeiff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ichelle_Pfeiffer</text:p>
          </table:table-cell>
          <table:table-cell table:number-columns-repeated="1020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Roy Scheid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y_Scheider</text:p>
          </table:table-cell>
          <table:table-cell table:number-columns-repeated="1020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James Fo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mes_Fox_(acteur)</text:p>
          </table:table-cell>
          <table:table-cell table:number-columns-repeated="1020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Fred Schepis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red_Schepisi</text:p>
          </table:table-cell>
          <table:table-cell table:number-columns-repeated="1020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Mark Hamil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rk_Hamill</text:p>
          </table:table-cell>
          <table:table-cell table:number-columns-repeated="1020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Harrison For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Harrison_Ford</text:p>
          </table:table-cell>
          <table:table-cell table:number-columns-repeated="1020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Carrie Fish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arrie_Fisher</text:p>
          </table:table-cell>
          <table:table-cell table:number-columns-repeated="1020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Peter Cushin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eter_Cushing</text:p>
          </table:table-cell>
          <table:table-cell table:number-columns-repeated="1020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George Luc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eorge_Lucas</text:p>
          </table:table-cell>
          <table:table-cell table:number-columns-repeated="1020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Billy Dee William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Billy_Dee_Williams</text:p>
          </table:table-cell>
          <table:table-cell table:number-columns-repeated="1020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Anthony Daniel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nthony_Daniels</text:p>
          </table:table-cell>
          <table:table-cell table:number-columns-repeated="1020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Liam Nee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Liam_Neeson</text:p>
          </table:table-cell>
          <table:table-cell table:number-columns-repeated="1020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Ewan McGrego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Ewan_McGregor</text:p>
          </table:table-cell>
          <table:table-cell table:number-columns-repeated="1020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Natalie Portm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Natalie_Portman</text:p>
          </table:table-cell>
          <table:table-cell table:number-columns-repeated="1020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Jake Lloy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ke_Lloyd</text:p>
          </table:table-cell>
          <table:table-cell table:number-columns-repeated="1020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Ian McDiarmi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Ian_McDiarmid</text:p>
          </table:table-cell>
          <table:table-cell table:number-columns-repeated="1020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Hayden Christense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Hayden_Christensen</text:p>
          </table:table-cell>
          <table:table-cell table:number-columns-repeated="1020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Samuel L. Jack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Samuel_L._Jackson</text:p>
          </table:table-cell>
          <table:table-cell table:number-columns-repeated="1020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Tom Hulc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om_Hulce</text:p>
          </table:table-cell>
          <table:table-cell table:number-columns-repeated="1020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F. Murray Abraha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._Murray_Abraham</text:p>
          </table:table-cell>
          <table:table-cell table:number-columns-repeated="1020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Milos Forma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ilos_Forman</text:p>
          </table:table-cell>
          <table:table-cell table:number-columns-repeated="1020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Kevin Costn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Kevin_Costner</text:p>
          </table:table-cell>
          <table:table-cell table:number-columns-repeated="1020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Charles Martin Smit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harles_Martin_Smith</text:p>
          </table:table-cell>
          <table:table-cell table:number-columns-repeated="1020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Andy Garci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ndy_Garcia</text:p>
          </table:table-cell>
          <table:table-cell table:number-columns-repeated="1020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Robert de Ni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bert_de_Niro</text:p>
          </table:table-cell>
          <table:table-cell table:number-columns-repeated="1020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Brian De Palm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Brian_De_Palma</text:p>
          </table:table-cell>
          <table:table-cell table:number-columns-repeated="1020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Daniel Day-Lewi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aniel_Day-Lewis</text:p>
          </table:table-cell>
          <table:table-cell table:number-columns-repeated="1020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Lena Ol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Lena_Olin</text:p>
          </table:table-cell>
          <table:table-cell table:number-columns-repeated="1020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Derek de Lin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erek_de_Lint</text:p>
          </table:table-cell>
          <table:table-cell table:number-columns-repeated="1020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Philip Kaufma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hilip_Kaufman</text:p>
          </table:table-cell>
          <table:table-cell table:number-columns-repeated="1020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Johnny Dep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ohnny_Depp</text:p>
          </table:table-cell>
          <table:table-cell table:number-columns-repeated="1020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Winona Ryd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Winona_Ryder</text:p>
          </table:table-cell>
          <table:table-cell table:number-columns-repeated="1020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Dianne Wie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Dianne_Wiest</text:p>
          </table:table-cell>
          <table:table-cell table:number-columns-repeated="1020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Tim Burt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im_Burton</text:p>
          </table:table-cell>
          <table:table-cell table:number-columns-repeated="1020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Freddie Highmor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reddie_Highmore</text:p>
          </table:table-cell>
          <table:table-cell table:number-columns-repeated="1020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David Kell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avid_Kelly_(acteur)</text:p>
          </table:table-cell>
          <table:table-cell table:number-columns-repeated="1020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Deep Ro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eep_Roy</text:p>
          </table:table-cell>
          <table:table-cell table:number-columns-repeated="1020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Mia Wasikowsk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ia_Wasikowska</text:p>
          </table:table-cell>
          <table:table-cell table:number-columns-repeated="1020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Helena Bonham Cart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Helena_Bonham_Carter</text:p>
          </table:table-cell>
          <table:table-cell table:number-columns-repeated="1020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Anne Hathawa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nne_Hathaway</text:p>
          </table:table-cell>
          <table:table-cell table:number-columns-repeated="1020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Kathy Bat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Kathy_Bates</text:p>
          </table:table-cell>
          <table:table-cell table:number-columns-repeated="1020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Mary Stuart Masters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y_Stuart_Masterson</text:p>
          </table:table-cell>
          <table:table-cell table:number-columns-repeated="1020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Mary-Louise Park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y-Louise_Parker</text:p>
          </table:table-cell>
          <table:table-cell table:number-columns-repeated="1020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Jon Avn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on_Avnet</text:p>
          </table:table-cell>
          <table:table-cell table:number-columns-repeated="1020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Mason Gambl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son_Gamble</text:p>
          </table:table-cell>
          <table:table-cell table:number-columns-repeated="1020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Joan Plowrigh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oan_Plowright</text:p>
          </table:table-cell>
          <table:table-cell table:number-columns-repeated="102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Lea Thomps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Lea_Thompson</text:p>
          </table:table-cell>
          <table:table-cell table:number-columns-repeated="1020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Nick Castl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Nick_Castle</text:p>
          </table:table-cell>
          <table:table-cell table:number-columns-repeated="1020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Tom Hank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om_Hanks</text:p>
          </table:table-cell>
          <table:table-cell table:number-columns-repeated="1020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Michael Clarke Dunca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ichael_Clarke_Duncan</text:p>
          </table:table-cell>
          <table:table-cell table:number-columns-repeated="1020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David Mors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avid_Morse_(acteur)</text:p>
          </table:table-cell>
          <table:table-cell table:number-columns-repeated="1020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Frank Darabon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rank_Darabont</text:p>
          </table:table-cell>
          <table:table-cell table:number-columns-repeated="1020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Robin Wrigh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bin_Wright</text:p>
          </table:table-cell>
          <table:table-cell table:number-columns-repeated="1020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Gary Sinis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ary_Sinise</text:p>
          </table:table-cell>
          <table:table-cell table:number-columns-repeated="1020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Mykelti William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ykelti_Williamson</text:p>
          </table:table-cell>
          <table:table-cell table:number-columns-repeated="1020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Robert Zemecki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bert_Zemeckis</text:p>
          </table:table-cell>
          <table:table-cell table:number-columns-repeated="1020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Luis Mandok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Luis_Mandoki</text:p>
          </table:table-cell>
          <table:table-cell table:number-columns-repeated="1020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Orlando Bloo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Orlando_Bloom</text:p>
          </table:table-cell>
          <table:table-cell table:number-columns-repeated="1020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Keira Knightle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Keira_Knightley</text:p>
          </table:table-cell>
          <table:table-cell table:number-columns-repeated="1020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Geoffrey Rus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eoffrey_Rush</text:p>
          </table:table-cell>
          <table:table-cell table:number-columns-repeated="1020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Jack Davenpor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ck_Davenport</text:p>
          </table:table-cell>
          <table:table-cell table:number-columns-repeated="1020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Gore Verbinsk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ore_Verbinski</text:p>
          </table:table-cell>
          <table:table-cell table:number-columns-repeated="1020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Bill Nigh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Bill_Nighy</text:p>
          </table:table-cell>
          <table:table-cell table:number-columns-repeated="1020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Jackie Cha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ckie_Chan</text:p>
          </table:table-cell>
          <table:table-cell table:number-columns-repeated="1020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teve Cooga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Steve_Coogan</text:p>
          </table:table-cell>
          <table:table-cell table:number-columns-repeated="1020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Ewen Bremn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Ewen_Bremner</text:p>
          </table:table-cell>
          <table:table-cell table:number-columns-repeated="1020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Macy Gra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cy_Gray</text:p>
          </table:table-cell>
          <table:table-cell table:number-columns-repeated="1020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Michaël You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ichaël_Youn</text:p>
          </table:table-cell>
          <table:table-cell table:number-columns-repeated="1020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Frank Corac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rank_Coraci</text:p>
          </table:table-cell>
          <table:table-cell table:number-columns-repeated="1020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Penélope Cru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Penélope_Cruz</text:p>
          </table:table-cell>
          <table:table-cell table:number-columns-repeated="1020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Scarlett Johanss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Scarlett_Johansson</text:p>
          </table:table-cell>
          <table:table-cell table:number-columns-repeated="1020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Javier Barde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vier_Bardem</text:p>
          </table:table-cell>
          <table:table-cell table:number-columns-repeated="1020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Woody Alle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Woody_Allen</text:p>
          </table:table-cell>
          <table:table-cell table:number-columns-repeated="1020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Alec Baldw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lec_Baldwin</text:p>
          </table:table-cell>
          <table:table-cell table:number-columns-repeated="1020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ate Blanchet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ate_Blanchett</text:p>
          </table:table-cell>
          <table:table-cell table:number-columns-repeated="1020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Louis C. K.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Louis_C._K.</text:p>
          </table:table-cell>
          <table:table-cell table:number-columns-repeated="1020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Bobby Cannaval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Bobby_Cannavale</text:p>
          </table:table-cell>
          <table:table-cell table:number-columns-repeated="1020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Angelina Jol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ngelina_Jolie</text:p>
          </table:table-cell>
          <table:table-cell table:number-columns-repeated="1020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John Malkovic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ohn_Malkovich</text:p>
          </table:table-cell>
          <table:table-cell table:number-columns-repeated="1020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Leonardo Di Capri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Leonardo_Di_Caprio</text:p>
          </table:table-cell>
          <table:table-cell table:number-columns-repeated="1020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Eliott Pag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Elliot_Page</text:p>
          </table:table-cell>
          <table:table-cell table:number-columns-repeated="1020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Tom Hard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om_Hardy</text:p>
          </table:table-cell>
          <table:table-cell table:number-columns-repeated="1020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Ken Watanab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Ken_Watanabe</text:p>
          </table:table-cell>
          <table:table-cell table:number-columns-repeated="1020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Michael Ca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ichael_Caine</text:p>
          </table:table-cell>
          <table:table-cell table:number-columns-repeated="1020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Christopher Nola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hristopher_Nolan</text:p>
          </table:table-cell>
          <table:table-cell table:number-columns-repeated="1020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Emma Sto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Emma_Stone</text:p>
          </table:table-cell>
          <table:table-cell table:number-columns-repeated="1020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Viola Dav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Viola_Davis</text:p>
          </table:table-cell>
          <table:table-cell table:number-columns-repeated="1020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Octavia Spenc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Octavia_Spencer</text:p>
          </table:table-cell>
          <table:table-cell table:number-columns-repeated="1020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Bryce Dallas Howar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Bryce_Dallas_Howard</text:p>
          </table:table-cell>
          <table:table-cell table:number-columns-repeated="1020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Jessica Chasta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essica_Chastain</text:p>
          </table:table-cell>
          <table:table-cell table:number-columns-repeated="1020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Tate Taylo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ate_Taylor</text:p>
          </table:table-cell>
          <table:table-cell table:number-columns-repeated="1020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Naomi Watt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Naomi_Watts</text:p>
          </table:table-cell>
          <table:table-cell table:number-columns-repeated="1020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Armie Hamm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rmie_Hammer</text:p>
          </table:table-cell>
          <table:table-cell table:number-columns-repeated="1020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Anthony Hopkin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nthony_Hopkins</text:p>
          </table:table-cell>
          <table:table-cell table:number-columns-repeated="1020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Jessica Bi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essica_Biel</text:p>
          </table:table-cell>
          <table:table-cell table:number-columns-repeated="1020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Helen Mirr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Helen_Mirren</text:p>
          </table:table-cell>
          <table:table-cell table:number-columns-repeated="1020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acha Gervas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Sacha_Gervasi</text:p>
          </table:table-cell>
          <table:table-cell table:number-columns-repeated="1020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Domhnall Glee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omhnall_Gleeson</text:p>
          </table:table-cell>
          <table:table-cell table:number-columns-repeated="1020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Rachel McAd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Rachel_McAdams</text:p>
          </table:table-cell>
          <table:table-cell table:number-columns-repeated="1020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Margot Robb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got_Robbie</text:p>
          </table:table-cell>
          <table:table-cell table:number-columns-repeated="1020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Richard Curti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ichard_Curtis</text:p>
          </table:table-cell>
          <table:table-cell table:number-columns-repeated="1020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Rooney Ma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Rooney_Mara</text:p>
          </table:table-cell>
          <table:table-cell table:number-columns-repeated="1020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arah Pauls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Sarah_Paulson</text:p>
          </table:table-cell>
          <table:table-cell table:number-columns-repeated="1020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Kyle Chandl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Kyle_Chandler</text:p>
          </table:table-cell>
          <table:table-cell table:number-columns-repeated="1020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Todd Hayn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odd_Haynes</text:p>
          </table:table-cell>
          <table:table-cell table:number-columns-repeated="1020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Michael Fassbend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ichael_Fassbender</text:p>
          </table:table-cell>
          <table:table-cell table:number-columns-repeated="1020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Jeremy Iron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remy_Irons</text:p>
          </table:table-cell>
          <table:table-cell table:number-columns-repeated="1020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Justin Kurz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ustin_Kurzel</text:p>
          </table:table-cell>
          <table:table-cell table:number-columns-repeated="1020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Fay Wra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Fay_Wray</text:p>
          </table:table-cell>
          <table:table-cell table:number-columns-repeated="1020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Robert Armstron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bert_Armstrong</text:p>
          </table:table-cell>
          <table:table-cell table:number-columns-repeated="1020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Merian C. Coop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erian_C._Cooper</text:p>
          </table:table-cell>
          <table:table-cell table:number-columns-repeated="1020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Katharine Hepbur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Katharine_Hepburn</text:p>
          </table:table-cell>
          <table:table-cell table:number-columns-repeated="1020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John For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ohn_Ford</text:p>
          </table:table-cell>
          <table:table-cell table:number-columns-repeated="1020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Jean Simmon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_Simmons</text:p>
          </table:table-cell>
          <table:table-cell table:number-columns-repeated="1020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Charles McGra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harles_McGraw</text:p>
          </table:table-cell>
          <table:table-cell table:number-columns-repeated="1020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Marie Windso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ie_Windsor</text:p>
          </table:table-cell>
          <table:table-cell table:number-columns-repeated="1020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Richard Fleisch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ichard_Fleischer</text:p>
          </table:table-cell>
          <table:table-cell table:number-columns-repeated="1020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Fred Astair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red_Astaire</text:p>
          </table:table-cell>
          <table:table-cell table:number-columns-repeated="1020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Ginger Rog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Ginger_Rogers</text:p>
          </table:table-cell>
          <table:table-cell table:number-columns-repeated="1020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Mark Sandric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rk_Sandrich</text:p>
          </table:table-cell>
          <table:table-cell table:number-columns-repeated="1020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Robert Rya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bert_Ryan_(acteur)</text:p>
          </table:table-cell>
          <table:table-cell table:number-columns-repeated="1020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Nicholas Ra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Nicholas_Ray</text:p>
          </table:table-cell>
          <table:table-cell table:number-columns-repeated="1020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Audrey Tott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udrey_Totter</text:p>
          </table:table-cell>
          <table:table-cell table:number-columns-repeated="1020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Robert Wis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bert_Wise</text:p>
          </table:table-cell>
          <table:table-cell table:number-columns-repeated="1020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Kent Smit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Kent_Smith</text:p>
          </table:table-cell>
          <table:table-cell table:number-columns-repeated="1020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Jacques Tourneu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cques_Tourneur</text:p>
          </table:table-cell>
          <table:table-cell table:number-columns-repeated="1020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Irene Dun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Irene_Dunne</text:p>
          </table:table-cell>
          <table:table-cell table:number-columns-repeated="1020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George Cuko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eorge_Cukor</text:p>
          </table:table-cell>
          <table:table-cell table:number-columns-repeated="1020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Robert Newt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bert_Newton</text:p>
          </table:table-cell>
          <table:table-cell table:number-columns-repeated="1020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Raoul Wals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aoul_Walsh</text:p>
          </table:table-cell>
          <table:table-cell table:number-columns-repeated="1020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Jane Gre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ane_Greer</text:p>
          </table:table-cell>
          <table:table-cell table:number-columns-repeated="1020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Don Sieg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on_Siegel</text:p>
          </table:table-cell>
          <table:table-cell table:number-columns-repeated="1020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Dewey Mart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ewey_Martin_(acteur)</text:p>
          </table:table-cell>
          <table:table-cell table:number-columns-repeated="1020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Boris Karlof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Boris_Karloff</text:p>
          </table:table-cell>
          <table:table-cell table:number-columns-repeated="1020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Bela Lugos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Bela_Lugosi</text:p>
          </table:table-cell>
          <table:table-cell table:number-columns-repeated="1020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Wendy Barr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Wendy_Barrie</text:p>
          </table:table-cell>
          <table:table-cell table:number-columns-repeated="1020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John Farro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ohn_Farrow</text:p>
          </table:table-cell>
          <table:table-cell table:number-columns-repeated="1020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William A. Seit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William_A._Seiter</text:p>
          </table:table-cell>
          <table:table-cell table:number-columns-repeated="1020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Kenneth Tob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Kenneth_Tobey</text:p>
          </table:table-cell>
          <table:table-cell table:number-columns-repeated="1020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Margaret Sherid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garet_Sheridan</text:p>
          </table:table-cell>
          <table:table-cell table:number-columns-repeated="1020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Christian Nyb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hristian_Nyby</text:p>
          </table:table-cell>
          <table:table-cell table:number-columns-repeated="1020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Dean Stockwel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ean_Stockwell</text:p>
          </table:table-cell>
          <table:table-cell table:number-columns-repeated="1020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Joseph Los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oseph_Losey</text:p>
          </table:table-cell>
          <table:table-cell table:number-columns-repeated="1020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Walter Connoll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Walter_Connolly</text:p>
          </table:table-cell>
          <table:table-cell table:number-columns-repeated="1020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Gregory La Cav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regory_La_Cava</text:p>
          </table:table-cell>
          <table:table-cell table:number-columns-repeated="1020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Shirley Temp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Shirley_Temple</text:p>
          </table:table-cell>
          <table:table-cell table:number-columns-repeated="102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John Gilber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ohn_Gilbert_(acteur)</text:p>
          </table:table-cell>
          <table:table-cell table:number-columns-repeated="1020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Greta Garb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Greta_Garbo</text:p>
          </table:table-cell>
          <table:table-cell table:number-columns-repeated="1020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larence Brow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larence_Brown</text:p>
          </table:table-cell>
          <table:table-cell table:number-columns-repeated="1020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onrad Nag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onrad_Nagel</text:p>
          </table:table-cell>
          <table:table-cell table:number-columns-repeated="1020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Fred Nibl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red_Niblo</text:p>
          </table:table-cell>
          <table:table-cell table:number-columns-repeated="1020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Charles Bickfor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harles_Bickford</text:p>
          </table:table-cell>
          <table:table-cell table:number-columns-repeated="1020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Ramon Novar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amón_Novarro</text:p>
          </table:table-cell>
          <table:table-cell table:number-columns-repeated="1020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Lionel Barrymor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Lionel_Barrymore</text:p>
          </table:table-cell>
          <table:table-cell table:number-columns-repeated="1020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George Fitzmauric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eorge_Fitzmaurice</text:p>
          </table:table-cell>
          <table:table-cell table:number-columns-repeated="1020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Fredric Marc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redric_March</text:p>
          </table:table-cell>
          <table:table-cell table:number-columns-repeated="1020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Robert Taylo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bert_Taylor</text:p>
          </table:table-cell>
          <table:table-cell table:number-columns-repeated="1020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Melvyn Dougl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elvyn_Douglas</text:p>
          </table:table-cell>
          <table:table-cell table:number-columns-repeated="1020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John Barrymor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ohn_Barrymore</text:p>
          </table:table-cell>
          <table:table-cell table:number-columns-repeated="1020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Joan Crawfor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oan_Crawford</text:p>
          </table:table-cell>
          <table:table-cell table:number-columns-repeated="1020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Wallace Bee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Wallace_Beery</text:p>
          </table:table-cell>
          <table:table-cell table:number-columns-repeated="1020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Edmund Gouldin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Edmund_Goulding</text:p>
          </table:table-cell>
          <table:table-cell table:number-columns-repeated="1020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Ann Blyt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nn_Blyth</text:p>
          </table:table-cell>
          <table:table-cell table:number-columns-repeated="1020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Jack Car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ck_Carson</text:p>
          </table:table-cell>
          <table:table-cell table:number-columns-repeated="1020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Michael Curti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ichael_Curtiz</text:p>
          </table:table-cell>
          <table:table-cell table:number-columns-repeated="1020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John Garfiel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ohn_Garfield</text:p>
          </table:table-cell>
          <table:table-cell table:number-columns-repeated="1020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Jean Negulesc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_Negulesco</text:p>
          </table:table-cell>
          <table:table-cell table:number-columns-repeated="1020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Van Hefl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Van_Heflin</text:p>
          </table:table-cell>
          <table:table-cell table:number-columns-repeated="1020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Raymond Mass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aymond_Massey_(acteur)</text:p>
          </table:table-cell>
          <table:table-cell table:number-columns-repeated="1020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urtis Bernhard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urtis_Bernhardt</text:p>
          </table:table-cell>
          <table:table-cell table:number-columns-repeated="1020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David Bria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avid_Brian</text:p>
          </table:table-cell>
          <table:table-cell table:number-columns-repeated="1020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Steve Cochra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Steve_Cochran</text:p>
          </table:table-cell>
          <table:table-cell table:number-columns-repeated="1020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Vincent Sherma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Vincent_Sherman</text:p>
          </table:table-cell>
          <table:table-cell table:number-columns-repeated="1020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Errol Flyn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Errol_Flynn</text:p>
          </table:table-cell>
          <table:table-cell table:number-columns-repeated="1020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Olivia de Havilla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Olivia_de_Havilland</text:p>
          </table:table-cell>
          <table:table-cell table:number-columns-repeated="1020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Ann Sherid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nn_Sheridan</text:p>
          </table:table-cell>
          <table:table-cell table:number-columns-repeated="1020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Brenda Marshal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Brenda_Marshall</text:p>
          </table:table-cell>
          <table:table-cell table:number-columns-repeated="1020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Ralph Bellam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alph_Bellamy</text:p>
          </table:table-cell>
          <table:table-cell table:number-columns-repeated="1020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George Raf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eorge_Raft</text:p>
          </table:table-cell>
          <table:table-cell table:number-columns-repeated="1020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Ida Lupin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Ida_Lupino</text:p>
          </table:table-cell>
          <table:table-cell table:number-columns-repeated="1020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Mary Asto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y_Astor</text:p>
          </table:table-cell>
          <table:table-cell table:number-columns-repeated="1020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John Hust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ohn_Huston</text:p>
          </table:table-cell>
          <table:table-cell table:number-columns-repeated="1020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Alan Curti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lan_Curtis_(acteur)</text:p>
          </table:table-cell>
          <table:table-cell table:number-columns-repeated="1020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Arthur Kenned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rthur_Kennedy_(acteur)</text:p>
          </table:table-cell>
          <table:table-cell table:number-columns-repeated="1020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Ingrid Bergm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Ingrid_Bergman</text:p>
          </table:table-cell>
          <table:table-cell table:number-columns-repeated="1020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Paul Henrei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aul_Henreid</text:p>
          </table:table-cell>
          <table:table-cell table:number-columns-repeated="1020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Claude Rain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laude_Rains</text:p>
          </table:table-cell>
          <table:table-cell table:number-columns-repeated="1020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Lauren Bacal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Lauren_Bacall</text:p>
          </table:table-cell>
          <table:table-cell table:number-columns-repeated="1020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Walter Brenna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Walter_Brennan</text:p>
          </table:table-cell>
          <table:table-cell table:number-columns-repeated="1020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John Ridgel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ohn_Ridgely</text:p>
          </table:table-cell>
          <table:table-cell table:number-columns-repeated="1020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Martha Vick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tha_Vickers</text:p>
          </table:table-cell>
          <table:table-cell table:number-columns-repeated="1020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Agnes Moorehea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gnes_Moorehead</text:p>
          </table:table-cell>
          <table:table-cell table:number-columns-repeated="1020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Delmer Dav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elmer_Daves</text:p>
          </table:table-cell>
          <table:table-cell table:number-columns-repeated="1020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Edward G. Robin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Edward_G._Robinson</text:p>
          </table:table-cell>
          <table:table-cell table:number-columns-repeated="1020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Tim Hol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im_Holt</text:p>
          </table:table-cell>
          <table:table-cell table:number-columns-repeated="1020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Walter Hust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Walter_Huston</text:p>
          </table:table-cell>
          <table:table-cell table:number-columns-repeated="1020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Spencer Trac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Spencer_Tracy</text:p>
          </table:table-cell>
          <table:table-cell table:number-columns-repeated="1020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Elisabeth Taylo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Elisabeth_Taylor</text:p>
          </table:table-cell>
          <table:table-cell table:number-columns-repeated="1020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Joan Bennet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oan_Bennett</text:p>
          </table:table-cell>
          <table:table-cell table:number-columns-repeated="1020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Vincente Minnell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Vincente_Minnelli</text:p>
          </table:table-cell>
          <table:table-cell table:number-columns-repeated="1020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Richard Thorp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ichard_Thorpe</text:p>
          </table:table-cell>
          <table:table-cell table:number-columns-repeated="1020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Laurence Harv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Laurence_Harvey</text:p>
          </table:table-cell>
          <table:table-cell table:number-columns-repeated="1020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Daniel Man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aniel_Mann</text:p>
          </table:table-cell>
          <table:table-cell table:number-columns-repeated="1020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Richard Burt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ichard_Burton</text:p>
          </table:table-cell>
          <table:table-cell table:number-columns-repeated="1020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Margaret Rutherfor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garet_Rutherford</text:p>
          </table:table-cell>
          <table:table-cell table:number-columns-repeated="1020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Alec Guinnes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lec_Guinness</text:p>
          </table:table-cell>
          <table:table-cell table:number-columns-repeated="1020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Peter Ustinov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eter_Ustinov</text:p>
          </table:table-cell>
          <table:table-cell table:number-columns-repeated="1020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Peter Glenvill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eter_Glenville</text:p>
          </table:table-cell>
          <table:table-cell table:number-columns-repeated="1020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Jane Wym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ane_Wyman</text:p>
          </table:table-cell>
          <table:table-cell table:number-columns-repeated="1020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Michael Wildin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ichael_Wilding</text:p>
          </table:table-cell>
          <table:table-cell table:number-columns-repeated="1020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Richard Tod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ichard_Todd</text:p>
          </table:table-cell>
          <table:table-cell table:number-columns-repeated="1020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Ruth Rom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Ruth_Roman</text:p>
          </table:table-cell>
          <table:table-cell table:number-columns-repeated="1020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Robert Walk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bert_Walker_(acteur)</text:p>
          </table:table-cell>
          <table:table-cell table:number-columns-repeated="1020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Marion Lor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ion_Lorne</text:p>
          </table:table-cell>
          <table:table-cell table:number-columns-repeated="1020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Montgomery Clif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ontgomery_Clift</text:p>
          </table:table-cell>
          <table:table-cell table:number-columns-repeated="1020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John William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ohn_Williams_(acteur)</text:p>
          </table:table-cell>
          <table:table-cell table:number-columns-repeated="1020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James Dea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mes_Dean</text:p>
          </table:table-cell>
          <table:table-cell table:number-columns-repeated="1020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Natalie Woo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Natalie_Wood</text:p>
          </table:table-cell>
          <table:table-cell table:number-columns-repeated="1020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Sal Mine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Sal_Mineo</text:p>
          </table:table-cell>
          <table:table-cell table:number-columns-repeated="1020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Julie Harr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ulie_Harris_(actrice)</text:p>
          </table:table-cell>
          <table:table-cell table:number-columns-repeated="1020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Burl Iv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Burl_Ives</text:p>
          </table:table-cell>
          <table:table-cell table:number-columns-repeated="1020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Rock Hud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ck_Hudson</text:p>
          </table:table-cell>
          <table:table-cell table:number-columns-repeated="1020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George Steven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eorge_Stevens</text:p>
          </table:table-cell>
          <table:table-cell table:number-columns-repeated="1020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Lana Tur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Lana_Turner</text:p>
          </table:table-cell>
          <table:table-cell table:number-columns-repeated="1020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David Farra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avid_Farrar</text:p>
          </table:table-cell>
          <table:table-cell table:number-columns-repeated="1020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Paul Fi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aul_Fix</text:p>
          </table:table-cell>
          <table:table-cell table:number-columns-repeated="1020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William A. Wellma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William_A._Wellman</text:p>
          </table:table-cell>
          <table:table-cell table:number-columns-repeated="1020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Ann-Margre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nn-Margret</text:p>
          </table:table-cell>
          <table:table-cell table:number-columns-repeated="1020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Burt Kenned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Burt_Kennedy</text:p>
          </table:table-cell>
          <table:table-cell table:number-columns-repeated="1020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Eddie Alber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Eddie_Albert</text:p>
          </table:table-cell>
          <table:table-cell table:number-columns-repeated="1020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Diana Muldau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Diana_Muldaur</text:p>
          </table:table-cell>
          <table:table-cell table:number-columns-repeated="1020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John Sturg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ohn_Sturges</text:p>
          </table:table-cell>
          <table:table-cell table:number-columns-repeated="1020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Pier Angel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Pier_Angeli</text:p>
          </table:table-cell>
          <table:table-cell table:number-columns-repeated="1020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Everett Sloa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Everett_Sloane</text:p>
          </table:table-cell>
          <table:table-cell table:number-columns-repeated="1020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Lita Mil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Lita_Milan</text:p>
          </table:table-cell>
          <table:table-cell table:number-columns-repeated="1020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John Dehn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ohn_Dehner</text:p>
          </table:table-cell>
          <table:table-cell table:number-columns-repeated="1020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Hurd Hatfiel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Hurd_Hatfield</text:p>
          </table:table-cell>
          <table:table-cell table:number-columns-repeated="1020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Arthur Pen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rthur_Penn</text:p>
          </table:table-cell>
          <table:table-cell table:number-columns-repeated="1020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Richard Brook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ichard_Brooks_(acteur)</text:p>
          </table:table-cell>
          <table:table-cell table:number-columns-repeated="1020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Geraldine P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Geraldine_Page</text:p>
          </table:table-cell>
          <table:table-cell table:number-columns-repeated="1020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hirley Knigh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Shirley_Knight</text:p>
          </table:table-cell>
          <table:table-cell table:number-columns-repeated="1020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Jack Smigh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ck_Smight</text:p>
          </table:table-cell>
          <table:table-cell table:number-columns-repeated="1020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Harry Andrew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Harry_Andrews</text:p>
          </table:table-cell>
          <table:table-cell table:number-columns-repeated="1020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Joanne Woodwar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oanne_Woodward</text:p>
          </table:table-cell>
          <table:table-cell table:number-columns-repeated="1020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Stuart Rosenber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Stuart_Rosenberg</text:p>
          </table:table-cell>
          <table:table-cell table:number-columns-repeated="1020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Fernand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ernandel</text:p>
          </table:table-cell>
          <table:table-cell table:number-columns-repeated="102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Mona Goy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ona_Goya</text:p>
          </table:table-cell>
          <table:table-cell table:number-columns-repeated="102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Alice Tisso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lice_Tissot</text:p>
          </table:table-cell>
          <table:table-cell table:number-columns-repeated="1020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Paul Fékété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aul_Fékété</text:p>
          </table:table-cell>
          <table:table-cell table:number-columns-repeated="1020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Pierre Alcov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ierre_Alcover</text:p>
          </table:table-cell>
          <table:table-cell table:number-columns-repeated="1020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Robert Le Viga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bert_Le_Vigan</text:p>
          </table:table-cell>
          <table:table-cell table:number-columns-repeated="1020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Christian-Jaqu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hristian-Jaque</text:p>
          </table:table-cell>
          <table:table-cell table:number-columns-repeated="1020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Josette Da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osette_Day</text:p>
          </table:table-cell>
          <table:table-cell table:number-columns-repeated="1020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Marcel Vallé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rcel_Vallée</text:p>
          </table:table-cell>
          <table:table-cell table:number-columns-repeated="1020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Jean Da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_Dax</text:p>
          </table:table-cell>
          <table:table-cell table:number-columns-repeated="1020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Maurice Cammag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urice_Cammage</text:p>
          </table:table-cell>
          <table:table-cell table:number-columns-repeated="1020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Saturnin Fabr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Saturnin_Fabre</text:p>
          </table:table-cell>
          <table:table-cell table:number-columns-repeated="1020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Max Dearl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x_Dearly</text:p>
          </table:table-cell>
          <table:table-cell table:number-columns-repeated="1020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Maurice Gleiz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urice_Gleize</text:p>
          </table:table-cell>
          <table:table-cell table:number-columns-repeated="1020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Charles Tren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harles_Trenet</text:p>
          </table:table-cell>
          <table:table-cell table:number-columns-repeated="1020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Meg Lemonni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eg_Lemonnier</text:p>
          </table:table-cell>
          <table:table-cell table:number-columns-repeated="1020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Yvan Noé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Yvan_Noé</text:p>
          </table:table-cell>
          <table:table-cell table:number-columns-repeated="1020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Cirque Plum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irque_Plume</text:p>
          </table:table-cell>
          <table:table-cell table:number-columns-repeated="1020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Alexandre Asti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lexandre_Astier</text:p>
          </table:table-cell>
          <table:table-cell table:number-columns-repeated="1020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Cédric Chapui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édric_Chapuis</text:p>
          </table:table-cell>
          <table:table-cell table:number-columns-repeated="1020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Barbara</text:p>
          </table:table-cell>
          <table:table-cell table:number-columns-repeated="1020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Simon &amp; Garfunk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Simon_&amp;_Garfunkel</text:p>
          </table:table-cell>
          <table:table-cell table:number-columns-repeated="1020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Mary Chapin Carpent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y_Chapin_Carpenter</text:p>
          </table:table-cell>
          <table:table-cell table:number-columns-repeated="1020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George C. Scot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eorge_C._Scott</text:p>
          </table:table-cell>
          <table:table-cell table:number-columns-repeated="1020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Maxime Le Foresti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xime_Le_Forestier</text:p>
          </table:table-cell>
          <table:table-cell table:number-columns-repeated="1020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Julien Cler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ulien_Clerc</text:p>
          </table:table-cell>
          <table:table-cell table:number-columns-repeated="1020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Vincent Deler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Vincent_Delerm</text:p>
          </table:table-cell>
          <table:table-cell table:number-columns-repeated="1020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Véronique Sans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Véronique_Sanson</text:p>
          </table:table-cell>
          <table:table-cell table:number-columns-repeated="1020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Bruce_Springsteen</text:p>
          </table:table-cell>
          <table:table-cell table:number-columns-repeated="1020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Olivia Rui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Olivia_Ruiz</text:p>
          </table:table-cell>
          <table:table-cell table:number-columns-repeated="1020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Manchot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nchots</text:p>
          </table:table-cell>
          <table:table-cell table:number-columns-repeated="1020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Romane Bohring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Romane_Bohringer</text:p>
          </table:table-cell>
          <table:table-cell table:number-columns-repeated="1020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Charles Berlin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harles_Berling</text:p>
          </table:table-cell>
          <table:table-cell table:number-columns-repeated="1020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Jules Sitruk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ules_Sitruk</text:p>
          </table:table-cell>
          <table:table-cell table:number-columns-repeated="1020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Luc Jacqu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Luc_Jacquet</text:p>
          </table:table-cell>
          <table:table-cell table:number-columns-repeated="1020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Laurent Préyal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://www.allocine.fr/personne/fichepersonne_gen_cpersonne=223578.html</text:p>
          </table:table-cell>
          <table:table-cell table:number-columns-repeated="1020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Lorànt Deutsc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Lorànt_Deutsch</text:p>
          </table:table-cell>
          <table:table-cell table:number-columns-repeated="1020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Jean Mart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_Martin_(acteur)</text:p>
          </table:table-cell>
          <table:table-cell table:number-columns-repeated="1020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Pascal Mazzott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ascal_Mazzotti</text:p>
          </table:table-cell>
          <table:table-cell table:number-columns-repeated="1020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Agnès Via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gnès_Viala</text:p>
          </table:table-cell>
          <table:table-cell table:number-columns-repeated="1020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Jacques Préver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cques_Prévert</text:p>
          </table:table-cell>
          <table:table-cell table:number-columns-repeated="1020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Michel Ocelo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ichel_Ocelot</text:p>
          </table:table-cell>
          <table:table-cell table:number-columns-repeated="1020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Jacques Duquenno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cques_Duquennoy</text:p>
          </table:table-cell>
          <table:table-cell table:number-columns-repeated="1020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Sylvain Chom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Sylvain_Chomet</text:p>
          </table:table-cell>
          <table:table-cell table:number-columns-repeated="1020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Hergé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Hergé</text:p>
          </table:table-cell>
          <table:table-cell table:number-columns-repeated="1020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Pierre-Alain Charti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://www.allocine.fr/personne/fichepersonne_gen_cpersonne=263928.html</text:p>
          </table:table-cell>
          <table:table-cell table:number-columns-repeated="1020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Mathias Malzie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thias_Malzieu</text:p>
          </table:table-cell>
          <table:table-cell table:number-columns-repeated="1020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Grand Corps Malad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rand_Corps_Malade</text:p>
          </table:table-cell>
          <table:table-cell table:number-columns-repeated="1020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Arthur 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rthur_H</text:p>
          </table:table-cell>
          <table:table-cell table:number-columns-repeated="1020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Alain Bashun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lain_Bashung</text:p>
          </table:table-cell>
          <table:table-cell table:number-columns-repeated="1020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Hayao Miyazak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Hayao_Miyazaki</text:p>
          </table:table-cell>
          <table:table-cell table:number-columns-repeated="1020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Gorō Miyazak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orō_Miyazaki</text:p>
          </table:table-cell>
          <table:table-cell table:number-columns-repeated="1020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Masakazu Hashimot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sakazu_Hashimoto</text:p>
          </table:table-cell>
          <table:table-cell table:number-columns-repeated="1020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Carlos Saldanh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arlos_Saldanha</text:p>
          </table:table-cell>
          <table:table-cell table:number-columns-repeated="1020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Steve Martin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Steve_Martino</text:p>
          </table:table-cell>
          <table:table-cell table:number-columns-repeated="1020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Dis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he_Walt_Disney_Company</text:p>
          </table:table-cell>
          <table:table-cell table:number-columns-repeated="1020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Disney – Pixa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ixar_Animation_Studios</text:p>
          </table:table-cell>
          <table:table-cell table:number-columns-repeated="1020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DreamWork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reamWorks_SKG</text:p>
          </table:table-cell>
          <table:table-cell table:number-columns-repeated="1020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Peter Falk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eter_Falk</text:p>
          </table:table-cell>
          <table:table-cell table:number-columns-repeated="1020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Richard Levin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ichard_Levinson</text:p>
          </table:table-cell>
          <table:table-cell table:number-columns-repeated="1020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Ginnifer Goodw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Ginnifer_Goodwin</text:p>
          </table:table-cell>
          <table:table-cell table:number-columns-repeated="1020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Jennifer Morris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ennifer_Morrison</text:p>
          </table:table-cell>
          <table:table-cell table:number-columns-repeated="1020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Lana Parril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Lana_Parrilla</text:p>
          </table:table-cell>
          <table:table-cell table:number-columns-repeated="1020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Josh Dall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osh_Dallas</text:p>
          </table:table-cell>
          <table:table-cell table:number-columns-repeated="1020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Edward Kitsi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Edward_Kitsis</text:p>
          </table:table-cell>
          <table:table-cell table:number-columns-repeated="1020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Marion Gam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ion_Game</text:p>
          </table:table-cell>
          <table:table-cell table:number-columns-repeated="1020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Gérard Hernan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érard_Hernandez</text:p>
          </table:table-cell>
          <table:table-cell table:number-columns-repeated="1020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Valérie Karsent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Valérie_Karsenti</text:p>
          </table:table-cell>
          <table:table-cell table:number-columns-repeated="1020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Frédéric Boural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rédéric_Bouraly</text:p>
          </table:table-cell>
          <table:table-cell table:number-columns-repeated="1020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Audrey Lam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udrey_Lamy</text:p>
          </table:table-cell>
          <table:table-cell table:number-columns-repeated="1020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Loup-Denis Eli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Loup-Denis_Elion</text:p>
          </table:table-cell>
          <table:table-cell table:number-columns-repeated="1020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Alain Kappau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lain_Kappauf</text:p>
          </table:table-cell>
          <table:table-cell table:number-columns-repeated="1020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Anne-Elisabeth Blatea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nne-Elisabeth_Blateau</text:p>
          </table:table-cell>
          <table:table-cell table:number-columns-repeated="1020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David Mo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avid_Mora_(acteur)</text:p>
          </table:table-cell>
          <table:table-cell table:number-columns-repeated="1020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Gary Nel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ary_Nelson</text:p>
          </table:table-cell>
          <table:table-cell table:number-columns-repeated="1020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David Such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avid_Suchet</text:p>
          </table:table-cell>
          <table:table-cell table:number-columns-repeated="1020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Faye Dunawa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Faye_Dunaway</text:p>
          </table:table-cell>
          <table:table-cell table:number-columns-repeated="1020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Lou Antoni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Lou_Antonio</text:p>
          </table:table-cell>
          <table:table-cell table:number-columns-repeated="1020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Jean Staplet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ean_Stapleton</text:p>
          </table:table-cell>
          <table:table-cell table:number-columns-repeated="1020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Constance Cumming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onstance_Cummings</text:p>
          </table:table-cell>
          <table:table-cell table:number-columns-repeated="1020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Rue McClanah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Rue_McClanahan</text:p>
          </table:table-cell>
          <table:table-cell table:number-columns-repeated="1020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Alan Grin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lan_Grint</text:p>
          </table:table-cell>
          <table:table-cell table:number-columns-repeated="1020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Helen Hay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Helen_Hayes</text:p>
          </table:table-cell>
          <table:table-cell table:number-columns-repeated="1020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Barnard Hugh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Barnard_Hughes</text:p>
          </table:table-cell>
          <table:table-cell table:number-columns-repeated="1020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Robert Michael Lewi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bert_Michael_Lewis</text:p>
          </table:table-cell>
          <table:table-cell table:number-columns-repeated="1020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Bill Bixb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Bill_Bixby</text:p>
          </table:table-cell>
          <table:table-cell table:number-columns-repeated="1020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Lesley-Anne Dow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Lesley-Anne_Down</text:p>
          </table:table-cell>
          <table:table-cell table:number-columns-repeated="1020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Claude Whatha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laude_Whatham</text:p>
          </table:table-cell>
          <table:table-cell table:number-columns-repeated="1020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Dick Low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ick_Lowry</text:p>
          </table:table-cell>
          <table:table-cell table:number-columns-repeated="1020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Anthony Andrew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nthony_Andrews</text:p>
          </table:table-cell>
          <table:table-cell table:number-columns-repeated="1020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Deborah Raff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Deborah_Raffin</text:p>
          </table:table-cell>
          <table:table-cell table:number-columns-repeated="1020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Pamela Bellwoo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Pamela_Bellwood</text:p>
          </table:table-cell>
          <table:table-cell table:number-columns-repeated="1020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Antoine Dulé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ntoine_Duléry</text:p>
          </table:table-cell>
          <table:table-cell table:number-columns-repeated="1020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Marius Colucc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rius_Colucci</text:p>
          </table:table-cell>
          <table:table-cell table:number-columns-repeated="1020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Les Petits Meurtres d'Agatha Christi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Les_Petits_Meurtres_d%27Agatha_Christie</text:p>
          </table:table-cell>
          <table:table-cell table:number-columns-repeated="1020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Yvonne Furneau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Yvonne_Furneaux</text:p>
          </table:table-cell>
          <table:table-cell table:number-columns-repeated="1020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John Fras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ohn_Fraser_(acteur)</text:p>
          </table:table-cell>
          <table:table-cell table:number-columns-repeated="1020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Roman Polansk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oman_Polanski</text:p>
          </table:table-cell>
          <table:table-cell table:number-columns-repeated="1020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Gene Kell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ene_Kelly</text:p>
          </table:table-cell>
          <table:table-cell table:number-columns-repeated="1020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Jacques Perr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cques_Perrin</text:p>
          </table:table-cell>
          <table:table-cell table:number-columns-repeated="1020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Jacques Dem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cques_Demy</text:p>
          </table:table-cell>
          <table:table-cell table:number-columns-repeated="1020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Agnès Vard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gnès_Varda</text:p>
          </table:table-cell>
          <table:table-cell table:number-columns-repeated="1020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Jean Sor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_Sorel</text:p>
          </table:table-cell>
          <table:table-cell table:number-columns-repeated="1020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Luis Buñu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Luis_Buñuel</text:p>
          </table:table-cell>
          <table:table-cell table:number-columns-repeated="1020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André Téchiné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ndré_Téchiné</text:p>
          </table:table-cell>
          <table:table-cell table:number-columns-repeated="1020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Vincent Pe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Vincent_Perez</text:p>
          </table:table-cell>
          <table:table-cell table:number-columns-repeated="1020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Linh Dan Pha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Linh_Dan_Pham</text:p>
          </table:table-cell>
          <table:table-cell table:number-columns-repeated="1020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Régis Wargni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égis_Wargnier</text:p>
          </table:table-cell>
          <table:table-cell table:number-columns-repeated="1020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Emmanuelle Béar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Emmanuelle_Béart</text:p>
          </table:table-cell>
          <table:table-cell table:number-columns-repeated="1020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Virginie Ledoy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Virginie_Ledoyen</text:p>
          </table:table-cell>
          <table:table-cell table:number-columns-repeated="1020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Firmine Richar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Firmine_Richard</text:p>
          </table:table-cell>
          <table:table-cell table:number-columns-repeated="1020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Ludivine Sagni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Ludivine_Sagnier</text:p>
          </table:table-cell>
          <table:table-cell table:number-columns-repeated="1020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François Oz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rançois_Ozon</text:p>
          </table:table-cell>
          <table:table-cell table:number-columns-repeated="1020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Claire Mauri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laire_Maurier</text:p>
          </table:table-cell>
          <table:table-cell table:number-columns-repeated="1020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Albert Rém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lbert_Rémy</text:p>
          </table:table-cell>
          <table:table-cell table:number-columns-repeated="1020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Jeanne Morea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eanne_Moreau</text:p>
          </table:table-cell>
          <table:table-cell table:number-columns-repeated="1020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François Truffau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rançois_Truffaut</text:p>
          </table:table-cell>
          <table:table-cell table:number-columns-repeated="1020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Philippe de Broc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hilippe_de_Broca</text:p>
          </table:table-cell>
          <table:table-cell table:number-columns-repeated="1020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Jacques Dem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cques_Demy</text:p>
          </table:table-cell>
          <table:table-cell table:number-columns-repeated="1020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Jean-Luc Godar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-Luc_Godard</text:p>
          </table:table-cell>
          <table:table-cell table:number-columns-repeated="1020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Jean-Paul Belmon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-Paul_Belmondo</text:p>
          </table:table-cell>
          <table:table-cell table:number-columns-repeated="1020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Bernadette Lafo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Bernadette_Lafont</text:p>
          </table:table-cell>
          <table:table-cell table:number-columns-repeated="1020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Gérard Bla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érard_Blain</text:p>
          </table:table-cell>
          <table:table-cell table:number-columns-repeated="1020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Charles Aznavou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harles_Aznavour</text:p>
          </table:table-cell>
          <table:table-cell table:number-columns-repeated="1020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Henri Serr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Henri_Serre</text:p>
          </table:table-cell>
          <table:table-cell table:number-columns-repeated="1020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Jean Desaill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_Desailly</text:p>
          </table:table-cell>
          <table:table-cell table:number-columns-repeated="1020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Jean-Claude Brial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-Claude_Brialy</text:p>
          </table:table-cell>
          <table:table-cell table:number-columns-repeated="1020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Marie-France Pisi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ie-France_Pisier</text:p>
          </table:table-cell>
          <table:table-cell table:number-columns-repeated="1020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Jean-Pierre Cargo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-Pierre_Cargol</text:p>
          </table:table-cell>
          <table:table-cell table:number-columns-repeated="1020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Charles Denn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harles_Denner</text:p>
          </table:table-cell>
          <table:table-cell table:number-columns-repeated="1020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Guy Marchan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uy_Marchand</text:p>
          </table:table-cell>
          <table:table-cell table:number-columns-repeated="1020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Jean-Pierre Aumon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-Pierre_Aumont</text:p>
          </table:table-cell>
          <table:table-cell table:number-columns-repeated="1020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Isabelle Adjan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Isabelle_Adjani</text:p>
          </table:table-cell>
          <table:table-cell table:number-columns-repeated="1020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Bruce Robin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Bruce_Robinson</text:p>
          </table:table-cell>
          <table:table-cell table:number-columns-repeated="1020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Sylvia Marriot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Sylvia_Marriott</text:p>
          </table:table-cell>
          <table:table-cell table:number-columns-repeated="1020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Nicole Féli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www.allocine.fr/personne/fichepersonne_gen_cpersonne=4564.html</text:p>
          </table:table-cell>
          <table:table-cell table:number-columns-repeated="1020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Chantal Merci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www.allocine.fr/personne/fichepersonne_gen_cpersonne=238615.html</text:p>
          </table:table-cell>
          <table:table-cell table:number-columns-repeated="1020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Jean-François Stéven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-François_Stévenin</text:p>
          </table:table-cell>
          <table:table-cell table:number-columns-repeated="1020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Félix Rotaet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élix_Rotaeta</text:p>
          </table:table-cell>
          <table:table-cell table:number-columns-repeated="1020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Olvido Ga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Olvido_Gara</text:p>
          </table:table-cell>
          <table:table-cell table:number-columns-repeated="1020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Cristina Sanchez Pascu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www.imdb.com/name/nm0664440/</text:p>
          </table:table-cell>
          <table:table-cell table:number-columns-repeated="1020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Julieta Serran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ulieta_Serrano</text:p>
          </table:table-cell>
          <table:table-cell table:number-columns-repeated="1020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Luis Hostalo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www.imdb.com/name/nm0396159/</text:p>
          </table:table-cell>
          <table:table-cell table:number-columns-repeated="1020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Angel de Andrés Lop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www.imdb.com/name/nm0029278/</text:p>
          </table:table-cell>
          <table:table-cell table:number-columns-repeated="1020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Gonzalo Sua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onzalo_Suarez</text:p>
          </table:table-cell>
          <table:table-cell table:number-columns-repeated="1020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Eusebio Poncel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Eusebio_Poncela</text:p>
          </table:table-cell>
          <table:table-cell table:number-columns-repeated="1020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Antonio Bander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ntonio_Banderas</text:p>
          </table:table-cell>
          <table:table-cell table:number-columns-repeated="1020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Rossy de Pal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Rossy_de_Palma</text:p>
          </table:table-cell>
          <table:table-cell table:number-columns-repeated="1020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Victoria Abr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Victoria_Abril</text:p>
          </table:table-cell>
          <table:table-cell table:number-columns-repeated="1020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Loles Le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Loles_Leon</text:p>
          </table:table-cell>
          <table:table-cell table:number-columns-repeated="1020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Miguel Bosé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iguel_Bosé</text:p>
          </table:table-cell>
          <table:table-cell table:number-columns-repeated="1020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Anna Lizar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nna_Lizaran</text:p>
          </table:table-cell>
          <table:table-cell table:number-columns-repeated="1020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Verónica Forqu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Verónica_Forqué</text:p>
          </table:table-cell>
          <table:table-cell table:number-columns-repeated="1020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Peter Coyot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eter_Coyote</text:p>
          </table:table-cell>
          <table:table-cell table:number-columns-repeated="1020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Àlex Casanov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www.imdb.com/name/nm0142964/</text:p>
          </table:table-cell>
          <table:table-cell table:number-columns-repeated="1020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Francesca Ner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Francesca_Neri</text:p>
          </table:table-cell>
          <table:table-cell table:number-columns-repeated="1020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Liberto Rab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www.imdb.com/name/nm0704721/</text:p>
          </table:table-cell>
          <table:table-cell table:number-columns-repeated="1020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Javier Cáma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vier_Cámara</text:p>
          </table:table-cell>
          <table:table-cell table:number-columns-repeated="1020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Darío Grandinett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ar%C3%ADo_Grandinetti</text:p>
          </table:table-cell>
          <table:table-cell table:number-columns-repeated="1020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Leonor Watlin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Leonor_Watling</text:p>
          </table:table-cell>
          <table:table-cell table:number-columns-repeated="1020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Gael García Bern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ael_Garc%C3%ADa_Bernal</text:p>
          </table:table-cell>
          <table:table-cell table:number-columns-repeated="1020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Fele Martín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ele_Mart%C3%ADnez</text:p>
          </table:table-cell>
          <table:table-cell table:number-columns-repeated="1020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Daniel Gimén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aniel_Giménez_Cacho</text:p>
          </table:table-cell>
          <table:table-cell table:number-columns-repeated="1020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Lluís Homa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Llu%C3%ADs_Homar</text:p>
          </table:table-cell>
          <table:table-cell table:number-columns-repeated="1020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Lola Dueña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Lola_Dueñas</text:p>
          </table:table-cell>
          <table:table-cell table:number-columns-repeated="1020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Blanca Portill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Blanca_Portillo</text:p>
          </table:table-cell>
          <table:table-cell table:number-columns-repeated="1020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Ángela Mol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Ángela_Molina</text:p>
          </table:table-cell>
          <table:table-cell table:number-columns-repeated="1020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Elena Anay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Elena_Anaya</text:p>
          </table:table-cell>
          <table:table-cell table:number-columns-repeated="1020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Carlos Arec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arlos_Areces</text:p>
          </table:table-cell>
          <table:table-cell table:number-columns-repeated="1020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Raúl Aréval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aúl_Arévalo</text:p>
          </table:table-cell>
          <table:table-cell table:number-columns-repeated="1020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Emma Suáre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Emma_Suárez</text:p>
          </table:table-cell>
          <table:table-cell table:number-columns-repeated="1020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Adriana Ugar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driana_Ugarte</text:p>
          </table:table-cell>
          <table:table-cell table:number-columns-repeated="1020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Daniel Ga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es.wikipedia.org/wiki/Daniel_Grao</text:p>
          </table:table-cell>
          <table:table-cell table:number-columns-repeated="1020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Inma Cuest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Inma_Cuesta</text:p>
          </table:table-cell>
          <table:table-cell table:number-columns-repeated="1020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Maurice Chevali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urice_Chevalier</text:p>
          </table:table-cell>
          <table:table-cell table:number-columns-repeated="1020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Jeanette MacDonal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eanette_MacDonald</text:p>
          </table:table-cell>
          <table:table-cell table:number-columns-repeated="1020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Genevieve Tob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Genevieve_Tobin</text:p>
          </table:table-cell>
          <table:table-cell table:number-columns-repeated="1020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Charles Laught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harles_Laughton</text:p>
          </table:table-cell>
          <table:table-cell table:number-columns-repeated="1020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Richard Bennet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ichard_Bennett_(acteur)</text:p>
          </table:table-cell>
          <table:table-cell table:number-columns-repeated="1020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Edward Everett Hort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Edward_Everett_Horton</text:p>
          </table:table-cell>
          <table:table-cell table:number-columns-repeated="1020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Claudette Colber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laudette_Colbert</text:p>
          </table:table-cell>
          <table:table-cell table:number-columns-repeated="1020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Jennifer Jon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ennifer_Jones</text:p>
          </table:table-cell>
          <table:table-cell table:number-columns-repeated="1020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Peter Lawfor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eter_Lawford</text:p>
          </table:table-cell>
          <table:table-cell table:number-columns-repeated="1020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Miriam Hopkin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iriam_Hopkins</text:p>
          </table:table-cell>
          <table:table-cell table:number-columns-repeated="1020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Betty Grab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Betty_Grable</text:p>
          </table:table-cell>
          <table:table-cell table:number-columns-repeated="1020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Douglas Fairbanks Jr.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ouglas_Fairbanks_Jr.</text:p>
          </table:table-cell>
          <table:table-cell table:number-columns-repeated="1020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Cesar Rom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esar_Romero</text:p>
          </table:table-cell>
          <table:table-cell table:number-columns-repeated="1020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Laurence Olivi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Laurence_Olivier</text:p>
          </table:table-cell>
          <table:table-cell table:number-columns-repeated="1020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Shelley Wint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Shelley_Winters</text:p>
          </table:table-cell>
          <table:table-cell table:number-columns-repeated="1020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Sue Ly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Sue_Lyon</text:p>
          </table:table-cell>
          <table:table-cell table:number-columns-repeated="1020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Peter Georg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eter_George</text:p>
          </table:table-cell>
          <table:table-cell table:number-columns-repeated="1020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Terry Souther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erry_Southern</text:p>
          </table:table-cell>
          <table:table-cell table:number-columns-repeated="1020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Keir Dulle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Keir_Dullea</text:p>
          </table:table-cell>
          <table:table-cell table:number-columns-repeated="1020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Gary Lockwoo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ary_Lockwood</text:p>
          </table:table-cell>
          <table:table-cell table:number-columns-repeated="1020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William Sylvest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William_Sylvester</text:p>
          </table:table-cell>
          <table:table-cell table:number-columns-repeated="1020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Daniel Richt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aniel_Richter</text:p>
          </table:table-cell>
          <table:table-cell table:number-columns-repeated="1020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Leonard Rossit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Leonard_Rossiter</text:p>
          </table:table-cell>
          <table:table-cell table:number-columns-repeated="1020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Malcolm McDowel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lcolm_McDowell</text:p>
          </table:table-cell>
          <table:table-cell table:number-columns-repeated="1020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Patrick Mage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atrick_Magee</text:p>
          </table:table-cell>
          <table:table-cell table:number-columns-repeated="1020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Miriam Karl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iriam_Karlin</text:p>
          </table:table-cell>
          <table:table-cell table:number-columns-repeated="1020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Ryan O'Ne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yan_O%27Neal</text:p>
          </table:table-cell>
          <table:table-cell table:number-columns-repeated="102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Marisa Berens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isa_Berenson</text:p>
          </table:table-cell>
          <table:table-cell table:number-columns-repeated="1020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Leon Vital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Leon_Vitali</text:p>
          </table:table-cell>
          <table:table-cell table:number-columns-repeated="1020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Jack Nichol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ck_Nicholson</text:p>
          </table:table-cell>
          <table:table-cell table:number-columns-repeated="1020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Shelley Duval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Shelley_Duvall</text:p>
          </table:table-cell>
          <table:table-cell table:number-columns-repeated="1020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Danny Lloy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Danny_Lloyd</text:p>
          </table:table-cell>
          <table:table-cell table:number-columns-repeated="1020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Matthew Mo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tthew_Modine</text:p>
          </table:table-cell>
          <table:table-cell table:number-columns-repeated="1020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Adam Baldw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dam_Baldwin</text:p>
          </table:table-cell>
          <table:table-cell table:number-columns-repeated="1020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Vincent D'Onofri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Vincent_D%27Onofrio</text:p>
          </table:table-cell>
          <table:table-cell table:number-columns-repeated="1020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Tom Cruis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om_Cruise</text:p>
          </table:table-cell>
          <table:table-cell table:number-columns-repeated="1020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Nicole Kidm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Nicole_Kidman</text:p>
          </table:table-cell>
          <table:table-cell table:number-columns-repeated="1020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Todd Fiel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odd_Field</text:p>
          </table:table-cell>
          <table:table-cell table:number-columns-repeated="1020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Bradley Coop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Bradley_Cooper</text:p>
          </table:table-cell>
          <table:table-cell table:number-columns-repeated="1020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Sienna Mill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Sienna_Miller</text:p>
          </table:table-cell>
          <table:table-cell table:number-columns-repeated="1020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Michael Moriart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ichael_Moriarty</text:p>
          </table:table-cell>
          <table:table-cell table:number-columns-repeated="1020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Carrie Snodgres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arrie_Snodgress</text:p>
          </table:table-cell>
          <table:table-cell table:number-columns-repeated="1020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Richard A. Dysar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ichard_A._Dysart</text:p>
          </table:table-cell>
          <table:table-cell table:number-columns-repeated="1020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Gene Hackma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ene_Hackman</text:p>
          </table:table-cell>
          <table:table-cell table:number-columns-repeated="1020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Morgan Freema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organ_Freeman</text:p>
          </table:table-cell>
          <table:table-cell table:number-columns-repeated="1020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Richard Harri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ichard_Harris_(acteur)</text:p>
          </table:table-cell>
          <table:table-cell table:number-columns-repeated="1020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Laura Der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Laura_Dern</text:p>
          </table:table-cell>
          <table:table-cell table:number-columns-repeated="1020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T.J. Lowth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._J._Lowther</text:p>
          </table:table-cell>
          <table:table-cell table:number-columns-repeated="1020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Meryl Stree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eryl_Streep</text:p>
          </table:table-cell>
          <table:table-cell table:number-columns-repeated="1020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Sean Pen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Sean_Penn</text:p>
          </table:table-cell>
          <table:table-cell table:number-columns-repeated="1020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Tim Robbin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im_Robbins</text:p>
          </table:table-cell>
          <table:table-cell table:number-columns-repeated="1020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Kevin Bac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Kevin_Bacon</text:p>
          </table:table-cell>
          <table:table-cell table:number-columns-repeated="1020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Kazunari Ninomiy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Kazunari_Ninomiya</text:p>
          </table:table-cell>
          <table:table-cell table:number-columns-repeated="1020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Tsuyoshi Iha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suyoshi_Ihara</text:p>
          </table:table-cell>
          <table:table-cell table:number-columns-repeated="1020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Ryan Phillipp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yan_Phillippe</text:p>
          </table:table-cell>
          <table:table-cell table:number-columns-repeated="1020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Adam Beac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dam_Beach</text:p>
          </table:table-cell>
          <table:table-cell table:number-columns-repeated="1020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Jesse Bradfor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sse_Bradford</text:p>
          </table:table-cell>
          <table:table-cell table:number-columns-repeated="1020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Bee Van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Bee_Vang</text:p>
          </table:table-cell>
          <table:table-cell table:number-columns-repeated="1020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Ahney H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hney_Her</text:p>
          </table:table-cell>
          <table:table-cell table:number-columns-repeated="1020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Matt Dam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att_Damon</text:p>
          </table:table-cell>
          <table:table-cell table:number-columns-repeated="1020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Scott Eastwoo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Scott_Eastwood</text:p>
          </table:table-cell>
          <table:table-cell table:number-columns-repeated="1020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Line No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Line_Noro</text:p>
          </table:table-cell>
          <table:table-cell table:number-columns-repeated="1020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Mireille Bal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ireille_Balin</text:p>
          </table:table-cell>
          <table:table-cell table:number-columns-repeated="1020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Paul Frankeu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aul_Frankeur</text:p>
          </table:table-cell>
          <table:table-cell table:number-columns-repeated="1020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René Da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René_Dary</text:p>
          </table:table-cell>
          <table:table-cell table:number-columns-repeated="1020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Jacques Beck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cques_Becker</text:p>
          </table:table-cell>
          <table:table-cell table:number-columns-repeated="1020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Jeannette Batt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eannette_Batti</text:p>
          </table:table-cell>
          <table:table-cell table:number-columns-repeated="1020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Claude Autant-La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laude_Autant-Lara</text:p>
          </table:table-cell>
          <table:table-cell table:number-columns-repeated="1020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Suzanne Fl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Suzanne_Flon</text:p>
          </table:table-cell>
          <table:table-cell table:number-columns-repeated="1020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Henri Verneui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Henri_Verneuil</text:p>
          </table:table-cell>
          <table:table-cell table:number-columns-repeated="1020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Mireille Dar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ireille_Darc</text:p>
          </table:table-cell>
          <table:table-cell table:number-columns-repeated="1020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Liselotte Pul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Liselotte_Pulver</text:p>
          </table:table-cell>
          <table:table-cell table:number-columns-repeated="1020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Jean-Paul Le Chanoi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-Paul_Le_Chanois</text:p>
          </table:table-cell>
          <table:table-cell table:number-columns-repeated="1020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Pierre Granier-Deferr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ierre_Granier-Deferre</text:p>
          </table:table-cell>
          <table:table-cell table:number-columns-repeated="1020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Jean-Pierre Mariell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-Pierre_Marielle</text:p>
          </table:table-cell>
          <table:table-cell table:number-columns-repeated="1020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Marthe Kell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arthe_Keller</text:p>
          </table:table-cell>
          <table:table-cell table:number-columns-repeated="1020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Jean-Pierre Mock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-Pierre_Mocky</text:p>
          </table:table-cell>
          <table:table-cell table:number-columns-repeated="102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Myriam Mézièr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Myriam_Mézières</text:p>
          </table:table-cell>
          <table:table-cell table:number-columns-repeated="1020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Michel Constant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ichel_Constantin</text:p>
          </table:table-cell>
          <table:table-cell table:number-columns-repeated="1020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Michel Serraul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Michel_Serrault</text:p>
          </table:table-cell>
          <table:table-cell table:number-columns-repeated="1020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Bertrand Taverni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Bertrand_Tavernier</text:p>
          </table:table-cell>
          <table:table-cell table:number-columns-repeated="1020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Bernard Fres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Bernard_Fresson</text:p>
          </table:table-cell>
          <table:table-cell table:number-columns-repeated="1020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Jeanne Goup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Jeanne_Goupil</text:p>
          </table:table-cell>
          <table:table-cell table:number-columns-repeated="1020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Andréa Ferréo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ndréa_Ferréol</text:p>
          </table:table-cell>
          <table:table-cell table:number-columns-repeated="1020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Joël Séri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oël_Séria</text:p>
          </table:table-cell>
          <table:table-cell table:number-columns-repeated="1020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Stéphane Audr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Stéphane_Audran</text:p>
          </table:table-cell>
          <table:table-cell table:number-columns-repeated="1020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Eddy Mitchel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Eddy_Mitchell</text:p>
          </table:table-cell>
          <table:table-cell table:number-columns-repeated="1020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Sandrine Bonnai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Sandrine_Bonnaire</text:p>
          </table:table-cell>
          <table:table-cell table:number-columns-repeated="1020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Claude Saut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laude_Sautet</text:p>
          </table:table-cell>
          <table:table-cell table:number-columns-repeated="1020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Guillaume Depardie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Guillaume_Depardieu</text:p>
          </table:table-cell>
          <table:table-cell table:number-columns-repeated="1020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Alain Cornea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Alain_Corneau</text:p>
          </table:table-cell>
          <table:table-cell table:number-columns-repeated="1020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Christophe Lamber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hristophe_Lambert</text:p>
          </table:table-cell>
          <table:table-cell table:number-columns-repeated="1020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Christophe Oden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hristophe_Odent</text:p>
          </table:table-cell>
          <table:table-cell table:number-columns-repeated="1020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Claire Dever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laire_Devers</text:p>
          </table:table-cell>
          <table:table-cell table:number-columns-repeated="1020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Philippe Lab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hilippe_Labro</text:p>
          </table:table-cell>
          <table:table-cell table:number-columns-repeated="1020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Jacques Deni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cques_Denis</text:p>
          </table:table-cell>
          <table:table-cell table:number-columns-repeated="1020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Pierre Bert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ierre_Bertin</text:p>
          </table:table-cell>
          <table:table-cell table:number-columns-repeated="1020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Sylvie Jo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Sylvie_Joly</text:p>
          </table:table-cell>
          <table:table-cell table:number-columns-repeated="1020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Victor Lanou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Victor_Lanoux</text:p>
          </table:table-cell>
          <table:table-cell table:number-columns-repeated="1020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Anny Dupere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Anny_Duperey</text:p>
          </table:table-cell>
          <table:table-cell table:number-columns-repeated="1020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Yves Rober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Yves_Robert_(cinéaste)</text:p>
          </table:table-cell>
          <table:table-cell table:number-columns-repeated="1020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Fanny Cottenç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Fanny_Cottençon</text:p>
          </table:table-cell>
          <table:table-cell table:number-columns-repeated="1020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Ticky Holga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icky_Holgado</text:p>
          </table:table-cell>
          <table:table-cell table:number-columns-repeated="1020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Philippe Lior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hilippe_Lioret</text:p>
          </table:table-cell>
          <table:table-cell table:number-columns-repeated="1020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Thierry Lhermitt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Thierry_Lhermitte</text:p>
          </table:table-cell>
          <table:table-cell table:number-columns-repeated="1020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Francis Veb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Francis_Veber</text:p>
          </table:table-cell>
          <table:table-cell table:number-columns-repeated="1020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Jean-Pierre Darr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-Pierre_Darras</text:p>
          </table:table-cell>
          <table:table-cell table:number-columns-repeated="1020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Pierre Tcherni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Pierre_Tchernia</text:p>
          </table:table-cell>
          <table:table-cell table:number-columns-repeated="1020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Ugo Tognazz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Ugo_Tognazzi</text:p>
          </table:table-cell>
          <table:table-cell table:number-columns-repeated="1020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Claude Mill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laude_Miller</text:p>
          </table:table-cell>
          <table:table-cell table:number-columns-repeated="1020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Carole Lau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Carole_Laure</text:p>
          </table:table-cell>
          <table:table-cell table:number-columns-repeated="1020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Laurent Mal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Laurent_Malet</text:p>
          </table:table-cell>
          <table:table-cell table:number-columns-repeated="1020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Claude Brosse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Claude_Brosset</text:p>
          </table:table-cell>
          <table:table-cell table:number-columns-repeated="1020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Sabine Azé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Sabine_Azéma</text:p>
          </table:table-cell>
          <table:table-cell table:number-columns-repeated="1020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Étienne Chatili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Étienne_Chatiliez</text:p>
          </table:table-cell>
          <table:table-cell table:number-columns-repeated="1020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Jacques Gambl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acques_Gamblin</text:p>
          </table:table-cell>
          <table:table-cell table:number-columns-repeated="1020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Isabelle Carr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ttps://fr.wikipedia.org/wiki/Isabelle_Carré</text:p>
          </table:table-cell>
          <table:table-cell table:number-columns-repeated="1020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Éric Canto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Éric_Cantona</text:p>
          </table:table-cell>
          <table:table-cell table:number-columns-repeated="1020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Jean Beck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ttps://fr.wikipedia.org/wiki/Jean_Becker</text:p>
          </table:table-cell>
          <table:table-cell table:number-columns-repeated="1020"/>
        </table:table-row>
        <table:table-row table:style-name="ro1" table:number-rows-repeated="10472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ilms.A1:Films.P624">
          <table:sort>
            <table:sort-by table:field-number="0" table:data-type="automatic"/>
          </table:sort>
        </table:database-range>
        <table:database-range table:name="__Anonymous_Sheet_DB__1" table:target-range-address="Réalisateurs.A1:Réalisateurs.B66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Langues.A1:Langues.B8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Acteurs.A1:Acteurs.B93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 number:grouping="true"/>
    </number:number-style>
    <number:number-style style:name="N109">
      <number:number number:decimal-places="4" number:min-decimal-places="4" number:min-integer-digits="1" number:grouping="true"/>
    </number:number-style>
    <number:number-style style:name="N110">
      <number:number number:decimal-places="3" number:min-decimal-places="3" number:min-integer-digits="1"/>
    </number:number-style>
    <number:number-style style:name="N111">
      <number:number number:decimal-places="4" number:min-decimal-places="4"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number:number-style style:name="N10109" number:language="fr" number:country="FR">
      <number:number number:decimal-places="3" number:min-decimal-places="3" number:min-integer-digits="1" number:grouping="true"/>
    </number:number-style>
    <number:number-style style:name="N10110" number:language="fr" number:country="FR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11:25:12.4653904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2.2$MacOSX_X86_64 LibreOffice_project/8a45595d069ef5570103caea1b71cc9d82b2aae4</meta:generator>
    <dc:date>2021-11-30T11:25:29.675165709</dc:date>
    <meta:editing-duration>PT4H28M57S</meta:editing-duration>
    <meta:editing-cycles>151</meta:editing-cycles>
    <meta:document-statistic meta:table-count="6" meta:cell-count="15692" meta:object-count="5"/>
    <meta:user-defined meta:name="date">YYYY-08-DDT01:02:12.043</meta:user-defined>
    <meta:user-defined meta:name="qrichtext">1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7414e8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315cm" svg:height="14.802cm" xlink:href=".." xlink:type="simple" chart:class="chart:bar" chart:style-name="ch1">
        <chart:plot-area chart:style-name="ch2" table:cell-range-address="Acteurs.A1:Acteurs.B22" chart:data-source-has-labels="both" svg:x="0.526cm" svg:y="0.296cm" svg:width="25.263cm" svg:height="14.21cm">
          <chart:coordinate-region svg:x="3.853cm" svg:y="0.296cm" svg:width="21.736cm" svg:height="13.563cm"/>
          <chart:axis chart:dimension="x" chart:name="primary-x" chart:style-name="ch3" chartooo:axis-type="auto">
            <chartooo:date-scale/>
            <chart:categories table:cell-range-address="Acteurs.A2:Acteurs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cteurs.B2:Acteurs.B22" chart:label-cell-address="Acteurs.B1:Acteurs.B1" chart:class="chart:ba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</text:p>
                <draw:g>
                  <svg:desc>Acteurs.B1:Acteur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rlie Chaplin</text:p>
                <draw:g>
                  <svg:desc>Acteurs.A2:Acteurs.A22</svg:desc>
                </draw:g>
              </table:table-cell>
              <table:table-cell office:value-type="float" office:value="20">
                <text:p>20</text:p>
                <draw:g>
                  <svg:desc>Acteurs.B2:Acteurs.B22</svg:desc>
                </draw:g>
              </table:table-cell>
            </table:table-row>
            <table:table-row>
              <table:table-cell office:value-type="string">
                <text:p>Marlene Dietrich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Jean Rochefort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Humphrey Bogart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ouis de Funès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Catherine Deneuv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Jean Gabi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Jeanne Moreau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Greta Garbo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John Wayn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ichel Serrault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aul Newm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hilippe Noiret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ary Grant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ichel Piccoli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lint Eastwood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Gary Cooper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Gérard Depardieu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ino Ventura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rson Welle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ernard Blier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896" chart:maximum="20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991cm" svg:height="15.779cm" xlink:href=".." xlink:type="simple" chart:class="chart:scatter" chart:style-name="ch1">
        <chart:title svg:x="10.263cm" svg:y="0.45cm" chart:style-name="ch2">
          <text:p>Nombre de film par année</text:p>
        </chart:title>
        <chart:plot-area chart:style-name="ch3" table:cell-range-address="Années.A2:Années.B136 Années.B1:Années.B1" chart:data-source-has-labels="row" svg:x="1.498cm" svg:y="1.558cm" svg:width="23.974cm" svg:height="12.957cm">
          <chart:coordinate-region svg:x="2.146cm" svg:y="1.757cm" svg:width="23.326cm" svg:height="12.111cm"/>
          <chart:axis chart:dimension="x" chart:name="primary-x" chart:style-name="ch4">
            <chart:title svg:x="12.882cm" svg:y="14.83cm" chart:style-name="ch5">
              <text:p>Années</text:p>
            </chart:title>
          </chart:axis>
          <chart:axis chart:dimension="y" chart:name="primary-y" chart:style-name="ch6">
            <chart:title svg:x="0.451cm" svg:y="8.659cm" chart:style-name="ch7">
              <text:p>Nombre</text:p>
            </chart:title>
            <chart:grid chart:style-name="ch8" chart:class="major"/>
          </chart:axis>
          <chart:series chart:style-name="ch9" chart:values-cell-range-address="Années.B2:Années.B136" chart:label-cell-address="Années.B1:Années.B1" chart:class="chart:scatter">
            <chart:domain table:cell-range-address="Années.A2:Années.A136"/>
            <chart:data-point chart:repeated="1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Nombre films</text:p>
                <draw:g>
                  <svg:desc>Années.B1:Année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96">
                <text:p>1896</text:p>
                <draw:g>
                  <svg:desc>Années.A2:Années.A136</svg:desc>
                </draw:g>
              </table:table-cell>
              <table:table-cell office:value-type="float" office:value="2">
                <text:p>2</text:p>
                <draw:g>
                  <svg:desc>Années.B2:Années.B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97">
                <text:p>1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8">
                <text:p>1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9">
                <text:p>1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00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1">
                <text:p>1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2">
                <text:p>1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03">
                <text:p>1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4">
                <text:p>1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5">
                <text:p>1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6">
                <text:p>1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7">
                <text:p>1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8">
                <text:p>1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9">
                <text:p>1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10">
                <text:p>19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11">
                <text:p>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12">
                <text:p>1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13">
                <text:p>1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14">
                <text:p>1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5">
                <text:p>19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16">
                <text:p>19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17">
                <text:p>19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18">
                <text:p>1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19">
                <text:p>1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0">
                <text:p>1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21">
                <text:p>19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22">
                <text:p>1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3">
                <text:p>1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24">
                <text:p>19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25">
                <text:p>1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26">
                <text:p>19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27">
                <text:p>19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8">
                <text:p>19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29">
                <text:p>19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30">
                <text:p>19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31">
                <text:p>19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32">
                <text:p>1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33">
                <text:p>19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34">
                <text:p>19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35">
                <text:p>19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36">
                <text:p>1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37">
                <text:p>19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38">
                <text:p>19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39">
                <text:p>19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40">
                <text:p>19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41">
                <text:p>19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42">
                <text:p>19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43">
                <text:p>19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4">
                <text:p>19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5">
                <text:p>19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46">
                <text:p>19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47">
                <text:p>19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48">
                <text:p>19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49">
                <text:p>19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0">
                <text:p>19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1">
                <text:p>19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2">
                <text:p>19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3">
                <text:p>19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4">
                <text:p>19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5">
                <text:p>19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56">
                <text:p>19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57">
                <text:p>19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58">
                <text:p>19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59">
                <text:p>19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0">
                <text:p>19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1">
                <text:p>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2">
                <text:p>19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3">
                <text:p>19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4">
                <text:p>19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5">
                <text:p>19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66">
                <text:p>19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67">
                <text:p>19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68">
                <text:p>19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69">
                <text:p>19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0">
                <text:p>19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1">
                <text:p>19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2">
                <text:p>19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3">
                <text:p>19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4">
                <text:p>19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75">
                <text:p>19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76">
                <text:p>19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77">
                <text:p>19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78">
                <text:p>19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79">
                <text:p>19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0">
                <text:p>19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1">
                <text:p>19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2">
                <text:p>19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3">
                <text:p>19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84">
                <text:p>19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5">
                <text:p>19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86">
                <text:p>19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87">
                <text:p>19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88">
                <text:p>19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89">
                <text:p>19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0">
                <text:p>19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1">
                <text:p>19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2">
                <text:p>19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3">
                <text:p>19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4">
                <text:p>19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5">
                <text:p>19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96">
                <text:p>19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97">
                <text:p>1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98">
                <text:p>1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99">
                <text:p>19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0">
                <text:p>2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1">
                <text:p>20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2">
                <text:p>20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03">
                <text:p>20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04">
                <text:p>20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5">
                <text:p>20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07">
                <text:p>20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8">
                <text:p>20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09">
                <text:p>20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10">
                <text:p>20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11">
                <text:p>20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12">
                <text:p>20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13">
                <text:p>20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14">
                <text:p>20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15">
                <text:p>20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16">
                <text:p>20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17">
                <text:p>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18">
                <text:p>2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19">
                <text:p>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20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21">
                <text:p>2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22">
                <text:p>2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23">
                <text:p>2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24">
                <text:p>2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25">
                <text:p>2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26">
                <text:p>2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27">
                <text:p>2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28">
                <text:p>2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29">
                <text:p>2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30">
                <text:p>20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333cm" svg:height="14.723cm" xlink:href=".." xlink:type="simple" chart:class="chart:ring" chart:style-name="ch1">
        <chart:title svg:x="6.846cm" svg:y="0.429cm" chart:style-name="ch2">
          <text:p>Langue des films</text:p>
        </chart:title>
        <chart:legend chart:legend-position="end" svg:x="15.09cm" svg:y="5.568cm" style:legend-expansion="high" chart:style-name="ch3"/>
        <chart:plot-area chart:style-name="ch4" table:cell-range-address="Langues.A2:Langues.B8" chart:data-source-has-labels="column" svg:x="0.346cm" svg:y="1.516cm" svg:width="14.398cm" svg:height="12.913cm">
          <chart:coordinate-region svg:x="1.089cm" svg:y="1.517cm" svg:width="12.911cm" svg:height="12.911cm"/>
          <chart:axis chart:dimension="x" chart:name="primary-x" chart:style-name="ch5" chartooo:axis-type="auto">
            <chartooo:date-scale/>
            <chart:categories table:cell-range-address="Langues.A2:Langues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angues.B2:Langues.B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Anglais</text:p>
                <draw:g>
                  <svg:desc>Langues.A2:Langues.A8</svg:desc>
                </draw:g>
              </table:table-cell>
              <table:table-cell office:value-type="float" office:value="323">
                <text:p>323</text:p>
                <draw:g>
                  <svg:desc>Langues.B2:Langues.B8</svg:desc>
                </draw:g>
              </table:table-cell>
            </table:table-row>
            <table:table-row>
              <table:table-cell office:value-type="string">
                <text:p>Français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Japonais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Espagnol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uèdoi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llemand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talien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0.27cm" svg:height="15.082cm" xlink:href=".." xlink:type="simple" chart:class="chart:ring" chart:style-name="ch1">
        <chart:title svg:x="8.762cm" svg:y="0.436cm" chart:style-name="ch2">
          <text:p>Réalisateurs</text:p>
        </chart:title>
        <chart:legend chart:legend-position="end" svg:x="17.213cm" svg:y="2.76cm" style:legend-expansion="high" chart:style-name="ch3"/>
        <chart:plot-area chart:style-name="ch4" table:cell-range-address="Réalisateurs.A2:Réalisateurs.B20 Réalisateurs.B1:Réalisateurs.B1" chart:data-source-has-labels="both" svg:x="0.405cm" svg:y="1.53cm" svg:width="16.403cm" svg:height="13.251cm">
          <chart:coordinate-region svg:x="1.981cm" svg:y="1.531cm" svg:width="13.25cm" svg:height="13.25cm"/>
          <chart:axis chart:dimension="x" chart:name="primary-x" chart:style-name="ch5" chartooo:axis-type="auto">
            <chartooo:date-scale/>
            <chart:categories table:cell-range-address="Réalisateurs.A2:Réalisateurs.A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éalisateurs.B2:Réalisateurs.B20" chart:label-cell-address="Réalisateurs.B1:Réalisateurs.B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</text:p>
                <draw:g>
                  <svg:desc>Réalisateurs.B1:Réalisateur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itchcock</text:p>
                <draw:g>
                  <svg:desc>Réalisateurs.A2:Réalisateurs.A20</svg:desc>
                </draw:g>
              </table:table-cell>
              <table:table-cell office:value-type="float" office:value="27">
                <text:p>27</text:p>
                <draw:g>
                  <svg:desc>Réalisateurs.B2:Réalisateurs.B20</svg:desc>
                </draw:g>
              </table:table-cell>
            </table:table-row>
            <table:table-row>
              <table:table-cell office:value-type="string">
                <text:p>Truffaut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Deville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Chapli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Eastwood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Mizoguchi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enoir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Wilder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Disney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Lubitsch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Kurosawa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Kubrick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bert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Klapisch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urtiz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Von Sternberg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Ozu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elle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uca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895" chart:maximum="20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3faf46" draw:fill-color="#3faf4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707cm" svg:height="15.221cm" xlink:href=".." xlink:type="simple" chart:class="chart:scatter" chart:style-name="ch1">
        <chart:title svg:x="9.21cm" svg:y="0.439cm" chart:style-name="ch2">
          <text:p>Anées de sortie des films</text:p>
        </chart:title>
        <chart:plot-area chart:style-name="ch3" table:cell-range-address="Années.A2:Années.B136 Années.B1:Années.B1" chart:data-source-has-labels="row" svg:x="0.474cm" svg:y="1.536cm" svg:width="22.759cm" svg:height="13.381cm">
          <chart:coordinate-region svg:x="0.923cm" svg:y="1.735cm" svg:width="21.462cm" svg:height="12.5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Années.B2:Années.B136" chart:label-cell-address="Années.B1:Années.B1" chart:class="chart:scatter">
            <chart:domain table:cell-range-address="Années.A2:Années.A136"/>
            <chart:data-point chart:repeated="1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Nombre films</text:p>
                <draw:g>
                  <svg:desc>Années.B1:Année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96">
                <text:p>1896</text:p>
                <draw:g>
                  <svg:desc>Années.A2:Années.A136</svg:desc>
                </draw:g>
              </table:table-cell>
              <table:table-cell office:value-type="float" office:value="2">
                <text:p>2</text:p>
                <draw:g>
                  <svg:desc>Années.B2:Années.B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97">
                <text:p>1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8">
                <text:p>1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9">
                <text:p>1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00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1">
                <text:p>1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2">
                <text:p>1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03">
                <text:p>1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4">
                <text:p>1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5">
                <text:p>1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6">
                <text:p>1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7">
                <text:p>1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8">
                <text:p>1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9">
                <text:p>1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10">
                <text:p>19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11">
                <text:p>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12">
                <text:p>1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13">
                <text:p>1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14">
                <text:p>1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5">
                <text:p>19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16">
                <text:p>19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17">
                <text:p>19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18">
                <text:p>1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19">
                <text:p>1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0">
                <text:p>1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21">
                <text:p>19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22">
                <text:p>1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3">
                <text:p>1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24">
                <text:p>19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25">
                <text:p>1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26">
                <text:p>19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27">
                <text:p>19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8">
                <text:p>19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29">
                <text:p>19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30">
                <text:p>19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31">
                <text:p>19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32">
                <text:p>1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33">
                <text:p>19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34">
                <text:p>19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35">
                <text:p>19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36">
                <text:p>19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37">
                <text:p>19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38">
                <text:p>19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39">
                <text:p>19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40">
                <text:p>19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41">
                <text:p>19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42">
                <text:p>19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43">
                <text:p>19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4">
                <text:p>19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5">
                <text:p>19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46">
                <text:p>19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47">
                <text:p>19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48">
                <text:p>19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49">
                <text:p>19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0">
                <text:p>19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1">
                <text:p>19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2">
                <text:p>19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3">
                <text:p>19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4">
                <text:p>19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5">
                <text:p>19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56">
                <text:p>19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57">
                <text:p>19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58">
                <text:p>19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59">
                <text:p>19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0">
                <text:p>19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1">
                <text:p>19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2">
                <text:p>19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3">
                <text:p>19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4">
                <text:p>19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5">
                <text:p>19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66">
                <text:p>19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67">
                <text:p>19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68">
                <text:p>19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69">
                <text:p>19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0">
                <text:p>19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1">
                <text:p>19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2">
                <text:p>19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3">
                <text:p>19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4">
                <text:p>19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75">
                <text:p>19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76">
                <text:p>19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77">
                <text:p>19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78">
                <text:p>19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79">
                <text:p>19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0">
                <text:p>19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1">
                <text:p>19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2">
                <text:p>19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3">
                <text:p>19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84">
                <text:p>19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5">
                <text:p>19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86">
                <text:p>19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87">
                <text:p>19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88">
                <text:p>19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89">
                <text:p>19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0">
                <text:p>19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1">
                <text:p>19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2">
                <text:p>19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3">
                <text:p>19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4">
                <text:p>19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5">
                <text:p>19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96">
                <text:p>19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97">
                <text:p>1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98">
                <text:p>1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99">
                <text:p>19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0">
                <text:p>2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1">
                <text:p>20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2">
                <text:p>20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03">
                <text:p>20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04">
                <text:p>20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5">
                <text:p>20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07">
                <text:p>20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8">
                <text:p>20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09">
                <text:p>20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10">
                <text:p>20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11">
                <text:p>20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12">
                <text:p>20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13">
                <text:p>20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14">
                <text:p>20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15">
                <text:p>20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16">
                <text:p>20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17">
                <text:p>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18">
                <text:p>2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19">
                <text:p>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20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21">
                <text:p>2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22">
                <text:p>2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23">
                <text:p>2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24">
                <text:p>2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25">
                <text:p>2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26">
                <text:p>2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27">
                <text:p>2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28">
                <text:p>2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29">
                <text:p>2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30">
                <text:p>20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